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75cm"/>
    </style:style>
    <style:style style:name="co3" style:family="table-column">
      <style:table-column-properties fo:break-before="auto" style:column-width="1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8000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f0041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f0041"/>
      <style:text-properties fo:color="#000000"/>
    </style:style>
    <style:style style:name="ce2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#ff8000"/>
      <style:text-properties fo:color="#666666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ext-properties fo:color="#ffff00"/>
    </style:style>
    <style:style style:name="ce2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5"/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Deficiência de Xue em Canal de Coração e Intestino Delgado</text:p>
          </table:table-cell>
          <table:table-cell table:formula="of:=IF([.B1]=&quot;&quot;;&quot;&quot;;[.C1])" office:value-type="string" office:string-value="0 Deficiência de Xue em Canal de Coração e Intestino Delgado" calcext:value-type="string">
            <text:p>0 Deficiência de Xue em Canal de Coração e Intestino Delgado</text:p>
          </table:table-cell>
          <table:table-cell table:style-name="ce3" table:formula="of:=IF([.B1]=&quot;&quot;;[.C1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 Deficiência de Xue em Canal de Baço/Pâncreas e Estômago</text:p>
          </table:table-cell>
          <table:table-cell table:formula="of:=IF([.B2]=&quot;&quot;;&quot;&quot;;[.C2])" office:value-type="string" office:string-value="1 Deficiência de Xue em Canal de Baço/Pâncreas e Estômago" calcext:value-type="string">
            <text:p>1 Deficiência de Xue em Canal de Baço/Pâncreas e Estômago</text:p>
          </table:table-cell>
          <table:table-cell table:style-name="ce3" table:formula="of:=IF([.B2]=&quot;&quot;;[.C2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 Deficiência de Xue em Canal de Pericárdio e Triplo Aquecedor</text:p>
          </table:table-cell>
          <table:table-cell table:formula="of:=IF([.B3]=&quot;&quot;;&quot;&quot;;[.C3])" office:value-type="string" office:string-value="2 Deficiência de Xue em Canal de Pericárdio e Triplo Aquecedor" calcext:value-type="string">
            <text:p>2 Deficiência de Xue em Canal de Pericárdio e Triplo Aquecedor</text:p>
          </table:table-cell>
          <table:table-cell table:style-name="ce3" table:formula="of:=IF([.B3]=&quot;&quot;;[.C3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 Deficiência de Xue em Canal de Pulmão e Intestino Grosso</text:p>
          </table:table-cell>
          <table:table-cell table:formula="of:=IF([.B4]=&quot;&quot;;&quot;&quot;;[.C4])" office:value-type="string" office:string-value="3 Deficiência de Xue em Canal de Pulmão e Intestino Grosso" calcext:value-type="string">
            <text:p>3 Deficiência de Xue em Canal de Pulmão e Intestino Grosso</text:p>
          </table:table-cell>
          <table:table-cell table:style-name="ce3" table:formula="of:=IF([.B4]=&quot;&quot;;[.C4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 Deficiência de Xue em Canal de Rim e Bexiga</text:p>
          </table:table-cell>
          <table:table-cell table:formula="of:=IF([.B5]=&quot;&quot;;&quot;&quot;;[.C5])" office:value-type="string" office:string-value="4 Deficiência de Xue em Canal de Rim e Bexiga" calcext:value-type="string">
            <text:p>4 Deficiência de Xue em Canal de Rim e Bexiga</text:p>
          </table:table-cell>
          <table:table-cell table:style-name="ce3" table:formula="of:=IF([.B5]=&quot;&quot;;[.C5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 Deficiência de Xue em Canal de Fígado e Vesícula Biliar</text:p>
          </table:table-cell>
          <table:table-cell table:formula="of:=IF([.B6]=&quot;&quot;;&quot;&quot;;[.C6])" office:value-type="string" office:string-value="5 Deficiência de Xue em Canal de Fígado e Vesícula Biliar" calcext:value-type="string">
            <text:p>5 Deficiência de Xue em Canal de Fígado e Vesícula Biliar</text:p>
          </table:table-cell>
          <table:table-cell table:style-name="ce3" table:formula="of:=IF([.B6]=&quot;&quot;;[.C6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 Deficiência de Yin em Canal de Coração e Intestino Delgado</text:p>
          </table:table-cell>
          <table:table-cell table:formula="of:=IF([.B7]=&quot;&quot;;&quot;&quot;;[.C7])" office:value-type="string" office:string-value="6 Deficiência de Yin em Canal de Coração e Intestino Delgado" calcext:value-type="string">
            <text:p>6 Deficiência de Yin em Canal de Coração e Intestino Delgado</text:p>
          </table:table-cell>
          <table:table-cell table:style-name="ce3" table:formula="of:=IF([.B7]=&quot;&quot;;[.C7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7 Deficiência de Yin em Canal de Baço/Pâncreas e Estômago</text:p>
          </table:table-cell>
          <table:table-cell table:formula="of:=IF([.B8]=&quot;&quot;;&quot;&quot;;[.C8])" office:value-type="string" office:string-value="7 Deficiência de Yin em Canal de Baço/Pâncreas e Estômago" calcext:value-type="string">
            <text:p>7 Deficiência de Yin em Canal de Baço/Pâncreas e Estômago</text:p>
          </table:table-cell>
          <table:table-cell table:style-name="ce3" table:formula="of:=IF([.B8]=&quot;&quot;;[.C8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 Deficiência de Yin em Canal de Pericárdio e Triplo Aquecedor</text:p>
          </table:table-cell>
          <table:table-cell table:formula="of:=IF([.B9]=&quot;&quot;;&quot;&quot;;[.C9])" office:value-type="string" office:string-value="8 Deficiência de Yin em Canal de Pericárdio e Triplo Aquecedor" calcext:value-type="string">
            <text:p>8 Deficiência de Yin em Canal de Pericárdio e Triplo Aquecedor</text:p>
          </table:table-cell>
          <table:table-cell table:style-name="ce3" table:formula="of:=IF([.B9]=&quot;&quot;;[.C9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9 Deficiência de Yin em Canal de Pulmão e Intestino Grosso</text:p>
          </table:table-cell>
          <table:table-cell table:formula="of:=IF([.B10]=&quot;&quot;;&quot;&quot;;[.C10])" office:value-type="string" office:string-value="9 Deficiência de Yin em Canal de Pulmão e Intestino Grosso" calcext:value-type="string">
            <text:p>9 Deficiência de Yin em Canal de Pulmão e Intestino Grosso</text:p>
          </table:table-cell>
          <table:table-cell table:style-name="ce3" table:formula="of:=IF([.B10]=&quot;&quot;;[.C10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 Deficiência de Yin em Canal de Rim e Bexiga</text:p>
          </table:table-cell>
          <table:table-cell table:formula="of:=IF([.B11]=&quot;&quot;;&quot;&quot;;[.C11])" office:value-type="string" office:string-value="10 Deficiência de Yin em Canal de Rim e Bexiga" calcext:value-type="string">
            <text:p>10 Deficiência de Yin em Canal de Rim e Bexiga</text:p>
          </table:table-cell>
          <table:table-cell table:style-name="ce3" table:formula="of:=IF([.B11]=&quot;&quot;;[.C11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 Deficiência de Yin em Canal de Fígado e Vesícula Biliar</text:p>
          </table:table-cell>
          <table:table-cell table:formula="of:=IF([.B12]=&quot;&quot;;&quot;&quot;;[.C12])" office:value-type="string" office:string-value="11 Deficiência de Yin em Canal de Fígado e Vesícula Biliar" calcext:value-type="string">
            <text:p>11 Deficiência de Yin em Canal de Fígado e Vesícula Biliar</text:p>
          </table:table-cell>
          <table:table-cell table:style-name="ce3" table:formula="of:=IF([.B12]=&quot;&quot;;[.C12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 Deficiência de Yang em Canal de Coração e Intestino Delgado</text:p>
          </table:table-cell>
          <table:table-cell table:formula="of:=IF([.B13]=&quot;&quot;;&quot;&quot;;[.C13])" office:value-type="string" office:string-value="12 Deficiência de Yang em Canal de Coração e Intestino Delgado" calcext:value-type="string">
            <text:p>12 Deficiência de Yang em Canal de Coração e Intestino Delgado</text:p>
          </table:table-cell>
          <table:table-cell table:style-name="ce3" table:formula="of:=IF([.B13]=&quot;&quot;;[.C13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 Deficiência de Yang em Canal de Baço/Pâncreas e Estômago</text:p>
          </table:table-cell>
          <table:table-cell table:formula="of:=IF([.B14]=&quot;&quot;;&quot;&quot;;[.C14])" office:value-type="string" office:string-value="13 Deficiência de Yang em Canal de Baço/Pâncreas e Estômago" calcext:value-type="string">
            <text:p>13 Deficiência de Yang em Canal de Baço/Pâncreas e Estômago</text:p>
          </table:table-cell>
          <table:table-cell table:style-name="ce3" table:formula="of:=IF([.B14]=&quot;&quot;;[.C14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 Deficiência de Yang em Canal de Pericárdio e Triplo Aquecedor</text:p>
          </table:table-cell>
          <table:table-cell table:formula="of:=IF([.B15]=&quot;&quot;;&quot;&quot;;[.C15])" office:value-type="string" office:string-value="14 Deficiência de Yang em Canal de Pericárdio e Triplo Aquecedor" calcext:value-type="string">
            <text:p>14 Deficiência de Yang em Canal de Pericárdio e Triplo Aquecedor</text:p>
          </table:table-cell>
          <table:table-cell table:style-name="ce3" table:formula="of:=IF([.B15]=&quot;&quot;;[.C15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 Deficiência de Yang em Canal de Pulmão e Intestino Grosso</text:p>
          </table:table-cell>
          <table:table-cell table:formula="of:=IF([.B16]=&quot;&quot;;&quot;&quot;;[.C16])" office:value-type="string" office:string-value="15 Deficiência de Yang em Canal de Pulmão e Intestino Grosso" calcext:value-type="string">
            <text:p>15 Deficiência de Yang em Canal de Pulmão e Intestino Grosso</text:p>
          </table:table-cell>
          <table:table-cell table:style-name="ce3" table:formula="of:=IF([.B16]=&quot;&quot;;[.C16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 Deficiência de Yang em Canal de Rim e Bexiga</text:p>
          </table:table-cell>
          <table:table-cell table:formula="of:=IF([.B17]=&quot;&quot;;&quot;&quot;;[.C17])" office:value-type="string" office:string-value="16 Deficiência de Yang em Canal de Rim e Bexiga" calcext:value-type="string">
            <text:p>16 Deficiência de Yang em Canal de Rim e Bexiga</text:p>
          </table:table-cell>
          <table:table-cell table:style-name="ce3" table:formula="of:=IF([.B17]=&quot;&quot;;[.C17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 Deficiência de Yang em Canal de Fígado e Vesícula Biliar</text:p>
          </table:table-cell>
          <table:table-cell table:formula="of:=IF([.B18]=&quot;&quot;;&quot;&quot;;[.C18])" office:value-type="string" office:string-value="17 Deficiência de Yang em Canal de Fígado e Vesícula Biliar" calcext:value-type="string">
            <text:p>17 Deficiência de Yang em Canal de Fígado e Vesícula Biliar</text:p>
          </table:table-cell>
          <table:table-cell table:style-name="ce3" table:formula="of:=IF([.B18]=&quot;&quot;;[.C18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 Deficiência de Qi em Canal de Coração e Intestino Delgado</text:p>
          </table:table-cell>
          <table:table-cell table:formula="of:=IF([.B19]=&quot;&quot;;&quot;&quot;;[.C19])" office:value-type="string" office:string-value="18 Deficiência de Qi em Canal de Coração e Intestino Delgado" calcext:value-type="string">
            <text:p>18 Deficiência de Qi em Canal de Coração e Intestino Delgado</text:p>
          </table:table-cell>
          <table:table-cell table:style-name="ce3" table:formula="of:=IF([.B19]=&quot;&quot;;[.C19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 Deficiência de Qi em Canal de Baço/Pâncreas e Estômago</text:p>
          </table:table-cell>
          <table:table-cell table:formula="of:=IF([.B20]=&quot;&quot;;&quot;&quot;;[.C20])" office:value-type="string" office:string-value="19 Deficiência de Qi em Canal de Baço/Pâncreas e Estômago" calcext:value-type="string">
            <text:p>19 Deficiência de Qi em Canal de Baço/Pâncreas e Estômago</text:p>
          </table:table-cell>
          <table:table-cell table:style-name="ce3" table:formula="of:=IF([.B20]=&quot;&quot;;[.C20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 Deficiência de Qi em Canal de Pericárdio e Triplo Aquecedor</text:p>
          </table:table-cell>
          <table:table-cell table:formula="of:=IF([.B21]=&quot;&quot;;&quot;&quot;;[.C21])" office:value-type="string" office:string-value="20 Deficiência de Qi em Canal de Pericárdio e Triplo Aquecedor" calcext:value-type="string">
            <text:p>20 Deficiência de Qi em Canal de Pericárdio e Triplo Aquecedor</text:p>
          </table:table-cell>
          <table:table-cell table:style-name="ce3" table:formula="of:=IF([.B21]=&quot;&quot;;[.C21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 Deficiência de Qi em Canal de Pulmão e Intestino Grosso</text:p>
          </table:table-cell>
          <table:table-cell table:formula="of:=IF([.B22]=&quot;&quot;;&quot;&quot;;[.C22])" office:value-type="string" office:string-value="21 Deficiência de Qi em Canal de Pulmão e Intestino Grosso" calcext:value-type="string">
            <text:p>21 Deficiência de Qi em Canal de Pulmão e Intestino Grosso</text:p>
          </table:table-cell>
          <table:table-cell table:style-name="ce3" table:formula="of:=IF([.B22]=&quot;&quot;;[.C22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 Deficiência de Qi em Canal de Rim e Bexiga</text:p>
          </table:table-cell>
          <table:table-cell table:formula="of:=IF([.B23]=&quot;&quot;;&quot;&quot;;[.C23])" office:value-type="string" office:string-value="22 Deficiência de Qi em Canal de Rim e Bexiga" calcext:value-type="string">
            <text:p>22 Deficiência de Qi em Canal de Rim e Bexiga</text:p>
          </table:table-cell>
          <table:table-cell table:style-name="ce3" table:formula="of:=IF([.B23]=&quot;&quot;;[.C23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 Deficiência de Qi em Canal de Fígado e Vesícula Biliar</text:p>
          </table:table-cell>
          <table:table-cell table:formula="of:=IF([.B24]=&quot;&quot;;&quot;&quot;;[.C24])" office:value-type="string" office:string-value="23 Deficiência de Qi em Canal de Fígado e Vesícula Biliar" calcext:value-type="string">
            <text:p>23 Deficiência de Qi em Canal de Fígado e Vesícula Biliar</text:p>
          </table:table-cell>
          <table:table-cell table:style-name="ce3" table:formula="of:=IF([.B24]=&quot;&quot;;[.C24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 Deficiência de Yuan em Canal de Coração e Intestino Delgado</text:p>
          </table:table-cell>
          <table:table-cell table:formula="of:=IF([.B25]=&quot;&quot;;&quot;&quot;;[.C25])" office:value-type="string" office:string-value="24 Deficiência de Yuan em Canal de Coração e Intestino Delgado" calcext:value-type="string">
            <text:p>24 Deficiência de Yuan em Canal de Coração e Intestino Delgado</text:p>
          </table:table-cell>
          <table:table-cell table:style-name="ce3" table:formula="of:=IF([.B25]=&quot;&quot;;[.C25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 Deficiência de Yuan em Canal de Baço/Pâncreas e Estômago</text:p>
          </table:table-cell>
          <table:table-cell table:formula="of:=IF([.B26]=&quot;&quot;;&quot;&quot;;[.C26])" office:value-type="string" office:string-value="25 Deficiência de Yuan em Canal de Baço/Pâncreas e Estômago" calcext:value-type="string">
            <text:p>25 Deficiência de Yuan em Canal de Baço/Pâncreas e Estômago</text:p>
          </table:table-cell>
          <table:table-cell table:style-name="ce3" table:formula="of:=IF([.B26]=&quot;&quot;;[.C26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6 Deficiência de Yuan em Canal de Pericárdio e Triplo Aquecedor</text:p>
          </table:table-cell>
          <table:table-cell table:formula="of:=IF([.B27]=&quot;&quot;;&quot;&quot;;[.C27])" office:value-type="string" office:string-value="26 Deficiência de Yuan em Canal de Pericárdio e Triplo Aquecedor" calcext:value-type="string">
            <text:p>26 Deficiência de Yuan em Canal de Pericárdio e Triplo Aquecedor</text:p>
          </table:table-cell>
          <table:table-cell table:style-name="ce3" table:formula="of:=IF([.B27]=&quot;&quot;;[.C27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7 Deficiência de Yuan em Canal de Pulmão e Intestino Grosso</text:p>
          </table:table-cell>
          <table:table-cell table:formula="of:=IF([.B28]=&quot;&quot;;&quot;&quot;;[.C28])" office:value-type="string" office:string-value="27 Deficiência de Yuan em Canal de Pulmão e Intestino Grosso" calcext:value-type="string">
            <text:p>27 Deficiência de Yuan em Canal de Pulmão e Intestino Grosso</text:p>
          </table:table-cell>
          <table:table-cell table:style-name="ce3" table:formula="of:=IF([.B28]=&quot;&quot;;[.C28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8 Deficiência de Yuan em Canal de Rim e Bexiga</text:p>
          </table:table-cell>
          <table:table-cell table:formula="of:=IF([.B29]=&quot;&quot;;&quot;&quot;;[.C29])" office:value-type="string" office:string-value="28 Deficiência de Yuan em Canal de Rim e Bexiga" calcext:value-type="string">
            <text:p>28 Deficiência de Yuan em Canal de Rim e Bexiga</text:p>
          </table:table-cell>
          <table:table-cell table:style-name="ce3" table:formula="of:=IF([.B29]=&quot;&quot;;[.C29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9 Deficiência de Yuan em Canal de Fígado e Vesícula Biliar</text:p>
          </table:table-cell>
          <table:table-cell table:formula="of:=IF([.B30]=&quot;&quot;;&quot;&quot;;[.C30])" office:value-type="string" office:string-value="29 Deficiência de Yuan em Canal de Fígado e Vesícula Biliar" calcext:value-type="string">
            <text:p>29 Deficiência de Yuan em Canal de Fígado e Vesícula Biliar</text:p>
          </table:table-cell>
          <table:table-cell table:style-name="ce3" table:formula="of:=IF([.B30]=&quot;&quot;;[.C30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30 Deficiência de mar de Qi em Canal de Coração e Intestino Delgado</text:p>
          </table:table-cell>
          <table:table-cell table:formula="of:=IF([.B31]=&quot;&quot;;&quot;&quot;;[.C31])">
            <text:p/>
          </table:table-cell>
          <table:table-cell table:style-name="ce3" table:formula="of:=IF([.B31]=&quot;&quot;;[.C31];&quot;&quot;)" office:value-type="string" office:string-value="30 Deficiência de mar de Qi em Canal de Coração e Intestino Delgado" calcext:value-type="string">
            <text:p>30 Deficiência de mar de Qi em Canal de Coração e Intestino Delgado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31 Deficiência de mar de Qi em Canal de Baço/Pâncreas e Estômago</text:p>
          </table:table-cell>
          <table:table-cell table:formula="of:=IF([.B32]=&quot;&quot;;&quot;&quot;;[.C32])">
            <text:p/>
          </table:table-cell>
          <table:table-cell table:style-name="ce3" table:formula="of:=IF([.B32]=&quot;&quot;;[.C32];&quot;&quot;)" office:value-type="string" office:string-value="31 Deficiência de mar de Qi em Canal de Baço/Pâncreas e Estômago" calcext:value-type="string">
            <text:p>31 Deficiência de mar de Qi em Canal de Baço/Pâncreas e Estômag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 Deficiência de mar de Qi em Canal de Pericárdio e Triplo Aquecedor</text:p>
          </table:table-cell>
          <table:table-cell table:formula="of:=IF([.B33]=&quot;&quot;;&quot;&quot;;[.C33])">
            <text:p/>
          </table:table-cell>
          <table:table-cell table:style-name="ce3" table:formula="of:=IF([.B33]=&quot;&quot;;[.C33];&quot;&quot;)" office:value-type="string" office:string-value="32 Deficiência de mar de Qi em Canal de Pericárdio e Triplo Aquecedor" calcext:value-type="string">
            <text:p>32 Deficiência de mar de Qi em Canal de Pericárdio e Triplo Aquecedor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3 Deficiência de mar de Qi em Canal de Pulmão e Intestino Grosso</text:p>
          </table:table-cell>
          <table:table-cell table:formula="of:=IF([.B34]=&quot;&quot;;&quot;&quot;;[.C34])">
            <text:p/>
          </table:table-cell>
          <table:table-cell table:style-name="ce3" table:formula="of:=IF([.B34]=&quot;&quot;;[.C34];&quot;&quot;)" office:value-type="string" office:string-value="33 Deficiência de mar de Qi em Canal de Pulmão e Intestino Grosso" calcext:value-type="string">
            <text:p>33 Deficiência de mar de Qi em Canal de Pulmão e Intestino Gross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34 Deficiência de mar de Qi em Canal de Rim e Bexiga</text:p>
          </table:table-cell>
          <table:table-cell table:formula="of:=IF([.B35]=&quot;&quot;;&quot;&quot;;[.C35])">
            <text:p/>
          </table:table-cell>
          <table:table-cell table:style-name="ce3" table:formula="of:=IF([.B35]=&quot;&quot;;[.C35];&quot;&quot;)" office:value-type="string" office:string-value="34 Deficiência de mar de Qi em Canal de Rim e Bexiga" calcext:value-type="string">
            <text:p>34 Deficiência de mar de Qi em Canal de Rim e Bexiga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5 Deficiência de mar de Qi em Canal de Fígado e Vesícula Biliar</text:p>
          </table:table-cell>
          <table:table-cell table:formula="of:=IF([.B36]=&quot;&quot;;&quot;&quot;;[.C36])">
            <text:p/>
          </table:table-cell>
          <table:table-cell table:style-name="ce3" table:formula="of:=IF([.B36]=&quot;&quot;;[.C36];&quot;&quot;)" office:value-type="string" office:string-value="35 Deficiência de mar de Qi em Canal de Fígado e Vesícula Biliar" calcext:value-type="string">
            <text:p>35 Deficiência de mar de Qi em Canal de Fígado e Vesícula Biliar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36 Deficiência de mar de Xue em Canal de Coração e Intestino Delgado</text:p>
          </table:table-cell>
          <table:table-cell table:formula="of:=IF([.B37]=&quot;&quot;;&quot;&quot;;[.C37])">
            <text:p/>
          </table:table-cell>
          <table:table-cell table:style-name="ce3" table:formula="of:=IF([.B37]=&quot;&quot;;[.C37];&quot;&quot;)" office:value-type="string" office:string-value="36 Deficiência de mar de Xue em Canal de Coração e Intestino Delgado" calcext:value-type="string">
            <text:p>36 Deficiência de mar de Xue em Canal de Coração e Intestino Delgad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7 Deficiência de mar de Xue em Canal de Baço/Pâncreas e Estômago</text:p>
          </table:table-cell>
          <table:table-cell table:formula="of:=IF([.B38]=&quot;&quot;;&quot;&quot;;[.C38])">
            <text:p/>
          </table:table-cell>
          <table:table-cell table:style-name="ce3" table:formula="of:=IF([.B38]=&quot;&quot;;[.C38];&quot;&quot;)" office:value-type="string" office:string-value="37 Deficiência de mar de Xue em Canal de Baço/Pâncreas e Estômago" calcext:value-type="string">
            <text:p>37 Deficiência de mar de Xue em Canal de Baço/Pâncreas e Estômago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8 Deficiência de mar de Xue em Canal de Pericárdio e Triplo Aquecedor</text:p>
          </table:table-cell>
          <table:table-cell table:formula="of:=IF([.B39]=&quot;&quot;;&quot;&quot;;[.C39])">
            <text:p/>
          </table:table-cell>
          <table:table-cell table:style-name="ce3" table:formula="of:=IF([.B39]=&quot;&quot;;[.C39];&quot;&quot;)" office:value-type="string" office:string-value="38 Deficiência de mar de Xue em Canal de Pericárdio e Triplo Aquecedor" calcext:value-type="string">
            <text:p>38 Deficiência de mar de Xue em Canal de Pericárdio e Triplo Aquecedor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39 Deficiência de mar de Xue em Canal de Pulmão e Intestino Grosso</text:p>
          </table:table-cell>
          <table:table-cell table:formula="of:=IF([.B40]=&quot;&quot;;&quot;&quot;;[.C40])">
            <text:p/>
          </table:table-cell>
          <table:table-cell table:style-name="ce3" table:formula="of:=IF([.B40]=&quot;&quot;;[.C40];&quot;&quot;)" office:value-type="string" office:string-value="39 Deficiência de mar de Xue em Canal de Pulmão e Intestino Grosso" calcext:value-type="string">
            <text:p>39 Deficiência de mar de Xue em Canal de Pulmão e Intestino Grosso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4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40 Deficiência de mar de Xue em Canal de Rim e Bexiga</text:p>
          </table:table-cell>
          <table:table-cell table:formula="of:=IF([.B41]=&quot;&quot;;&quot;&quot;;[.C41])">
            <text:p/>
          </table:table-cell>
          <table:table-cell table:style-name="ce3" table:formula="of:=IF([.B41]=&quot;&quot;;[.C41];&quot;&quot;)" office:value-type="string" office:string-value="40 Deficiência de mar de Xue em Canal de Rim e Bexiga" calcext:value-type="string">
            <text:p>40 Deficiência de mar de Xue em Canal de Rim e Bexiga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4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41 Deficiência de mar de Xue em Canal de Fígado e Vesícula Biliar</text:p>
          </table:table-cell>
          <table:table-cell table:formula="of:=IF([.B42]=&quot;&quot;;&quot;&quot;;[.C42])">
            <text:p/>
          </table:table-cell>
          <table:table-cell table:style-name="ce3" table:formula="of:=IF([.B42]=&quot;&quot;;[.C42];&quot;&quot;)" office:value-type="string" office:string-value="41 Deficiência de mar de Xue em Canal de Fígado e Vesícula Biliar" calcext:value-type="string">
            <text:p>41 Deficiência de mar de Xue em Canal de Fígado e Vesícula Biliar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4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42 Deficiência de mar de Gu em Canal de Coração e Intestino Delgado</text:p>
          </table:table-cell>
          <table:table-cell table:formula="of:=IF([.B43]=&quot;&quot;;&quot;&quot;;[.C43])">
            <text:p/>
          </table:table-cell>
          <table:table-cell table:style-name="ce3" table:formula="of:=IF([.B43]=&quot;&quot;;[.C43];&quot;&quot;)" office:value-type="string" office:string-value="42 Deficiência de mar de Gu em Canal de Coração e Intestino Delgado" calcext:value-type="string">
            <text:p>42 Deficiência de mar de Gu em Canal de Coração e Intestino Delgad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4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43 Deficiência de mar de Gu em Canal de Baço/Pâncreas e Estômago</text:p>
          </table:table-cell>
          <table:table-cell table:formula="of:=IF([.B44]=&quot;&quot;;&quot;&quot;;[.C44])">
            <text:p/>
          </table:table-cell>
          <table:table-cell table:style-name="ce3" table:formula="of:=IF([.B44]=&quot;&quot;;[.C44];&quot;&quot;)" office:value-type="string" office:string-value="43 Deficiência de mar de Gu em Canal de Baço/Pâncreas e Estômago" calcext:value-type="string">
            <text:p>43 Deficiência de mar de Gu em Canal de Baço/Pâncreas e Estômago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4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44 Deficiência de mar de Gu em Canal de Pericárdio e Triplo Aquecedor</text:p>
          </table:table-cell>
          <table:table-cell table:formula="of:=IF([.B45]=&quot;&quot;;&quot;&quot;;[.C45])">
            <text:p/>
          </table:table-cell>
          <table:table-cell table:style-name="ce3" table:formula="of:=IF([.B45]=&quot;&quot;;[.C45];&quot;&quot;)" office:value-type="string" office:string-value="44 Deficiência de mar de Gu em Canal de Pericárdio e Triplo Aquecedor" calcext:value-type="string">
            <text:p>44 Deficiência de mar de Gu em Canal de Pericárdio e Triplo Aquecedor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4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5 Deficiência de mar de Gu em Canal de Pulmão e Intestino Grosso</text:p>
          </table:table-cell>
          <table:table-cell table:formula="of:=IF([.B46]=&quot;&quot;;&quot;&quot;;[.C46])">
            <text:p/>
          </table:table-cell>
          <table:table-cell table:style-name="ce3" table:formula="of:=IF([.B46]=&quot;&quot;;[.C46];&quot;&quot;)" office:value-type="string" office:string-value="45 Deficiência de mar de Gu em Canal de Pulmão e Intestino Grosso" calcext:value-type="string">
            <text:p>45 Deficiência de mar de Gu em Canal de Pulmão e Intestino Gross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4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46 Deficiência de mar de Gu em Canal de Rim e Bexiga</text:p>
          </table:table-cell>
          <table:table-cell table:formula="of:=IF([.B47]=&quot;&quot;;&quot;&quot;;[.C47])">
            <text:p/>
          </table:table-cell>
          <table:table-cell table:style-name="ce3" table:formula="of:=IF([.B47]=&quot;&quot;;[.C47];&quot;&quot;)" office:value-type="string" office:string-value="46 Deficiência de mar de Gu em Canal de Rim e Bexiga" calcext:value-type="string">
            <text:p>46 Deficiência de mar de Gu em Canal de Rim e Bexiga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4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47 Deficiência de mar de Gu em Canal de Fígado e Vesícula Biliar</text:p>
          </table:table-cell>
          <table:table-cell table:formula="of:=IF([.B48]=&quot;&quot;;&quot;&quot;;[.C48])">
            <text:p/>
          </table:table-cell>
          <table:table-cell table:style-name="ce3" table:formula="of:=IF([.B48]=&quot;&quot;;[.C48];&quot;&quot;)" office:value-type="string" office:string-value="47 Deficiência de mar de Gu em Canal de Fígado e Vesícula Biliar" calcext:value-type="string">
            <text:p>47 Deficiência de mar de Gu em Canal de Fígado e Vesícula Biliar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4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48 Deficiência de mar de Xiang em Canal de Coração e Intestino Delgado</text:p>
          </table:table-cell>
          <table:table-cell table:formula="of:=IF([.B49]=&quot;&quot;;&quot;&quot;;[.C49])">
            <text:p/>
          </table:table-cell>
          <table:table-cell table:style-name="ce3" table:formula="of:=IF([.B49]=&quot;&quot;;[.C49];&quot;&quot;)" office:value-type="string" office:string-value="48 Deficiência de mar de Xiang em Canal de Coração e Intestino Delgado" calcext:value-type="string">
            <text:p>48 Deficiência de mar de Xiang em Canal de Coração e Intestino Delgado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4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49 Deficiência de mar de Xiang em Canal de Baço/Pâncreas e Estômago</text:p>
          </table:table-cell>
          <table:table-cell table:formula="of:=IF([.B50]=&quot;&quot;;&quot;&quot;;[.C50])">
            <text:p/>
          </table:table-cell>
          <table:table-cell table:style-name="ce3" table:formula="of:=IF([.B50]=&quot;&quot;;[.C50];&quot;&quot;)" office:value-type="string" office:string-value="49 Deficiência de mar de Xiang em Canal de Baço/Pâncreas e Estômago" calcext:value-type="string">
            <text:p>49 Deficiência de mar de Xiang em Canal de Baço/Pâncreas e Estômago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5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0 Deficiência de mar de Xiang em Canal de Pericárdio e Triplo Aquecedor <text:s text:c="7"/></text:p>
          </table:table-cell>
          <table:table-cell table:formula="of:=IF([.B51]=&quot;&quot;;&quot;&quot;;[.C51])">
            <text:p/>
          </table:table-cell>
          <table:table-cell table:style-name="ce3" table:formula="of:=IF([.B51]=&quot;&quot;;[.C51];&quot;&quot;)" office:value-type="string" office:string-value="50 Deficiência de mar de Xiang em Canal de Pericárdio e Triplo Aquecedor        " calcext:value-type="string">
            <text:p>50 Deficiência de mar de Xiang em Canal de Pericárdio e Triplo Aquecedor <text:s text:c="7"/>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5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51 Deficiência de mar de Xiang em Canal de Pulmão e Intestino Grosso</text:p>
          </table:table-cell>
          <table:table-cell table:formula="of:=IF([.B52]=&quot;&quot;;&quot;&quot;;[.C52])">
            <text:p/>
          </table:table-cell>
          <table:table-cell table:style-name="ce3" table:formula="of:=IF([.B52]=&quot;&quot;;[.C52];&quot;&quot;)" office:value-type="string" office:string-value="51 Deficiência de mar de Xiang em Canal de Pulmão e Intestino Grosso" calcext:value-type="string">
            <text:p>51 Deficiência de mar de Xiang em Canal de Pulmão e Intestino Grosso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5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52 Deficiência de mar de Xiang em Canal de Rim e Bexiga</text:p>
          </table:table-cell>
          <table:table-cell table:formula="of:=IF([.B53]=&quot;&quot;;&quot;&quot;;[.C53])">
            <text:p/>
          </table:table-cell>
          <table:table-cell table:style-name="ce3" table:formula="of:=IF([.B53]=&quot;&quot;;[.C53];&quot;&quot;)" office:value-type="string" office:string-value="52 Deficiência de mar de Xiang em Canal de Rim e Bexiga" calcext:value-type="string">
            <text:p>52 Deficiência de mar de Xiang em Canal de Rim e Bexiga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5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53 Deficiência de mar de Xiang em Canal de Fígado e Vesícula Biliar</text:p>
          </table:table-cell>
          <table:table-cell table:formula="of:=IF([.B54]=&quot;&quot;;&quot;&quot;;[.C54])">
            <text:p/>
          </table:table-cell>
          <table:table-cell table:style-name="ce3" table:formula="of:=IF([.B54]=&quot;&quot;;[.C54];&quot;&quot;)" office:value-type="string" office:string-value="53 Deficiência de mar de Xiang em Canal de Fígado e Vesícula Biliar" calcext:value-type="string">
            <text:p>53 Deficiência de mar de Xiang em Canal de Fígado e Vesícula Biliar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5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4 Estagnação de Xue em Canal de Coração e Intestino Delgado</text:p>
          </table:table-cell>
          <table:table-cell table:formula="of:=IF([.B55]=&quot;&quot;;&quot;&quot;;[.C55])" office:value-type="string" office:string-value="54 Estagnação de Xue em Canal de Coração e Intestino Delgado" calcext:value-type="string">
            <text:p>54 Estagnação de Xue em Canal de Coração e Intestino Delgado</text:p>
          </table:table-cell>
          <table:table-cell table:style-name="ce3" table:formula="of:=IF([.B55]=&quot;&quot;;[.C55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5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5 Estagnação de Xue em Canal de Baço/Pâncreas e Estômago</text:p>
          </table:table-cell>
          <table:table-cell table:formula="of:=IF([.B56]=&quot;&quot;;&quot;&quot;;[.C56])" office:value-type="string" office:string-value="55 Estagnação de Xue em Canal de Baço/Pâncreas e Estômago" calcext:value-type="string">
            <text:p>55 Estagnação de Xue em Canal de Baço/Pâncreas e Estômago</text:p>
          </table:table-cell>
          <table:table-cell table:style-name="ce3" table:formula="of:=IF([.B56]=&quot;&quot;;[.C56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5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6 Estagnação de Xue em Canal de Pericárdio e Triplo Aquecedor</text:p>
          </table:table-cell>
          <table:table-cell table:formula="of:=IF([.B57]=&quot;&quot;;&quot;&quot;;[.C57])" office:value-type="string" office:string-value="56 Estagnação de Xue em Canal de Pericárdio e Triplo Aquecedor" calcext:value-type="string">
            <text:p>56 Estagnação de Xue em Canal de Pericárdio e Triplo Aquecedor</text:p>
          </table:table-cell>
          <table:table-cell table:style-name="ce3" table:formula="of:=IF([.B57]=&quot;&quot;;[.C57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5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7 Estagnação de Xue em Canal de Pulmão e Intestino Grosso</text:p>
          </table:table-cell>
          <table:table-cell table:formula="of:=IF([.B58]=&quot;&quot;;&quot;&quot;;[.C58])" office:value-type="string" office:string-value="57 Estagnação de Xue em Canal de Pulmão e Intestino Grosso" calcext:value-type="string">
            <text:p>57 Estagnação de Xue em Canal de Pulmão e Intestino Grosso</text:p>
          </table:table-cell>
          <table:table-cell table:style-name="ce3" table:formula="of:=IF([.B58]=&quot;&quot;;[.C58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5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8 Estagnação de Xue em Canal de Rim e Bexiga</text:p>
          </table:table-cell>
          <table:table-cell table:formula="of:=IF([.B59]=&quot;&quot;;&quot;&quot;;[.C59])" office:value-type="string" office:string-value="58 Estagnação de Xue em Canal de Rim e Bexiga" calcext:value-type="string">
            <text:p>58 Estagnação de Xue em Canal de Rim e Bexiga</text:p>
          </table:table-cell>
          <table:table-cell table:style-name="ce3" table:formula="of:=IF([.B59]=&quot;&quot;;[.C59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5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9 Estagnação de Xue em Canal de Fígado e Vesícula Biliar</text:p>
          </table:table-cell>
          <table:table-cell table:formula="of:=IF([.B60]=&quot;&quot;;&quot;&quot;;[.C60])" office:value-type="string" office:string-value="59 Estagnação de Xue em Canal de Fígado e Vesícula Biliar" calcext:value-type="string">
            <text:p>59 Estagnação de Xue em Canal de Fígado e Vesícula Biliar</text:p>
          </table:table-cell>
          <table:table-cell table:style-name="ce3" table:formula="of:=IF([.B60]=&quot;&quot;;[.C60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6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0 Estagnação de Qi em Canal de Coração e Intestino Delgado</text:p>
          </table:table-cell>
          <table:table-cell table:formula="of:=IF([.B61]=&quot;&quot;;&quot;&quot;;[.C61])" office:value-type="string" office:string-value="60 Estagnação de Qi em Canal de Coração e Intestino Delgado" calcext:value-type="string">
            <text:p>60 Estagnação de Qi em Canal de Coração e Intestino Delgado</text:p>
          </table:table-cell>
          <table:table-cell table:style-name="ce3" table:formula="of:=IF([.B61]=&quot;&quot;;[.C61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6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1 Estagnação de Qi em Canal de Baço/Pâncreas e Estômago</text:p>
          </table:table-cell>
          <table:table-cell table:formula="of:=IF([.B62]=&quot;&quot;;&quot;&quot;;[.C62])" office:value-type="string" office:string-value="61 Estagnação de Qi em Canal de Baço/Pâncreas e Estômago" calcext:value-type="string">
            <text:p>61 Estagnação de Qi em Canal de Baço/Pâncreas e Estômago</text:p>
          </table:table-cell>
          <table:table-cell table:style-name="ce3" table:formula="of:=IF([.B62]=&quot;&quot;;[.C62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6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2 Estagnação de Qi em Canal de Pericárdio e Triplo Aquecedor</text:p>
          </table:table-cell>
          <table:table-cell table:formula="of:=IF([.B63]=&quot;&quot;;&quot;&quot;;[.C63])" office:value-type="string" office:string-value="62 Estagnação de Qi em Canal de Pericárdio e Triplo Aquecedor" calcext:value-type="string">
            <text:p>62 Estagnação de Qi em Canal de Pericárdio e Triplo Aquecedor</text:p>
          </table:table-cell>
          <table:table-cell table:style-name="ce3" table:formula="of:=IF([.B63]=&quot;&quot;;[.C63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6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3 Estagnação de Qi em Canal de Pulmão e Intestino Grosso</text:p>
          </table:table-cell>
          <table:table-cell table:formula="of:=IF([.B64]=&quot;&quot;;&quot;&quot;;[.C64])" office:value-type="string" office:string-value="63 Estagnação de Qi em Canal de Pulmão e Intestino Grosso" calcext:value-type="string">
            <text:p>63 Estagnação de Qi em Canal de Pulmão e Intestino Grosso</text:p>
          </table:table-cell>
          <table:table-cell table:style-name="ce3" table:formula="of:=IF([.B64]=&quot;&quot;;[.C64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6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4 Estagnação de Qi em Canal de Rim e Bexiga</text:p>
          </table:table-cell>
          <table:table-cell table:formula="of:=IF([.B65]=&quot;&quot;;&quot;&quot;;[.C65])" office:value-type="string" office:string-value="64 Estagnação de Qi em Canal de Rim e Bexiga" calcext:value-type="string">
            <text:p>64 Estagnação de Qi em Canal de Rim e Bexiga</text:p>
          </table:table-cell>
          <table:table-cell table:style-name="ce3" table:formula="of:=IF([.B65]=&quot;&quot;;[.C65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6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65 Estagnação de Qi em Canal de Fígado e Vesícula Biliar</text:p>
          </table:table-cell>
          <table:table-cell table:formula="of:=IF([.B66]=&quot;&quot;;&quot;&quot;;[.C66])" office:value-type="string" office:string-value="65 Estagnação de Qi em Canal de Fígado e Vesícula Biliar" calcext:value-type="string">
            <text:p>65 Estagnação de Qi em Canal de Fígado e Vesícula Biliar</text:p>
          </table:table-cell>
          <table:table-cell table:style-name="ce3" table:formula="of:=IF([.B66]=&quot;&quot;;[.C66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6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66 Excesso de mar de Qi em Canal de Coração e Intestino Delgado</text:p>
          </table:table-cell>
          <table:table-cell table:formula="of:=IF([.B67]=&quot;&quot;;&quot;&quot;;[.C67])">
            <text:p/>
          </table:table-cell>
          <table:table-cell table:style-name="ce3" table:formula="of:=IF([.B67]=&quot;&quot;;[.C67];&quot;&quot;)" office:value-type="string" office:string-value="66 Excesso de mar de Qi em Canal de Coração e Intestino Delgado" calcext:value-type="string">
            <text:p>66 Excesso de mar de Qi em Canal de Coração e Intestino Delgad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6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67 Excesso de mar de Qi em Canal de Baço/Pâncreas e Estômago</text:p>
          </table:table-cell>
          <table:table-cell table:formula="of:=IF([.B68]=&quot;&quot;;&quot;&quot;;[.C68])">
            <text:p/>
          </table:table-cell>
          <table:table-cell table:style-name="ce3" table:formula="of:=IF([.B68]=&quot;&quot;;[.C68];&quot;&quot;)" office:value-type="string" office:string-value="67 Excesso de mar de Qi em Canal de Baço/Pâncreas e Estômago" calcext:value-type="string">
            <text:p>67 Excesso de mar de Qi em Canal de Baço/Pâncreas e Estômag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6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68 Excesso de mar de Qi em Canal de Pericárdio e Triplo Aquecedor</text:p>
          </table:table-cell>
          <table:table-cell table:formula="of:=IF([.B69]=&quot;&quot;;&quot;&quot;;[.C69])">
            <text:p/>
          </table:table-cell>
          <table:table-cell table:style-name="ce3" table:formula="of:=IF([.B69]=&quot;&quot;;[.C69];&quot;&quot;)" office:value-type="string" office:string-value="68 Excesso de mar de Qi em Canal de Pericárdio e Triplo Aquecedor" calcext:value-type="string">
            <text:p>68 Excesso de mar de Qi em Canal de Pericárdio e Triplo Aquecedor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6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69 Excesso de mar de Qi em Canal de Pulmão e Intestino Grosso</text:p>
          </table:table-cell>
          <table:table-cell table:formula="of:=IF([.B70]=&quot;&quot;;&quot;&quot;;[.C70])">
            <text:p/>
          </table:table-cell>
          <table:table-cell table:style-name="ce3" table:formula="of:=IF([.B70]=&quot;&quot;;[.C70];&quot;&quot;)" office:value-type="string" office:string-value="69 Excesso de mar de Qi em Canal de Pulmão e Intestino Grosso" calcext:value-type="string">
            <text:p>69 Excesso de mar de Qi em Canal de Pulmão e Intestino Gross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7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70 Excesso de mar de Qi em Canal de Rim e Bexiga</text:p>
          </table:table-cell>
          <table:table-cell table:formula="of:=IF([.B71]=&quot;&quot;;&quot;&quot;;[.C71])">
            <text:p/>
          </table:table-cell>
          <table:table-cell table:style-name="ce3" table:formula="of:=IF([.B71]=&quot;&quot;;[.C71];&quot;&quot;)" office:value-type="string" office:string-value="70 Excesso de mar de Qi em Canal de Rim e Bexiga" calcext:value-type="string">
            <text:p>70 Excesso de mar de Qi em Canal de Rim e Bexiga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7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71 Excesso de mar de Qi em Canal de Fígado e Vesícula Biliar</text:p>
          </table:table-cell>
          <table:table-cell table:formula="of:=IF([.B72]=&quot;&quot;;&quot;&quot;;[.C72])">
            <text:p/>
          </table:table-cell>
          <table:table-cell table:style-name="ce3" table:formula="of:=IF([.B72]=&quot;&quot;;[.C72];&quot;&quot;)" office:value-type="string" office:string-value="71 Excesso de mar de Qi em Canal de Fígado e Vesícula Biliar" calcext:value-type="string">
            <text:p>71 Excesso de mar de Qi em Canal de Fígado e Vesícula Biliar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7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72 Excesso de mar de Xue em Canal de Coração e Intestino Delgado</text:p>
          </table:table-cell>
          <table:table-cell table:formula="of:=IF([.B73]=&quot;&quot;;&quot;&quot;;[.C73])">
            <text:p/>
          </table:table-cell>
          <table:table-cell table:style-name="ce3" table:formula="of:=IF([.B73]=&quot;&quot;;[.C73];&quot;&quot;)" office:value-type="string" office:string-value="72 Excesso de mar de Xue em Canal de Coração e Intestino Delgado" calcext:value-type="string">
            <text:p>72 Excesso de mar de Xue em Canal de Coração e Intestino Delgado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7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73 Excesso de mar de Xue em Canal de Baço/Pâncreas e Estômago</text:p>
          </table:table-cell>
          <table:table-cell table:formula="of:=IF([.B74]=&quot;&quot;;&quot;&quot;;[.C74])">
            <text:p/>
          </table:table-cell>
          <table:table-cell table:style-name="ce3" table:formula="of:=IF([.B74]=&quot;&quot;;[.C74];&quot;&quot;)" office:value-type="string" office:string-value="73 Excesso de mar de Xue em Canal de Baço/Pâncreas e Estômago" calcext:value-type="string">
            <text:p>73 Excesso de mar de Xue em Canal de Baço/Pâncreas e Estômago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7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74 Excesso de mar de Xue em Canal de Pericárdio e Triplo Aquecedor</text:p>
          </table:table-cell>
          <table:table-cell table:formula="of:=IF([.B75]=&quot;&quot;;&quot;&quot;;[.C75])">
            <text:p/>
          </table:table-cell>
          <table:table-cell table:style-name="ce3" table:formula="of:=IF([.B75]=&quot;&quot;;[.C75];&quot;&quot;)" office:value-type="string" office:string-value="74 Excesso de mar de Xue em Canal de Pericárdio e Triplo Aquecedor" calcext:value-type="string">
            <text:p>74 Excesso de mar de Xue em Canal de Pericárdio e Triplo Aquecedor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7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5 Excesso de mar de Xue em Canal de Pulmão e Intestino Grosso</text:p>
          </table:table-cell>
          <table:table-cell table:formula="of:=IF([.B76]=&quot;&quot;;&quot;&quot;;[.C76])">
            <text:p/>
          </table:table-cell>
          <table:table-cell table:style-name="ce3" table:formula="of:=IF([.B76]=&quot;&quot;;[.C76];&quot;&quot;)" office:value-type="string" office:string-value="75 Excesso de mar de Xue em Canal de Pulmão e Intestino Grosso" calcext:value-type="string">
            <text:p>75 Excesso de mar de Xue em Canal de Pulmão e Intestino Gross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7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76 Excesso de mar de Xue em Canal de Rim e Bexiga</text:p>
          </table:table-cell>
          <table:table-cell table:formula="of:=IF([.B77]=&quot;&quot;;&quot;&quot;;[.C77])">
            <text:p/>
          </table:table-cell>
          <table:table-cell table:style-name="ce3" table:formula="of:=IF([.B77]=&quot;&quot;;[.C77];&quot;&quot;)" office:value-type="string" office:string-value="76 Excesso de mar de Xue em Canal de Rim e Bexiga" calcext:value-type="string">
            <text:p>76 Excesso de mar de Xue em Canal de Rim e Bexiga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7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77 Excesso de mar de Xue em Canal de Fígado e Vesícula Biliar</text:p>
          </table:table-cell>
          <table:table-cell table:formula="of:=IF([.B78]=&quot;&quot;;&quot;&quot;;[.C78])">
            <text:p/>
          </table:table-cell>
          <table:table-cell table:style-name="ce3" table:formula="of:=IF([.B78]=&quot;&quot;;[.C78];&quot;&quot;)" office:value-type="string" office:string-value="77 Excesso de mar de Xue em Canal de Fígado e Vesícula Biliar" calcext:value-type="string">
            <text:p>77 Excesso de mar de Xue em Canal de Fígado e Vesícula Biliar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7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78 Excesso de mar de Gu em Canal de Coração e Intestino Delgado</text:p>
          </table:table-cell>
          <table:table-cell table:formula="of:=IF([.B79]=&quot;&quot;;&quot;&quot;;[.C79])">
            <text:p/>
          </table:table-cell>
          <table:table-cell table:style-name="ce3" table:formula="of:=IF([.B79]=&quot;&quot;;[.C79];&quot;&quot;)" office:value-type="string" office:string-value="78 Excesso de mar de Gu em Canal de Coração e Intestino Delgado" calcext:value-type="string">
            <text:p>78 Excesso de mar de Gu em Canal de Coração e Intestino Delgad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7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79 Excesso de mar de Gu em Canal de Baço/Pâncreas e Estômago</text:p>
          </table:table-cell>
          <table:table-cell table:formula="of:=IF([.B80]=&quot;&quot;;&quot;&quot;;[.C80])">
            <text:p/>
          </table:table-cell>
          <table:table-cell table:style-name="ce3" table:formula="of:=IF([.B80]=&quot;&quot;;[.C80];&quot;&quot;)" office:value-type="string" office:string-value="79 Excesso de mar de Gu em Canal de Baço/Pâncreas e Estômago" calcext:value-type="string">
            <text:p>79 Excesso de mar de Gu em Canal de Baço/Pâncreas e Estômago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8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80 Excesso de mar de Gu em Canal de Pericárdio e Triplo Aquecedor</text:p>
          </table:table-cell>
          <table:table-cell table:formula="of:=IF([.B81]=&quot;&quot;;&quot;&quot;;[.C81])">
            <text:p/>
          </table:table-cell>
          <table:table-cell table:style-name="ce3" table:formula="of:=IF([.B81]=&quot;&quot;;[.C81];&quot;&quot;)" office:value-type="string" office:string-value="80 Excesso de mar de Gu em Canal de Pericárdio e Triplo Aquecedor" calcext:value-type="string">
            <text:p>80 Excesso de mar de Gu em Canal de Pericárdio e Triplo Aquecedor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8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81 Excesso de mar de Gu em Canal de Pulmão e Intestino Grosso</text:p>
          </table:table-cell>
          <table:table-cell table:formula="of:=IF([.B82]=&quot;&quot;;&quot;&quot;;[.C82])">
            <text:p/>
          </table:table-cell>
          <table:table-cell table:style-name="ce3" table:formula="of:=IF([.B82]=&quot;&quot;;[.C82];&quot;&quot;)" office:value-type="string" office:string-value="81 Excesso de mar de Gu em Canal de Pulmão e Intestino Grosso" calcext:value-type="string">
            <text:p>81 Excesso de mar de Gu em Canal de Pulmão e Intestino Grosso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8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82 Excesso de mar de Gu em Canal de Rim e Bexiga</text:p>
          </table:table-cell>
          <table:table-cell table:formula="of:=IF([.B83]=&quot;&quot;;&quot;&quot;;[.C83])">
            <text:p/>
          </table:table-cell>
          <table:table-cell table:style-name="ce3" table:formula="of:=IF([.B83]=&quot;&quot;;[.C83];&quot;&quot;)" office:value-type="string" office:string-value="82 Excesso de mar de Gu em Canal de Rim e Bexiga" calcext:value-type="string">
            <text:p>82 Excesso de mar de Gu em Canal de Rim e Bexiga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8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83 Excesso de mar de Gu em Canal de Fígado e Vesícula Biliar</text:p>
          </table:table-cell>
          <table:table-cell table:formula="of:=IF([.B84]=&quot;&quot;;&quot;&quot;;[.C84])">
            <text:p/>
          </table:table-cell>
          <table:table-cell table:style-name="ce3" table:formula="of:=IF([.B84]=&quot;&quot;;[.C84];&quot;&quot;)" office:value-type="string" office:string-value="83 Excesso de mar de Gu em Canal de Fígado e Vesícula Biliar" calcext:value-type="string">
            <text:p>83 Excesso de mar de Gu em Canal de Fígado e Vesícula Biliar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8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84 Excesso de mar de Xiang em Canal de Coração e Intestino Delgado</text:p>
          </table:table-cell>
          <table:table-cell table:formula="of:=IF([.B85]=&quot;&quot;;&quot;&quot;;[.C85])">
            <text:p/>
          </table:table-cell>
          <table:table-cell table:style-name="ce3" table:formula="of:=IF([.B85]=&quot;&quot;;[.C85];&quot;&quot;)" office:value-type="string" office:string-value="84 Excesso de mar de Xiang em Canal de Coração e Intestino Delgado" calcext:value-type="string">
            <text:p>84 Excesso de mar de Xiang em Canal de Coração e Intestino Delgado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8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5 Excesso de mar de Xiang em Canal de Baço/Pâncreas e Estômago</text:p>
          </table:table-cell>
          <table:table-cell table:formula="of:=IF([.B86]=&quot;&quot;;&quot;&quot;;[.C86])">
            <text:p/>
          </table:table-cell>
          <table:table-cell table:style-name="ce3" table:formula="of:=IF([.B86]=&quot;&quot;;[.C86];&quot;&quot;)" office:value-type="string" office:string-value="85 Excesso de mar de Xiang em Canal de Baço/Pâncreas e Estômago" calcext:value-type="string">
            <text:p>85 Excesso de mar de Xiang em Canal de Baço/Pâncreas e Estômago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8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86 Excesso de mar de Xiang em Canal de Pericárdio e Triplo Aquecedor</text:p>
          </table:table-cell>
          <table:table-cell table:formula="of:=IF([.B87]=&quot;&quot;;&quot;&quot;;[.C87])">
            <text:p/>
          </table:table-cell>
          <table:table-cell table:style-name="ce3" table:formula="of:=IF([.B87]=&quot;&quot;;[.C87];&quot;&quot;)" office:value-type="string" office:string-value="86 Excesso de mar de Xiang em Canal de Pericárdio e Triplo Aquecedor" calcext:value-type="string">
            <text:p>86 Excesso de mar de Xiang em Canal de Pericárdio e Triplo Aquecedor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8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87 Excesso de mar de Xiang em Canal de Pulmão e Intestino Grosso</text:p>
          </table:table-cell>
          <table:table-cell table:formula="of:=IF([.B88]=&quot;&quot;;&quot;&quot;;[.C88])">
            <text:p/>
          </table:table-cell>
          <table:table-cell table:style-name="ce3" table:formula="of:=IF([.B88]=&quot;&quot;;[.C88];&quot;&quot;)" office:value-type="string" office:string-value="87 Excesso de mar de Xiang em Canal de Pulmão e Intestino Grosso" calcext:value-type="string">
            <text:p>87 Excesso de mar de Xiang em Canal de Pulmão e Intestino Grosso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8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88 Excesso de mar de Xiang em Canal de Rim e Bexiga</text:p>
          </table:table-cell>
          <table:table-cell table:formula="of:=IF([.B89]=&quot;&quot;;&quot;&quot;;[.C89])">
            <text:p/>
          </table:table-cell>
          <table:table-cell table:style-name="ce3" table:formula="of:=IF([.B89]=&quot;&quot;;[.C89];&quot;&quot;)" office:value-type="string" office:string-value="88 Excesso de mar de Xiang em Canal de Rim e Bexiga" calcext:value-type="string">
            <text:p>88 Excesso de mar de Xiang em Canal de Rim e Bexiga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8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89 Excesso de mar de Xiang em Canal de Fígado e Vesícula Biliar</text:p>
          </table:table-cell>
          <table:table-cell table:formula="of:=IF([.B90]=&quot;&quot;;&quot;&quot;;[.C90])">
            <text:p/>
          </table:table-cell>
          <table:table-cell table:style-name="ce3" table:formula="of:=IF([.B90]=&quot;&quot;;[.C90];&quot;&quot;)" office:value-type="string" office:string-value="89 Excesso de mar de Xiang em Canal de Fígado e Vesícula Biliar" calcext:value-type="string">
            <text:p>89 Excesso de mar de Xiang em Canal de Fígado e Vesícula Biliar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9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90 Frio Interno em Canal de Coração e Intestino Delgado</text:p>
          </table:table-cell>
          <table:table-cell table:formula="of:=IF([.B91]=&quot;&quot;;&quot;&quot;;[.C91])">
            <text:p/>
          </table:table-cell>
          <table:table-cell table:style-name="ce4" table:formula="of:=IF([.B91]=&quot;&quot;;[.C91];&quot;&quot;)" office:value-type="string" office:string-value="90 Frio Interno em Canal de Coração e Intestino Delgado" calcext:value-type="string">
            <text:p>90 Frio Interno em Canal de Coração e Intestino Delgado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9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91 Frio Interno em Canal de Baço/Pâncreas e Estômago</text:p>
          </table:table-cell>
          <table:table-cell table:formula="of:=IF([.B92]=&quot;&quot;;&quot;&quot;;[.C92])">
            <text:p/>
          </table:table-cell>
          <table:table-cell table:style-name="ce4" table:formula="of:=IF([.B92]=&quot;&quot;;[.C92];&quot;&quot;)" office:value-type="string" office:string-value="91 Frio Interno em Canal de Baço/Pâncreas e Estômago" calcext:value-type="string">
            <text:p>91 Frio Interno em Canal de Baço/Pâncreas e Estômag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9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92 Frio Interno em Canal de Pericárdio e Triplo Aquecedor</text:p>
          </table:table-cell>
          <table:table-cell table:formula="of:=IF([.B93]=&quot;&quot;;&quot;&quot;;[.C93])">
            <text:p/>
          </table:table-cell>
          <table:table-cell table:style-name="ce4" table:formula="of:=IF([.B93]=&quot;&quot;;[.C93];&quot;&quot;)" office:value-type="string" office:string-value="92 Frio Interno em Canal de Pericárdio e Triplo Aquecedor" calcext:value-type="string">
            <text:p>92 Frio Interno em Canal de Pericárdio e Triplo Aquecedor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9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93 Frio Interno em Canal de Pulmão e Intestino Grosso</text:p>
          </table:table-cell>
          <table:table-cell table:formula="of:=IF([.B94]=&quot;&quot;;&quot;&quot;;[.C94])">
            <text:p/>
          </table:table-cell>
          <table:table-cell table:style-name="ce4" table:formula="of:=IF([.B94]=&quot;&quot;;[.C94];&quot;&quot;)" office:value-type="string" office:string-value="93 Frio Interno em Canal de Pulmão e Intestino Grosso" calcext:value-type="string">
            <text:p>93 Frio Interno em Canal de Pulmão e Intestino Grosso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9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94 Frio Interno em Canal de Rim e Bexiga</text:p>
          </table:table-cell>
          <table:table-cell table:formula="of:=IF([.B95]=&quot;&quot;;&quot;&quot;;[.C95])">
            <text:p/>
          </table:table-cell>
          <table:table-cell table:style-name="ce4" table:formula="of:=IF([.B95]=&quot;&quot;;[.C95];&quot;&quot;)" office:value-type="string" office:string-value="94 Frio Interno em Canal de Rim e Bexiga" calcext:value-type="string">
            <text:p>94 Frio Interno em Canal de Rim e Bexiga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9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95 Frio Interno em Canal de Fígado e Vesícula Biliar</text:p>
          </table:table-cell>
          <table:table-cell table:formula="of:=IF([.B96]=&quot;&quot;;&quot;&quot;;[.C96])">
            <text:p/>
          </table:table-cell>
          <table:table-cell table:style-name="ce4" table:formula="of:=IF([.B96]=&quot;&quot;;[.C96];&quot;&quot;)" office:value-type="string" office:string-value="95 Frio Interno em Canal de Fígado e Vesícula Biliar" calcext:value-type="string">
            <text:p>95 Frio Interno em Canal de Fígado e Vesícula Biliar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9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96 Frio Externo em Canal de Coração e Intestino Delgado</text:p>
          </table:table-cell>
          <table:table-cell table:formula="of:=IF([.B97]=&quot;&quot;;&quot;&quot;;[.C97])">
            <text:p/>
          </table:table-cell>
          <table:table-cell table:style-name="ce4" table:formula="of:=IF([.B97]=&quot;&quot;;[.C97];&quot;&quot;)" office:value-type="string" office:string-value="96 Frio Externo em Canal de Coração e Intestino Delgado" calcext:value-type="string">
            <text:p>96 Frio Externo em Canal de Coração e Intestino Delgado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9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97 Frio Externo em Canal de Baço/Pâncreas e Estômago</text:p>
          </table:table-cell>
          <table:table-cell table:formula="of:=IF([.B98]=&quot;&quot;;&quot;&quot;;[.C98])">
            <text:p/>
          </table:table-cell>
          <table:table-cell table:style-name="ce4" table:formula="of:=IF([.B98]=&quot;&quot;;[.C98];&quot;&quot;)" office:value-type="string" office:string-value="97 Frio Externo em Canal de Baço/Pâncreas e Estômago" calcext:value-type="string">
            <text:p>97 Frio Externo em Canal de Baço/Pâncreas e Estômag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9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98 Frio Externo em Canal de Pericárdio e Triplo Aquecedor</text:p>
          </table:table-cell>
          <table:table-cell table:formula="of:=IF([.B99]=&quot;&quot;;&quot;&quot;;[.C99])">
            <text:p/>
          </table:table-cell>
          <table:table-cell table:style-name="ce4" table:formula="of:=IF([.B99]=&quot;&quot;;[.C99];&quot;&quot;)" office:value-type="string" office:string-value="98 Frio Externo em Canal de Pericárdio e Triplo Aquecedor" calcext:value-type="string">
            <text:p>98 Frio Externo em Canal de Pericárdio e Triplo Aquecedor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9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99 Frio Externo em Canal de Pulmão e Intestino Grosso</text:p>
          </table:table-cell>
          <table:table-cell table:formula="of:=IF([.B100]=&quot;&quot;;&quot;&quot;;[.C100])">
            <text:p/>
          </table:table-cell>
          <table:table-cell table:style-name="ce4" table:formula="of:=IF([.B100]=&quot;&quot;;[.C100];&quot;&quot;)" office:value-type="string" office:string-value="99 Frio Externo em Canal de Pulmão e Intestino Grosso" calcext:value-type="string">
            <text:p>99 Frio Externo em Canal de Pulmão e Intestino Gross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0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0 Frio Externo em Canal de Rim e Bexiga</text:p>
          </table:table-cell>
          <table:table-cell table:formula="of:=IF([.B101]=&quot;&quot;;&quot;&quot;;[.C101])">
            <text:p/>
          </table:table-cell>
          <table:table-cell table:style-name="ce4" table:formula="of:=IF([.B101]=&quot;&quot;;[.C101];&quot;&quot;)" office:value-type="string" office:string-value="100 Frio Externo em Canal de Rim e Bexiga" calcext:value-type="string">
            <text:p>100 Frio Externo em Canal de Rim e Bexiga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0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101 Frio Externo em Canal de Fígado e Vesícula Biliar</text:p>
          </table:table-cell>
          <table:table-cell table:formula="of:=IF([.B102]=&quot;&quot;;&quot;&quot;;[.C102])">
            <text:p/>
          </table:table-cell>
          <table:table-cell table:style-name="ce4" table:formula="of:=IF([.B102]=&quot;&quot;;[.C102];&quot;&quot;)" office:value-type="string" office:string-value="101 Frio Externo em Canal de Fígado e Vesícula Biliar" calcext:value-type="string">
            <text:p>101 Frio Externo em Canal de Fígado e Vesícula Biliar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0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102 Calor Interno em Canal de Coração e Intestino Delgado</text:p>
          </table:table-cell>
          <table:table-cell table:formula="of:=IF([.B103]=&quot;&quot;;&quot;&quot;;[.C103])">
            <text:p/>
          </table:table-cell>
          <table:table-cell table:style-name="ce4" table:formula="of:=IF([.B103]=&quot;&quot;;[.C103];&quot;&quot;)" office:value-type="string" office:string-value="102 Calor Interno em Canal de Coração e Intestino Delgado" calcext:value-type="string">
            <text:p>102 Calor Interno em Canal de Coração e Intestino Delgad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0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103 Calor Interno em Canal de Baço/Pâncreas e Estômago</text:p>
          </table:table-cell>
          <table:table-cell table:formula="of:=IF([.B104]=&quot;&quot;;&quot;&quot;;[.C104])">
            <text:p/>
          </table:table-cell>
          <table:table-cell table:style-name="ce4" table:formula="of:=IF([.B104]=&quot;&quot;;[.C104];&quot;&quot;)" office:value-type="string" office:string-value="103 Calor Interno em Canal de Baço/Pâncreas e Estômago" calcext:value-type="string">
            <text:p>103 Calor Interno em Canal de Baço/Pâncreas e Estômago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0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04 Calor Interno em Canal de Pericárdio e Triplo Aquecedor</text:p>
          </table:table-cell>
          <table:table-cell table:formula="of:=IF([.B105]=&quot;&quot;;&quot;&quot;;[.C105])">
            <text:p/>
          </table:table-cell>
          <table:table-cell table:style-name="ce4" table:formula="of:=IF([.B105]=&quot;&quot;;[.C105];&quot;&quot;)" office:value-type="string" office:string-value="104 Calor Interno em Canal de Pericárdio e Triplo Aquecedor" calcext:value-type="string">
            <text:p>104 Calor Interno em Canal de Pericárdio e Triplo Aquecedor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0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105 Calor Interno em Canal de Pulmão e Intestino Grosso</text:p>
          </table:table-cell>
          <table:table-cell table:formula="of:=IF([.B106]=&quot;&quot;;&quot;&quot;;[.C106])">
            <text:p/>
          </table:table-cell>
          <table:table-cell table:style-name="ce4" table:formula="of:=IF([.B106]=&quot;&quot;;[.C106];&quot;&quot;)" office:value-type="string" office:string-value="105 Calor Interno em Canal de Pulmão e Intestino Grosso" calcext:value-type="string">
            <text:p>105 Calor Interno em Canal de Pulmão e Intestino Grosso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0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106 Calor Interno em Canal de Rim e Bexiga</text:p>
          </table:table-cell>
          <table:table-cell table:formula="of:=IF([.B107]=&quot;&quot;;&quot;&quot;;[.C107])">
            <text:p/>
          </table:table-cell>
          <table:table-cell table:style-name="ce4" table:formula="of:=IF([.B107]=&quot;&quot;;[.C107];&quot;&quot;)" office:value-type="string" office:string-value="106 Calor Interno em Canal de Rim e Bexiga" calcext:value-type="string">
            <text:p>106 Calor Interno em Canal de Rim e Bexiga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0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7 Calor Interno em Canal de Fígado e Vesícula Biliar</text:p>
          </table:table-cell>
          <table:table-cell table:formula="of:=IF([.B108]=&quot;&quot;;&quot;&quot;;[.C108])" office:value-type="string" office:string-value="107 Calor Interno em Canal de Fígado e Vesícula Biliar" calcext:value-type="string">
            <text:p>107 Calor Interno em Canal de Fígado e Vesícula Biliar</text:p>
          </table:table-cell>
          <table:table-cell table:style-name="ce3" table:formula="of:=IF([.B108]=&quot;&quot;;[.C108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0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08 Calor Externo em Canal de Coração e Intestino Delgado</text:p>
          </table:table-cell>
          <table:table-cell table:formula="of:=IF([.B109]=&quot;&quot;;&quot;&quot;;[.C109])">
            <text:p/>
          </table:table-cell>
          <table:table-cell table:style-name="ce3" table:formula="of:=IF([.B109]=&quot;&quot;;[.C109];&quot;&quot;)" office:value-type="string" office:string-value="108 Calor Externo em Canal de Coração e Intestino Delgado" calcext:value-type="string">
            <text:p>108 Calor Externo em Canal de Coração e Intestino Delgad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0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109 Calor Externo em Canal de Baço/Pâncreas e Estômago</text:p>
          </table:table-cell>
          <table:table-cell table:formula="of:=IF([.B110]=&quot;&quot;;&quot;&quot;;[.C110])">
            <text:p/>
          </table:table-cell>
          <table:table-cell table:style-name="ce3" table:formula="of:=IF([.B110]=&quot;&quot;;[.C110];&quot;&quot;)" office:value-type="string" office:string-value="109 Calor Externo em Canal de Baço/Pâncreas e Estômago" calcext:value-type="string">
            <text:p>109 Calor Externo em Canal de Baço/Pâncreas e Estômago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1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10 Calor Externo em Canal de Pericárdio e Triplo Aquecedor</text:p>
          </table:table-cell>
          <table:table-cell table:formula="of:=IF([.B111]=&quot;&quot;;&quot;&quot;;[.C111])">
            <text:p/>
          </table:table-cell>
          <table:table-cell table:style-name="ce3" table:formula="of:=IF([.B111]=&quot;&quot;;[.C111];&quot;&quot;)" office:value-type="string" office:string-value="110 Calor Externo em Canal de Pericárdio e Triplo Aquecedor" calcext:value-type="string">
            <text:p>110 Calor Externo em Canal de Pericárdio e Triplo Aquecedor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1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111 Calor Externo em Canal de Pulmão e Intestino Grosso</text:p>
          </table:table-cell>
          <table:table-cell table:formula="of:=IF([.B112]=&quot;&quot;;&quot;&quot;;[.C112])">
            <text:p/>
          </table:table-cell>
          <table:table-cell table:style-name="ce3" table:formula="of:=IF([.B112]=&quot;&quot;;[.C112];&quot;&quot;)" office:value-type="string" office:string-value="111 Calor Externo em Canal de Pulmão e Intestino Grosso" calcext:value-type="string">
            <text:p>111 Calor Externo em Canal de Pulmão e Intestino Gross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1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12 Calor Externo em Canal de Rim e Bexiga</text:p>
          </table:table-cell>
          <table:table-cell table:formula="of:=IF([.B113]=&quot;&quot;;&quot;&quot;;[.C113])">
            <text:p/>
          </table:table-cell>
          <table:table-cell table:style-name="ce3" table:formula="of:=IF([.B113]=&quot;&quot;;[.C113];&quot;&quot;)" office:value-type="string" office:string-value="112 Calor Externo em Canal de Rim e Bexiga" calcext:value-type="string">
            <text:p>112 Calor Externo em Canal de Rim e Bexiga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1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13 Calor Externo em Canal de Fígado e Vesícula Biliar</text:p>
          </table:table-cell>
          <table:table-cell table:formula="of:=IF([.B114]=&quot;&quot;;&quot;&quot;;[.C114])">
            <text:p/>
          </table:table-cell>
          <table:table-cell table:style-name="ce3" table:formula="of:=IF([.B114]=&quot;&quot;;[.C114];&quot;&quot;)" office:value-type="string" office:string-value="113 Calor Externo em Canal de Fígado e Vesícula Biliar" calcext:value-type="string">
            <text:p>113 Calor Externo em Canal de Fígado e Vesícula Biliar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1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4 Fleuma/umidade em Canal de Coração e Intestino Delgado</text:p>
          </table:table-cell>
          <table:table-cell table:formula="of:=IF([.B115]=&quot;&quot;;&quot;&quot;;[.C115])" office:value-type="string" office:string-value="114 Fleuma/umidade em Canal de Coração e Intestino Delgado" calcext:value-type="string">
            <text:p>114 Fleuma/umidade em Canal de Coração e Intestino Delgado</text:p>
          </table:table-cell>
          <table:table-cell table:style-name="ce3" table:formula="of:=IF([.B115]=&quot;&quot;;[.C115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1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5 Fleuma/umidade em Canal de Baço/Pâncreas e Estômago</text:p>
          </table:table-cell>
          <table:table-cell table:formula="of:=IF([.B116]=&quot;&quot;;&quot;&quot;;[.C116])" office:value-type="string" office:string-value="115 Fleuma/umidade em Canal de Baço/Pâncreas e Estômago" calcext:value-type="string">
            <text:p>115 Fleuma/umidade em Canal de Baço/Pâncreas e Estômago</text:p>
          </table:table-cell>
          <table:table-cell table:style-name="ce3" table:formula="of:=IF([.B116]=&quot;&quot;;[.C116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1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6 Fleuma/umidade em Canal de Pericárdio e Triplo Aquecedor</text:p>
          </table:table-cell>
          <table:table-cell table:formula="of:=IF([.B117]=&quot;&quot;;&quot;&quot;;[.C117])" office:value-type="string" office:string-value="116 Fleuma/umidade em Canal de Pericárdio e Triplo Aquecedor" calcext:value-type="string">
            <text:p>116 Fleuma/umidade em Canal de Pericárdio e Triplo Aquecedor</text:p>
          </table:table-cell>
          <table:table-cell table:style-name="ce3" table:formula="of:=IF([.B117]=&quot;&quot;;[.C117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1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7 Fleuma/umidade em Canal de Pulmão e Intestino Grosso</text:p>
          </table:table-cell>
          <table:table-cell table:formula="of:=IF([.B118]=&quot;&quot;;&quot;&quot;;[.C118])" office:value-type="string" office:string-value="117 Fleuma/umidade em Canal de Pulmão e Intestino Grosso" calcext:value-type="string">
            <text:p>117 Fleuma/umidade em Canal de Pulmão e Intestino Grosso</text:p>
          </table:table-cell>
          <table:table-cell table:style-name="ce3" table:formula="of:=IF([.B118]=&quot;&quot;;[.C118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1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8 Fleuma/umidade em Canal de Rim e Bexiga</text:p>
          </table:table-cell>
          <table:table-cell table:formula="of:=IF([.B119]=&quot;&quot;;&quot;&quot;;[.C119])" office:value-type="string" office:string-value="118 Fleuma/umidade em Canal de Rim e Bexiga" calcext:value-type="string">
            <text:p>118 Fleuma/umidade em Canal de Rim e Bexiga</text:p>
          </table:table-cell>
          <table:table-cell table:style-name="ce3" table:formula="of:=IF([.B119]=&quot;&quot;;[.C119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1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9 Fleuma/umidade em Canal de Fígado e Vesícula Biliar</text:p>
          </table:table-cell>
          <table:table-cell table:formula="of:=IF([.B120]=&quot;&quot;;&quot;&quot;;[.C120])" office:value-type="string" office:string-value="119 Fleuma/umidade em Canal de Fígado e Vesícula Biliar" calcext:value-type="string">
            <text:p>119 Fleuma/umidade em Canal de Fígado e Vesícula Biliar</text:p>
          </table:table-cell>
          <table:table-cell table:style-name="ce3" table:formula="of:=IF([.B120]=&quot;&quot;;[.C120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2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0 Secura em Canal de Coração e Intestino Delgado</text:p>
          </table:table-cell>
          <table:table-cell table:formula="of:=IF([.B121]=&quot;&quot;;&quot;&quot;;[.C121])" office:value-type="string" office:string-value="120 Secura em Canal de Coração e Intestino Delgado" calcext:value-type="string">
            <text:p>120 Secura em Canal de Coração e Intestino Delgado</text:p>
          </table:table-cell>
          <table:table-cell table:style-name="ce3" table:formula="of:=IF([.B121]=&quot;&quot;;[.C121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2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1 Secura em Canal de Baço/Pâncreas e Estômago</text:p>
          </table:table-cell>
          <table:table-cell table:formula="of:=IF([.B122]=&quot;&quot;;&quot;&quot;;[.C122])" office:value-type="string" office:string-value="121 Secura em Canal de Baço/Pâncreas e Estômago" calcext:value-type="string">
            <text:p>121 Secura em Canal de Baço/Pâncreas e Estômago</text:p>
          </table:table-cell>
          <table:table-cell table:style-name="ce3" table:formula="of:=IF([.B122]=&quot;&quot;;[.C122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2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2 Secura em Canal de Pericárdio e Triplo Aquecedor</text:p>
          </table:table-cell>
          <table:table-cell table:formula="of:=IF([.B123]=&quot;&quot;;&quot;&quot;;[.C123])" office:value-type="string" office:string-value="122 Secura em Canal de Pericárdio e Triplo Aquecedor" calcext:value-type="string">
            <text:p>122 Secura em Canal de Pericárdio e Triplo Aquecedor</text:p>
          </table:table-cell>
          <table:table-cell table:style-name="ce3" table:formula="of:=IF([.B123]=&quot;&quot;;[.C123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2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3 Secura em Canal de Pulmão e Intestino Grosso</text:p>
          </table:table-cell>
          <table:table-cell table:formula="of:=IF([.B124]=&quot;&quot;;&quot;&quot;;[.C124])" office:value-type="string" office:string-value="123 Secura em Canal de Pulmão e Intestino Grosso" calcext:value-type="string">
            <text:p>123 Secura em Canal de Pulmão e Intestino Grosso</text:p>
          </table:table-cell>
          <table:table-cell table:style-name="ce3" table:formula="of:=IF([.B124]=&quot;&quot;;[.C124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2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4 Secura em Canal de Rim e Bexiga</text:p>
          </table:table-cell>
          <table:table-cell table:formula="of:=IF([.B125]=&quot;&quot;;&quot;&quot;;[.C125])" office:value-type="string" office:string-value="124 Secura em Canal de Rim e Bexiga" calcext:value-type="string">
            <text:p>124 Secura em Canal de Rim e Bexiga</text:p>
          </table:table-cell>
          <table:table-cell table:style-name="ce3" table:formula="of:=IF([.B125]=&quot;&quot;;[.C125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2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5 Secura em Canal de Fígado e Vesícula Biliar</text:p>
          </table:table-cell>
          <table:table-cell table:formula="of:=IF([.B126]=&quot;&quot;;&quot;&quot;;[.C126])" office:value-type="string" office:string-value="125 Secura em Canal de Fígado e Vesícula Biliar" calcext:value-type="string">
            <text:p>125 Secura em Canal de Fígado e Vesícula Biliar</text:p>
          </table:table-cell>
          <table:table-cell table:style-name="ce3" table:formula="of:=IF([.B126]=&quot;&quot;;[.C126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2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6 Vento Interno em Canal de Coração e Intestino Delgado</text:p>
          </table:table-cell>
          <table:table-cell table:formula="of:=IF([.B127]=&quot;&quot;;&quot;&quot;;[.C127])" office:value-type="string" office:string-value="126 Vento Interno em Canal de Coração e Intestino Delgado" calcext:value-type="string">
            <text:p>126 Vento Interno em Canal de Coração e Intestino Delgado</text:p>
          </table:table-cell>
          <table:table-cell table:style-name="ce3" table:formula="of:=IF([.B127]=&quot;&quot;;[.C127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2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7 Vento Interno em Canal de Baço/Pâncreas e Estômago</text:p>
          </table:table-cell>
          <table:table-cell table:formula="of:=IF([.B128]=&quot;&quot;;&quot;&quot;;[.C128])" office:value-type="string" office:string-value="127 Vento Interno em Canal de Baço/Pâncreas e Estômago" calcext:value-type="string">
            <text:p>127 Vento Interno em Canal de Baço/Pâncreas e Estômago</text:p>
          </table:table-cell>
          <table:table-cell table:style-name="ce3" table:formula="of:=IF([.B128]=&quot;&quot;;[.C128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2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8 Vento Interno em Canal de Pericárdio e Triplo Aquecedor</text:p>
          </table:table-cell>
          <table:table-cell table:formula="of:=IF([.B129]=&quot;&quot;;&quot;&quot;;[.C129])" office:value-type="string" office:string-value="128 Vento Interno em Canal de Pericárdio e Triplo Aquecedor" calcext:value-type="string">
            <text:p>128 Vento Interno em Canal de Pericárdio e Triplo Aquecedor</text:p>
          </table:table-cell>
          <table:table-cell table:style-name="ce3" table:formula="of:=IF([.B129]=&quot;&quot;;[.C129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2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9 Vento Interno em Canal de Pulmão e Intestino Grosso</text:p>
          </table:table-cell>
          <table:table-cell table:formula="of:=IF([.B130]=&quot;&quot;;&quot;&quot;;[.C130])" office:value-type="string" office:string-value="129 Vento Interno em Canal de Pulmão e Intestino Grosso" calcext:value-type="string">
            <text:p>129 Vento Interno em Canal de Pulmão e Intestino Grosso</text:p>
          </table:table-cell>
          <table:table-cell table:style-name="ce3" table:formula="of:=IF([.B130]=&quot;&quot;;[.C130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3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0 Vento Interno em Canal de Rim e Bexiga</text:p>
          </table:table-cell>
          <table:table-cell table:formula="of:=IF([.B131]=&quot;&quot;;&quot;&quot;;[.C131])" office:value-type="string" office:string-value="130 Vento Interno em Canal de Rim e Bexiga" calcext:value-type="string">
            <text:p>130 Vento Interno em Canal de Rim e Bexiga</text:p>
          </table:table-cell>
          <table:table-cell table:style-name="ce3" table:formula="of:=IF([.B131]=&quot;&quot;;[.C131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3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1 Vento Interno em Canal de Fígado e Vesícula Biliar</text:p>
          </table:table-cell>
          <table:table-cell table:formula="of:=IF([.B132]=&quot;&quot;;&quot;&quot;;[.C132])" office:value-type="string" office:string-value="131 Vento Interno em Canal de Fígado e Vesícula Biliar" calcext:value-type="string">
            <text:p>131 Vento Interno em Canal de Fígado e Vesícula Biliar</text:p>
          </table:table-cell>
          <table:table-cell table:style-name="ce3" table:formula="of:=IF([.B132]=&quot;&quot;;[.C132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3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132 Vento Externo em Canal de Coração e Intestino Delgado</text:p>
          </table:table-cell>
          <table:table-cell table:formula="of:=IF([.B133]=&quot;&quot;;&quot;&quot;;[.C133])">
            <text:p/>
          </table:table-cell>
          <table:table-cell table:style-name="ce4" table:formula="of:=IF([.B133]=&quot;&quot;;[.C133];&quot;&quot;)" office:value-type="string" office:string-value="132 Vento Externo em Canal de Coração e Intestino Delgado" calcext:value-type="string">
            <text:p>132 Vento Externo em Canal de Coração e Intestino Delgad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3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133 Vento Externo em Canal de Baço/Pâncreas e Estômago</text:p>
          </table:table-cell>
          <table:table-cell table:formula="of:=IF([.B134]=&quot;&quot;;&quot;&quot;;[.C134])">
            <text:p/>
          </table:table-cell>
          <table:table-cell table:style-name="ce4" table:formula="of:=IF([.B134]=&quot;&quot;;[.C134];&quot;&quot;)" office:value-type="string" office:string-value="133 Vento Externo em Canal de Baço/Pâncreas e Estômago" calcext:value-type="string">
            <text:p>133 Vento Externo em Canal de Baço/Pâncreas e Estômag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3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34 Vento Externo em Canal de Pericárdio e Triplo Aquecedor</text:p>
          </table:table-cell>
          <table:table-cell table:formula="of:=IF([.B135]=&quot;&quot;;&quot;&quot;;[.C135])">
            <text:p/>
          </table:table-cell>
          <table:table-cell table:style-name="ce4" table:formula="of:=IF([.B135]=&quot;&quot;;[.C135];&quot;&quot;)" office:value-type="string" office:string-value="134 Vento Externo em Canal de Pericárdio e Triplo Aquecedor" calcext:value-type="string">
            <text:p>134 Vento Externo em Canal de Pericárdio e Triplo Aquecedor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3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135 Vento Externo em Canal de Pulmão e Intestino Grosso</text:p>
          </table:table-cell>
          <table:table-cell table:formula="of:=IF([.B136]=&quot;&quot;;&quot;&quot;;[.C136])">
            <text:p/>
          </table:table-cell>
          <table:table-cell table:style-name="ce4" table:formula="of:=IF([.B136]=&quot;&quot;;[.C136];&quot;&quot;)" office:value-type="string" office:string-value="135 Vento Externo em Canal de Pulmão e Intestino Grosso" calcext:value-type="string">
            <text:p>135 Vento Externo em Canal de Pulmão e Intestino Gross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3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36 Vento Externo em Canal de Rim e Bexiga</text:p>
          </table:table-cell>
          <table:table-cell table:formula="of:=IF([.B137]=&quot;&quot;;&quot;&quot;;[.C137])">
            <text:p/>
          </table:table-cell>
          <table:table-cell table:style-name="ce4" table:formula="of:=IF([.B137]=&quot;&quot;;[.C137];&quot;&quot;)" office:value-type="string" office:string-value="136 Vento Externo em Canal de Rim e Bexiga" calcext:value-type="string">
            <text:p>136 Vento Externo em Canal de Rim e Bexiga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3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37 Vento Externo em Canal de Fígado e Vesícula Biliar</text:p>
          </table:table-cell>
          <table:table-cell table:formula="of:=IF([.B138]=&quot;&quot;;&quot;&quot;;[.C138])">
            <text:p/>
          </table:table-cell>
          <table:table-cell table:style-name="ce4" table:formula="of:=IF([.B138]=&quot;&quot;;[.C138];&quot;&quot;)" office:value-type="string" office:string-value="137 Vento Externo em Canal de Fígado e Vesícula Biliar" calcext:value-type="string">
            <text:p>137 Vento Externo em Canal de Fígado e Vesícula Biliar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3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38 Canícula em Canal de Coração e Intestino Delgado</text:p>
          </table:table-cell>
          <table:table-cell table:formula="of:=IF([.B139]=&quot;&quot;;&quot;&quot;;[.C139])">
            <text:p/>
          </table:table-cell>
          <table:table-cell table:style-name="ce3" table:formula="of:=IF([.B139]=&quot;&quot;;[.C139];&quot;&quot;)" office:value-type="string" office:string-value="138 Canícula em Canal de Coração e Intestino Delgado" calcext:value-type="string">
            <text:p>138 Canícula em Canal de Coração e Intestino Delgado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3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139 Canícula em Canal de Baço/Pâncreas e Estômago</text:p>
          </table:table-cell>
          <table:table-cell table:formula="of:=IF([.B140]=&quot;&quot;;&quot;&quot;;[.C140])">
            <text:p/>
          </table:table-cell>
          <table:table-cell table:style-name="ce3" table:formula="of:=IF([.B140]=&quot;&quot;;[.C140];&quot;&quot;)" office:value-type="string" office:string-value="139 Canícula em Canal de Baço/Pâncreas e Estômago" calcext:value-type="string">
            <text:p>139 Canícula em Canal de Baço/Pâncreas e Estômago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4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40 Canícula em Canal de Pericárdio e Triplo Aquecedor</text:p>
          </table:table-cell>
          <table:table-cell table:formula="of:=IF([.B141]=&quot;&quot;;&quot;&quot;;[.C141])">
            <text:p/>
          </table:table-cell>
          <table:table-cell table:style-name="ce3" table:formula="of:=IF([.B141]=&quot;&quot;;[.C141];&quot;&quot;)" office:value-type="string" office:string-value="140 Canícula em Canal de Pericárdio e Triplo Aquecedor" calcext:value-type="string">
            <text:p>140 Canícula em Canal de Pericárdio e Triplo Aquecedor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4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141 Canícula em Canal de Pulmão e Intestino Grosso</text:p>
          </table:table-cell>
          <table:table-cell table:formula="of:=IF([.B142]=&quot;&quot;;&quot;&quot;;[.C142])">
            <text:p/>
          </table:table-cell>
          <table:table-cell table:style-name="ce3" table:formula="of:=IF([.B142]=&quot;&quot;;[.C142];&quot;&quot;)" office:value-type="string" office:string-value="141 Canícula em Canal de Pulmão e Intestino Grosso" calcext:value-type="string">
            <text:p>141 Canícula em Canal de Pulmão e Intestino Gross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4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42 Canícula em Canal de Rim e Bexiga</text:p>
          </table:table-cell>
          <table:table-cell table:formula="of:=IF([.B143]=&quot;&quot;;&quot;&quot;;[.C143])">
            <text:p/>
          </table:table-cell>
          <table:table-cell table:style-name="ce3" table:formula="of:=IF([.B143]=&quot;&quot;;[.C143];&quot;&quot;)" office:value-type="string" office:string-value="142 Canícula em Canal de Rim e Bexiga" calcext:value-type="string">
            <text:p>142 Canícula em Canal de Rim e Bexiga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4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 Canícula em Canal de Fígado e Vesícula Biliar</text:p>
          </table:table-cell>
          <table:table-cell table:formula="of:=IF([.B144]=&quot;&quot;;&quot;&quot;;[.C144])" office:value-type="string" office:string-value="143 Canícula em Canal de Fígado e Vesícula Biliar" calcext:value-type="string">
            <text:p>143 Canícula em Canal de Fígado e Vesícula Biliar</text:p>
          </table:table-cell>
          <table:table-cell table:style-name="ce3" table:formula="of:=IF([.B144]=&quot;&quot;;[.C144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4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44 Colapso em Canal de Coração e Intestino Delgado</text:p>
          </table:table-cell>
          <table:table-cell table:formula="of:=IF([.B145]=&quot;&quot;;&quot;&quot;;[.C145])">
            <text:p/>
          </table:table-cell>
          <table:table-cell table:style-name="ce3" table:formula="of:=IF([.B145]=&quot;&quot;;[.C145];&quot;&quot;)" office:value-type="string" office:string-value="144 Colapso em Canal de Coração e Intestino Delgado" calcext:value-type="string">
            <text:p>144 Colapso em Canal de Coração e Intestino Delgado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4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145 Colapso em Canal de Baço/Pâncreas e Estômago</text:p>
          </table:table-cell>
          <table:table-cell table:formula="of:=IF([.B146]=&quot;&quot;;&quot;&quot;;[.C146])">
            <text:p/>
          </table:table-cell>
          <table:table-cell table:style-name="ce3" table:formula="of:=IF([.B146]=&quot;&quot;;[.C146];&quot;&quot;)" office:value-type="string" office:string-value="145 Colapso em Canal de Baço/Pâncreas e Estômago" calcext:value-type="string">
            <text:p>145 Colapso em Canal de Baço/Pâncreas e Estômago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4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46 Colapso em Canal de Pericárdio e Triplo Aquecedor</text:p>
          </table:table-cell>
          <table:table-cell table:formula="of:=IF([.B147]=&quot;&quot;;&quot;&quot;;[.C147])">
            <text:p/>
          </table:table-cell>
          <table:table-cell table:style-name="ce3" table:formula="of:=IF([.B147]=&quot;&quot;;[.C147];&quot;&quot;)" office:value-type="string" office:string-value="146 Colapso em Canal de Pericárdio e Triplo Aquecedor" calcext:value-type="string">
            <text:p>146 Colapso em Canal de Pericárdio e Triplo Aquecedor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4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147 Colapso em Canal de Pulmão e Intestino Grosso</text:p>
          </table:table-cell>
          <table:table-cell table:formula="of:=IF([.B148]=&quot;&quot;;&quot;&quot;;[.C148])">
            <text:p/>
          </table:table-cell>
          <table:table-cell table:style-name="ce3" table:formula="of:=IF([.B148]=&quot;&quot;;[.C148];&quot;&quot;)" office:value-type="string" office:string-value="147 Colapso em Canal de Pulmão e Intestino Grosso" calcext:value-type="string">
            <text:p>147 Colapso em Canal de Pulmão e Intestino Grosso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4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48 Colapso em Canal de Rim e Bexiga</text:p>
          </table:table-cell>
          <table:table-cell table:formula="of:=IF([.B149]=&quot;&quot;;&quot;&quot;;[.C149])">
            <text:p/>
          </table:table-cell>
          <table:table-cell table:style-name="ce3" table:formula="of:=IF([.B149]=&quot;&quot;;[.C149];&quot;&quot;)" office:value-type="string" office:string-value="148 Colapso em Canal de Rim e Bexiga" calcext:value-type="string">
            <text:p>148 Colapso em Canal de Rim e Bexiga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4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49 Colapso em Canal de Fígado e Vesícula Biliar</text:p>
          </table:table-cell>
          <table:table-cell table:formula="of:=IF([.B150]=&quot;&quot;;&quot;&quot;;[.C150])">
            <text:p/>
          </table:table-cell>
          <table:table-cell table:style-name="ce3" table:formula="of:=IF([.B150]=&quot;&quot;;[.C150];&quot;&quot;)" office:value-type="string" office:string-value="149 Colapso em Canal de Fígado e Vesícula Biliar" calcext:value-type="string">
            <text:p>149 Colapso em Canal de Fígado e Vesícula Biliar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5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50 Rebeldia Ascendente em Canal de Coração e Intestino Delgado</text:p>
          </table:table-cell>
          <table:table-cell table:formula="of:=IF([.B151]=&quot;&quot;;&quot;&quot;;[.C151])">
            <text:p/>
          </table:table-cell>
          <table:table-cell table:style-name="ce3" table:formula="of:=IF([.B151]=&quot;&quot;;[.C151];&quot;&quot;)" office:value-type="string" office:string-value="150 Rebeldia Ascendente em Canal de Coração e Intestino Delgado" calcext:value-type="string">
            <text:p>150 Rebeldia Ascendente em Canal de Coração e Intestino Delgado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5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151 Rebeldia Ascendente em Canal de Baço/Pâncreas e Estômago</text:p>
          </table:table-cell>
          <table:table-cell table:formula="of:=IF([.B152]=&quot;&quot;;&quot;&quot;;[.C152])">
            <text:p/>
          </table:table-cell>
          <table:table-cell table:style-name="ce3" table:formula="of:=IF([.B152]=&quot;&quot;;[.C152];&quot;&quot;)" office:value-type="string" office:string-value="151 Rebeldia Ascendente em Canal de Baço/Pâncreas e Estômago" calcext:value-type="string">
            <text:p>151 Rebeldia Ascendente em Canal de Baço/Pâncreas e Estômago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5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52 Rebeldia Ascendente em Canal de Pericárdio e Triplo Aquecedor</text:p>
          </table:table-cell>
          <table:table-cell table:formula="of:=IF([.B153]=&quot;&quot;;&quot;&quot;;[.C153])">
            <text:p/>
          </table:table-cell>
          <table:table-cell table:style-name="ce3" table:formula="of:=IF([.B153]=&quot;&quot;;[.C153];&quot;&quot;)" office:value-type="string" office:string-value="152 Rebeldia Ascendente em Canal de Pericárdio e Triplo Aquecedor" calcext:value-type="string">
            <text:p>152 Rebeldia Ascendente em Canal de Pericárdio e Triplo Aquecedor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5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53 Rebeldia Ascendente em Canal de Pulmão e Intestino Grosso</text:p>
          </table:table-cell>
          <table:table-cell table:formula="of:=IF([.B154]=&quot;&quot;;&quot;&quot;;[.C154])">
            <text:p/>
          </table:table-cell>
          <table:table-cell table:style-name="ce3" table:formula="of:=IF([.B154]=&quot;&quot;;[.C154];&quot;&quot;)" office:value-type="string" office:string-value="153 Rebeldia Ascendente em Canal de Pulmão e Intestino Grosso" calcext:value-type="string">
            <text:p>153 Rebeldia Ascendente em Canal de Pulmão e Intestino Grosso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5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54 Rebeldia Ascendente em Canal de Rim e Bexiga</text:p>
          </table:table-cell>
          <table:table-cell table:formula="of:=IF([.B155]=&quot;&quot;;&quot;&quot;;[.C155])">
            <text:p/>
          </table:table-cell>
          <table:table-cell table:style-name="ce3" table:formula="of:=IF([.B155]=&quot;&quot;;[.C155];&quot;&quot;)" office:value-type="string" office:string-value="154 Rebeldia Ascendente em Canal de Rim e Bexiga" calcext:value-type="string">
            <text:p>154 Rebeldia Ascendente em Canal de Rim e Bexiga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5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55 Rebeldia Ascendente em Canal de Fígado e Vesícula Biliar</text:p>
          </table:table-cell>
          <table:table-cell table:formula="of:=IF([.B156]=&quot;&quot;;&quot;&quot;;[.C156])">
            <text:p/>
          </table:table-cell>
          <table:table-cell table:style-name="ce3" table:formula="of:=IF([.B156]=&quot;&quot;;[.C156];&quot;&quot;)" office:value-type="string" office:string-value="155 Rebeldia Ascendente em Canal de Fígado e Vesícula Biliar" calcext:value-type="string">
            <text:p>155 Rebeldia Ascendente em Canal de Fígado e Vesícula Biliar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5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156 Rebeldia Descendente em Canal de Coração e Intestino Delgado</text:p>
          </table:table-cell>
          <table:table-cell table:formula="of:=IF([.B157]=&quot;&quot;;&quot;&quot;;[.C157])">
            <text:p/>
          </table:table-cell>
          <table:table-cell table:style-name="ce3" table:formula="of:=IF([.B157]=&quot;&quot;;[.C157];&quot;&quot;)" office:value-type="string" office:string-value="156 Rebeldia Descendente em Canal de Coração e Intestino Delgado" calcext:value-type="string">
            <text:p>156 Rebeldia Descendente em Canal de Coração e Intestino Delgado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5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157 Rebeldia Descendente em Canal de Baço/Pâncreas e Estômago</text:p>
          </table:table-cell>
          <table:table-cell table:formula="of:=IF([.B158]=&quot;&quot;;&quot;&quot;;[.C158])">
            <text:p/>
          </table:table-cell>
          <table:table-cell table:style-name="ce3" table:formula="of:=IF([.B158]=&quot;&quot;;[.C158];&quot;&quot;)" office:value-type="string" office:string-value="157 Rebeldia Descendente em Canal de Baço/Pâncreas e Estômago" calcext:value-type="string">
            <text:p>157 Rebeldia Descendente em Canal de Baço/Pâncreas e Estômago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5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158 Rebeldia Descendente em Canal de Pericárdio e Triplo Aquecedor</text:p>
          </table:table-cell>
          <table:table-cell table:formula="of:=IF([.B159]=&quot;&quot;;&quot;&quot;;[.C159])">
            <text:p/>
          </table:table-cell>
          <table:table-cell table:style-name="ce3" table:formula="of:=IF([.B159]=&quot;&quot;;[.C159];&quot;&quot;)" office:value-type="string" office:string-value="158 Rebeldia Descendente em Canal de Pericárdio e Triplo Aquecedor" calcext:value-type="string">
            <text:p>158 Rebeldia Descendente em Canal de Pericárdio e Triplo Aquecedor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5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159 Rebeldia Descendente em Canal de Pulmão e Intestino Grosso</text:p>
          </table:table-cell>
          <table:table-cell table:formula="of:=IF([.B160]=&quot;&quot;;&quot;&quot;;[.C160])">
            <text:p/>
          </table:table-cell>
          <table:table-cell table:style-name="ce3" table:formula="of:=IF([.B160]=&quot;&quot;;[.C160];&quot;&quot;)" office:value-type="string" office:string-value="159 Rebeldia Descendente em Canal de Pulmão e Intestino Grosso" calcext:value-type="string">
            <text:p>159 Rebeldia Descendente em Canal de Pulmão e Intestino Grosso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6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160 Rebeldia Descendente em Canal de Rim e Bexiga</text:p>
          </table:table-cell>
          <table:table-cell table:formula="of:=IF([.B161]=&quot;&quot;;&quot;&quot;;[.C161])">
            <text:p/>
          </table:table-cell>
          <table:table-cell table:style-name="ce3" table:formula="of:=IF([.B161]=&quot;&quot;;[.C161];&quot;&quot;)" office:value-type="string" office:string-value="160 Rebeldia Descendente em Canal de Rim e Bexiga" calcext:value-type="string">
            <text:p>160 Rebeldia Descendente em Canal de Rim e Bexiga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6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161 Rebeldia Descendente em Canal de Fígado e Vesícula Biliar</text:p>
          </table:table-cell>
          <table:table-cell table:formula="of:=IF([.B162]=&quot;&quot;;&quot;&quot;;[.C162])">
            <text:p/>
          </table:table-cell>
          <table:table-cell table:style-name="ce3" table:formula="of:=IF([.B162]=&quot;&quot;;[.C162];&quot;&quot;)" office:value-type="string" office:string-value="161 Rebeldia Descendente em Canal de Fígado e Vesícula Biliar" calcext:value-type="string">
            <text:p>161 Rebeldia Descendente em Canal de Fígado e Vesícula Biliar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6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162 Rebeldia Horizontal em Canal de Coração e Intestino Delgado</text:p>
          </table:table-cell>
          <table:table-cell table:formula="of:=IF([.B163]=&quot;&quot;;&quot;&quot;;[.C163])">
            <text:p/>
          </table:table-cell>
          <table:table-cell table:style-name="ce3" table:formula="of:=IF([.B163]=&quot;&quot;;[.C163];&quot;&quot;)" office:value-type="string" office:string-value="162 Rebeldia Horizontal em Canal de Coração e Intestino Delgado" calcext:value-type="string">
            <text:p>162 Rebeldia Horizontal em Canal de Coração e Intestino Delgado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6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163 Rebeldia Horizontal em Canal de Baço/Pâncreas e Estômago</text:p>
          </table:table-cell>
          <table:table-cell table:formula="of:=IF([.B164]=&quot;&quot;;&quot;&quot;;[.C164])">
            <text:p/>
          </table:table-cell>
          <table:table-cell table:style-name="ce3" table:formula="of:=IF([.B164]=&quot;&quot;;[.C164];&quot;&quot;)" office:value-type="string" office:string-value="163 Rebeldia Horizontal em Canal de Baço/Pâncreas e Estômago" calcext:value-type="string">
            <text:p>163 Rebeldia Horizontal em Canal de Baço/Pâncreas e Estômag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6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164 Rebeldia Horizontal em Canal de Pericárdio e Triplo Aquecedor</text:p>
          </table:table-cell>
          <table:table-cell table:formula="of:=IF([.B165]=&quot;&quot;;&quot;&quot;;[.C165])">
            <text:p/>
          </table:table-cell>
          <table:table-cell table:style-name="ce3" table:formula="of:=IF([.B165]=&quot;&quot;;[.C165];&quot;&quot;)" office:value-type="string" office:string-value="164 Rebeldia Horizontal em Canal de Pericárdio e Triplo Aquecedor" calcext:value-type="string">
            <text:p>164 Rebeldia Horizontal em Canal de Pericárdio e Triplo Aquecedor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6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165 Rebeldia Horizontal em Canal de Pulmão e Intestino Grosso</text:p>
          </table:table-cell>
          <table:table-cell table:formula="of:=IF([.B166]=&quot;&quot;;&quot;&quot;;[.C166])">
            <text:p/>
          </table:table-cell>
          <table:table-cell table:style-name="ce3" table:formula="of:=IF([.B166]=&quot;&quot;;[.C166];&quot;&quot;)" office:value-type="string" office:string-value="165 Rebeldia Horizontal em Canal de Pulmão e Intestino Grosso" calcext:value-type="string">
            <text:p>165 Rebeldia Horizontal em Canal de Pulmão e Intestino Gross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6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166 Rebeldia Horizontal em Canal de Rim e Bexiga</text:p>
          </table:table-cell>
          <table:table-cell table:formula="of:=IF([.B167]=&quot;&quot;;&quot;&quot;;[.C167])">
            <text:p/>
          </table:table-cell>
          <table:table-cell table:style-name="ce3" table:formula="of:=IF([.B167]=&quot;&quot;;[.C167];&quot;&quot;)" office:value-type="string" office:string-value="166 Rebeldia Horizontal em Canal de Rim e Bexiga" calcext:value-type="string">
            <text:p>166 Rebeldia Horizontal em Canal de Rim e Bexiga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6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167 Rebeldia Horizontal em Canal de Fígado e Vesícula Biliar</text:p>
          </table:table-cell>
          <table:table-cell table:formula="of:=IF([.B168]=&quot;&quot;;&quot;&quot;;[.C168])">
            <text:p/>
          </table:table-cell>
          <table:table-cell table:style-name="ce3" table:formula="of:=IF([.B168]=&quot;&quot;;[.C168];&quot;&quot;)" office:value-type="string" office:string-value="167 Rebeldia Horizontal em Canal de Fígado e Vesícula Biliar" calcext:value-type="string">
            <text:p>167 Rebeldia Horizontal em Canal de Fígado e Vesícula Biliar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6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8 Calor Cheio em Canal de Coração e Intestino Delgado</text:p>
          </table:table-cell>
          <table:table-cell table:formula="of:=IF([.B169]=&quot;&quot;;&quot;&quot;;[.C169])" office:value-type="string" office:string-value="168 Calor Cheio em Canal de Coração e Intestino Delgado" calcext:value-type="string">
            <text:p>168 Calor Cheio em Canal de Coração e Intestino Delgado</text:p>
          </table:table-cell>
          <table:table-cell table:style-name="ce3" table:formula="of:=IF([.B169]=&quot;&quot;;[.C169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6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69 Calor Cheio em Canal de Baço/Pâncreas e Estômago</text:p>
          </table:table-cell>
          <table:table-cell table:formula="of:=IF([.B170]=&quot;&quot;;&quot;&quot;;[.C170])" office:value-type="string" office:string-value="169 Calor Cheio em Canal de Baço/Pâncreas e Estômago" calcext:value-type="string">
            <text:p>169 Calor Cheio em Canal de Baço/Pâncreas e Estômago</text:p>
          </table:table-cell>
          <table:table-cell table:style-name="ce3" table:formula="of:=IF([.B170]=&quot;&quot;;[.C170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7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0 Calor Cheio em Canal de Pericárdio e Triplo Aquecedor</text:p>
          </table:table-cell>
          <table:table-cell table:formula="of:=IF([.B171]=&quot;&quot;;&quot;&quot;;[.C171])" office:value-type="string" office:string-value="170 Calor Cheio em Canal de Pericárdio e Triplo Aquecedor" calcext:value-type="string">
            <text:p>170 Calor Cheio em Canal de Pericárdio e Triplo Aquecedor</text:p>
          </table:table-cell>
          <table:table-cell table:style-name="ce3" table:formula="of:=IF([.B171]=&quot;&quot;;[.C171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7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1 Calor Cheio em Canal de Pulmão e Intestino Grosso</text:p>
          </table:table-cell>
          <table:table-cell table:formula="of:=IF([.B172]=&quot;&quot;;&quot;&quot;;[.C172])" office:value-type="string" office:string-value="171 Calor Cheio em Canal de Pulmão e Intestino Grosso" calcext:value-type="string">
            <text:p>171 Calor Cheio em Canal de Pulmão e Intestino Grosso</text:p>
          </table:table-cell>
          <table:table-cell table:style-name="ce3" table:formula="of:=IF([.B172]=&quot;&quot;;[.C172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7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2 Calor Cheio em Canal de Rim e Bexiga</text:p>
          </table:table-cell>
          <table:table-cell table:formula="of:=IF([.B173]=&quot;&quot;;&quot;&quot;;[.C173])" office:value-type="string" office:string-value="172 Calor Cheio em Canal de Rim e Bexiga" calcext:value-type="string">
            <text:p>172 Calor Cheio em Canal de Rim e Bexiga</text:p>
          </table:table-cell>
          <table:table-cell table:style-name="ce3" table:formula="of:=IF([.B173]=&quot;&quot;;[.C173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7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3 Calor Cheio em Canal de Fígado e Vesícula Biliar</text:p>
          </table:table-cell>
          <table:table-cell table:formula="of:=IF([.B174]=&quot;&quot;;&quot;&quot;;[.C174])" office:value-type="string" office:string-value="173 Calor Cheio em Canal de Fígado e Vesícula Biliar" calcext:value-type="string">
            <text:p>173 Calor Cheio em Canal de Fígado e Vesícula Biliar</text:p>
          </table:table-cell>
          <table:table-cell table:style-name="ce3" table:formula="of:=IF([.B174]=&quot;&quot;;[.C174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7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4 Calor Vazio em Canal de Coração e Intestino Delgado</text:p>
          </table:table-cell>
          <table:table-cell table:formula="of:=IF([.B175]=&quot;&quot;;&quot;&quot;;[.C175])" office:value-type="string" office:string-value="174 Calor Vazio em Canal de Coração e Intestino Delgado" calcext:value-type="string">
            <text:p>174 Calor Vazio em Canal de Coração e Intestino Delgado</text:p>
          </table:table-cell>
          <table:table-cell table:style-name="ce3" table:formula="of:=IF([.B175]=&quot;&quot;;[.C175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7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5 Calor Vazio em Canal de Baço/Pâncreas e Estômago</text:p>
          </table:table-cell>
          <table:table-cell table:formula="of:=IF([.B176]=&quot;&quot;;&quot;&quot;;[.C176])" office:value-type="string" office:string-value="175 Calor Vazio em Canal de Baço/Pâncreas e Estômago" calcext:value-type="string">
            <text:p>175 Calor Vazio em Canal de Baço/Pâncreas e Estômago</text:p>
          </table:table-cell>
          <table:table-cell table:style-name="ce3" table:formula="of:=IF([.B176]=&quot;&quot;;[.C176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7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6 Calor Vazio em Canal de Pericárdio e Triplo Aquecedor</text:p>
          </table:table-cell>
          <table:table-cell table:formula="of:=IF([.B177]=&quot;&quot;;&quot;&quot;;[.C177])" office:value-type="string" office:string-value="176 Calor Vazio em Canal de Pericárdio e Triplo Aquecedor" calcext:value-type="string">
            <text:p>176 Calor Vazio em Canal de Pericárdio e Triplo Aquecedor</text:p>
          </table:table-cell>
          <table:table-cell table:style-name="ce3" table:formula="of:=IF([.B177]=&quot;&quot;;[.C177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7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7 Calor Vazio em Canal de Pulmão e Intestino Grosso</text:p>
          </table:table-cell>
          <table:table-cell table:formula="of:=IF([.B178]=&quot;&quot;;&quot;&quot;;[.C178])" office:value-type="string" office:string-value="177 Calor Vazio em Canal de Pulmão e Intestino Grosso" calcext:value-type="string">
            <text:p>177 Calor Vazio em Canal de Pulmão e Intestino Grosso</text:p>
          </table:table-cell>
          <table:table-cell table:style-name="ce3" table:formula="of:=IF([.B178]=&quot;&quot;;[.C178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7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8 Calor Vazio em Canal de Rim e Bexiga</text:p>
          </table:table-cell>
          <table:table-cell table:formula="of:=IF([.B179]=&quot;&quot;;&quot;&quot;;[.C179])" office:value-type="string" office:string-value="178 Calor Vazio em Canal de Rim e Bexiga" calcext:value-type="string">
            <text:p>178 Calor Vazio em Canal de Rim e Bexiga</text:p>
          </table:table-cell>
          <table:table-cell table:style-name="ce3" table:formula="of:=IF([.B179]=&quot;&quot;;[.C179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7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9 Calor Vazio em Canal de Fígado e Vesícula Biliar</text:p>
          </table:table-cell>
          <table:table-cell table:formula="of:=IF([.B180]=&quot;&quot;;&quot;&quot;;[.C180])" office:value-type="string" office:string-value="179 Calor Vazio em Canal de Fígado e Vesícula Biliar" calcext:value-type="string">
            <text:p>179 Calor Vazio em Canal de Fígado e Vesícula Biliar</text:p>
          </table:table-cell>
          <table:table-cell table:style-name="ce3" table:formula="of:=IF([.B180]=&quot;&quot;;[.C180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8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0 Frio Cheio em Canal de Coração e Intestino Delgado</text:p>
          </table:table-cell>
          <table:table-cell table:formula="of:=IF([.B181]=&quot;&quot;;&quot;&quot;;[.C181])" office:value-type="string" office:string-value="180 Frio Cheio em Canal de Coração e Intestino Delgado" calcext:value-type="string">
            <text:p>180 Frio Cheio em Canal de Coração e Intestino Delgado</text:p>
          </table:table-cell>
          <table:table-cell table:style-name="ce3" table:formula="of:=IF([.B181]=&quot;&quot;;[.C181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8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1 Frio Cheio em Canal de Baço/Pâncreas e Estômago</text:p>
          </table:table-cell>
          <table:table-cell table:formula="of:=IF([.B182]=&quot;&quot;;&quot;&quot;;[.C182])" office:value-type="string" office:string-value="181 Frio Cheio em Canal de Baço/Pâncreas e Estômago" calcext:value-type="string">
            <text:p>181 Frio Cheio em Canal de Baço/Pâncreas e Estômago</text:p>
          </table:table-cell>
          <table:table-cell table:style-name="ce3" table:formula="of:=IF([.B182]=&quot;&quot;;[.C182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8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2 Frio Cheio em Canal de Pericárdio e Triplo Aquecedor</text:p>
          </table:table-cell>
          <table:table-cell table:formula="of:=IF([.B183]=&quot;&quot;;&quot;&quot;;[.C183])" office:value-type="string" office:string-value="182 Frio Cheio em Canal de Pericárdio e Triplo Aquecedor" calcext:value-type="string">
            <text:p>182 Frio Cheio em Canal de Pericárdio e Triplo Aquecedor</text:p>
          </table:table-cell>
          <table:table-cell table:style-name="ce3" table:formula="of:=IF([.B183]=&quot;&quot;;[.C183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8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3 Frio Cheio em Canal de Pulmão e Intestino Grosso</text:p>
          </table:table-cell>
          <table:table-cell table:formula="of:=IF([.B184]=&quot;&quot;;&quot;&quot;;[.C184])" office:value-type="string" office:string-value="183 Frio Cheio em Canal de Pulmão e Intestino Grosso" calcext:value-type="string">
            <text:p>183 Frio Cheio em Canal de Pulmão e Intestino Grosso</text:p>
          </table:table-cell>
          <table:table-cell table:style-name="ce3" table:formula="of:=IF([.B184]=&quot;&quot;;[.C184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8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4 Frio Cheio em Canal de Rim e Bexiga</text:p>
          </table:table-cell>
          <table:table-cell table:formula="of:=IF([.B185]=&quot;&quot;;&quot;&quot;;[.C185])" office:value-type="string" office:string-value="184 Frio Cheio em Canal de Rim e Bexiga" calcext:value-type="string">
            <text:p>184 Frio Cheio em Canal de Rim e Bexiga</text:p>
          </table:table-cell>
          <table:table-cell table:style-name="ce3" table:formula="of:=IF([.B185]=&quot;&quot;;[.C185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8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5 Frio Cheio em Canal de Fígado e Vesícula Biliar</text:p>
          </table:table-cell>
          <table:table-cell table:formula="of:=IF([.B186]=&quot;&quot;;&quot;&quot;;[.C186])" office:value-type="string" office:string-value="185 Frio Cheio em Canal de Fígado e Vesícula Biliar" calcext:value-type="string">
            <text:p>185 Frio Cheio em Canal de Fígado e Vesícula Biliar</text:p>
          </table:table-cell>
          <table:table-cell table:style-name="ce3" table:formula="of:=IF([.B186]=&quot;&quot;;[.C186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8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6 Frio Vazio em Canal de Coração e Intestino Delgado</text:p>
          </table:table-cell>
          <table:table-cell table:formula="of:=IF([.B187]=&quot;&quot;;&quot;&quot;;[.C187])" office:value-type="string" office:string-value="186 Frio Vazio em Canal de Coração e Intestino Delgado" calcext:value-type="string">
            <text:p>186 Frio Vazio em Canal de Coração e Intestino Delgado</text:p>
          </table:table-cell>
          <table:table-cell table:style-name="ce3" table:formula="of:=IF([.B187]=&quot;&quot;;[.C187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8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Frio Vazio em Canal de Baço/Pâncreas e Estômago</text:p>
          </table:table-cell>
          <table:table-cell table:formula="of:=IF([.B188]=&quot;&quot;;&quot;&quot;;[.C188])" office:value-type="string" office:string-value="187 Frio Vazio em Canal de Baço/Pâncreas e Estômago" calcext:value-type="string">
            <text:p>187 Frio Vazio em Canal de Baço/Pâncreas e Estômago</text:p>
          </table:table-cell>
          <table:table-cell table:style-name="ce3" table:formula="of:=IF([.B188]=&quot;&quot;;[.C188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8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8 Frio Vazio em Canal de Pericárdio e Triplo Aquecedor</text:p>
          </table:table-cell>
          <table:table-cell table:formula="of:=IF([.B189]=&quot;&quot;;&quot;&quot;;[.C189])" office:value-type="string" office:string-value="188 Frio Vazio em Canal de Pericárdio e Triplo Aquecedor" calcext:value-type="string">
            <text:p>188 Frio Vazio em Canal de Pericárdio e Triplo Aquecedor</text:p>
          </table:table-cell>
          <table:table-cell table:style-name="ce3" table:formula="of:=IF([.B189]=&quot;&quot;;[.C189];&quot;&quot;)">
            <text:p/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18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9 Frio Vazio em Canal de Pulmão e Intestino Grosso</text:p>
          </table:table-cell>
          <table:table-cell table:formula="of:=IF([.B190]=&quot;&quot;;&quot;&quot;;[.C190])" office:value-type="string" office:string-value="189 Frio Vazio em Canal de Pulmão e Intestino Grosso" calcext:value-type="string">
            <text:p>189 Frio Vazio em Canal de Pulmão e Intestino Grosso</text:p>
          </table:table-cell>
          <table:table-cell table:style-name="ce3" table:formula="of:=IF([.B190]=&quot;&quot;;[.C190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19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0 Frio Vazio em Canal de Rim e Bexiga</text:p>
          </table:table-cell>
          <table:table-cell table:formula="of:=IF([.B191]=&quot;&quot;;&quot;&quot;;[.C191])" office:value-type="string" office:string-value="190 Frio Vazio em Canal de Rim e Bexiga" calcext:value-type="string">
            <text:p>190 Frio Vazio em Canal de Rim e Bexiga</text:p>
          </table:table-cell>
          <table:table-cell table:style-name="ce3" table:formula="of:=IF([.B191]=&quot;&quot;;[.C191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19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1 Frio Vazio em Canal de Fígado e Vesícula Biliar</text:p>
          </table:table-cell>
          <table:table-cell table:formula="of:=IF([.B192]=&quot;&quot;;&quot;&quot;;[.C192])" office:value-type="string" office:string-value="191 Frio Vazio em Canal de Fígado e Vesícula Biliar" calcext:value-type="string">
            <text:p>191 Frio Vazio em Canal de Fígado e Vesícula Biliar</text:p>
          </table:table-cell>
          <table:table-cell table:style-name="ce3" table:formula="of:=IF([.B192]=&quot;&quot;;[.C192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19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92 Deficiência de Triplo Aquecedor Superior</text:p>
          </table:table-cell>
          <table:table-cell table:formula="of:=IF([.B193]=&quot;&quot;;&quot;&quot;;[.C193])">
            <text:p/>
          </table:table-cell>
          <table:table-cell table:style-name="ce3" table:formula="of:=IF([.B193]=&quot;&quot;;[.C193];&quot;&quot;)" office:value-type="string" office:string-value="192 Deficiência de Triplo Aquecedor Superior" calcext:value-type="string">
            <text:p>192 Deficiência de Triplo Aquecedor Superior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19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93 Deficiência de Triplo Aquecedor Médio</text:p>
          </table:table-cell>
          <table:table-cell table:formula="of:=IF([.B194]=&quot;&quot;;&quot;&quot;;[.C194])">
            <text:p/>
          </table:table-cell>
          <table:table-cell table:style-name="ce3" table:formula="of:=IF([.B194]=&quot;&quot;;[.C194];&quot;&quot;)" office:value-type="string" office:string-value="193 Deficiência de Triplo Aquecedor Médio" calcext:value-type="string">
            <text:p>193 Deficiência de Triplo Aquecedor Médio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19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94 Deficiência de Triplo Aquecedor Inferior</text:p>
          </table:table-cell>
          <table:table-cell table:formula="of:=IF([.B195]=&quot;&quot;;&quot;&quot;;[.C195])">
            <text:p/>
          </table:table-cell>
          <table:table-cell table:style-name="ce3" table:formula="of:=IF([.B195]=&quot;&quot;;[.C195];&quot;&quot;)" office:value-type="string" office:string-value="194 Deficiência de Triplo Aquecedor Inferior" calcext:value-type="string">
            <text:p>194 Deficiência de Triplo Aquecedor Inferior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19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95 Excesso de Triplo Aquecedor Superior</text:p>
          </table:table-cell>
          <table:table-cell table:formula="of:=IF([.B196]=&quot;&quot;;&quot;&quot;;[.C196])">
            <text:p/>
          </table:table-cell>
          <table:table-cell table:style-name="ce3" table:formula="of:=IF([.B196]=&quot;&quot;;[.C196];&quot;&quot;)" office:value-type="string" office:string-value="195 Excesso de Triplo Aquecedor Superior" calcext:value-type="string">
            <text:p>195 Excesso de Triplo Aquecedor Superior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19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96 Excesso de Triplo Aquecedor Médio</text:p>
          </table:table-cell>
          <table:table-cell table:formula="of:=IF([.B197]=&quot;&quot;;&quot;&quot;;[.C197])">
            <text:p/>
          </table:table-cell>
          <table:table-cell table:style-name="ce3" table:formula="of:=IF([.B197]=&quot;&quot;;[.C197];&quot;&quot;)" office:value-type="string" office:string-value="196 Excesso de Triplo Aquecedor Médio" calcext:value-type="string">
            <text:p>196 Excesso de Triplo Aquecedor Médio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19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197 Excesso de Triplo Aquecedor Inferior</text:p>
          </table:table-cell>
          <table:table-cell table:formula="of:=IF([.B198]=&quot;&quot;;&quot;&quot;;[.C198])">
            <text:p/>
          </table:table-cell>
          <table:table-cell table:style-name="ce3" table:formula="of:=IF([.B198]=&quot;&quot;;[.C198];&quot;&quot;)" office:value-type="string" office:string-value="197 Excesso de Triplo Aquecedor Inferior" calcext:value-type="string">
            <text:p>197 Excesso de Triplo Aquecedor Inferior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19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98 Xie-Calor em Nível Wei (1/4)</text:p>
          </table:table-cell>
          <table:table-cell table:formula="of:=IF([.B199]=&quot;&quot;;&quot;&quot;;[.C199])">
            <text:p/>
          </table:table-cell>
          <table:table-cell table:style-name="ce3" table:formula="of:=IF([.B199]=&quot;&quot;;[.C199];&quot;&quot;)" office:value-type="string" office:string-value="198 Xie-Calor em Nível Wei (1/4)" calcext:value-type="string">
            <text:p>198 Xie-Calor em Nível Wei (1/4)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19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99 Xie-Calor em Nível Qi (2/4)</text:p>
          </table:table-cell>
          <table:table-cell table:formula="of:=IF([.B200]=&quot;&quot;;&quot;&quot;;[.C200])">
            <text:p/>
          </table:table-cell>
          <table:table-cell table:style-name="ce3" table:formula="of:=IF([.B200]=&quot;&quot;;[.C200];&quot;&quot;)" office:value-type="string" office:string-value="199 Xie-Calor em Nível Qi (2/4)" calcext:value-type="string">
            <text:p>199 Xie-Calor em Nível Qi (2/4)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0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200 Xie-Calor em Nível Ying Qi (3/4)</text:p>
          </table:table-cell>
          <table:table-cell table:formula="of:=IF([.B201]=&quot;&quot;;&quot;&quot;;[.C201])">
            <text:p/>
          </table:table-cell>
          <table:table-cell table:style-name="ce3" table:formula="of:=IF([.B201]=&quot;&quot;;[.C201];&quot;&quot;)" office:value-type="string" office:string-value="200 Xie-Calor em Nível Ying Qi (3/4)" calcext:value-type="string">
            <text:p>200 Xie-Calor em Nível Ying Qi (3/4)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0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201 Xie-Calor em Nível Xue (4/4)</text:p>
          </table:table-cell>
          <table:table-cell table:formula="of:=IF([.B202]=&quot;&quot;;&quot;&quot;;[.C202])">
            <text:p/>
          </table:table-cell>
          <table:table-cell table:style-name="ce3" table:formula="of:=IF([.B202]=&quot;&quot;;[.C202];&quot;&quot;)" office:value-type="string" office:string-value="201 Xie-Calor em Nível Xue (4/4)" calcext:value-type="string">
            <text:p>201 Xie-Calor em Nível Xue (4/4)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0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2 Xie-Frio em Yang Maior (1/6)</text:p>
          </table:table-cell>
          <table:table-cell table:formula="of:=IF([.B203]=&quot;&quot;;&quot;&quot;;[.C203])" office:value-type="string" office:string-value="202 Xie-Frio em Yang Maior (1/6)" calcext:value-type="string">
            <text:p>202 Xie-Frio em Yang Maior (1/6)</text:p>
          </table:table-cell>
          <table:table-cell table:style-name="ce3" table:formula="of:=IF([.B203]=&quot;&quot;;[.C203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0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3 Xie-Frio em Yang Brilhante (2/6)</text:p>
          </table:table-cell>
          <table:table-cell table:formula="of:=IF([.B204]=&quot;&quot;;&quot;&quot;;[.C204])" office:value-type="string" office:string-value="203 Xie-Frio em Yang Brilhante (2/6)" calcext:value-type="string">
            <text:p>203 Xie-Frio em Yang Brilhante (2/6)</text:p>
          </table:table-cell>
          <table:table-cell table:style-name="ce3" table:formula="of:=IF([.B204]=&quot;&quot;;[.C204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0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4 Xie-Frio em Yang Menor (3/6)</text:p>
          </table:table-cell>
          <table:table-cell table:formula="of:=IF([.B205]=&quot;&quot;;&quot;&quot;;[.C205])" office:value-type="string" office:string-value="204 Xie-Frio em Yang Menor (3/6)" calcext:value-type="string">
            <text:p>204 Xie-Frio em Yang Menor (3/6)</text:p>
          </table:table-cell>
          <table:table-cell table:style-name="ce3" table:formula="of:=IF([.B205]=&quot;&quot;;[.C205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0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5 Xie-Frio em Yin Maior (4/6)</text:p>
          </table:table-cell>
          <table:table-cell table:formula="of:=IF([.B206]=&quot;&quot;;&quot;&quot;;[.C206])" office:value-type="string" office:string-value="205 Xie-Frio em Yin Maior (4/6)" calcext:value-type="string">
            <text:p>205 Xie-Frio em Yin Maior (4/6)</text:p>
          </table:table-cell>
          <table:table-cell table:style-name="ce3" table:formula="of:=IF([.B206]=&quot;&quot;;[.C206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0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6 Xie-Frio em Yin Menor (5/6)</text:p>
          </table:table-cell>
          <table:table-cell table:formula="of:=IF([.B207]=&quot;&quot;;&quot;&quot;;[.C207])" office:value-type="string" office:string-value="206 Xie-Frio em Yin Menor (5/6)" calcext:value-type="string">
            <text:p>206 Xie-Frio em Yin Menor (5/6)</text:p>
          </table:table-cell>
          <table:table-cell table:style-name="ce3" table:formula="of:=IF([.B207]=&quot;&quot;;[.C207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0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7 Xie-Frio em Yin Terminal (6/6)</text:p>
          </table:table-cell>
          <table:table-cell table:formula="of:=IF([.B208]=&quot;&quot;;&quot;&quot;;[.C208])" office:value-type="string" office:string-value="207 Xie-Frio em Yin Terminal (6/6)" calcext:value-type="string">
            <text:p>207 Xie-Frio em Yin Terminal (6/6)</text:p>
          </table:table-cell>
          <table:table-cell table:style-name="ce3" table:formula="of:=IF([.B208]=&quot;&quot;;[.C208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0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208 Fleuma-fogo em Canal de Coração e Intestino Delgado</text:p>
          </table:table-cell>
          <table:table-cell table:formula="of:=IF([.B209]=&quot;&quot;;&quot;&quot;;[.C209])">
            <text:p/>
          </table:table-cell>
          <table:table-cell table:style-name="ce3" table:formula="of:=IF([.B209]=&quot;&quot;;[.C209];&quot;&quot;)" office:value-type="string" office:string-value="208 Fleuma-fogo em Canal de Coração e Intestino Delgado" calcext:value-type="string">
            <text:p>208 Fleuma-fogo em Canal de Coração e Intestino Delgado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0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209 Fleuma-fogo em Canal de Baço/Pâncreas e Estômago</text:p>
          </table:table-cell>
          <table:table-cell table:formula="of:=IF([.B210]=&quot;&quot;;&quot;&quot;;[.C210])">
            <text:p/>
          </table:table-cell>
          <table:table-cell table:style-name="ce3" table:formula="of:=IF([.B210]=&quot;&quot;;[.C210];&quot;&quot;)" office:value-type="string" office:string-value="209 Fleuma-fogo em Canal de Baço/Pâncreas e Estômago" calcext:value-type="string">
            <text:p>209 Fleuma-fogo em Canal de Baço/Pâncreas e Estômago</text:p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1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210 Fleuma-fogo em Canal de Pericárdio e Triplo Aquecedor</text:p>
          </table:table-cell>
          <table:table-cell table:formula="of:=IF([.B211]=&quot;&quot;;&quot;&quot;;[.C211])">
            <text:p/>
          </table:table-cell>
          <table:table-cell table:style-name="ce3" table:formula="of:=IF([.B211]=&quot;&quot;;[.C211];&quot;&quot;)" office:value-type="string" office:string-value="210 Fleuma-fogo em Canal de Pericárdio e Triplo Aquecedor" calcext:value-type="string">
            <text:p>210 Fleuma-fogo em Canal de Pericárdio e Triplo Aquecedor</text:p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11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211 Fleuma-fogo em Canal de Pulmão e Intestino Grosso</text:p>
          </table:table-cell>
          <table:table-cell table:formula="of:=IF([.B212]=&quot;&quot;;&quot;&quot;;[.C212])">
            <text:p/>
          </table:table-cell>
          <table:table-cell table:style-name="ce3" table:formula="of:=IF([.B212]=&quot;&quot;;[.C212];&quot;&quot;)" office:value-type="string" office:string-value="211 Fleuma-fogo em Canal de Pulmão e Intestino Grosso" calcext:value-type="string">
            <text:p>211 Fleuma-fogo em Canal de Pulmão e Intestino Grosso</text:p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1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212 Fleuma-fogo em Canal de Rim e Bexiga</text:p>
          </table:table-cell>
          <table:table-cell table:formula="of:=IF([.B213]=&quot;&quot;;&quot;&quot;;[.C213])">
            <text:p/>
          </table:table-cell>
          <table:table-cell table:style-name="ce3" table:formula="of:=IF([.B213]=&quot;&quot;;[.C213];&quot;&quot;)" office:value-type="string" office:string-value="212 Fleuma-fogo em Canal de Rim e Bexiga" calcext:value-type="string">
            <text:p>212 Fleuma-fogo em Canal de Rim e Bexiga</text:p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1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213 Fleuma-fogo em Canal de Fígado e Vesícula Biliar</text:p>
          </table:table-cell>
          <table:table-cell table:formula="of:=IF([.B214]=&quot;&quot;;&quot;&quot;;[.C214])">
            <text:p/>
          </table:table-cell>
          <table:table-cell table:style-name="ce3" table:formula="of:=IF([.B214]=&quot;&quot;;[.C214];&quot;&quot;)" office:value-type="string" office:string-value="213 Fleuma-fogo em Canal de Fígado e Vesícula Biliar" calcext:value-type="string">
            <text:p>213 Fleuma-fogo em Canal de Fígado e Vesícula Biliar</text:p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14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214 Fogo interno causado por Estagnação em Canal de Coração e Intestino Delgado </text:p>
          </table:table-cell>
          <table:table-cell table:formula="of:=IF([.B215]=&quot;&quot;;&quot;&quot;;[.C215])">
            <text:p/>
          </table:table-cell>
          <table:table-cell table:style-name="ce3" table:formula="of:=IF([.B215]=&quot;&quot;;[.C215];&quot;&quot;)" office:value-type="string" office:string-value="214 Fogo interno causado por Estagnação em Canal de Coração e Intestino Delgado " calcext:value-type="string">
            <text:p>214 Fogo interno causado por Estagnação em Canal de Coração e Intestino Delgado </text:p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15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215 Fogo interno causado por Estagnação em Canal de Baço/Pâncreas e Estômago <text:s text:c="3"/></text:p>
          </table:table-cell>
          <table:table-cell table:formula="of:=IF([.B216]=&quot;&quot;;&quot;&quot;;[.C216])">
            <text:p/>
          </table:table-cell>
          <table:table-cell table:style-name="ce3" table:formula="of:=IF([.B216]=&quot;&quot;;[.C216];&quot;&quot;)" office:value-type="string" office:string-value="215 Fogo interno causado por Estagnação em Canal de Baço/Pâncreas e Estômago    " calcext:value-type="string">
            <text:p>215 Fogo interno causado por Estagnação em Canal de Baço/Pâncreas e Estômago <text:s text:c="3"/></text:p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16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216 Fogo interno causado por Estagnação em Canal de Pericárdio e Triplo Aquecedor</text:p>
          </table:table-cell>
          <table:table-cell table:formula="of:=IF([.B217]=&quot;&quot;;&quot;&quot;;[.C217])">
            <text:p/>
          </table:table-cell>
          <table:table-cell table:style-name="ce3" table:formula="of:=IF([.B217]=&quot;&quot;;[.C217];&quot;&quot;)" office:value-type="string" office:string-value="216 Fogo interno causado por Estagnação em Canal de Pericárdio e Triplo Aquecedor" calcext:value-type="string">
            <text:p>216 Fogo interno causado por Estagnação em Canal de Pericárdio e Triplo Aquecedor</text:p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17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217 Fogo interno causado por Estagnação em Canal de Pulmão e Intestino Grosso <text:s text:c="2"/></text:p>
          </table:table-cell>
          <table:table-cell table:formula="of:=IF([.B218]=&quot;&quot;;&quot;&quot;;[.C218])">
            <text:p/>
          </table:table-cell>
          <table:table-cell table:style-name="ce3" table:formula="of:=IF([.B218]=&quot;&quot;;[.C218];&quot;&quot;)" office:value-type="string" office:string-value="217 Fogo interno causado por Estagnação em Canal de Pulmão e Intestino Grosso   " calcext:value-type="string">
            <text:p>217 Fogo interno causado por Estagnação em Canal de Pulmão e Intestino Grosso <text:s text:c="2"/></text:p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18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218 Fogo interno causado por Estagnação em Canal de Rim e Bexiga</text:p>
          </table:table-cell>
          <table:table-cell table:formula="of:=IF([.B219]=&quot;&quot;;&quot;&quot;;[.C219])">
            <text:p/>
          </table:table-cell>
          <table:table-cell table:style-name="ce3" table:formula="of:=IF([.B219]=&quot;&quot;;[.C219];&quot;&quot;)" office:value-type="string" office:string-value="218 Fogo interno causado por Estagnação em Canal de Rim e Bexiga" calcext:value-type="string">
            <text:p>218 Fogo interno causado por Estagnação em Canal de Rim e Bexiga</text:p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19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219 Fogo interno causado por Estagnação em Canal de Fígado e Vesícula Biliar <text:s text:c="3"/></text:p>
          </table:table-cell>
          <table:table-cell table:formula="of:=IF([.B220]=&quot;&quot;;&quot;&quot;;[.C220])">
            <text:p/>
          </table:table-cell>
          <table:table-cell table:style-name="ce3" table:formula="of:=IF([.B220]=&quot;&quot;;[.C220];&quot;&quot;)" office:value-type="string" office:string-value="219 Fogo interno causado por Estagnação em Canal de Fígado e Vesícula Biliar    " calcext:value-type="string">
            <text:p>219 Fogo interno causado por Estagnação em Canal de Fígado e Vesícula Biliar <text:s text:c="3"/></text:p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2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0 Padrão Patológico de Dai Mai (vaso de cintura)</text:p>
          </table:table-cell>
          <table:table-cell table:formula="of:=IF([.B221]=&quot;&quot;;&quot;&quot;;[.C221])" office:value-type="string" office:string-value="220 Padrão Patológico de Dai Mai (vaso de cintura)" calcext:value-type="string">
            <text:p>220 Padrão Patológico de Dai Mai (vaso de cintura)</text:p>
          </table:table-cell>
          <table:table-cell table:style-name="ce3" table:formula="of:=IF([.B221]=&quot;&quot;;[.C221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2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1 Padrão Patológico de Chong Mai (VP)</text:p>
          </table:table-cell>
          <table:table-cell table:formula="of:=IF([.B222]=&quot;&quot;;&quot;&quot;;[.C222])" office:value-type="string" office:string-value="221 Padrão Patológico de Chong Mai (VP)" calcext:value-type="string">
            <text:p>221 Padrão Patológico de Chong Mai (VP)</text:p>
          </table:table-cell>
          <table:table-cell table:style-name="ce3" table:formula="of:=IF([.B222]=&quot;&quot;;[.C222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2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2 Padrão Patológico de Du Mai (VG)</text:p>
          </table:table-cell>
          <table:table-cell table:formula="of:=IF([.B223]=&quot;&quot;;&quot;&quot;;[.C223])" office:value-type="string" office:string-value="222 Padrão Patológico de Du Mai (VG)" calcext:value-type="string">
            <text:p>222 Padrão Patológico de Du Mai (VG)</text:p>
          </table:table-cell>
          <table:table-cell table:style-name="ce3" table:formula="of:=IF([.B223]=&quot;&quot;;[.C223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2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3 Padrão Patológico de Ren Mai(VC)</text:p>
          </table:table-cell>
          <table:table-cell table:formula="of:=IF([.B224]=&quot;&quot;;&quot;&quot;;[.C224])" office:value-type="string" office:string-value="223 Padrão Patológico de Ren Mai(VC)" calcext:value-type="string">
            <text:p>223 Padrão Patológico de Ren Mai(VC)</text:p>
          </table:table-cell>
          <table:table-cell table:style-name="ce3" table:formula="of:=IF([.B224]=&quot;&quot;;[.C224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2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4 Padrão Patológico de Yang Qiao Mai</text:p>
          </table:table-cell>
          <table:table-cell table:formula="of:=IF([.B225]=&quot;&quot;;&quot;&quot;;[.C225])" office:value-type="string" office:string-value="224 Padrão Patológico de Yang Qiao Mai" calcext:value-type="string">
            <text:p>224 Padrão Patológico de Yang Qiao Mai</text:p>
          </table:table-cell>
          <table:table-cell table:style-name="ce3" table:formula="of:=IF([.B225]=&quot;&quot;;[.C225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2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5 Padrão Patológico de Yin Qiao Mai</text:p>
          </table:table-cell>
          <table:table-cell table:formula="of:=IF([.B226]=&quot;&quot;;&quot;&quot;;[.C226])" office:value-type="string" office:string-value="225 Padrão Patológico de Yin Qiao Mai" calcext:value-type="string">
            <text:p>225 Padrão Patológico de Yin Qiao Mai</text:p>
          </table:table-cell>
          <table:table-cell table:style-name="ce3" table:formula="of:=IF([.B226]=&quot;&quot;;[.C226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2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6 Padrão Patológico de Yang Wei Mai</text:p>
          </table:table-cell>
          <table:table-cell table:formula="of:=IF([.B227]=&quot;&quot;;&quot;&quot;;[.C227])" office:value-type="string" office:string-value="226 Padrão Patológico de Yang Wei Mai" calcext:value-type="string">
            <text:p>226 Padrão Patológico de Yang Wei Mai</text:p>
          </table:table-cell>
          <table:table-cell table:style-name="ce3" table:formula="of:=IF([.B227]=&quot;&quot;;[.C227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2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7 Padrão Patológico de Yin Wei Mai</text:p>
          </table:table-cell>
          <table:table-cell table:formula="of:=IF([.B228]=&quot;&quot;;&quot;&quot;;[.C228])" office:value-type="string" office:string-value="227 Padrão Patológico de Yin Wei Mai" calcext:value-type="string">
            <text:p>227 Padrão Patológico de Yin Wei Mai</text:p>
          </table:table-cell>
          <table:table-cell table:style-name="ce3" table:formula="of:=IF([.B228]=&quot;&quot;;[.C228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2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8 Fleuma afetando Mente/Pensamentos (Shen)</text:p>
          </table:table-cell>
          <table:table-cell table:formula="of:=IF([.B229]=&quot;&quot;;&quot;&quot;;[.C229])" office:value-type="string" office:string-value="228 Fleuma afetando Mente/Pensamentos (Shen)" calcext:value-type="string">
            <text:p>228 Fleuma afetando Mente/Pensamentos (Shen)</text:p>
          </table:table-cell>
          <table:table-cell table:style-name="ce3" table:formula="of:=IF([.B229]=&quot;&quot;;[.C229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2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9 Vento-Calor Padrão tipo Vento-Calor</text:p>
          </table:table-cell>
          <table:table-cell table:formula="of:=IF([.B230]=&quot;&quot;;&quot;&quot;;[.C230])" office:value-type="string" office:string-value="229 Vento-Calor Padrão tipo Vento-Calor" calcext:value-type="string">
            <text:p>229 Vento-Calor Padrão tipo Vento-Calor</text:p>
          </table:table-cell>
          <table:table-cell table:style-name="ce3" table:formula="of:=IF([.B230]=&quot;&quot;;[.C230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3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0 Vento-Calor Padrão tipo Canícula</text:p>
          </table:table-cell>
          <table:table-cell table:formula="of:=IF([.B231]=&quot;&quot;;&quot;&quot;;[.C231])" office:value-type="string" office:string-value="230 Vento-Calor Padrão tipo Canícula" calcext:value-type="string">
            <text:p>230 Vento-Calor Padrão tipo Canícula</text:p>
          </table:table-cell>
          <table:table-cell table:style-name="ce3" table:formula="of:=IF([.B231]=&quot;&quot;;[.C231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3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1 Vento-Calor Padrão tipo Umidade-Calor</text:p>
          </table:table-cell>
          <table:table-cell table:formula="of:=IF([.B232]=&quot;&quot;;&quot;&quot;;[.C232])" office:value-type="string" office:string-value="231 Vento-Calor Padrão tipo Umidade-Calor" calcext:value-type="string">
            <text:p>231 Vento-Calor Padrão tipo Umidade-Calor</text:p>
          </table:table-cell>
          <table:table-cell table:style-name="ce3" table:formula="of:=IF([.B232]=&quot;&quot;;[.C232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3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2 Vento-Calor Padrão tipo Calor-Secura</text:p>
          </table:table-cell>
          <table:table-cell table:formula="of:=IF([.B233]=&quot;&quot;;&quot;&quot;;[.C233])" office:value-type="string" office:string-value="232 Vento-Calor Padrão tipo Calor-Secura" calcext:value-type="string">
            <text:p>232 Vento-Calor Padrão tipo Calor-Secura</text:p>
          </table:table-cell>
          <table:table-cell table:style-name="ce3" table:formula="of:=IF([.B233]=&quot;&quot;;[.C233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3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3 Vento-Calor Padrão tipo Calor em Pulmões - tórax/diafragma</text:p>
          </table:table-cell>
          <table:table-cell table:formula="of:=IF([.B234]=&quot;&quot;;&quot;&quot;;[.C234])" office:value-type="string" office:string-value="233 Vento-Calor Padrão tipo Calor em Pulmões - tórax/diafragma" calcext:value-type="string">
            <text:p>233 Vento-Calor Padrão tipo Calor em Pulmões - tórax/diafragma</text:p>
          </table:table-cell>
          <table:table-cell table:style-name="ce3" table:formula="of:=IF([.B234]=&quot;&quot;;[.C234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3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4 Vento-Calor Padrão tipo Calor de Estômago</text:p>
          </table:table-cell>
          <table:table-cell table:formula="of:=IF([.B235]=&quot;&quot;;&quot;&quot;;[.C235])" office:value-type="string" office:string-value="234 Vento-Calor Padrão tipo Calor de Estômago" calcext:value-type="string">
            <text:p>234 Vento-Calor Padrão tipo Calor de Estômago</text:p>
          </table:table-cell>
          <table:table-cell table:style-name="ce3" table:formula="of:=IF([.B235]=&quot;&quot;;[.C235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3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5 Vento-Calor Padrão tipo Calor-Secura em Intestinos</text:p>
          </table:table-cell>
          <table:table-cell table:formula="of:=IF([.B236]=&quot;&quot;;&quot;&quot;;[.C236])" office:value-type="string" office:string-value="235 Vento-Calor Padrão tipo Calor-Secura em Intestinos" calcext:value-type="string">
            <text:p>235 Vento-Calor Padrão tipo Calor-Secura em Intestinos</text:p>
          </table:table-cell>
          <table:table-cell table:style-name="ce3" table:formula="of:=IF([.B236]=&quot;&quot;;[.C236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3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6 Vento-Calor Padrão tipo Calor em Vesícula Biliar</text:p>
          </table:table-cell>
          <table:table-cell table:formula="of:=IF([.B237]=&quot;&quot;;&quot;&quot;;[.C237])" office:value-type="string" office:string-value="236 Vento-Calor Padrão tipo Calor em Vesícula Biliar" calcext:value-type="string">
            <text:p>236 Vento-Calor Padrão tipo Calor em Vesícula Biliar</text:p>
          </table:table-cell>
          <table:table-cell table:style-name="ce3" table:formula="of:=IF([.B237]=&quot;&quot;;[.C237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3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7 Vento-Calor Padrão tipo Umidade-calor em Estômago/Baço</text:p>
          </table:table-cell>
          <table:table-cell table:formula="of:=IF([.B238]=&quot;&quot;;&quot;&quot;;[.C238])" office:value-type="string" office:string-value="237 Vento-Calor Padrão tipo Umidade-calor em Estômago/Baço" calcext:value-type="string">
            <text:p>237 Vento-Calor Padrão tipo Umidade-calor em Estômago/Baço</text:p>
          </table:table-cell>
          <table:table-cell table:style-name="ce3" table:formula="of:=IF([.B238]=&quot;&quot;;[.C238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3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8 Vento-Calor Padrão tipo Calor no nível Qi Nutritivo</text:p>
          </table:table-cell>
          <table:table-cell table:formula="of:=IF([.B239]=&quot;&quot;;&quot;&quot;;[.C239])" office:value-type="string" office:string-value="238 Vento-Calor Padrão tipo Calor no nível Qi Nutritivo" calcext:value-type="string">
            <text:p>238 Vento-Calor Padrão tipo Calor no nível Qi Nutritivo</text:p>
          </table:table-cell>
          <table:table-cell table:style-name="ce3" table:formula="of:=IF([.B239]=&quot;&quot;;[.C239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3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39 Vento-Calor Padrão tipo Calor de Pericárdio</text:p>
          </table:table-cell>
          <table:table-cell table:formula="of:=IF([.B240]=&quot;&quot;;&quot;&quot;;[.C240])" office:value-type="string" office:string-value="239 Vento-Calor Padrão tipo Calor de Pericárdio" calcext:value-type="string">
            <text:p>239 Vento-Calor Padrão tipo Calor de Pericárdio</text:p>
          </table:table-cell>
          <table:table-cell table:style-name="ce3" table:formula="of:=IF([.B240]=&quot;&quot;;[.C240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4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Vento-Calor Padrão tipo Calor agitando Sangue</text:p>
          </table:table-cell>
          <table:table-cell table:formula="of:=IF([.B241]=&quot;&quot;;&quot;&quot;;[.C241])" office:value-type="string" office:string-value="240 Vento-Calor Padrão tipo Calor agitando Sangue" calcext:value-type="string">
            <text:p>240 Vento-Calor Padrão tipo Calor agitando Sangue</text:p>
          </table:table-cell>
          <table:table-cell table:style-name="ce3" table:formula="of:=IF([.B241]=&quot;&quot;;[.C241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4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1 Vento-Calor Padrão tipo Fogo provocando Vento</text:p>
          </table:table-cell>
          <table:table-cell table:formula="of:=IF([.B242]=&quot;&quot;;&quot;&quot;;[.C242])" office:value-type="string" office:string-value="241 Vento-Calor Padrão tipo Fogo provocando Vento" calcext:value-type="string">
            <text:p>241 Vento-Calor Padrão tipo Fogo provocando Vento</text:p>
          </table:table-cell>
          <table:table-cell table:style-name="ce3" table:formula="of:=IF([.B242]=&quot;&quot;;[.C242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4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2 Vento-Calor Padrão tipo Vento-vazio agitando interior</text:p>
          </table:table-cell>
          <table:table-cell table:formula="of:=IF([.B243]=&quot;&quot;;&quot;&quot;;[.C243])" office:value-type="string" office:string-value="242 Vento-Calor Padrão tipo Vento-vazio agitando interior" calcext:value-type="string">
            <text:p>242 Vento-Calor Padrão tipo Vento-vazio agitando interior</text:p>
          </table:table-cell>
          <table:table-cell table:style-name="ce3" table:formula="of:=IF([.B243]=&quot;&quot;;[.C243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4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3 Vento-Calor Padrão tipo Colapso de Yin</text:p>
          </table:table-cell>
          <table:table-cell table:formula="of:=IF([.B244]=&quot;&quot;;&quot;&quot;;[.C244])" office:value-type="string" office:string-value="243 Vento-Calor Padrão tipo Colapso de Yin" calcext:value-type="string">
            <text:p>243 Vento-Calor Padrão tipo Colapso de Yin</text:p>
          </table:table-cell>
          <table:table-cell table:style-name="ce3" table:formula="of:=IF([.B244]=&quot;&quot;;[.C244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4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4 Vento-Calor Padrão tipo Colapso de Yang</text:p>
          </table:table-cell>
          <table:table-cell table:formula="of:=IF([.B245]=&quot;&quot;;&quot;&quot;;[.C245])" office:value-type="string" office:string-value="244 Vento-Calor Padrão tipo Colapso de Yang" calcext:value-type="string">
            <text:p>244 Vento-Calor Padrão tipo Colapso de Yang</text:p>
          </table:table-cell>
          <table:table-cell table:style-name="ce3" table:formula="of:=IF([.B245]=&quot;&quot;;[.C245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4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5 Vento-Calor Padrão tipo Vento-Calor em Qi defensivo (wei) de Pulmão</text:p>
          </table:table-cell>
          <table:table-cell table:formula="of:=IF([.B246]=&quot;&quot;;&quot;&quot;;[.C246])" office:value-type="string" office:string-value="245 Vento-Calor Padrão tipo Vento-Calor em Qi defensivo (wei) de Pulmão" calcext:value-type="string">
            <text:p>245 Vento-Calor Padrão tipo Vento-Calor em Qi defensivo (wei) de Pulmão</text:p>
          </table:table-cell>
          <table:table-cell table:style-name="ce3" table:formula="of:=IF([.B246]=&quot;&quot;;[.C246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4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6 Vento-Calor Padrão tipo Calor nos pulmões - nível de qi</text:p>
          </table:table-cell>
          <table:table-cell table:formula="of:=IF([.B247]=&quot;&quot;;&quot;&quot;;[.C247])" office:value-type="string" office:string-value="246 Vento-Calor Padrão tipo Calor nos pulmões - nível de qi" calcext:value-type="string">
            <text:p>246 Vento-Calor Padrão tipo Calor nos pulmões - nível de qi</text:p>
          </table:table-cell>
          <table:table-cell table:style-name="ce3" table:formula="of:=IF([.B247]=&quot;&quot;;[.C247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4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7 Vento-Calor Padrão tipo Calor de Pericárdio nível de Qi nutritivo</text:p>
          </table:table-cell>
          <table:table-cell table:formula="of:=IF([.B248]=&quot;&quot;;&quot;&quot;;[.C248])" office:value-type="string" office:string-value="247 Vento-Calor Padrão tipo Calor de Pericárdio nível de Qi nutritivo" calcext:value-type="string">
            <text:p>247 Vento-Calor Padrão tipo Calor de Pericárdio nível de Qi nutritivo</text:p>
          </table:table-cell>
          <table:table-cell table:style-name="ce3" table:formula="of:=IF([.B248]=&quot;&quot;;[.C248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4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8 Vento-Calor Padrão tipo Calor no Yang Brilhante</text:p>
          </table:table-cell>
          <table:table-cell table:formula="of:=IF([.B249]=&quot;&quot;;&quot;&quot;;[.C249])" office:value-type="string" office:string-value="248 Vento-Calor Padrão tipo Calor no Yang Brilhante" calcext:value-type="string">
            <text:p>248 Vento-Calor Padrão tipo Calor no Yang Brilhante</text:p>
          </table:table-cell>
          <table:table-cell table:style-name="ce3" table:formula="of:=IF([.B249]=&quot;&quot;;[.C249];&quot;&quot;)">
            <text:p/>
          </table:table-cell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4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9 Vento-Calor Padrão tipo Umidade-calor em Baço</text:p>
          </table:table-cell>
          <table:table-cell table:formula="of:=IF([.B250]=&quot;&quot;;&quot;&quot;;[.C250])" office:value-type="string" office:string-value="249 Vento-Calor Padrão tipo Umidade-calor em Baço" calcext:value-type="string">
            <text:p>249 Vento-Calor Padrão tipo Umidade-calor em Baço</text:p>
          </table:table-cell>
          <table:table-cell table:style-name="ce3" table:formula="of:=IF([.B250]=&quot;&quot;;[.C250];&quot;&quot;)">
            <text:p/>
          </table:table-cell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50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0 Vento-Calor Padrão tipo Calor nos Rins</text:p>
          </table:table-cell>
          <table:table-cell table:formula="of:=IF([.B251]=&quot;&quot;;&quot;&quot;;[.C251])" office:value-type="string" office:string-value="250 Vento-Calor Padrão tipo Calor nos Rins" calcext:value-type="string">
            <text:p>250 Vento-Calor Padrão tipo Calor nos Rins</text:p>
          </table:table-cell>
          <table:table-cell table:style-name="ce3" table:formula="of:=IF([.B251]=&quot;&quot;;[.C251];&quot;&quot;)">
            <text:p/>
          </table:table-cell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5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1 Vento-Calor Padrão tipo Calor no Fígado provocando Ventos</text:p>
          </table:table-cell>
          <table:table-cell table:formula="of:=IF([.B252]=&quot;&quot;;&quot;&quot;;[.C252])" office:value-type="string" office:string-value="251 Vento-Calor Padrão tipo Calor no Fígado provocando Ventos" calcext:value-type="string">
            <text:p>251 Vento-Calor Padrão tipo Calor no Fígado provocando Ventos</text:p>
          </table:table-cell>
          <table:table-cell table:style-name="ce3" table:formula="of:=IF([.B252]=&quot;&quot;;[.C252];&quot;&quot;)">
            <text:p/>
          </table:table-cell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52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2 Vento-Calor Padrão tipo Vento-vazio de Fígado</text:p>
          </table:table-cell>
          <table:table-cell table:formula="of:=IF([.B253]=&quot;&quot;;&quot;&quot;;[.C253])" office:value-type="string" office:string-value="252 Vento-Calor Padrão tipo Vento-vazio de Fígado" calcext:value-type="string">
            <text:p>252 Vento-Calor Padrão tipo Vento-vazio de Fígado</text:p>
          </table:table-cell>
          <table:table-cell table:style-name="ce3" table:formula="of:=IF([.B253]=&quot;&quot;;[.C253];&quot;&quot;)">
            <text:p/>
          </table:table-cell>
          <table:table-cell table:number-columns-repeated="4"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53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3 Distúrbio de Shen-Coração - Xiang</text:p>
          </table:table-cell>
          <table:table-cell table:formula="of:=IF([.B254]=&quot;&quot;;&quot;&quot;;[.C254])" office:value-type="string" office:string-value="253 Distúrbio de Shen-Coração - Xiang" calcext:value-type="string">
            <text:p>253 Distúrbio de Shen-Coração - Xiang</text:p>
          </table:table-cell>
          <table:table-cell table:style-name="ce3" table:formula="of:=IF([.B254]=&quot;&quot;;[.C254];&quot;&quot;)">
            <text:p/>
          </table:table-cell>
          <table:table-cell table:number-columns-repeated="4"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54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4 Distúrbio de Shen-Baço - Yi</text:p>
          </table:table-cell>
          <table:table-cell table:formula="of:=IF([.B255]=&quot;&quot;;&quot;&quot;;[.C255])" office:value-type="string" office:string-value="254 Distúrbio de Shen-Baço - Yi" calcext:value-type="string">
            <text:p>254 Distúrbio de Shen-Baço - Yi</text:p>
          </table:table-cell>
          <table:table-cell table:style-name="ce3" table:formula="of:=IF([.B255]=&quot;&quot;;[.C255];&quot;&quot;)">
            <text:p/>
          </table:table-cell>
          <table:table-cell table:number-columns-repeated="4"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55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5 Distúrbio de Shen-Pulmão - Po</text:p>
          </table:table-cell>
          <table:table-cell table:formula="of:=IF([.B256]=&quot;&quot;;&quot;&quot;;[.C256])" office:value-type="string" office:string-value="255 Distúrbio de Shen-Pulmão - Po" calcext:value-type="string">
            <text:p>255 Distúrbio de Shen-Pulmão - Po</text:p>
          </table:table-cell>
          <table:table-cell table:style-name="ce3" table:formula="of:=IF([.B256]=&quot;&quot;;[.C256];&quot;&quot;)">
            <text:p/>
          </table:table-cell>
          <table:table-cell table:number-columns-repeated="4"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56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6 Distúrbio de Shen-Rim - Zhi</text:p>
          </table:table-cell>
          <table:table-cell table:formula="of:=IF([.B257]=&quot;&quot;;&quot;&quot;;[.C257])" office:value-type="string" office:string-value="256 Distúrbio de Shen-Rim - Zhi" calcext:value-type="string">
            <text:p>256 Distúrbio de Shen-Rim - Zhi</text:p>
          </table:table-cell>
          <table:table-cell table:style-name="ce3" table:formula="of:=IF([.B257]=&quot;&quot;;[.C257];&quot;&quot;)">
            <text:p/>
          </table:table-cell>
          <table:table-cell table:number-columns-repeated="4"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57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7 Distúrbio de Shen-Fígado - Hun</text:p>
          </table:table-cell>
          <table:table-cell table:formula="of:=IF([.B258]=&quot;&quot;;&quot;&quot;;[.C258])" office:value-type="string" office:string-value="257 Distúrbio de Shen-Fígado - Hun" calcext:value-type="string">
            <text:p>257 Distúrbio de Shen-Fígado - Hun</text:p>
          </table:table-cell>
          <table:table-cell table:style-name="ce3" table:formula="of:=IF([.B258]=&quot;&quot;;[.C258];&quot;&quot;)">
            <text:p/>
          </table:table-cell>
          <table:table-cell table:number-columns-repeated="4"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58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58 Calor de Xue</text:p>
          </table:table-cell>
          <table:table-cell table:formula="of:=IF([.B259]=&quot;&quot;;&quot;&quot;;[.C259])" office:value-type="string" office:string-value="258 Calor de Xue" calcext:value-type="string">
            <text:p>258 Calor de Xue</text:p>
          </table:table-cell>
          <table:table-cell table:style-name="ce3" table:formula="of:=IF([.B259]=&quot;&quot;;[.C259];&quot;&quot;)">
            <text:p/>
          </table:table-cell>
          <table:table-cell table:number-columns-repeated="4"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59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60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table:formula="of:=SUM([.O1:.O447])" office:value-type="float" office:value="132" calcext:value-type="float">
            <text:p>132</text:p>
          </table:table-cell>
          <table:table-cell table:style-name="ce7" office:value-type="string" calcext:value-type="string">
            <text:p><text:s/>PRESCRIÇÕES AUTOMATIZADAS</text:p>
          </table:table-cell>
          <table:table-cell table:style-name="ce7"/>
          <table:table-cell table:style-name="ce11"/>
          <table:table-cell table:style-name="ce3"/>
          <table:table-cell table:number-columns-repeated="4"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61]=&quot;&quot;;0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4"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62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4" table:number-rows-spanned="1">
            <text:p>BIAO/ MEDICINA OCIDENTAL</text:p>
          </table:table-cell>
          <table:covered-table-cell table:number-columns-repeated="2" table:style-name="ce9"/>
          <table:covered-table-cell table:formula="of:=IF([.B263]=&quot;&quot;;&quot;&quot;;[.C263])">
            <text:p/>
          </table:covered-table-cell>
          <table:table-cell table:style-name="ce3"/>
          <table:table-cell table:number-columns-repeated="4"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63]=&quot;&quot;;0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8" table:number-rows-spanned="1">
            <text:p>CABEÇA / PESCOÇO</text:p>
          </table:table-cell>
          <table:covered-table-cell table:number-columns-repeated="2" table:style-name="ce14"/>
          <table:covered-table-cell table:formula="of:=IF([.B264]=&quot;&quot;;&quot;&quot;;[.C264])">
            <text:p/>
          </table:covered-table-cell>
          <table:covered-table-cell table:style-name="ce3" table:formula="of:=IF([.B264]=&quot;&quot;;[.C264];&quot;&quot;)" office:value-type="float" office:value="0" calcext:value-type="float">
            <text:p>0</text:p>
          </table:covered-table-cell>
          <table:covered-table-cell table:number-columns-repeated="3" table:style-name="ce14"/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RURIDO OCULAR</text:p>
          </table:table-cell>
          <table:table-cell table:formula="of:=IF([.B265]=&quot;&quot;;&quot;&quot;;[.C265])">
            <text:p/>
          </table:table-cell>
          <table:table-cell table:style-name="ce3" table:formula="of:=IF([.B265]=&quot;&quot;;[.C265];&quot;&quot;)" office:value-type="string" office:string-value="PRURIDO OCULAR" calcext:value-type="string">
            <text:p>PRURIDO OCULAR</text:p>
          </table:table-cell>
          <table:table-cell table:number-columns-repeated="2"/>
          <table:table-cell office:value-type="string" calcext:value-type="string">
            <text:p>GVB42 GVB37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65]=&quot;&quot;;0;1)" office:value-type="float" office:value="0" calcext:value-type="float">
            <text:p>0</text:p>
          </table:table-cell>
          <table:table-cell/>
          <table:table-cell table:formula="of:=&quot;'&quot;&amp;[.C265]&amp;&quot; - &quot;&amp;[.H265]&amp;&quot;',&quot;" office:value-type="string" office:string-value="'PRURIDO OCULAR - GVB42 GVB37'," calcext:value-type="string">
            <text:p>'PRURIDO OCULAR - GVB42 GVB37',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CEGUEIRA</text:p>
          </table:table-cell>
          <table:table-cell table:formula="of:=IF([.B266]=&quot;&quot;;&quot;&quot;;[.C266])">
            <text:p/>
          </table:table-cell>
          <table:table-cell table:style-name="ce3" table:formula="of:=IF([.B266]=&quot;&quot;;[.C266];&quot;&quot;)" office:value-type="string" office:string-value="CEGUEIRA" calcext:value-type="string">
            <text:p>CEGUEIRA</text:p>
          </table:table-cell>
          <table:table-cell table:number-columns-repeated="2"/>
          <table:table-cell office:value-type="string" calcext:value-type="string">
            <text:p>GB15 GVG4</text:p>
          </table:table-cell>
          <table:table-cell office:value-type="string" calcext:value-type="string">
            <text:p>EX8</text:p>
          </table:table-cell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66]=&quot;&quot;;0;1)" office:value-type="float" office:value="0" calcext:value-type="float">
            <text:p>0</text:p>
          </table:table-cell>
          <table:table-cell/>
          <table:table-cell table:formula="of:=&quot;'&quot;&amp;[.C266]&amp;&quot; - &quot;&amp;[.H266]&amp;&quot;',&quot;" office:value-type="string" office:string-value="'CEGUEIRA - GB15 GVG4'," calcext:value-type="string">
            <text:p>'CEGUEIRA - GB15 GVG4',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SURDEZ NEUROSSENSORIAL</text:p>
          </table:table-cell>
          <table:table-cell table:formula="of:=IF([.B267]=&quot;&quot;;&quot;&quot;;[.C267])">
            <text:p/>
          </table:table-cell>
          <table:table-cell table:style-name="ce3" table:formula="of:=IF([.B267]=&quot;&quot;;[.C267];&quot;&quot;)" office:value-type="string" office:string-value="SURDEZ NEUROSSENSORIAL" calcext:value-type="string">
            <text:p>SURDEZ NEUROSSENSORIAL</text:p>
          </table:table-cell>
          <table:table-cell table:number-columns-repeated="2"/>
          <table:table-cell office:value-type="string" calcext:value-type="string">
            <text:p>GVB2 GTA4 GTA17 GIG20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67]=&quot;&quot;;0;1)" office:value-type="float" office:value="0" calcext:value-type="float">
            <text:p>0</text:p>
          </table:table-cell>
          <table:table-cell/>
          <table:table-cell table:formula="of:=&quot;'&quot;&amp;[.C267]&amp;&quot; - &quot;&amp;[.H267]&amp;&quot;',&quot;" office:value-type="string" office:string-value="'SURDEZ NEUROSSENSORIAL - GVB2 GTA4 GTA17 GIG20'," calcext:value-type="string">
            <text:p>'SURDEZ NEUROSSENSORIAL - GVB2 GTA4 GTA17 GIG20',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SURDEZ DE CONDUÇÃO</text:p>
          </table:table-cell>
          <table:table-cell table:formula="of:=IF([.B268]=&quot;&quot;;&quot;&quot;;[.C268])">
            <text:p/>
          </table:table-cell>
          <table:table-cell table:style-name="ce3" table:formula="of:=IF([.B268]=&quot;&quot;;[.C268];&quot;&quot;)" office:value-type="string" office:string-value="SURDEZ DE CONDUÇÃO" calcext:value-type="string">
            <text:p>SURDEZ DE CONDUÇÃO</text:p>
          </table:table-cell>
          <table:table-cell table:number-columns-repeated="2"/>
          <table:table-cell office:value-type="string" calcext:value-type="string">
            <text:p>GVB2 GB63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68]=&quot;&quot;;0;1)" office:value-type="float" office:value="0" calcext:value-type="float">
            <text:p>0</text:p>
          </table:table-cell>
          <table:table-cell/>
          <table:table-cell table:formula="of:=&quot;'&quot;&amp;[.C268]&amp;&quot; - &quot;&amp;[.H268]&amp;&quot;',&quot;" office:value-type="string" office:string-value="'SURDEZ DE CONDUÇÃO - GVB2 GB63'," calcext:value-type="string">
            <text:p>'SURDEZ DE CONDUÇÃO - GVB2 GB63',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RINGITE</text:p>
          </table:table-cell>
          <table:table-cell table:formula="of:=IF([.B269]=&quot;&quot;;&quot;&quot;;[.C269])">
            <text:p/>
          </table:table-cell>
          <table:table-cell table:style-name="ce3" table:formula="of:=IF([.B269]=&quot;&quot;;[.C269];&quot;&quot;)" office:value-type="string" office:string-value="LARINGITE" calcext:value-type="string">
            <text:p>LARINGITE</text:p>
          </table:table-cell>
          <table:table-cell table:number-columns-repeated="2"/>
          <table:table-cell office:value-type="string" calcext:value-type="string">
            <text:p>GF3 GIG2 GE36 GIG5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69]=&quot;&quot;;0;1)" office:value-type="float" office:value="0" calcext:value-type="float">
            <text:p>0</text:p>
          </table:table-cell>
          <table:table-cell/>
          <table:table-cell table:formula="of:=&quot;'&quot;&amp;[.C269]&amp;&quot; - &quot;&amp;[.H269]&amp;&quot;',&quot;" office:value-type="string" office:string-value="'LARINGITE - GF3 GIG2 GE36 GIG5'," calcext:value-type="string">
            <text:p>'LARINGITE - GF3 GIG2 GE36 GIG5',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ESTENOSE LARÍNGEA</text:p>
          </table:table-cell>
          <table:table-cell table:formula="of:=IF([.B270]=&quot;&quot;;&quot;&quot;;[.C270])">
            <text:p/>
          </table:table-cell>
          <table:table-cell table:style-name="ce3" table:formula="of:=IF([.B270]=&quot;&quot;;[.C270];&quot;&quot;)" office:value-type="string" office:string-value="ESTENOSE LARÍNGEA" calcext:value-type="string">
            <text:p>ESTENOSE LARÍNGEA</text:p>
          </table:table-cell>
          <table:table-cell table:number-columns-repeated="2"/>
          <table:table-cell office:value-type="string" calcext:value-type="string">
            <text:p>GR6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70]=&quot;&quot;;0;1)" office:value-type="float" office:value="0" calcext:value-type="float">
            <text:p>0</text:p>
          </table:table-cell>
          <table:table-cell/>
          <table:table-cell table:formula="of:=&quot;'&quot;&amp;[.C270]&amp;&quot; - &quot;&amp;[.H270]&amp;&quot;',&quot;" office:value-type="string" office:string-value="'ESTENOSE LARÍNGEA - GR6'," calcext:value-type="string">
            <text:p>'ESTENOSE LARÍNGEA - GR6',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DOR DENTÁRIA</text:p>
          </table:table-cell>
          <table:table-cell table:formula="of:=IF([.B271]=&quot;&quot;;&quot;&quot;;[.C271])">
            <text:p/>
          </table:table-cell>
          <table:table-cell table:style-name="ce3" table:formula="of:=IF([.B271]=&quot;&quot;;[.C271];&quot;&quot;)" office:value-type="string" office:string-value="DOR DENTÁRIA" calcext:value-type="string">
            <text:p>DOR DENTÁRIA</text:p>
          </table:table-cell>
          <table:table-cell table:number-columns-repeated="2"/>
          <table:table-cell office:value-type="string" calcext:value-type="string">
            <text:p>SIG2 SIG5 GTA21 GVC24 GTA23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71]=&quot;&quot;;0;1)" office:value-type="float" office:value="0" calcext:value-type="float">
            <text:p>0</text:p>
          </table:table-cell>
          <table:table-cell/>
          <table:table-cell table:formula="of:=&quot;'&quot;&amp;[.C271]&amp;&quot; - &quot;&amp;[.H271]&amp;&quot;',&quot;" office:value-type="string" office:string-value="'DOR DENTÁRIA - SIG2 SIG5 GTA21 GVC24 GTA23'," calcext:value-type="string">
            <text:p>'DOR DENTÁRIA - SIG2 SIG5 GTA21 GVC24 GTA23',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EDEMA LARÍNGEO</text:p>
          </table:table-cell>
          <table:table-cell table:formula="of:=IF([.B272]=&quot;&quot;;&quot;&quot;;[.C272])">
            <text:p/>
          </table:table-cell>
          <table:table-cell table:style-name="ce3" table:formula="of:=IF([.B272]=&quot;&quot;;[.C272];&quot;&quot;)" office:value-type="string" office:string-value="EDEMA LARÍNGEO" calcext:value-type="string">
            <text:p>EDEMA LARÍNGEO</text:p>
          </table:table-cell>
          <table:table-cell table:number-columns-repeated="2"/>
          <table:table-cell office:value-type="string" calcext:value-type="string">
            <text:p>SIG2 SIG5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72]=&quot;&quot;;0;1)" office:value-type="float" office:value="0" calcext:value-type="float">
            <text:p>0</text:p>
          </table:table-cell>
          <table:table-cell/>
          <table:table-cell table:formula="of:=&quot;'&quot;&amp;[.C272]&amp;&quot; - &quot;&amp;[.H272]&amp;&quot;',&quot;" office:value-type="string" office:string-value="'EDEMA LARÍNGEO - SIG2 SIG5'," calcext:value-type="string">
            <text:p>'EDEMA LARÍNGEO - SIG2 SIG5',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ODINOFAGIA</text:p>
          </table:table-cell>
          <table:table-cell table:formula="of:=IF([.B273]=&quot;&quot;;&quot;&quot;;[.C273])">
            <text:p/>
          </table:table-cell>
          <table:table-cell table:style-name="ce3" table:formula="of:=IF([.B273]=&quot;&quot;;[.C273];&quot;&quot;)" office:value-type="string" office:string-value="ODINOFAGIA" calcext:value-type="string">
            <text:p>ODINOFAGIA</text:p>
          </table:table-cell>
          <table:table-cell table:number-columns-repeated="2"/>
          <table:table-cell office:value-type="string" calcext:value-type="string">
            <text:p>GVG20 GF3 GR6 GBP6 GVC22 GVC22 GIG18 GIG4 GTA2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73]=&quot;&quot;;0;1)" office:value-type="float" office:value="0" calcext:value-type="float">
            <text:p>0</text:p>
          </table:table-cell>
          <table:table-cell/>
          <table:table-cell table:formula="of:=&quot;'&quot;&amp;[.C273]&amp;&quot; - &quot;&amp;[.H273]&amp;&quot;',&quot;" office:value-type="string" office:string-value="'ODINOFAGIA - GVG20 GF3 GR6 GBP6 GVC22 GVC22 GIG18 GIG4 GTA2'," calcext:value-type="string">
            <text:p>'ODINOFAGIA - GVG20 GF3 GR6 GBP6 GVC22 GVC22 GIG18 GIG4 GTA2',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CEFALÉIA ENXAQUECA (SHAO YANG)</text:p>
          </table:table-cell>
          <table:table-cell table:formula="of:=IF([.B274]=&quot;&quot;;&quot;&quot;;[.C274])">
            <text:p/>
          </table:table-cell>
          <table:table-cell table:style-name="ce3" table:formula="of:=IF([.B274]=&quot;&quot;;[.C274];&quot;&quot;)" office:value-type="string" office:string-value="CEFALÉIA ENXAQUECA (SHAO YANG)" calcext:value-type="string">
            <text:p>CEFALÉIA ENXAQUECA (SHAO YANG)</text:p>
          </table:table-cell>
          <table:table-cell table:number-columns-repeated="2"/>
          <table:table-cell office:value-type="string" calcext:value-type="string">
            <text:p>EXT-TAIYANG GVG20 GTA17 GVG20 GVG8 GVB40 GF3 WTA2 XB18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74]=&quot;&quot;;0;1)" office:value-type="float" office:value="0" calcext:value-type="float">
            <text:p>0</text:p>
          </table:table-cell>
          <table:table-cell/>
          <table:table-cell table:formula="of:=&quot;'&quot;&amp;[.C274]&amp;&quot; - &quot;&amp;[.H274]&amp;&quot;',&quot;" office:value-type="string" office:string-value="'CEFALÉIA ENXAQUECA (SHAO YANG) - EXT-TAIYANG GVG20 GTA17 GVG20 GVG8 GVB40 GF3 WTA2 XB18'," calcext:value-type="string">
            <text:p>'CEFALÉIA ENXAQUECA (SHAO YANG) - EXT-TAIYANG GVG20 GTA17 GVG20 GVG8 GVB40 GF3 WTA2 XB18',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CEFALÉIA TENSIONAL (TAI YANG)</text:p>
          </table:table-cell>
          <table:table-cell table:formula="of:=IF([.B275]=&quot;&quot;;&quot;&quot;;[.C275])">
            <text:p/>
          </table:table-cell>
          <table:table-cell table:style-name="ce3" table:formula="of:=IF([.B275]=&quot;&quot;;[.C275];&quot;&quot;)" office:value-type="string" office:string-value="CEFALÉIA TENSIONAL (TAI YANG)" calcext:value-type="string">
            <text:p>CEFALÉIA TENSIONAL (TAI YANG)</text:p>
          </table:table-cell>
          <table:table-cell table:number-columns-repeated="2"/>
          <table:table-cell office:value-type="string" calcext:value-type="string">
            <text:p>GTA5 GVB41 GB1 GVB14 GB62 GP7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75]=&quot;&quot;;0;1)" office:value-type="float" office:value="0" calcext:value-type="float">
            <text:p>0</text:p>
          </table:table-cell>
          <table:table-cell/>
          <table:table-cell table:formula="of:=&quot;'&quot;&amp;[.C275]&amp;&quot; - &quot;&amp;[.H275]&amp;&quot;',&quot;" office:value-type="string" office:string-value="'CEFALÉIA TENSIONAL (TAI YANG) - GTA5 GVB41 GB1 GVB14 GB62 GP7'," calcext:value-type="string">
            <text:p>'CEFALÉIA TENSIONAL (TAI YANG) - GTA5 GVB41 GB1 GVB14 GB62 GP7',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EFALÉIA SUNCT PARIETAL (JUE YIN)</text:p>
          </table:table-cell>
          <table:table-cell table:formula="of:=IF([.B276]=&quot;&quot;;&quot;&quot;;[.C276])">
            <text:p/>
          </table:table-cell>
          <table:table-cell table:style-name="ce3" table:formula="of:=IF([.B276]=&quot;&quot;;[.C276];&quot;&quot;)" office:value-type="string" office:string-value="CEFALÉIA SUNCT PARIETAL (JUE YIN)" calcext:value-type="string">
            <text:p>CEFALÉIA SUNCT PARIETAL (JUE YIN)</text:p>
          </table:table-cell>
          <table:table-cell table:number-columns-repeated="2"/>
          <table:table-cell office:value-type="string" calcext:value-type="string">
            <text:p>GVG23 GVB20 GIG4 GE36 GF2 WF3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76]=&quot;&quot;;0;1)" office:value-type="float" office:value="0" calcext:value-type="float">
            <text:p>0</text:p>
          </table:table-cell>
          <table:table-cell/>
          <table:table-cell table:formula="of:=&quot;'&quot;&amp;[.C276]&amp;&quot; - &quot;&amp;[.H276]&amp;&quot;',&quot;" office:value-type="string" office:string-value="'CEFALÉIA SUNCT PARIETAL (JUE YIN) - GVG23 GVB20 GIG4 GE36 GF2 WF3'," calcext:value-type="string">
            <text:p>'CEFALÉIA SUNCT PARIETAL (JUE YIN) - GVG23 GVB20 GIG4 GE36 GF2 WF3',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CEFALÉIA EM LEVEZA (SHAO YIN)</text:p>
          </table:table-cell>
          <table:table-cell table:formula="of:=IF([.B277]=&quot;&quot;;&quot;&quot;;[.C277])">
            <text:p/>
          </table:table-cell>
          <table:table-cell table:style-name="ce3" table:formula="of:=IF([.B277]=&quot;&quot;;[.C277];&quot;&quot;)" office:value-type="string" office:string-value="CEFALÉIA EM LEVEZA (SHAO YIN)" calcext:value-type="string">
            <text:p>CEFALÉIA EM LEVEZA (SHAO YIN)</text:p>
          </table:table-cell>
          <table:table-cell table:number-columns-repeated="2"/>
          <table:table-cell office:value-type="string" calcext:value-type="string">
            <text:p>GVB3 GVB5 GBP6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77]=&quot;&quot;;0;1)" office:value-type="float" office:value="0" calcext:value-type="float">
            <text:p>0</text:p>
          </table:table-cell>
          <table:table-cell/>
          <table:table-cell table:formula="of:=&quot;'&quot;&amp;[.C277]&amp;&quot; - &quot;&amp;[.H277]&amp;&quot;',&quot;" office:value-type="string" office:string-value="'CEFALÉIA EM LEVEZA (SHAO YIN) - GVB3 GVB5 GBP6'," calcext:value-type="string">
            <text:p>'CEFALÉIA EM LEVEZA (SHAO YIN) - GVB3 GVB5 GBP6',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CEFALÉIA SUNA EM CAPACETE ( TAI YIN)</text:p>
          </table:table-cell>
          <table:table-cell table:formula="of:=IF([.B278]=&quot;&quot;;&quot;&quot;;[.C278])">
            <text:p/>
          </table:table-cell>
          <table:table-cell table:style-name="ce3" table:formula="of:=IF([.B278]=&quot;&quot;;[.C278];&quot;&quot;)" office:value-type="string" office:string-value="CEFALÉIA SUNA EM CAPACETE ( TAI YIN)" calcext:value-type="string">
            <text:p>CEFALÉIA SUNA EM CAPACETE ( TAI YIN)</text:p>
          </table:table-cell>
          <table:table-cell table:number-columns-repeated="2"/>
          <table:table-cell office:value-type="string" calcext:value-type="string">
            <text:p>GVB20 GB2 GP7 GIG4 GE36 GE9 WBP2 GVG20 GVG23 XB23 XVG4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78]=&quot;&quot;;0;1)" office:value-type="float" office:value="0" calcext:value-type="float">
            <text:p>0</text:p>
          </table:table-cell>
          <table:table-cell/>
          <table:table-cell table:formula="of:=&quot;'&quot;&amp;[.C278]&amp;&quot; - &quot;&amp;[.H278]&amp;&quot;',&quot;" office:value-type="string" office:string-value="'CEFALÉIA SUNA EM CAPACETE ( TAI YIN) - GVB20 GB2 GP7 GIG4 GE36 GE9 WBP2 GVG20 GVG23 XB23 XVG4'," calcext:value-type="string">
            <text:p>'CEFALÉIA SUNA EM CAPACETE ( TAI YIN) - GVB20 GB2 GP7 GIG4 GE36 GE9 WBP2 GVG20 GVG23 XB23 XVG4',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CEFALÉIA FRONTAL (YANG MING)</text:p>
          </table:table-cell>
          <table:table-cell table:formula="of:=IF([.B279]=&quot;&quot;;&quot;&quot;;[.C279])">
            <text:p/>
          </table:table-cell>
          <table:table-cell table:style-name="ce3" table:formula="of:=IF([.B279]=&quot;&quot;;[.C279];&quot;&quot;)" office:value-type="string" office:string-value="CEFALÉIA FRONTAL (YANG MING)" calcext:value-type="string">
            <text:p>CEFALÉIA FRONTAL (YANG MING)</text:p>
          </table:table-cell>
          <table:table-cell table:number-columns-repeated="2"/>
          <table:table-cell office:value-type="string" calcext:value-type="string">
            <text:p>GE45 GID18 GE8 GE41 GVG23 GVG24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79]=&quot;&quot;;0;1)" office:value-type="float" office:value="0" calcext:value-type="float">
            <text:p>0</text:p>
          </table:table-cell>
          <table:table-cell/>
          <table:table-cell table:formula="of:=&quot;'&quot;&amp;[.C279]&amp;&quot; - &quot;&amp;[.H279]&amp;&quot;',&quot;" office:value-type="string" office:string-value="'CEFALÉIA FRONTAL (YANG MING) - GE45 GID18 GE8 GE41 GVG23 GVG24'," calcext:value-type="string">
            <text:p>'CEFALÉIA FRONTAL (YANG MING) - GE45 GID18 GE8 GE41 GVG23 GVG24',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NEURALGIA TRIGEMINAL</text:p>
          </table:table-cell>
          <table:table-cell table:formula="of:=IF([.B280]=&quot;&quot;;&quot;&quot;;[.C280])">
            <text:p/>
          </table:table-cell>
          <table:table-cell table:style-name="ce3" table:formula="of:=IF([.B280]=&quot;&quot;;[.C280];&quot;&quot;)" office:value-type="string" office:string-value="NEURALGIA TRIGEMINAL" calcext:value-type="string">
            <text:p>NEURALGIA TRIGEMINAL</text:p>
          </table:table-cell>
          <table:table-cell table:number-columns-repeated="2"/>
          <table:table-cell office:value-type="string" calcext:value-type="string">
            <text:p>GB2 GVB14 GID18 GTA17 WE5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80]=&quot;&quot;;0;1)" office:value-type="float" office:value="0" calcext:value-type="float">
            <text:p>0</text:p>
          </table:table-cell>
          <table:table-cell/>
          <table:table-cell table:formula="of:=&quot;'&quot;&amp;[.C280]&amp;&quot; - &quot;&amp;[.H280]&amp;&quot;',&quot;" office:value-type="string" office:string-value="'NEURALGIA TRIGEMINAL - GB2 GVB14 GID18 GTA17 WE5'," calcext:value-type="string">
            <text:p>'NEURALGIA TRIGEMINAL - GB2 GVB14 GID18 GTA17 WE5',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DOR NUCAL</text:p>
          </table:table-cell>
          <table:table-cell table:formula="of:=IF([.B281]=&quot;&quot;;&quot;&quot;;[.C281])">
            <text:p/>
          </table:table-cell>
          <table:table-cell table:style-name="ce3" table:formula="of:=IF([.B281]=&quot;&quot;;[.C281];&quot;&quot;)" office:value-type="string" office:string-value="DOR NUCAL" calcext:value-type="string">
            <text:p>DOR NUCAL</text:p>
          </table:table-cell>
          <table:table-cell table:number-columns-repeated="2"/>
          <table:table-cell office:value-type="string" calcext:value-type="string">
            <text:p>GB10 GVB20 GVG25 GR3 GID3 GB20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81]=&quot;&quot;;0;1)" office:value-type="float" office:value="0" calcext:value-type="float">
            <text:p>0</text:p>
          </table:table-cell>
          <table:table-cell/>
          <table:table-cell table:formula="of:=&quot;'&quot;&amp;[.C281]&amp;&quot; - &quot;&amp;[.H281]&amp;&quot;',&quot;" office:value-type="string" office:string-value="'DOR NUCAL - GB10 GVB20 GVG25 GR3 GID3 GB20'," calcext:value-type="string">
            <text:p>'DOR NUCAL - GB10 GVB20 GVG25 GR3 GID3 GB20',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DTM</text:p>
          </table:table-cell>
          <table:table-cell table:formula="of:=IF([.B282]=&quot;&quot;;&quot;&quot;;[.C282])">
            <text:p/>
          </table:table-cell>
          <table:table-cell table:style-name="ce3" table:formula="of:=IF([.B282]=&quot;&quot;;[.C282];&quot;&quot;)" office:value-type="string" office:string-value="DTM" calcext:value-type="string">
            <text:p>DTM</text:p>
          </table:table-cell>
          <table:table-cell table:number-columns-repeated="2"/>
          <table:table-cell office:value-type="string" calcext:value-type="string">
            <text:p>GE7 GTA21 GTA17 GE5 GTA5 GVB34 WTA2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82]=&quot;&quot;;0;1)" office:value-type="float" office:value="0" calcext:value-type="float">
            <text:p>0</text:p>
          </table:table-cell>
          <table:table-cell/>
          <table:table-cell table:formula="of:=&quot;'&quot;&amp;[.C282]&amp;&quot; - &quot;&amp;[.H282]&amp;&quot;',&quot;" office:value-type="string" office:string-value="'DTM - GE7 GTA21 GTA17 GE5 GTA5 GVB34 WTA2'," calcext:value-type="string">
            <text:p>'DTM - GE7 GTA21 GTA17 GE5 GTA5 GVB34 WTA2',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ORCICOLO</text:p>
          </table:table-cell>
          <table:table-cell table:formula="of:=IF([.B283]=&quot;&quot;;&quot;&quot;;[.C283])">
            <text:p/>
          </table:table-cell>
          <table:table-cell table:style-name="ce3" table:formula="of:=IF([.B283]=&quot;&quot;;[.C283];&quot;&quot;)" office:value-type="string" office:string-value="TORCICOLO" calcext:value-type="string">
            <text:p>TORCICOLO</text:p>
          </table:table-cell>
          <table:table-cell table:number-columns-repeated="2"/>
          <table:table-cell office:value-type="string" calcext:value-type="string">
            <text:p>GB10 GVB20 GVG16 GID3 GTA2 GID2 GID7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83]=&quot;&quot;;0;1)" office:value-type="float" office:value="0" calcext:value-type="float">
            <text:p>0</text:p>
          </table:table-cell>
          <table:table-cell/>
          <table:table-cell table:formula="of:=&quot;'&quot;&amp;[.C283]&amp;&quot; - &quot;&amp;[.H283]&amp;&quot;',&quot;" office:value-type="string" office:string-value="'TORCICOLO - GB10 GVB20 GVG16 GID3 GTA2 GID2 GID7'," calcext:value-type="string">
            <text:p>'TORCICOLO - GB10 GVB20 GVG16 GID3 GTA2 GID2 GID7',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OFTALMOPATIA</text:p>
          </table:table-cell>
          <table:table-cell table:formula="of:=IF([.B284]=&quot;&quot;;&quot;&quot;;[.C284])">
            <text:p/>
          </table:table-cell>
          <table:table-cell table:style-name="ce3" table:formula="of:=IF([.B284]=&quot;&quot;;[.C284];&quot;&quot;)" office:value-type="string" office:string-value="OFTALMOPATIA" calcext:value-type="string">
            <text:p>OFTALMOPATIA</text:p>
          </table:table-cell>
          <table:table-cell table:number-columns-repeated="2"/>
          <table:table-cell office:value-type="string" calcext:value-type="string">
            <text:p>GB1</text:p>
          </table:table-cell>
          <table:table-cell office:value-type="string" calcext:value-type="string">
            <text:p>EX 12 9</text:p>
          </table:table-cell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84]=&quot;&quot;;0;1)" office:value-type="float" office:value="0" calcext:value-type="float">
            <text:p>0</text:p>
          </table:table-cell>
          <table:table-cell/>
          <table:table-cell table:formula="of:=&quot;'&quot;&amp;[.C284]&amp;&quot; - &quot;&amp;[.H284]&amp;&quot;',&quot;" office:value-type="string" office:string-value="'OFTALMOPATIA - GB1'," calcext:value-type="string">
            <text:p>'OFTALMOPATIA - GB1',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OJUNTIVITE</text:p>
          </table:table-cell>
          <table:table-cell table:formula="of:=IF([.B285]=&quot;&quot;;&quot;&quot;;[.C285])">
            <text:p/>
          </table:table-cell>
          <table:table-cell table:style-name="ce3" table:formula="of:=IF([.B285]=&quot;&quot;;[.C285];&quot;&quot;)" office:value-type="string" office:string-value="COJUNTIVITE" calcext:value-type="string">
            <text:p>COJUNTIVITE</text:p>
          </table:table-cell>
          <table:table-cell table:number-columns-repeated="2"/>
          <table:table-cell office:value-type="string" calcext:value-type="string">
            <text:p>GB23 GVG4</text:p>
          </table:table-cell>
          <table:table-cell office:value-type="string" calcext:value-type="string">
            <text:p>EX17 79</text:p>
          </table:table-cell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85]=&quot;&quot;;0;1)" office:value-type="float" office:value="0" calcext:value-type="float">
            <text:p>0</text:p>
          </table:table-cell>
          <table:table-cell/>
          <table:table-cell table:formula="of:=&quot;'&quot;&amp;[.C285]&amp;&quot; - &quot;&amp;[.H285]&amp;&quot;',&quot;" office:value-type="string" office:string-value="'COJUNTIVITE - GB23 GVG4'," calcext:value-type="string">
            <text:p>'COJUNTIVITE - GB23 GVG4',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EDEMA CEREBRAL</text:p>
          </table:table-cell>
          <table:table-cell table:formula="of:=IF([.B286]=&quot;&quot;;&quot;&quot;;[.C286])">
            <text:p/>
          </table:table-cell>
          <table:table-cell table:style-name="ce3" table:formula="of:=IF([.B286]=&quot;&quot;;[.C286];&quot;&quot;)" office:value-type="string" office:string-value="EDEMA CEREBRAL" calcext:value-type="string">
            <text:p>EDEMA CEREBRAL</text:p>
          </table:table-cell>
          <table:table-cell table:number-columns-repeated="2"/>
          <table:table-cell office:value-type="string" calcext:value-type="string">
            <text:p>GB18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86]=&quot;&quot;;0;1)" office:value-type="float" office:value="0" calcext:value-type="float">
            <text:p>0</text:p>
          </table:table-cell>
          <table:table-cell/>
          <table:table-cell table:formula="of:=&quot;'&quot;&amp;[.C286]&amp;&quot; - &quot;&amp;[.H286]&amp;&quot;',&quot;" office:value-type="string" office:string-value="'EDEMA CEREBRAL - GB18'," calcext:value-type="string">
            <text:p>'EDEMA CEREBRAL - GB18',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RAUMA DE FACE</text:p>
          </table:table-cell>
          <table:table-cell table:formula="of:=IF([.B287]=&quot;&quot;;&quot;&quot;;[.C287])">
            <text:p/>
          </table:table-cell>
          <table:table-cell table:style-name="ce3" table:formula="of:=IF([.B287]=&quot;&quot;;[.C287];&quot;&quot;)" office:value-type="string" office:string-value="TRAUMA DE FACE" calcext:value-type="string">
            <text:p>TRAUMA DE FACE</text:p>
          </table:table-cell>
          <table:table-cell table:number-columns-repeated="2"/>
          <table:table-cell office:value-type="string" calcext:value-type="string">
            <text:p>GVB2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87]=&quot;&quot;;0;1)" office:value-type="float" office:value="0" calcext:value-type="float">
            <text:p>0</text:p>
          </table:table-cell>
          <table:table-cell/>
          <table:table-cell table:formula="of:=&quot;'&quot;&amp;[.C287]&amp;&quot; - &quot;&amp;[.H287]&amp;&quot;',&quot;" office:value-type="string" office:string-value="'TRAUMA DE FACE - GVB2'," calcext:value-type="string">
            <text:p>'TRAUMA DE FACE - GVB2',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EDEMA DE FACE</text:p>
          </table:table-cell>
          <table:table-cell table:formula="of:=IF([.B288]=&quot;&quot;;&quot;&quot;;[.C288])">
            <text:p/>
          </table:table-cell>
          <table:table-cell table:style-name="ce3" table:formula="of:=IF([.B288]=&quot;&quot;;[.C288];&quot;&quot;)" office:value-type="string" office:string-value="EDEMA DE FACE" calcext:value-type="string">
            <text:p>EDEMA DE FACE</text:p>
          </table:table-cell>
          <table:table-cell table:number-columns-repeated="2"/>
          <table:table-cell office:value-type="string" calcext:value-type="string">
            <text:p>GVG26 GVG21 GIG4 GE44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88]=&quot;&quot;;0;1)" office:value-type="float" office:value="0" calcext:value-type="float">
            <text:p>0</text:p>
          </table:table-cell>
          <table:table-cell/>
          <table:table-cell table:formula="of:=&quot;'&quot;&amp;[.C288]&amp;&quot; - &quot;&amp;[.H288]&amp;&quot;',&quot;" office:value-type="string" office:string-value="'EDEMA DE FACE - GVG26 GVG21 GIG4 GE44'," calcext:value-type="string">
            <text:p>'EDEMA DE FACE - GVG26 GVG21 GIG4 GE44',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INITE</text:p>
          </table:table-cell>
          <table:table-cell table:formula="of:=IF([.B289]=&quot;&quot;;&quot;&quot;;[.C289])">
            <text:p/>
          </table:table-cell>
          <table:table-cell table:style-name="ce3" table:formula="of:=IF([.B289]=&quot;&quot;;[.C289];&quot;&quot;)" office:value-type="string" office:string-value="RINITE" calcext:value-type="string">
            <text:p>RINITE</text:p>
          </table:table-cell>
          <table:table-cell table:number-columns-repeated="2"/>
          <table:table-cell office:value-type="string" calcext:value-type="string">
            <text:p>GVG23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289]=&quot;&quot;;0;1)" office:value-type="float" office:value="0" calcext:value-type="float">
            <text:p>0</text:p>
          </table:table-cell>
          <table:table-cell/>
          <table:table-cell table:formula="of:=&quot;'&quot;&amp;[.C289]&amp;&quot; - &quot;&amp;[.H289]&amp;&quot;',&quot;" office:value-type="string" office:string-value="'RINITE - GVG23'," calcext:value-type="string">
            <text:p>'RINITE - GVG23',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SINUSOPATIA</text:p>
          </table:table-cell>
          <table:table-cell table:formula="of:=IF([.B290]=&quot;&quot;;&quot;&quot;;[.C290])">
            <text:p/>
          </table:table-cell>
          <table:table-cell table:style-name="ce3" table:formula="of:=IF([.B290]=&quot;&quot;;[.C290];&quot;&quot;)" office:value-type="string" office:string-value="SINUSOPATIA" calcext:value-type="string">
            <text:p>SINUSOPATIA</text:p>
          </table:table-cell>
          <table:table-cell table:number-columns-repeated="2"/>
          <table:table-cell office:value-type="string" calcext:value-type="string">
            <text:p>GIG20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290]=&quot;&quot;;0;1)" office:value-type="float" office:value="0" calcext:value-type="float">
            <text:p>0</text:p>
          </table:table-cell>
          <table:table-cell/>
          <table:table-cell table:formula="of:=&quot;'&quot;&amp;[.C290]&amp;&quot; - &quot;&amp;[.H290]&amp;&quot;',&quot;" office:value-type="string" office:string-value="'SINUSOPATIA - GIG20'," calcext:value-type="string">
            <text:p>'SINUSOPATIA - GIG20',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ARALISIA FACIAL</text:p>
          </table:table-cell>
          <table:table-cell table:formula="of:=IF([.B291]=&quot;&quot;;&quot;&quot;;[.C291])">
            <text:p/>
          </table:table-cell>
          <table:table-cell table:style-name="ce3" table:formula="of:=IF([.B291]=&quot;&quot;;[.C291];&quot;&quot;)" office:value-type="string" office:string-value="PARALISIA FACIAL" calcext:value-type="string">
            <text:p>PARALISIA FACIAL</text:p>
          </table:table-cell>
          <table:table-cell table:number-columns-repeated="2"/>
          <table:table-cell office:value-type="string" calcext:value-type="string">
            <text:p>GE4 GE6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291]=&quot;&quot;;0;1)" office:value-type="float" office:value="0" calcext:value-type="float">
            <text:p>0</text:p>
          </table:table-cell>
          <table:table-cell/>
          <table:table-cell table:formula="of:=&quot;'&quot;&amp;[.C291]&amp;&quot; - &quot;&amp;[.H291]&amp;&quot;',&quot;" office:value-type="string" office:string-value="'PARALISIA FACIAL - GE4 GE6'," calcext:value-type="string">
            <text:p>'PARALISIA FACIAL - GE4 GE6',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HALITOSE</text:p>
          </table:table-cell>
          <table:table-cell table:formula="of:=IF([.B292]=&quot;&quot;;&quot;&quot;;[.C292])">
            <text:p/>
          </table:table-cell>
          <table:table-cell table:style-name="ce3" table:formula="of:=IF([.B292]=&quot;&quot;;[.C292];&quot;&quot;)" office:value-type="string" office:string-value="HALITOSE" calcext:value-type="string">
            <text:p>HALITOSE</text:p>
          </table:table-cell>
          <table:table-cell table:number-columns-repeated="2"/>
          <table:table-cell office:value-type="string" calcext:value-type="string">
            <text:p>GPC7 GE44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292]=&quot;&quot;;0;1)" office:value-type="float" office:value="0" calcext:value-type="float">
            <text:p>0</text:p>
          </table:table-cell>
          <table:table-cell/>
          <table:table-cell table:formula="of:=&quot;'&quot;&amp;[.C292]&amp;&quot; - &quot;&amp;[.H292]&amp;&quot;',&quot;" office:value-type="string" office:string-value="'HALITOSE - GPC7 GE44'," calcext:value-type="string">
            <text:p>'HALITOSE - GPC7 GE44',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ARESTESIA FACIAL</text:p>
          </table:table-cell>
          <table:table-cell table:formula="of:=IF([.B293]=&quot;&quot;;&quot;&quot;;[.C293])">
            <text:p/>
          </table:table-cell>
          <table:table-cell table:style-name="ce3" table:formula="of:=IF([.B293]=&quot;&quot;;[.C293];&quot;&quot;)" office:value-type="string" office:string-value="PARESTESIA FACIAL" calcext:value-type="string">
            <text:p>PARESTESIA FACIAL</text:p>
          </table:table-cell>
          <table:table-cell table:number-columns-repeated="2"/>
          <table:table-cell office:value-type="string" calcext:value-type="string">
            <text:p>GIG20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293]=&quot;&quot;;0;1)" office:value-type="float" office:value="0" calcext:value-type="float">
            <text:p>0</text:p>
          </table:table-cell>
          <table:table-cell/>
          <table:table-cell table:formula="of:=&quot;'&quot;&amp;[.C293]&amp;&quot; - &quot;&amp;[.H293]&amp;&quot;',&quot;" office:value-type="string" office:string-value="'PARESTESIA FACIAL - GIG20'," calcext:value-type="string">
            <text:p>'PARESTESIA FACIAL - GIG20',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AMETROPIAS</text:p>
          </table:table-cell>
          <table:table-cell table:formula="of:=IF([.B294]=&quot;&quot;;&quot;&quot;;[.C294])">
            <text:p/>
          </table:table-cell>
          <table:table-cell table:style-name="ce3" table:formula="of:=IF([.B294]=&quot;&quot;;[.C294];&quot;&quot;)" office:value-type="string" office:string-value="AMETROPIAS" calcext:value-type="string">
            <text:p>AMETROPIAS</text:p>
          </table:table-cell>
          <table:table-cell table:number-columns-repeated="2"/>
          <table:table-cell office:value-type="string" calcext:value-type="string">
            <text:p>GB47 GB19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294]=&quot;&quot;;0;1)" office:value-type="float" office:value="0" calcext:value-type="float">
            <text:p>0</text:p>
          </table:table-cell>
          <table:table-cell/>
          <table:table-cell table:formula="of:=&quot;'&quot;&amp;[.C294]&amp;&quot; - &quot;&amp;[.H294]&amp;&quot;',&quot;" office:value-type="string" office:string-value="'AMETROPIAS - GB47 GB19'," calcext:value-type="string">
            <text:p>'AMETROPIAS - GB47 GB19',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PTERÍGIO</text:p>
          </table:table-cell>
          <table:table-cell table:formula="of:=IF([.B295]=&quot;&quot;;&quot;&quot;;[.C295])">
            <text:p/>
          </table:table-cell>
          <table:table-cell table:style-name="ce3" table:formula="of:=IF([.B295]=&quot;&quot;;[.C295];&quot;&quot;)" office:value-type="string" office:string-value="PTERÍGIO" calcext:value-type="string">
            <text:p>PTERÍGIO</text:p>
          </table:table-cell>
          <table:table-cell table:number-columns-repeated="2"/>
          <table:table-cell office:value-type="string" calcext:value-type="string">
            <text:p>GID1 GB18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295]=&quot;&quot;;0;1)" office:value-type="float" office:value="0" calcext:value-type="float">
            <text:p>0</text:p>
          </table:table-cell>
          <table:table-cell/>
          <table:table-cell table:formula="of:=&quot;'&quot;&amp;[.C295]&amp;&quot; - &quot;&amp;[.H295]&amp;&quot;',&quot;" office:value-type="string" office:string-value="'PTERÍGIO - GID1 GB18'," calcext:value-type="string">
            <text:p>'PTERÍGIO - GID1 GB18',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LACRIMAÇÃO</text:p>
          </table:table-cell>
          <table:table-cell table:formula="of:=IF([.B296]=&quot;&quot;;&quot;&quot;;[.C296])">
            <text:p/>
          </table:table-cell>
          <table:table-cell table:style-name="ce3" table:formula="of:=IF([.B296]=&quot;&quot;;[.C296];&quot;&quot;)" office:value-type="string" office:string-value="LACRIMAÇÃO" calcext:value-type="string">
            <text:p>LACRIMAÇÃO</text:p>
          </table:table-cell>
          <table:table-cell table:number-columns-repeated="2"/>
          <table:table-cell office:value-type="string" calcext:value-type="string">
            <text:p>GVB41 GE8 GB1 GF2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296]=&quot;&quot;;0;1)" office:value-type="float" office:value="0" calcext:value-type="float">
            <text:p>0</text:p>
          </table:table-cell>
          <table:table-cell/>
          <table:table-cell table:formula="of:=&quot;'&quot;&amp;[.C296]&amp;&quot; - &quot;&amp;[.H296]&amp;&quot;',&quot;" office:value-type="string" office:string-value="'LACRIMAÇÃO - GVB41 GE8 GB1 GF2'," calcext:value-type="string">
            <text:p>'LACRIMAÇÃO - GVB41 GE8 GB1 GF2',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CATARATA</text:p>
          </table:table-cell>
          <table:table-cell table:formula="of:=IF([.B297]=&quot;&quot;;&quot;&quot;;[.C297])">
            <text:p/>
          </table:table-cell>
          <table:table-cell table:style-name="ce3" table:formula="of:=IF([.B297]=&quot;&quot;;[.C297];&quot;&quot;)" office:value-type="string" office:string-value="CATARATA" calcext:value-type="string">
            <text:p>CATARATA</text:p>
          </table:table-cell>
          <table:table-cell table:number-columns-repeated="2"/>
          <table:table-cell office:value-type="string" calcext:value-type="string">
            <text:p>GB2 GIG3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297]=&quot;&quot;;0;1)" office:value-type="float" office:value="0" calcext:value-type="float">
            <text:p>0</text:p>
          </table:table-cell>
          <table:table-cell/>
          <table:table-cell table:formula="of:=&quot;'&quot;&amp;[.C297]&amp;&quot; - &quot;&amp;[.H297]&amp;&quot;',&quot;" office:value-type="string" office:string-value="'CATARATA - GB2 GIG3'," calcext:value-type="string">
            <text:p>'CATARATA - GB2 GIG3',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OENÇA MACULAR</text:p>
          </table:table-cell>
          <table:table-cell table:formula="of:=IF([.B298]=&quot;&quot;;&quot;&quot;;[.C298])">
            <text:p/>
          </table:table-cell>
          <table:table-cell table:style-name="ce3" table:formula="of:=IF([.B298]=&quot;&quot;;[.C298];&quot;&quot;)" office:value-type="string" office:string-value="DOENÇA MACULAR" calcext:value-type="string">
            <text:p>DOENÇA MACULAR</text:p>
          </table:table-cell>
          <table:table-cell table:number-columns-repeated="2"/>
          <table:table-cell office:value-type="string" calcext:value-type="string">
            <text:p>GB2 GIG3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298]=&quot;&quot;;0;1)" office:value-type="float" office:value="0" calcext:value-type="float">
            <text:p>0</text:p>
          </table:table-cell>
          <table:table-cell/>
          <table:table-cell table:formula="of:=&quot;'&quot;&amp;[.C298]&amp;&quot; - &quot;&amp;[.H298]&amp;&quot;',&quot;" office:value-type="string" office:string-value="'DOENÇA MACULAR - GB2 GIG3'," calcext:value-type="string">
            <text:p>'DOENÇA MACULAR - GB2 GIG3',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EPISTAXE</text:p>
          </table:table-cell>
          <table:table-cell table:formula="of:=IF([.B299]=&quot;&quot;;&quot;&quot;;[.C299])">
            <text:p/>
          </table:table-cell>
          <table:table-cell table:style-name="ce3" table:formula="of:=IF([.B299]=&quot;&quot;;[.C299];&quot;&quot;)" office:value-type="string" office:string-value="EPISTAXE" calcext:value-type="string">
            <text:p>EPISTAXE</text:p>
          </table:table-cell>
          <table:table-cell table:number-columns-repeated="2"/>
          <table:table-cell office:value-type="string" calcext:value-type="string">
            <text:p>GP3 GIG4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299]=&quot;&quot;;0;1)" office:value-type="float" office:value="0" calcext:value-type="float">
            <text:p>0</text:p>
          </table:table-cell>
          <table:table-cell/>
          <table:table-cell table:formula="of:=&quot;'&quot;&amp;[.C299]&amp;&quot; - &quot;&amp;[.H299]&amp;&quot;',&quot;" office:value-type="string" office:string-value="'EPISTAXE - GP3 GIG4'," calcext:value-type="string">
            <text:p>'EPISTAXE - GP3 GIG4',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ANOSMIA</text:p>
          </table:table-cell>
          <table:table-cell table:formula="of:=IF([.B300]=&quot;&quot;;&quot;&quot;;[.C300])">
            <text:p/>
          </table:table-cell>
          <table:table-cell table:style-name="ce3" table:formula="of:=IF([.B300]=&quot;&quot;;[.C300];&quot;&quot;)" office:value-type="string" office:string-value="ANOSMIA" calcext:value-type="string">
            <text:p>ANOSMIA</text:p>
          </table:table-cell>
          <table:table-cell table:number-columns-repeated="2"/>
          <table:table-cell office:value-type="string" calcext:value-type="string">
            <text:p>GB7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00]=&quot;&quot;;0;1)" office:value-type="float" office:value="0" calcext:value-type="float">
            <text:p>0</text:p>
          </table:table-cell>
          <table:table-cell/>
          <table:table-cell table:formula="of:=&quot;'&quot;&amp;[.C300]&amp;&quot; - &quot;&amp;[.H300]&amp;&quot;',&quot;" office:value-type="string" office:string-value="'ANOSMIA - GB7'," calcext:value-type="string">
            <text:p>'ANOSMIA - GB7',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OLIPOSE NASAL</text:p>
          </table:table-cell>
          <table:table-cell table:formula="of:=IF([.B301]=&quot;&quot;;&quot;&quot;;[.C301])">
            <text:p/>
          </table:table-cell>
          <table:table-cell table:style-name="ce3" table:formula="of:=IF([.B301]=&quot;&quot;;[.C301];&quot;&quot;)" office:value-type="string" office:string-value="POLIPOSE NASAL" calcext:value-type="string">
            <text:p>POLIPOSE NASAL</text:p>
          </table:table-cell>
          <table:table-cell table:number-columns-repeated="2"/>
          <table:table-cell office:value-type="string" calcext:value-type="string">
            <text:p>GVG28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01]=&quot;&quot;;0;1)" office:value-type="float" office:value="0" calcext:value-type="float">
            <text:p>0</text:p>
          </table:table-cell>
          <table:table-cell/>
          <table:table-cell table:formula="of:=&quot;'&quot;&amp;[.C301]&amp;&quot; - &quot;&amp;[.H301]&amp;&quot;',&quot;" office:value-type="string" office:string-value="'POLIPOSE NASAL - GVG28'," calcext:value-type="string">
            <text:p>'POLIPOSE NASAL - GVG28',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AROTIDITE</text:p>
          </table:table-cell>
          <table:table-cell table:formula="of:=IF([.B302]=&quot;&quot;;&quot;&quot;;[.C302])">
            <text:p/>
          </table:table-cell>
          <table:table-cell table:style-name="ce3" table:formula="of:=IF([.B302]=&quot;&quot;;[.C302];&quot;&quot;)" office:value-type="string" office:string-value="PAROTIDITE" calcext:value-type="string">
            <text:p>PAROTIDITE</text:p>
          </table:table-cell>
          <table:table-cell table:number-columns-repeated="2"/>
          <table:table-cell office:value-type="string" calcext:value-type="string">
            <text:p>GID5 GVB43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02]=&quot;&quot;;0;1)" office:value-type="float" office:value="0" calcext:value-type="float">
            <text:p>0</text:p>
          </table:table-cell>
          <table:table-cell/>
          <table:table-cell table:formula="of:=&quot;'&quot;&amp;[.C302]&amp;&quot; - &quot;&amp;[.H302]&amp;&quot;',&quot;" office:value-type="string" office:string-value="'PAROTIDITE - GID5 GVB43'," calcext:value-type="string">
            <text:p>'PAROTIDITE - GID5 GVB43',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XEROSTOMIA</text:p>
          </table:table-cell>
          <table:table-cell table:formula="of:=IF([.B303]=&quot;&quot;;&quot;&quot;;[.C303])">
            <text:p/>
          </table:table-cell>
          <table:table-cell table:style-name="ce3" table:formula="of:=IF([.B303]=&quot;&quot;;[.C303];&quot;&quot;)" office:value-type="string" office:string-value="XEROSTOMIA" calcext:value-type="string">
            <text:p>XEROSTOMIA</text:p>
          </table:table-cell>
          <table:table-cell table:number-columns-repeated="2"/>
          <table:table-cell office:value-type="string" calcext:value-type="string">
            <text:p>GR7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03]=&quot;&quot;;0;1)" office:value-type="float" office:value="0" calcext:value-type="float">
            <text:p>0</text:p>
          </table:table-cell>
          <table:table-cell/>
          <table:table-cell table:formula="of:=&quot;'&quot;&amp;[.C303]&amp;&quot; - &quot;&amp;[.H303]&amp;&quot;',&quot;" office:value-type="string" office:string-value="'XEROSTOMIA - GR7'," calcext:value-type="string">
            <text:p>'XEROSTOMIA - GR7',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DOR OCULAR</text:p>
          </table:table-cell>
          <table:table-cell table:formula="of:=IF([.B304]=&quot;&quot;;&quot;&quot;;[.C304])">
            <text:p/>
          </table:table-cell>
          <table:table-cell table:style-name="ce3" table:formula="of:=IF([.B304]=&quot;&quot;;[.C304];&quot;&quot;)" office:value-type="string" office:string-value="DOR OCULAR" calcext:value-type="string">
            <text:p>DOR OCULAR</text:p>
          </table:table-cell>
          <table:table-cell table:number-columns-repeated="3"/>
          <table:table-cell office:value-type="string" calcext:value-type="string">
            <text:p>EX12</text:p>
          </table:table-cell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04]=&quot;&quot;;0;1)" office:value-type="float" office:value="0" calcext:value-type="float">
            <text:p>0</text:p>
          </table:table-cell>
          <table:table-cell/>
          <table:table-cell table:formula="of:=&quot;'&quot;&amp;[.C304]&amp;&quot; - &quot;&amp;[.H304]&amp;&quot;',&quot;" office:value-type="string" office:string-value="'DOR OCULAR - '," calcext:value-type="string">
            <text:p>'DOR OCULAR - ',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MACROGLOSSIA</text:p>
          </table:table-cell>
          <table:table-cell table:formula="of:=IF([.B305]=&quot;&quot;;&quot;&quot;;[.C305])">
            <text:p/>
          </table:table-cell>
          <table:table-cell table:style-name="ce3" table:formula="of:=IF([.B305]=&quot;&quot;;[.C305];&quot;&quot;)" office:value-type="string" office:string-value="MACROGLOSSIA" calcext:value-type="string">
            <text:p>MACROGLOSSIA</text:p>
          </table:table-cell>
          <table:table-cell table:number-columns-repeated="2"/>
          <table:table-cell office:value-type="string" calcext:value-type="string">
            <text:p>GVC23 GPC9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05]=&quot;&quot;;0;1)" office:value-type="float" office:value="0" calcext:value-type="float">
            <text:p>0</text:p>
          </table:table-cell>
          <table:table-cell/>
          <table:table-cell table:formula="of:=&quot;'&quot;&amp;[.C305]&amp;&quot; - &quot;&amp;[.H305]&amp;&quot;',&quot;" office:value-type="string" office:string-value="'MACROGLOSSIA - GVC23 GPC9'," calcext:value-type="string">
            <text:p>'MACROGLOSSIA - GVC23 GPC9',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GLOSSITE</text:p>
          </table:table-cell>
          <table:table-cell table:formula="of:=IF([.B306]=&quot;&quot;;&quot;&quot;;[.C306])">
            <text:p/>
          </table:table-cell>
          <table:table-cell table:style-name="ce3" table:formula="of:=IF([.B306]=&quot;&quot;;[.C306];&quot;&quot;)" office:value-type="string" office:string-value="GLOSSITE" calcext:value-type="string">
            <text:p>GLOSSITE</text:p>
          </table:table-cell>
          <table:table-cell table:number-columns-repeated="2"/>
          <table:table-cell office:value-type="string" calcext:value-type="string">
            <text:p>GVC23 GPC9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06]=&quot;&quot;;0;1)" office:value-type="float" office:value="0" calcext:value-type="float">
            <text:p>0</text:p>
          </table:table-cell>
          <table:table-cell/>
          <table:table-cell table:formula="of:=&quot;'&quot;&amp;[.C306]&amp;&quot; - &quot;&amp;[.H306]&amp;&quot;',&quot;" office:value-type="string" office:string-value="'GLOSSITE - GVC23 GPC9'," calcext:value-type="string">
            <text:p>'GLOSSITE - GVC23 GPC9',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NNITUS</text:p>
          </table:table-cell>
          <table:table-cell table:formula="of:=IF([.B307]=&quot;&quot;;&quot;&quot;;[.C307])">
            <text:p/>
          </table:table-cell>
          <table:table-cell table:style-name="ce3" table:formula="of:=IF([.B307]=&quot;&quot;;[.C307];&quot;&quot;)" office:value-type="string" office:string-value="TINNITUS" calcext:value-type="string">
            <text:p>TINNITUS</text:p>
          </table:table-cell>
          <table:table-cell table:number-columns-repeated="2"/>
          <table:table-cell office:value-type="string" calcext:value-type="string">
            <text:p>GE36 GVB42 GVB2 GVB42 GTA21 GE36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07]=&quot;&quot;;0;1)" office:value-type="float" office:value="0" calcext:value-type="float">
            <text:p>0</text:p>
          </table:table-cell>
          <table:table-cell/>
          <table:table-cell table:formula="of:=&quot;'&quot;&amp;[.C307]&amp;&quot; - &quot;&amp;[.H307]&amp;&quot;',&quot;" office:value-type="string" office:string-value="'TINNITUS - GE36 GVB42 GVB2 GVB42 GTA21 GE36'," calcext:value-type="string">
            <text:p>'TINNITUS - GE36 GVB42 GVB2 GVB42 GTA21 GE36',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VERTIGEM</text:p>
          </table:table-cell>
          <table:table-cell table:formula="of:=IF([.B308]=&quot;&quot;;&quot;&quot;;[.C308])">
            <text:p/>
          </table:table-cell>
          <table:table-cell table:style-name="ce3" table:formula="of:=IF([.B308]=&quot;&quot;;[.C308];&quot;&quot;)" office:value-type="string" office:string-value="VERTIGEM" calcext:value-type="string">
            <text:p>VERTIGEM</text:p>
          </table:table-cell>
          <table:table-cell table:number-columns-repeated="2"/>
          <table:table-cell office:value-type="string" calcext:value-type="string">
            <text:p>GB57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08]=&quot;&quot;;0;1)" office:value-type="float" office:value="0" calcext:value-type="float">
            <text:p>0</text:p>
          </table:table-cell>
          <table:table-cell/>
          <table:table-cell table:formula="of:=&quot;'&quot;&amp;[.C308]&amp;&quot; - &quot;&amp;[.H308]&amp;&quot;',&quot;" office:value-type="string" office:string-value="'VERTIGEM - GB57'," calcext:value-type="string">
            <text:p>'VERTIGEM - GB57',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TINNITUS COM BAIXO JING RIM</text:p>
          </table:table-cell>
          <table:table-cell table:formula="of:=IF([.B309]=&quot;&quot;;&quot;&quot;;[.C309])">
            <text:p/>
          </table:table-cell>
          <table:table-cell table:style-name="ce3" table:formula="of:=IF([.B309]=&quot;&quot;;[.C309];&quot;&quot;)" office:value-type="string" office:string-value="TINNITUS COM BAIXO JING RIM" calcext:value-type="string">
            <text:p>TINNITUS COM BAIXO JING RIM</text:p>
          </table:table-cell>
          <table:table-cell table:number-columns-repeated="2"/>
          <table:table-cell office:value-type="string" calcext:value-type="string">
            <text:p>WE36 WVB42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09]=&quot;&quot;;0;1)" office:value-type="float" office:value="0" calcext:value-type="float">
            <text:p>0</text:p>
          </table:table-cell>
          <table:table-cell/>
          <table:table-cell table:formula="of:=&quot;'&quot;&amp;[.C309]&amp;&quot; - &quot;&amp;[.H309]&amp;&quot;',&quot;" office:value-type="string" office:string-value="'TINNITUS COM BAIXO JING RIM - WE36 WVB42'," calcext:value-type="string">
            <text:p>'TINNITUS COM BAIXO JING RIM - WE36 WVB42',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OMA</text:p>
          </table:table-cell>
          <table:table-cell table:formula="of:=IF([.B310]=&quot;&quot;;&quot;&quot;;[.C310])">
            <text:p/>
          </table:table-cell>
          <table:table-cell table:style-name="ce3" table:formula="of:=IF([.B310]=&quot;&quot;;[.C310];&quot;&quot;)" office:value-type="string" office:string-value="COMA" calcext:value-type="string">
            <text:p>COMA</text:p>
          </table:table-cell>
          <table:table-cell table:number-columns-repeated="2"/>
          <table:table-cell office:value-type="string" calcext:value-type="string">
            <text:p>GVG26</text:p>
          </table:table-cell>
          <table:table-cell office:value-type="string" calcext:value-type="string">
            <text:p>EX72</text:p>
          </table:table-cell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10]=&quot;&quot;;0;1)" office:value-type="float" office:value="0" calcext:value-type="float">
            <text:p>0</text:p>
          </table:table-cell>
          <table:table-cell/>
          <table:table-cell table:formula="of:=&quot;'&quot;&amp;[.C310]&amp;&quot; - &quot;&amp;[.H310]&amp;&quot;',&quot;" office:value-type="string" office:string-value="'COMA - GVG26'," calcext:value-type="string">
            <text:p>'COMA - GVG26',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ISFONIA</text:p>
          </table:table-cell>
          <table:table-cell table:formula="of:=IF([.B311]=&quot;&quot;;&quot;&quot;;[.C311])">
            <text:p/>
          </table:table-cell>
          <table:table-cell table:style-name="ce3" table:formula="of:=IF([.B311]=&quot;&quot;;[.C311];&quot;&quot;)" office:value-type="string" office:string-value="DISFONIA" calcext:value-type="string">
            <text:p>DISFONIA</text:p>
          </table:table-cell>
          <table:table-cell table:number-columns-repeated="2"/>
          <table:table-cell office:value-type="string" calcext:value-type="string">
            <text:p>GE10 GIG4 GPC6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11]=&quot;&quot;;0;1)" office:value-type="float" office:value="0" calcext:value-type="float">
            <text:p>0</text:p>
          </table:table-cell>
          <table:table-cell/>
          <table:table-cell table:formula="of:=&quot;'&quot;&amp;[.C311]&amp;&quot; - &quot;&amp;[.H311]&amp;&quot;',&quot;" office:value-type="string" office:string-value="'DISFONIA - GE10 GIG4 GPC6'," calcext:value-type="string">
            <text:p>'DISFONIA - GE10 GIG4 GPC6',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TIREOIDOPATIA</text:p>
          </table:table-cell>
          <table:table-cell table:formula="of:=IF([.B312]=&quot;&quot;;&quot;&quot;;[.C312])">
            <text:p/>
          </table:table-cell>
          <table:table-cell table:style-name="ce3" table:formula="of:=IF([.B312]=&quot;&quot;;[.C312];&quot;&quot;)" office:value-type="string" office:string-value="TIREOIDOPATIA" calcext:value-type="string">
            <text:p>TIREOIDOPATIA</text:p>
          </table:table-cell>
          <table:table-cell table:number-columns-repeated="2"/>
          <table:table-cell office:value-type="string" calcext:value-type="string">
            <text:p>GE40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12]=&quot;&quot;;0;1)" office:value-type="float" office:value="0" calcext:value-type="float">
            <text:p>0</text:p>
          </table:table-cell>
          <table:table-cell/>
          <table:table-cell table:formula="of:=&quot;'&quot;&amp;[.C312]&amp;&quot; - &quot;&amp;[.H312]&amp;&quot;',&quot;" office:value-type="string" office:string-value="'TIREOIDOPATIA - GE40'," calcext:value-type="string">
            <text:p>'TIREOIDOPATIA - GE40',</text:p>
          </table:table-cell>
        </table:table-row>
        <table:table-row table:style-name="ro1">
          <table:table-cell table:style-name="ce12" office:value-type="string" calcext:value-type="string" table:number-columns-spanned="8" table:number-rows-spanned="1">
            <text:p>TÓRAX / ABDOME</text:p>
          </table:table-cell>
          <table:covered-table-cell table:number-columns-repeated="2" table:style-name="ce14"/>
          <table:covered-table-cell table:formula="of:=IF([.B313]=&quot;&quot;;&quot;&quot;;[.C313])">
            <text:p/>
          </table:covered-table-cell>
          <table:covered-table-cell table:style-name="ce3" table:formula="of:=IF([.B313]=&quot;&quot;;[.C313];&quot;&quot;)" office:value-type="float" office:value="0" calcext:value-type="float">
            <text:p>0</text:p>
          </table:covered-table-cell>
          <table:covered-table-cell table:number-columns-repeated="3" table:style-name="ce14"/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13]=&quot;&quot;;0;1)" office:value-type="float" office:value="0" calcext:value-type="float">
            <text:p>0</text:p>
          </table:table-cell>
          <table:table-cell/>
          <table:table-cell table:formula="of:=&quot;'&quot;&amp;[.C313]&amp;&quot; - &quot;&amp;[.H313]&amp;&quot;',&quot;" office:value-type="string" office:string-value="' - '," calcext:value-type="string">
            <text:p>' - ',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ÓLICA BILIAR</text:p>
          </table:table-cell>
          <table:table-cell table:formula="of:=IF([.B314]=&quot;&quot;;&quot;&quot;;[.C314])">
            <text:p/>
          </table:table-cell>
          <table:table-cell table:style-name="ce3" table:formula="of:=IF([.B314]=&quot;&quot;;[.C314];&quot;&quot;)" office:value-type="string" office:string-value="CÓLICA BILIAR" calcext:value-type="string">
            <text:p>CÓLICA BILIAR</text:p>
          </table:table-cell>
          <table:table-cell table:number-columns-repeated="2"/>
          <table:table-cell office:value-type="string" calcext:value-type="string">
            <text:p>GB18 GB19 GIG4 GVC5 EXT-DANNANG GF14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14]=&quot;&quot;;0;1)" office:value-type="float" office:value="0" calcext:value-type="float">
            <text:p>0</text:p>
          </table:table-cell>
          <table:table-cell/>
          <table:table-cell table:formula="of:=&quot;'&quot;&amp;[.C314]&amp;&quot; - &quot;&amp;[.H314]&amp;&quot;',&quot;" office:value-type="string" office:string-value="'CÓLICA BILIAR - GB18 GB19 GIG4 GVC5 EXT-DANNANG GF14'," calcext:value-type="string">
            <text:p>'CÓLICA BILIAR - GB18 GB19 GIG4 GVC5 EXT-DANNANG GF14',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DOR GENITAL</text:p>
          </table:table-cell>
          <table:table-cell table:formula="of:=IF([.B315]=&quot;&quot;;&quot;&quot;;[.C315])">
            <text:p/>
          </table:table-cell>
          <table:table-cell table:style-name="ce3" table:formula="of:=IF([.B315]=&quot;&quot;;[.C315];&quot;&quot;)" office:value-type="string" office:string-value="DOR GENITAL" calcext:value-type="string">
            <text:p>DOR GENITAL</text:p>
          </table:table-cell>
          <table:table-cell table:number-columns-repeated="2"/>
          <table:table-cell office:value-type="string" calcext:value-type="string">
            <text:p>GE34 GE35 GVB34 GBP9 GF8 WF3 GIG2 GTA2 GE44WP9 WP10 GVB1 GVB30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15]=&quot;&quot;;0;1)" office:value-type="float" office:value="0" calcext:value-type="float">
            <text:p>0</text:p>
          </table:table-cell>
          <table:table-cell/>
          <table:table-cell table:formula="of:=&quot;'&quot;&amp;[.C315]&amp;&quot; - &quot;&amp;[.H315]&amp;&quot;',&quot;" office:value-type="string" office:string-value="'DOR GENITAL - GE34 GE35 GVB34 GBP9 GF8 WF3 GIG2 GTA2 GE44WP9 WP10 GVB1 GVB30'," calcext:value-type="string">
            <text:p>'DOR GENITAL - GE34 GE35 GVB34 GBP9 GF8 WF3 GIG2 GTA2 GE44WP9 WP10 GVB1 GVB30',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ÓLICA NEFRÉTICA</text:p>
          </table:table-cell>
          <table:table-cell table:formula="of:=IF([.B316]=&quot;&quot;;&quot;&quot;;[.C316])">
            <text:p/>
          </table:table-cell>
          <table:table-cell table:style-name="ce3" table:formula="of:=IF([.B316]=&quot;&quot;;[.C316];&quot;&quot;)" office:value-type="string" office:string-value="CÓLICA NEFRÉTICA" calcext:value-type="string">
            <text:p>CÓLICA NEFRÉTICA</text:p>
          </table:table-cell>
          <table:table-cell table:number-columns-repeated="2"/>
          <table:table-cell office:value-type="string" calcext:value-type="string">
            <text:p>GB23 GB52 GB22 GVB25 GBP6 GR3 GE25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16]=&quot;&quot;;0;1)" office:value-type="float" office:value="0" calcext:value-type="float">
            <text:p>0</text:p>
          </table:table-cell>
          <table:table-cell/>
          <table:table-cell table:formula="of:=&quot;'&quot;&amp;[.C316]&amp;&quot; - &quot;&amp;[.H316]&amp;&quot;',&quot;" office:value-type="string" office:string-value="'CÓLICA NEFRÉTICA - GB23 GB52 GB22 GVB25 GBP6 GR3 GE25'," calcext:value-type="string">
            <text:p>'CÓLICA NEFRÉTICA - GB23 GB52 GB22 GVB25 GBP6 GR3 GE25',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NEURALGIA INTERCOSTAL </text:p>
          </table:table-cell>
          <table:table-cell table:formula="of:=IF([.B317]=&quot;&quot;;&quot;&quot;;[.C317])">
            <text:p/>
          </table:table-cell>
          <table:table-cell table:style-name="ce3" table:formula="of:=IF([.B317]=&quot;&quot;;[.C317];&quot;&quot;)" office:value-type="string" office:string-value="NEURALGIA INTERCOSTAL " calcext:value-type="string">
            <text:p>NEURALGIA INTERCOSTAL </text:p>
          </table:table-cell>
          <table:table-cell table:number-columns-repeated="2"/>
          <table:table-cell office:value-type="string" calcext:value-type="string">
            <text:p>GTA5 GVB41 GVB43 GTA6 WB18 WB19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17]=&quot;&quot;;0;1)" office:value-type="float" office:value="0" calcext:value-type="float">
            <text:p>0</text:p>
          </table:table-cell>
          <table:table-cell/>
          <table:table-cell table:formula="of:=&quot;'&quot;&amp;[.C317]&amp;&quot; - &quot;&amp;[.H317]&amp;&quot;',&quot;" office:value-type="string" office:string-value="'NEURALGIA INTERCOSTAL  - GTA5 GVB41 GVB43 GTA6 WB18 WB19'," calcext:value-type="string">
            <text:p>'NEURALGIA INTERCOSTAL <text:s/>- GTA5 GVB41 GVB43 GTA6 WB18 WB19',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ONSTIPAÇÃO INTESTINAL</text:p>
          </table:table-cell>
          <table:table-cell table:formula="of:=IF([.B318]=&quot;&quot;;&quot;&quot;;[.C318])">
            <text:p/>
          </table:table-cell>
          <table:table-cell table:style-name="ce3" table:formula="of:=IF([.B318]=&quot;&quot;;[.C318];&quot;&quot;)" office:value-type="string" office:string-value="CONSTIPAÇÃO INTESTINAL" calcext:value-type="string">
            <text:p>CONSTIPAÇÃO INTESTINAL</text:p>
          </table:table-cell>
          <table:table-cell table:number-columns-repeated="2"/>
          <table:table-cell office:value-type="string" calcext:value-type="string">
            <text:p>GE25 GTA6 GR6 XF1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18]=&quot;&quot;;0;1)" office:value-type="float" office:value="0" calcext:value-type="float">
            <text:p>0</text:p>
          </table:table-cell>
          <table:table-cell/>
          <table:table-cell table:formula="of:=&quot;'&quot;&amp;[.C318]&amp;&quot; - &quot;&amp;[.H318]&amp;&quot;',&quot;" office:value-type="string" office:string-value="'CONSTIPAÇÃO INTESTINAL - GE25 GTA6 GR6 XF1'," calcext:value-type="string">
            <text:p>'CONSTIPAÇÃO INTESTINAL - GE25 GTA6 GR6 XF1',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DISFAGIA</text:p>
          </table:table-cell>
          <table:table-cell table:formula="of:=IF([.B319]=&quot;&quot;;&quot;&quot;;[.C319])">
            <text:p/>
          </table:table-cell>
          <table:table-cell table:style-name="ce3" table:formula="of:=IF([.B319]=&quot;&quot;;[.C319];&quot;&quot;)" office:value-type="string" office:string-value="DISFAGIA" calcext:value-type="string">
            <text:p>DISFAGIA</text:p>
          </table:table-cell>
          <table:table-cell table:number-columns-repeated="2"/>
          <table:table-cell office:value-type="string" calcext:value-type="string">
            <text:p>GVC22 GPC6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19]=&quot;&quot;;0;1)" office:value-type="float" office:value="0" calcext:value-type="float">
            <text:p>0</text:p>
          </table:table-cell>
          <table:table-cell/>
          <table:table-cell table:formula="of:=&quot;'&quot;&amp;[.C319]&amp;&quot; - &quot;&amp;[.H319]&amp;&quot;',&quot;" office:value-type="string" office:string-value="'DISFAGIA - GVC22 GPC6'," calcext:value-type="string">
            <text:p>'DISFAGIA - GVC22 GPC6',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DOR ABDOMINAL</text:p>
          </table:table-cell>
          <table:table-cell table:formula="of:=IF([.B320]=&quot;&quot;;&quot;&quot;;[.C320])">
            <text:p/>
          </table:table-cell>
          <table:table-cell table:style-name="ce3" table:formula="of:=IF([.B320]=&quot;&quot;;[.C320];&quot;&quot;)" office:value-type="string" office:string-value="DOR ABDOMINAL" calcext:value-type="string">
            <text:p>DOR ABDOMINAL</text:p>
          </table:table-cell>
          <table:table-cell table:number-columns-repeated="2"/>
          <table:table-cell office:value-type="string" calcext:value-type="string">
            <text:p>GE25 GPC6 GVC6 GE36 GBP4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20]=&quot;&quot;;0;1)" office:value-type="float" office:value="0" calcext:value-type="float">
            <text:p>0</text:p>
          </table:table-cell>
          <table:table-cell/>
          <table:table-cell table:formula="of:=&quot;'&quot;&amp;[.C320]&amp;&quot; - &quot;&amp;[.H320]&amp;&quot;',&quot;" office:value-type="string" office:string-value="'DOR ABDOMINAL - GE25 GPC6 GVC6 GE36 GBP4'," calcext:value-type="string">
            <text:p>'DOR ABDOMINAL - GE25 GPC6 GVC6 GE36 GBP4',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DOR TORÁCICA</text:p>
          </table:table-cell>
          <table:table-cell table:formula="of:=IF([.B321]=&quot;&quot;;&quot;&quot;;[.C321])">
            <text:p/>
          </table:table-cell>
          <table:table-cell table:style-name="ce3" table:formula="of:=IF([.B321]=&quot;&quot;;[.C321];&quot;&quot;)" office:value-type="string" office:string-value="DOR TORÁCICA" calcext:value-type="string">
            <text:p>DOR TORÁCICA</text:p>
          </table:table-cell>
          <table:table-cell table:number-columns-repeated="2"/>
          <table:table-cell office:value-type="string" calcext:value-type="string">
            <text:p>GVC17 GPC6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21]=&quot;&quot;;0;1)" office:value-type="float" office:value="0" calcext:value-type="float">
            <text:p>0</text:p>
          </table:table-cell>
          <table:table-cell/>
          <table:table-cell table:formula="of:=&quot;'&quot;&amp;[.C321]&amp;&quot; - &quot;&amp;[.H321]&amp;&quot;',&quot;" office:value-type="string" office:string-value="'DOR TORÁCICA - GVC17 GPC6'," calcext:value-type="string">
            <text:p>'DOR TORÁCICA - GVC17 GPC6',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VÔMITO</text:p>
          </table:table-cell>
          <table:table-cell table:formula="of:=IF([.B322]=&quot;&quot;;&quot;&quot;;[.C322])">
            <text:p/>
          </table:table-cell>
          <table:table-cell table:style-name="ce3" table:formula="of:=IF([.B322]=&quot;&quot;;[.C322];&quot;&quot;)" office:value-type="string" office:string-value="VÔMITO" calcext:value-type="string">
            <text:p>VÔMITO</text:p>
          </table:table-cell>
          <table:table-cell table:number-columns-repeated="2"/>
          <table:table-cell office:value-type="string" calcext:value-type="string">
            <text:p>GE36 GPC6 GVG16 GVC13 GVG16 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22]=&quot;&quot;;0;1)" office:value-type="float" office:value="0" calcext:value-type="float">
            <text:p>0</text:p>
          </table:table-cell>
          <table:table-cell/>
          <table:table-cell table:formula="of:=&quot;'&quot;&amp;[.C322]&amp;&quot; - &quot;&amp;[.H322]&amp;&quot;',&quot;" office:value-type="string" office:string-value="'VÔMITO - GE36 GPC6 GVG16 GVC13 GVG16 '," calcext:value-type="string">
            <text:p>'VÔMITO - GE36 GPC6 GVG16 GVC13 GVG16 ',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ALPITAÇÃO</text:p>
          </table:table-cell>
          <table:table-cell table:formula="of:=IF([.B323]=&quot;&quot;;&quot;&quot;;[.C323])">
            <text:p/>
          </table:table-cell>
          <table:table-cell table:style-name="ce3" table:formula="of:=IF([.B323]=&quot;&quot;;[.C323];&quot;&quot;)" office:value-type="string" office:string-value="PALPITAÇÃO" calcext:value-type="string">
            <text:p>PALPITAÇÃO</text:p>
          </table:table-cell>
          <table:table-cell table:number-columns-repeated="2"/>
          <table:table-cell office:value-type="string" calcext:value-type="string">
            <text:p>GPC6 GPC4 GF3 GBP9 GB57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23]=&quot;&quot;;0;1)" office:value-type="float" office:value="0" calcext:value-type="float">
            <text:p>0</text:p>
          </table:table-cell>
          <table:table-cell/>
          <table:table-cell table:formula="of:=&quot;'&quot;&amp;[.C323]&amp;&quot; - &quot;&amp;[.H323]&amp;&quot;',&quot;" office:value-type="string" office:string-value="'PALPITAÇÃO - GPC6 GPC4 GF3 GBP9 GB57'," calcext:value-type="string">
            <text:p>'PALPITAÇÃO - GPC6 GPC4 GF3 GBP9 GB57',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DOR TORÁCICA SEM ANSIEDADE</text:p>
          </table:table-cell>
          <table:table-cell table:formula="of:=IF([.B324]=&quot;&quot;;&quot;&quot;;[.C324])">
            <text:p/>
          </table:table-cell>
          <table:table-cell table:style-name="ce3" table:formula="of:=IF([.B324]=&quot;&quot;;[.C324];&quot;&quot;)" office:value-type="string" office:string-value="DOR TORÁCICA SEM ANSIEDADE" calcext:value-type="string">
            <text:p>DOR TORÁCICA SEM ANSIEDADE</text:p>
          </table:table-cell>
          <table:table-cell table:number-columns-repeated="2"/>
          <table:table-cell office:value-type="string" calcext:value-type="string">
            <text:p>GVC13 GVC12 GPC8 GPC7 GVC11 GPC6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24]=&quot;&quot;;0;1)" office:value-type="float" office:value="0" calcext:value-type="float">
            <text:p>0</text:p>
          </table:table-cell>
          <table:table-cell/>
          <table:table-cell table:formula="of:=&quot;'&quot;&amp;[.C324]&amp;&quot; - &quot;&amp;[.H324]&amp;&quot;',&quot;" office:value-type="string" office:string-value="'DOR TORÁCICA SEM ANSIEDADE - GVC13 GVC12 GPC8 GPC7 GVC11 GPC6'," calcext:value-type="string">
            <text:p>'DOR TORÁCICA SEM ANSIEDADE - GVC13 GVC12 GPC8 GPC7 GVC11 GPC6',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ABDOME AGUDO</text:p>
          </table:table-cell>
          <table:table-cell table:formula="of:=IF([.B325]=&quot;&quot;;&quot;&quot;;[.C325])">
            <text:p/>
          </table:table-cell>
          <table:table-cell table:style-name="ce3" table:formula="of:=IF([.B325]=&quot;&quot;;[.C325];&quot;&quot;)" office:value-type="string" office:string-value="ABDOME AGUDO" calcext:value-type="string">
            <text:p>ABDOME AGUDO</text:p>
          </table:table-cell>
          <table:table-cell table:number-columns-repeated="2"/>
          <table:table-cell office:value-type="string" calcext:value-type="string">
            <text:p>GVC11 GVC9 GPC6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25]=&quot;&quot;;0;1)" office:value-type="float" office:value="0" calcext:value-type="float">
            <text:p>0</text:p>
          </table:table-cell>
          <table:table-cell/>
          <table:table-cell table:formula="of:=&quot;'&quot;&amp;[.C325]&amp;&quot; - &quot;&amp;[.H325]&amp;&quot;',&quot;" office:value-type="string" office:string-value="'ABDOME AGUDO - GVC11 GVC9 GPC6'," calcext:value-type="string">
            <text:p>'ABDOME AGUDO - GVC11 GVC9 GPC6',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INFADENITE SUPURATIVA</text:p>
          </table:table-cell>
          <table:table-cell table:formula="of:=IF([.B326]=&quot;&quot;;&quot;&quot;;[.C326])">
            <text:p/>
          </table:table-cell>
          <table:table-cell table:style-name="ce3" table:formula="of:=IF([.B326]=&quot;&quot;;[.C326];&quot;&quot;)" office:value-type="string" office:string-value="LINFADENITE SUPURATIVA" calcext:value-type="string">
            <text:p>LINFADENITE SUPURATIVA</text:p>
          </table:table-cell>
          <table:table-cell table:number-columns-repeated="2"/>
          <table:table-cell office:value-type="string" calcext:value-type="string">
            <text:p>GB39 GPC1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26]=&quot;&quot;;0;1)" office:value-type="float" office:value="0" calcext:value-type="float">
            <text:p>0</text:p>
          </table:table-cell>
          <table:table-cell/>
          <table:table-cell table:formula="of:=&quot;'&quot;&amp;[.C326]&amp;&quot; - &quot;&amp;[.H326]&amp;&quot;',&quot;" office:value-type="string" office:string-value="'LINFADENITE SUPURATIVA - GB39 GPC1'," calcext:value-type="string">
            <text:p>'LINFADENITE SUPURATIVA - GB39 GPC1',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METEORISMO</text:p>
          </table:table-cell>
          <table:table-cell table:formula="of:=IF([.B327]=&quot;&quot;;&quot;&quot;;[.C327])">
            <text:p/>
          </table:table-cell>
          <table:table-cell table:style-name="ce3" table:formula="of:=IF([.B327]=&quot;&quot;;[.C327];&quot;&quot;)" office:value-type="string" office:string-value="METEORISMO" calcext:value-type="string">
            <text:p>METEORISMO</text:p>
          </table:table-cell>
          <table:table-cell table:number-columns-repeated="2"/>
          <table:table-cell office:value-type="string" calcext:value-type="string">
            <text:p>GVC10 GE43 GE43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27]=&quot;&quot;;0;1)" office:value-type="float" office:value="0" calcext:value-type="float">
            <text:p>0</text:p>
          </table:table-cell>
          <table:table-cell/>
          <table:table-cell table:formula="of:=&quot;'&quot;&amp;[.C327]&amp;&quot; - &quot;&amp;[.H327]&amp;&quot;',&quot;" office:value-type="string" office:string-value="'METEORISMO - GVC10 GE43 GE43'," calcext:value-type="string">
            <text:p>'METEORISMO - GVC10 GE43 GE43',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HEMORRÓIDAS</text:p>
          </table:table-cell>
          <table:table-cell table:formula="of:=IF([.B328]=&quot;&quot;;&quot;&quot;;[.C328])">
            <text:p/>
          </table:table-cell>
          <table:table-cell table:style-name="ce3" table:formula="of:=IF([.B328]=&quot;&quot;;[.C328];&quot;&quot;)" office:value-type="string" office:string-value="HEMORRÓIDAS" calcext:value-type="string">
            <text:p>HEMORRÓIDAS</text:p>
          </table:table-cell>
          <table:table-cell table:number-columns-repeated="2"/>
          <table:table-cell office:value-type="string" calcext:value-type="string">
            <text:p>GVG1 GB57</text:p>
          </table:table-cell>
          <table:table-cell office:value-type="string" calcext:value-type="string">
            <text:p>EX84</text:p>
          </table:table-cell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28]=&quot;&quot;;0;1)" office:value-type="float" office:value="0" calcext:value-type="float">
            <text:p>0</text:p>
          </table:table-cell>
          <table:table-cell/>
          <table:table-cell table:formula="of:=&quot;'&quot;&amp;[.C328]&amp;&quot; - &quot;&amp;[.H328]&amp;&quot;',&quot;" office:value-type="string" office:string-value="'HEMORRÓIDAS - GVG1 GB57'," calcext:value-type="string">
            <text:p>'HEMORRÓIDAS - GVG1 GB57',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DIARRÉIA COM BAIXO QI DE BP</text:p>
          </table:table-cell>
          <table:table-cell table:formula="of:=IF([.B329]=&quot;&quot;;&quot;&quot;;[.C329])">
            <text:p/>
          </table:table-cell>
          <table:table-cell table:style-name="ce3" table:formula="of:=IF([.B329]=&quot;&quot;;[.C329];&quot;&quot;)" office:value-type="string" office:string-value="DIARRÉIA COM BAIXO QI DE BP" calcext:value-type="string">
            <text:p>DIARRÉIA COM BAIXO QI DE BP</text:p>
          </table:table-cell>
          <table:table-cell table:number-columns-repeated="2"/>
          <table:table-cell office:value-type="string" calcext:value-type="string">
            <text:p>GE25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29]=&quot;&quot;;0;1)" office:value-type="float" office:value="0" calcext:value-type="float">
            <text:p>0</text:p>
          </table:table-cell>
          <table:table-cell/>
          <table:table-cell table:formula="of:=&quot;'&quot;&amp;[.C329]&amp;&quot; - &quot;&amp;[.H329]&amp;&quot;',&quot;" office:value-type="string" office:string-value="'DIARRÉIA COM BAIXO QI DE BP - GE25'," calcext:value-type="string">
            <text:p>'DIARRÉIA COM BAIXO QI DE BP - GE25',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DOR GÁSTRICA</text:p>
          </table:table-cell>
          <table:table-cell table:formula="of:=IF([.B330]=&quot;&quot;;&quot;&quot;;[.C330])">
            <text:p/>
          </table:table-cell>
          <table:table-cell table:style-name="ce3" table:formula="of:=IF([.B330]=&quot;&quot;;[.C330];&quot;&quot;)" office:value-type="string" office:string-value="DOR GÁSTRICA" calcext:value-type="string">
            <text:p>DOR GÁSTRICA</text:p>
          </table:table-cell>
          <table:table-cell table:number-columns-repeated="2"/>
          <table:table-cell office:value-type="string" calcext:value-type="string">
            <text:p>GBP5 GVC12 GE36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30]=&quot;&quot;;0;1)" office:value-type="float" office:value="0" calcext:value-type="float">
            <text:p>0</text:p>
          </table:table-cell>
          <table:table-cell/>
          <table:table-cell table:formula="of:=&quot;'&quot;&amp;[.C330]&amp;&quot; - &quot;&amp;[.H330]&amp;&quot;',&quot;" office:value-type="string" office:string-value="'DOR GÁSTRICA - GBP5 GVC12 GE36'," calcext:value-type="string">
            <text:p>'DOR GÁSTRICA - GBP5 GVC12 GE36',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DOR AXILAR</text:p>
          </table:table-cell>
          <table:table-cell table:formula="of:=IF([.B331]=&quot;&quot;;&quot;&quot;;[.C331])">
            <text:p/>
          </table:table-cell>
          <table:table-cell table:style-name="ce3" table:formula="of:=IF([.B331]=&quot;&quot;;[.C331];&quot;&quot;)" office:value-type="string" office:string-value="DOR AXILAR" calcext:value-type="string">
            <text:p>DOR AXILAR</text:p>
          </table:table-cell>
          <table:table-cell table:number-columns-repeated="2"/>
          <table:table-cell office:value-type="string" calcext:value-type="string">
            <text:p>GTA6 GF13 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31]=&quot;&quot;;0;1)" office:value-type="float" office:value="0" calcext:value-type="float">
            <text:p>0</text:p>
          </table:table-cell>
          <table:table-cell/>
          <table:table-cell table:formula="of:=&quot;'&quot;&amp;[.C331]&amp;&quot; - &quot;&amp;[.H331]&amp;&quot;',&quot;" office:value-type="string" office:string-value="'DOR AXILAR - GTA6 GF13 '," calcext:value-type="string">
            <text:p>'DOR AXILAR - GTA6 GF13 ',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DOR CONDRAL</text:p>
          </table:table-cell>
          <table:table-cell table:formula="of:=IF([.B332]=&quot;&quot;;&quot;&quot;;[.C332])">
            <text:p/>
          </table:table-cell>
          <table:table-cell table:style-name="ce3" table:formula="of:=IF([.B332]=&quot;&quot;;[.C332];&quot;&quot;)" office:value-type="string" office:string-value="DOR CONDRAL" calcext:value-type="string">
            <text:p>DOR CONDRAL</text:p>
          </table:table-cell>
          <table:table-cell table:number-columns-repeated="2"/>
          <table:table-cell office:value-type="string" calcext:value-type="string">
            <text:p>GTA6 GF13 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32]=&quot;&quot;;0;1)" office:value-type="float" office:value="0" calcext:value-type="float">
            <text:p>0</text:p>
          </table:table-cell>
          <table:table-cell/>
          <table:table-cell table:formula="of:=&quot;'&quot;&amp;[.C332]&amp;&quot; - &quot;&amp;[.H332]&amp;&quot;',&quot;" office:value-type="string" office:string-value="'DOR CONDRAL - GTA6 GF13 '," calcext:value-type="string">
            <text:p>'DOR CONDRAL - GTA6 GF13 ',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ASCITE</text:p>
          </table:table-cell>
          <table:table-cell table:formula="of:=IF([.B333]=&quot;&quot;;&quot;&quot;;[.C333])">
            <text:p/>
          </table:table-cell>
          <table:table-cell table:style-name="ce3" table:formula="of:=IF([.B333]=&quot;&quot;;[.C333];&quot;&quot;)" office:value-type="string" office:string-value="ASCITE" calcext:value-type="string">
            <text:p>ASCITE</text:p>
          </table:table-cell>
          <table:table-cell table:number-columns-repeated="2"/>
          <table:table-cell office:value-type="string" calcext:value-type="string">
            <text:p>GIG6 GBP6 GVC9 GE36 GBP9 GVC9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33]=&quot;&quot;;0;1)" office:value-type="float" office:value="0" calcext:value-type="float">
            <text:p>0</text:p>
          </table:table-cell>
          <table:table-cell/>
          <table:table-cell table:formula="of:=&quot;'&quot;&amp;[.C333]&amp;&quot; - &quot;&amp;[.H333]&amp;&quot;',&quot;" office:value-type="string" office:string-value="'ASCITE - GIG6 GBP6 GVC9 GE36 GBP9 GVC9'," calcext:value-type="string">
            <text:p>'ASCITE - GIG6 GBP6 GVC9 GE36 GBP9 GVC9',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MASTALGIA</text:p>
          </table:table-cell>
          <table:table-cell table:formula="of:=IF([.B334]=&quot;&quot;;&quot;&quot;;[.C334])">
            <text:p/>
          </table:table-cell>
          <table:table-cell table:style-name="ce3" table:formula="of:=IF([.B334]=&quot;&quot;;[.C334];&quot;&quot;)" office:value-type="string" office:string-value="MASTALGIA" calcext:value-type="string">
            <text:p>MASTALGIA</text:p>
          </table:table-cell>
          <table:table-cell table:number-columns-repeated="2"/>
          <table:table-cell office:value-type="string" calcext:value-type="string">
            <text:p>GP9 GP7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34]=&quot;&quot;;0;1)" office:value-type="float" office:value="0" calcext:value-type="float">
            <text:p>0</text:p>
          </table:table-cell>
          <table:table-cell/>
          <table:table-cell table:formula="of:=&quot;'&quot;&amp;[.C334]&amp;&quot; - &quot;&amp;[.H334]&amp;&quot;',&quot;" office:value-type="string" office:string-value="'MASTALGIA - GP9 GP7'," calcext:value-type="string">
            <text:p>'MASTALGIA - GP9 GP7',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OLESTASE</text:p>
          </table:table-cell>
          <table:table-cell table:formula="of:=IF([.B335]=&quot;&quot;;&quot;&quot;;[.C335])">
            <text:p/>
          </table:table-cell>
          <table:table-cell table:style-name="ce3" table:formula="of:=IF([.B335]=&quot;&quot;;[.C335];&quot;&quot;)" office:value-type="string" office:string-value="COLESTASE" calcext:value-type="string">
            <text:p>COLESTASE</text:p>
          </table:table-cell>
          <table:table-cell table:number-columns-repeated="2"/>
          <table:table-cell office:value-type="string" calcext:value-type="string">
            <text:p>GB67 GE15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35]=&quot;&quot;;0;1)" office:value-type="float" office:value="0" calcext:value-type="float">
            <text:p>0</text:p>
          </table:table-cell>
          <table:table-cell/>
          <table:table-cell table:formula="of:=&quot;'&quot;&amp;[.C335]&amp;&quot; - &quot;&amp;[.H335]&amp;&quot;',&quot;" office:value-type="string" office:string-value="'COLESTASE - GB67 GE15'," calcext:value-type="string">
            <text:p>'COLESTASE - GB67 GE15',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ÍLEO PARALÍTICO</text:p>
          </table:table-cell>
          <table:table-cell table:formula="of:=IF([.B336]=&quot;&quot;;&quot;&quot;;[.C336])">
            <text:p/>
          </table:table-cell>
          <table:table-cell table:style-name="ce3" table:formula="of:=IF([.B336]=&quot;&quot;;[.C336];&quot;&quot;)" office:value-type="string" office:string-value="ÍLEO PARALÍTICO" calcext:value-type="string">
            <text:p>ÍLEO PARALÍTICO</text:p>
          </table:table-cell>
          <table:table-cell table:number-columns-repeated="2"/>
          <table:table-cell office:value-type="string" calcext:value-type="string">
            <text:p>GVG1 GF1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36]=&quot;&quot;;0;1)" office:value-type="float" office:value="0" calcext:value-type="float">
            <text:p>0</text:p>
          </table:table-cell>
          <table:table-cell/>
          <table:table-cell table:formula="of:=&quot;'&quot;&amp;[.C336]&amp;&quot; - &quot;&amp;[.H336]&amp;&quot;',&quot;" office:value-type="string" office:string-value="'ÍLEO PARALÍTICO - GVG1 GF1'," calcext:value-type="string">
            <text:p>'ÍLEO PARALÍTICO - GVG1 GF1',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VOLVO</text:p>
          </table:table-cell>
          <table:table-cell table:formula="of:=IF([.B337]=&quot;&quot;;&quot;&quot;;[.C337])">
            <text:p/>
          </table:table-cell>
          <table:table-cell table:style-name="ce3" table:formula="of:=IF([.B337]=&quot;&quot;;[.C337];&quot;&quot;)" office:value-type="string" office:string-value="VOLVO" calcext:value-type="string">
            <text:p>VOLVO</text:p>
          </table:table-cell>
          <table:table-cell table:number-columns-repeated="2"/>
          <table:table-cell office:value-type="string" calcext:value-type="string">
            <text:p>GVG1 GF1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37]=&quot;&quot;;0;1)" office:value-type="float" office:value="0" calcext:value-type="float">
            <text:p>0</text:p>
          </table:table-cell>
          <table:table-cell/>
          <table:table-cell table:formula="of:=&quot;'&quot;&amp;[.C337]&amp;&quot; - &quot;&amp;[.H337]&amp;&quot;',&quot;" office:value-type="string" office:string-value="'VOLVO - GVG1 GF1'," calcext:value-type="string">
            <text:p>'VOLVO - GVG1 GF1',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DOR MESOGÁSTRICA</text:p>
          </table:table-cell>
          <table:table-cell table:formula="of:=IF([.B338]=&quot;&quot;;&quot;&quot;;[.C338])">
            <text:p/>
          </table:table-cell>
          <table:table-cell table:style-name="ce3" table:formula="of:=IF([.B338]=&quot;&quot;;[.C338];&quot;&quot;)" office:value-type="string" office:string-value="DOR MESOGÁSTRICA" calcext:value-type="string">
            <text:p>DOR MESOGÁSTRICA</text:p>
          </table:table-cell>
          <table:table-cell table:number-columns-repeated="2"/>
          <table:table-cell office:value-type="string" calcext:value-type="string">
            <text:p>GBP9 GR1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38]=&quot;&quot;;0;1)" office:value-type="float" office:value="0" calcext:value-type="float">
            <text:p>0</text:p>
          </table:table-cell>
          <table:table-cell/>
          <table:table-cell table:formula="of:=&quot;'&quot;&amp;[.C338]&amp;&quot; - &quot;&amp;[.H338]&amp;&quot;',&quot;" office:value-type="string" office:string-value="'DOR MESOGÁSTRICA - GBP9 GR1'," calcext:value-type="string">
            <text:p>'DOR MESOGÁSTRICA - GBP9 GR1',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DISPNÉIA</text:p>
          </table:table-cell>
          <table:table-cell table:formula="of:=IF([.B339]=&quot;&quot;;&quot;&quot;;[.C339])">
            <text:p/>
          </table:table-cell>
          <table:table-cell table:style-name="ce3" table:formula="of:=IF([.B339]=&quot;&quot;;[.C339];&quot;&quot;)" office:value-type="string" office:string-value="DISPNÉIA" calcext:value-type="string">
            <text:p>DISPNÉIA</text:p>
          </table:table-cell>
          <table:table-cell table:number-columns-repeated="2"/>
          <table:table-cell office:value-type="string" calcext:value-type="string">
            <text:p>GE36 GVC22 GVC17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39]=&quot;&quot;;0;1)" office:value-type="float" office:value="0" calcext:value-type="float">
            <text:p>0</text:p>
          </table:table-cell>
          <table:table-cell/>
          <table:table-cell table:formula="of:=&quot;'&quot;&amp;[.C339]&amp;&quot; - &quot;&amp;[.H339]&amp;&quot;',&quot;" office:value-type="string" office:string-value="'DISPNÉIA - GE36 GVC22 GVC17'," calcext:value-type="string">
            <text:p>'DISPNÉIA - GE36 GVC22 GVC17',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DRGE</text:p>
          </table:table-cell>
          <table:table-cell table:formula="of:=IF([.B340]=&quot;&quot;;&quot;&quot;;[.C340])">
            <text:p/>
          </table:table-cell>
          <table:table-cell table:style-name="ce3" table:formula="of:=IF([.B340]=&quot;&quot;;[.C340];&quot;&quot;)" office:value-type="string" office:string-value="DRGE" calcext:value-type="string">
            <text:p>DRGE</text:p>
          </table:table-cell>
          <table:table-cell table:number-columns-repeated="2"/>
          <table:table-cell office:value-type="string" calcext:value-type="string">
            <text:p>GIG10 GE36 </text:p>
          </table:table-cell>
          <table:table-cell office:value-type="string" calcext:value-type="string">
            <text:p>EX80</text:p>
          </table:table-cell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40]=&quot;&quot;;0;1)" office:value-type="float" office:value="0" calcext:value-type="float">
            <text:p>0</text:p>
          </table:table-cell>
          <table:table-cell/>
          <table:table-cell table:formula="of:=&quot;'&quot;&amp;[.C340]&amp;&quot; - &quot;&amp;[.H340]&amp;&quot;',&quot;" office:value-type="string" office:string-value="'DRGE - GIG10 GE36 '," calcext:value-type="string">
            <text:p>'DRGE - GIG10 GE36 ',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FLATULÊNCIA</text:p>
          </table:table-cell>
          <table:table-cell table:formula="of:=IF([.B341]=&quot;&quot;;&quot;&quot;;[.C341])">
            <text:p/>
          </table:table-cell>
          <table:table-cell table:style-name="ce3" table:formula="of:=IF([.B341]=&quot;&quot;;[.C341];&quot;&quot;)" office:value-type="string" office:string-value="FLATULÊNCIA" calcext:value-type="string">
            <text:p>FLATULÊNCIA</text:p>
          </table:table-cell>
          <table:table-cell table:number-columns-repeated="2"/>
          <table:table-cell office:value-type="string" calcext:value-type="string">
            <text:p>GB11 GVG1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41]=&quot;&quot;;0;1)" office:value-type="float" office:value="0" calcext:value-type="float">
            <text:p>0</text:p>
          </table:table-cell>
          <table:table-cell/>
          <table:table-cell table:formula="of:=&quot;'&quot;&amp;[.C341]&amp;&quot; - &quot;&amp;[.H341]&amp;&quot;',&quot;" office:value-type="string" office:string-value="'FLATULÊNCIA - GB11 GVG1'," calcext:value-type="string">
            <text:p>'FLATULÊNCIA - GB11 GVG1',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SOLUÇO</text:p>
          </table:table-cell>
          <table:table-cell table:formula="of:=IF([.B342]=&quot;&quot;;&quot;&quot;;[.C342])">
            <text:p/>
          </table:table-cell>
          <table:table-cell table:style-name="ce3" table:formula="of:=IF([.B342]=&quot;&quot;;[.C342];&quot;&quot;)" office:value-type="string" office:string-value="SOLUÇO" calcext:value-type="string">
            <text:p>SOLUÇO</text:p>
          </table:table-cell>
          <table:table-cell table:number-columns-repeated="2"/>
          <table:table-cell office:value-type="string" calcext:value-type="string">
            <text:p>GVC6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42]=&quot;&quot;;0;1)" office:value-type="float" office:value="0" calcext:value-type="float">
            <text:p>0</text:p>
          </table:table-cell>
          <table:table-cell/>
          <table:table-cell table:formula="of:=&quot;'&quot;&amp;[.C342]&amp;&quot; - &quot;&amp;[.H342]&amp;&quot;',&quot;" office:value-type="string" office:string-value="'SOLUÇO - GVC6'," calcext:value-type="string">
            <text:p>'SOLUÇO - GVC6',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TUMOR ABDOMINAL</text:p>
          </table:table-cell>
          <table:table-cell table:formula="of:=IF([.B343]=&quot;&quot;;&quot;&quot;;[.C343])">
            <text:p/>
          </table:table-cell>
          <table:table-cell table:style-name="ce3" table:formula="of:=IF([.B343]=&quot;&quot;;[.C343];&quot;&quot;)" office:value-type="string" office:string-value="TUMOR ABDOMINAL" calcext:value-type="string">
            <text:p>TUMOR ABDOMINAL</text:p>
          </table:table-cell>
          <table:table-cell table:number-columns-repeated="2"/>
          <table:table-cell office:value-type="string" calcext:value-type="string">
            <text:p>GPC6 GR6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43]=&quot;&quot;;0;1)" office:value-type="float" office:value="0" calcext:value-type="float">
            <text:p>0</text:p>
          </table:table-cell>
          <table:table-cell/>
          <table:table-cell table:formula="of:=&quot;'&quot;&amp;[.C343]&amp;&quot; - &quot;&amp;[.H343]&amp;&quot;',&quot;" office:value-type="string" office:string-value="'TUMOR ABDOMINAL - GPC6 GR6'," calcext:value-type="string">
            <text:p>'TUMOR ABDOMINAL - GPC6 GR6',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ASMA</text:p>
          </table:table-cell>
          <table:table-cell table:formula="of:=IF([.B344]=&quot;&quot;;&quot;&quot;;[.C344])">
            <text:p/>
          </table:table-cell>
          <table:table-cell table:style-name="ce3" table:formula="of:=IF([.B344]=&quot;&quot;;[.C344];&quot;&quot;)" office:value-type="string" office:string-value="ASMA" calcext:value-type="string">
            <text:p>ASMA</text:p>
          </table:table-cell>
          <table:table-cell table:number-columns-repeated="2"/>
          <table:table-cell office:value-type="string" calcext:value-type="string">
            <text:p>GVC22 GVC17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44]=&quot;&quot;;0;1)" office:value-type="float" office:value="0" calcext:value-type="float">
            <text:p>0</text:p>
          </table:table-cell>
          <table:table-cell/>
          <table:table-cell table:formula="of:=&quot;'&quot;&amp;[.C344]&amp;&quot; - &quot;&amp;[.H344]&amp;&quot;',&quot;" office:value-type="string" office:string-value="'ASMA - GVC22 GVC17'," calcext:value-type="string">
            <text:p>'ASMA - GVC22 GVC17',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CTERÍCIA</text:p>
          </table:table-cell>
          <table:table-cell table:formula="of:=IF([.B345]=&quot;&quot;;&quot;&quot;;[.C345])">
            <text:p/>
          </table:table-cell>
          <table:table-cell table:style-name="ce3" table:formula="of:=IF([.B345]=&quot;&quot;;[.C345];&quot;&quot;)" office:value-type="string" office:string-value="ICTERÍCIA" calcext:value-type="string">
            <text:p>ICTERÍCIA</text:p>
          </table:table-cell>
          <table:table-cell table:number-columns-repeated="2"/>
          <table:table-cell office:value-type="string" calcext:value-type="string">
            <text:p>GVG9 GID4 GVC12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45]=&quot;&quot;;0;1)" office:value-type="float" office:value="0" calcext:value-type="float">
            <text:p>0</text:p>
          </table:table-cell>
          <table:table-cell/>
          <table:table-cell table:formula="of:=&quot;'&quot;&amp;[.C345]&amp;&quot; - &quot;&amp;[.H345]&amp;&quot;',&quot;" office:value-type="string" office:string-value="'ICTERÍCIA - GVG9 GID4 GVC12'," calcext:value-type="string">
            <text:p>'ICTERÍCIA - GVG9 GID4 GVC12',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ICC</text:p>
          </table:table-cell>
          <table:table-cell table:formula="of:=IF([.B346]=&quot;&quot;;&quot;&quot;;[.C346])">
            <text:p/>
          </table:table-cell>
          <table:table-cell table:style-name="ce3" table:formula="of:=IF([.B346]=&quot;&quot;;[.C346];&quot;&quot;)" office:value-type="string" office:string-value="ICC" calcext:value-type="string">
            <text:p>ICC</text:p>
          </table:table-cell>
          <table:table-cell table:number-columns-repeated="2"/>
          <table:table-cell office:value-type="string" calcext:value-type="string">
            <text:p>GC9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46]=&quot;&quot;;0;1)" office:value-type="float" office:value="0" calcext:value-type="float">
            <text:p>0</text:p>
          </table:table-cell>
          <table:table-cell/>
          <table:table-cell table:formula="of:=&quot;'&quot;&amp;[.C346]&amp;&quot; - &quot;&amp;[.H346]&amp;&quot;',&quot;" office:value-type="string" office:string-value="'ICC - GC9'," calcext:value-type="string">
            <text:p>'ICC - GC9',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RC</text:p>
          </table:table-cell>
          <table:table-cell table:formula="of:=IF([.B347]=&quot;&quot;;&quot;&quot;;[.C347])">
            <text:p/>
          </table:table-cell>
          <table:table-cell table:style-name="ce3" table:formula="of:=IF([.B347]=&quot;&quot;;[.C347];&quot;&quot;)" office:value-type="string" office:string-value="IRC" calcext:value-type="string">
            <text:p>IRC</text:p>
          </table:table-cell>
          <table:table-cell table:number-columns-repeated="2"/>
          <table:table-cell office:value-type="string" calcext:value-type="string">
            <text:p>GVB26 GVC4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47]=&quot;&quot;;0;1)" office:value-type="float" office:value="0" calcext:value-type="float">
            <text:p>0</text:p>
          </table:table-cell>
          <table:table-cell/>
          <table:table-cell table:formula="of:=&quot;'&quot;&amp;[.C347]&amp;&quot; - &quot;&amp;[.H347]&amp;&quot;',&quot;" office:value-type="string" office:string-value="'IRC - GVB26 GVC4'," calcext:value-type="string">
            <text:p>'IRC - GVB26 GVC4',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HÉRNIA INGUINAL</text:p>
          </table:table-cell>
          <table:table-cell table:formula="of:=IF([.B348]=&quot;&quot;;&quot;&quot;;[.C348])">
            <text:p/>
          </table:table-cell>
          <table:table-cell table:style-name="ce3" table:formula="of:=IF([.B348]=&quot;&quot;;[.C348];&quot;&quot;)" office:value-type="string" office:string-value="HÉRNIA INGUINAL" calcext:value-type="string">
            <text:p>HÉRNIA INGUINAL</text:p>
          </table:table-cell>
          <table:table-cell table:number-columns-repeated="2"/>
          <table:table-cell office:value-type="string" calcext:value-type="string">
            <text:p>GF1 GF14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48]=&quot;&quot;;0;1)" office:value-type="float" office:value="0" calcext:value-type="float">
            <text:p>0</text:p>
          </table:table-cell>
          <table:table-cell/>
          <table:table-cell table:formula="of:=&quot;'&quot;&amp;[.C348]&amp;&quot; - &quot;&amp;[.H348]&amp;&quot;',&quot;" office:value-type="string" office:string-value="'HÉRNIA INGUINAL - GF1 GF14'," calcext:value-type="string">
            <text:p>'HÉRNIA INGUINAL - GF1 GF14',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PLEURITE</text:p>
          </table:table-cell>
          <table:table-cell table:formula="of:=IF([.B349]=&quot;&quot;;&quot;&quot;;[.C349])">
            <text:p/>
          </table:table-cell>
          <table:table-cell table:style-name="ce3" table:formula="of:=IF([.B349]=&quot;&quot;;[.C349];&quot;&quot;)" office:value-type="string" office:string-value="PLEURITE" calcext:value-type="string">
            <text:p>PLEURITE</text:p>
          </table:table-cell>
          <table:table-cell table:number-columns-repeated="2"/>
          <table:table-cell office:value-type="string" calcext:value-type="string">
            <text:p>GVC17 GVC14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49]=&quot;&quot;;0;1)" office:value-type="float" office:value="0" calcext:value-type="float">
            <text:p>0</text:p>
          </table:table-cell>
          <table:table-cell/>
          <table:table-cell table:formula="of:=&quot;'&quot;&amp;[.C349]&amp;&quot; - &quot;&amp;[.H349]&amp;&quot;',&quot;" office:value-type="string" office:string-value="'PLEURITE - GVC17 GVC14'," calcext:value-type="string">
            <text:p>'PLEURITE - GVC17 GVC14',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CISTITE INTERSTICIAL</text:p>
          </table:table-cell>
          <table:table-cell table:formula="of:=IF([.B350]=&quot;&quot;;&quot;&quot;;[.C350])">
            <text:p/>
          </table:table-cell>
          <table:table-cell table:style-name="ce3" table:formula="of:=IF([.B350]=&quot;&quot;;[.C350];&quot;&quot;)" office:value-type="string" office:string-value="CISTITE INTERSTICIAL" calcext:value-type="string">
            <text:p>CISTITE INTERSTICIAL</text:p>
          </table:table-cell>
          <table:table-cell table:number-columns-repeated="2"/>
          <table:table-cell office:value-type="string" calcext:value-type="string">
            <text:p>GBP6 GR1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50]=&quot;&quot;;0;1)" office:value-type="float" office:value="0" calcext:value-type="float">
            <text:p>0</text:p>
          </table:table-cell>
          <table:table-cell/>
          <table:table-cell table:formula="of:=&quot;'&quot;&amp;[.C350]&amp;&quot; - &quot;&amp;[.H350]&amp;&quot;',&quot;" office:value-type="string" office:string-value="'CISTITE INTERSTICIAL - GBP6 GR1'," calcext:value-type="string">
            <text:p>'CISTITE INTERSTICIAL - GBP6 GR1',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MELENA</text:p>
          </table:table-cell>
          <table:table-cell table:formula="of:=IF([.B351]=&quot;&quot;;&quot;&quot;;[.C351])">
            <text:p/>
          </table:table-cell>
          <table:table-cell table:style-name="ce3" table:formula="of:=IF([.B351]=&quot;&quot;;[.C351];&quot;&quot;)" office:value-type="string" office:string-value="MELENA" calcext:value-type="string">
            <text:p>MELENA</text:p>
          </table:table-cell>
          <table:table-cell table:number-columns-repeated="2"/>
          <table:table-cell office:value-type="string" calcext:value-type="string">
            <text:p>GVG1 GB57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51]=&quot;&quot;;0;1)" office:value-type="float" office:value="0" calcext:value-type="float">
            <text:p>0</text:p>
          </table:table-cell>
          <table:table-cell/>
          <table:table-cell table:formula="of:=&quot;'&quot;&amp;[.C351]&amp;&quot; - &quot;&amp;[.H351]&amp;&quot;',&quot;" office:value-type="string" office:string-value="'MELENA - GVG1 GB57'," calcext:value-type="string">
            <text:p>'MELENA - GVG1 GB57',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PROLAPSO RETAL</text:p>
          </table:table-cell>
          <table:table-cell table:formula="of:=IF([.B352]=&quot;&quot;;&quot;&quot;;[.C352])">
            <text:p/>
          </table:table-cell>
          <table:table-cell table:style-name="ce3" table:formula="of:=IF([.B352]=&quot;&quot;;[.C352];&quot;&quot;)" office:value-type="string" office:string-value="PROLAPSO RETAL" calcext:value-type="string">
            <text:p>PROLAPSO RETAL</text:p>
          </table:table-cell>
          <table:table-cell table:number-columns-repeated="2"/>
          <table:table-cell office:value-type="string" calcext:value-type="string">
            <text:p>GVG20 GVC15 GVB36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52]=&quot;&quot;;0;1)" office:value-type="float" office:value="0" calcext:value-type="float">
            <text:p>0</text:p>
          </table:table-cell>
          <table:table-cell/>
          <table:table-cell table:formula="of:=&quot;'&quot;&amp;[.C352]&amp;&quot; - &quot;&amp;[.H352]&amp;&quot;',&quot;" office:value-type="string" office:string-value="'PROLAPSO RETAL - GVG20 GVC15 GVB36'," calcext:value-type="string">
            <text:p>'PROLAPSO RETAL - GVG20 GVC15 GVB36',</text:p>
          </table:table-cell>
        </table:table-row>
        <table:table-row table:style-name="ro1">
          <table:table-cell table:style-name="ce12" office:value-type="string" calcext:value-type="string" table:number-columns-spanned="8" table:number-rows-spanned="1">
            <text:p>OSTEOESQUELÉTICO</text:p>
          </table:table-cell>
          <table:covered-table-cell table:number-columns-repeated="2" table:style-name="ce14"/>
          <table:covered-table-cell table:formula="of:=IF([.B353]=&quot;&quot;;&quot;&quot;;[.C353])">
            <text:p/>
          </table:covered-table-cell>
          <table:covered-table-cell table:style-name="ce3" table:formula="of:=IF([.B353]=&quot;&quot;;[.C353];&quot;&quot;)" office:value-type="float" office:value="0" calcext:value-type="float">
            <text:p>0</text:p>
          </table:covered-table-cell>
          <table:covered-table-cell table:number-columns-repeated="3" table:style-name="ce14"/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53]=&quot;&quot;;0;1)" office:value-type="float" office:value="0" calcext:value-type="float">
            <text:p>0</text:p>
          </table:table-cell>
          <table:table-cell/>
          <table:table-cell table:formula="of:=&quot;'&quot;&amp;[.C353]&amp;&quot; - &quot;&amp;[.H353]&amp;&quot;',&quot;" office:value-type="string" office:string-value="' - '," calcext:value-type="string">
            <text:p>' - ',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ARTRALGIA DEDOS MMSS</text:p>
          </table:table-cell>
          <table:table-cell table:formula="of:=IF([.B354]=&quot;&quot;;&quot;&quot;;[.C354])">
            <text:p/>
          </table:table-cell>
          <table:table-cell table:style-name="ce3" table:formula="of:=IF([.B354]=&quot;&quot;;[.C354];&quot;&quot;)" office:value-type="string" office:string-value="ARTRALGIA DEDOS MMSS" calcext:value-type="string">
            <text:p>ARTRALGIA DEDOS MMSS</text:p>
          </table:table-cell>
          <table:table-cell table:number-columns-repeated="2"/>
          <table:table-cell office:value-type="string" calcext:value-type="string">
            <text:p>EXT-SANGBAXIE EXT-SIFENG GIG4 GID3 WR7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54]=&quot;&quot;;0;1)" office:value-type="float" office:value="0" calcext:value-type="float">
            <text:p>0</text:p>
          </table:table-cell>
          <table:table-cell/>
          <table:table-cell table:formula="of:=&quot;'&quot;&amp;[.C354]&amp;&quot; - &quot;&amp;[.H354]&amp;&quot;',&quot;" office:value-type="string" office:string-value="'ARTRALGIA DEDOS MMSS - EXT-SANGBAXIE EXT-SIFENG GIG4 GID3 WR7'," calcext:value-type="string">
            <text:p>'ARTRALGIA DEDOS MMSS - EXT-SANGBAXIE EXT-SIFENG GIG4 GID3 WR7',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ARTRITE AGUDA DE JOELHO</text:p>
          </table:table-cell>
          <table:table-cell table:formula="of:=IF([.B355]=&quot;&quot;;&quot;&quot;;[.C355])">
            <text:p/>
          </table:table-cell>
          <table:table-cell table:style-name="ce3" table:formula="of:=IF([.B355]=&quot;&quot;;[.C355];&quot;&quot;)" office:value-type="string" office:string-value="ARTRITE AGUDA DE JOELHO" calcext:value-type="string">
            <text:p>ARTRITE AGUDA DE JOELHO</text:p>
          </table:table-cell>
          <table:table-cell table:number-columns-repeated="2"/>
          <table:table-cell office:value-type="string" calcext:value-type="string">
            <text:p>GVB34 GBP9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55]=&quot;&quot;;0;1)" office:value-type="float" office:value="0" calcext:value-type="float">
            <text:p>0</text:p>
          </table:table-cell>
          <table:table-cell/>
          <table:table-cell table:formula="of:=&quot;'&quot;&amp;[.C355]&amp;&quot; - &quot;&amp;[.H355]&amp;&quot;',&quot;" office:value-type="string" office:string-value="'ARTRITE AGUDA DE JOELHO - GVB34 GBP9'," calcext:value-type="string">
            <text:p>'ARTRITE AGUDA DE JOELHO - GVB34 GBP9',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ARTRITE AGUDA DE PÉ</text:p>
          </table:table-cell>
          <table:table-cell table:formula="of:=IF([.B356]=&quot;&quot;;&quot;&quot;;[.C356])">
            <text:p/>
          </table:table-cell>
          <table:table-cell table:style-name="ce3" table:formula="of:=IF([.B356]=&quot;&quot;;[.C356];&quot;&quot;)" office:value-type="string" office:string-value="ARTRITE AGUDA DE PÉ" calcext:value-type="string">
            <text:p>ARTRITE AGUDA DE PÉ</text:p>
          </table:table-cell>
          <table:table-cell table:number-columns-repeated="2"/>
          <table:table-cell office:value-type="string" calcext:value-type="string">
            <text:p>GBP5 GE41 GVB40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56]=&quot;&quot;;0;1)" office:value-type="float" office:value="0" calcext:value-type="float">
            <text:p>0</text:p>
          </table:table-cell>
          <table:table-cell/>
          <table:table-cell table:formula="of:=&quot;'&quot;&amp;[.C356]&amp;&quot; - &quot;&amp;[.H356]&amp;&quot;',&quot;" office:value-type="string" office:string-value="'ARTRITE AGUDA DE PÉ - GBP5 GE41 GVB40'," calcext:value-type="string">
            <text:p>'ARTRITE AGUDA DE PÉ - GBP5 GE41 GVB40',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ARTRITE AGUDA MÃO OU BRAÇO</text:p>
          </table:table-cell>
          <table:table-cell table:formula="of:=IF([.B357]=&quot;&quot;;&quot;&quot;;[.C357])">
            <text:p/>
          </table:table-cell>
          <table:table-cell table:style-name="ce3" table:formula="of:=IF([.B357]=&quot;&quot;;[.C357];&quot;&quot;)" office:value-type="string" office:string-value="ARTRITE AGUDA MÃO OU BRAÇO" calcext:value-type="string">
            <text:p>ARTRITE AGUDA MÃO OU BRAÇO</text:p>
          </table:table-cell>
          <table:table-cell table:number-columns-repeated="2"/>
          <table:table-cell office:value-type="string" calcext:value-type="string">
            <text:p>GTA3 GTA2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57]=&quot;&quot;;0;1)" office:value-type="float" office:value="0" calcext:value-type="float">
            <text:p>0</text:p>
          </table:table-cell>
          <table:table-cell/>
          <table:table-cell table:formula="of:=&quot;'&quot;&amp;[.C357]&amp;&quot; - &quot;&amp;[.H357]&amp;&quot;',&quot;" office:value-type="string" office:string-value="'ARTRITE AGUDA MÃO OU BRAÇO - GTA3 GTA2'," calcext:value-type="string">
            <text:p>'ARTRITE AGUDA MÃO OU BRAÇO - GTA3 GTA2',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BURSITE TROCANTÉRICA</text:p>
          </table:table-cell>
          <table:table-cell table:formula="of:=IF([.B358]=&quot;&quot;;&quot;&quot;;[.C358])">
            <text:p/>
          </table:table-cell>
          <table:table-cell table:style-name="ce3" table:formula="of:=IF([.B358]=&quot;&quot;;[.C358];&quot;&quot;)" office:value-type="string" office:string-value="BURSITE TROCANTÉRICA" calcext:value-type="string">
            <text:p>BURSITE TROCANTÉRICA</text:p>
          </table:table-cell>
          <table:table-cell table:number-columns-repeated="2"/>
          <table:table-cell office:value-type="string" calcext:value-type="string">
            <text:p>GP5 GP9 GIG11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58]=&quot;&quot;;0;1)" office:value-type="float" office:value="0" calcext:value-type="float">
            <text:p>0</text:p>
          </table:table-cell>
          <table:table-cell/>
          <table:table-cell table:formula="of:=&quot;'&quot;&amp;[.C358]&amp;&quot; - &quot;&amp;[.H358]&amp;&quot;',&quot;" office:value-type="string" office:string-value="'BURSITE TROCANTÉRICA - GP5 GP9 GIG11'," calcext:value-type="string">
            <text:p>'BURSITE TROCANTÉRICA - GP5 GP9 GIG11',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CERVICOBRAQUIALGIA</text:p>
          </table:table-cell>
          <table:table-cell table:formula="of:=IF([.B359]=&quot;&quot;;&quot;&quot;;[.C359])">
            <text:p/>
          </table:table-cell>
          <table:table-cell table:style-name="ce3" table:formula="of:=IF([.B359]=&quot;&quot;;[.C359];&quot;&quot;)" office:value-type="string" office:string-value="CERVICOBRAQUIALGIA" calcext:value-type="string">
            <text:p>CERVICOBRAQUIALGIA</text:p>
          </table:table-cell>
          <table:table-cell table:number-columns-repeated="2"/>
          <table:table-cell office:value-type="string" calcext:value-type="string">
            <text:p>GIG4 GF3 GB23 GE3 GIG15 GTA5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59]=&quot;&quot;;0;1)" office:value-type="float" office:value="0" calcext:value-type="float">
            <text:p>0</text:p>
          </table:table-cell>
          <table:table-cell/>
          <table:table-cell table:formula="of:=&quot;'&quot;&amp;[.C359]&amp;&quot; - &quot;&amp;[.H359]&amp;&quot;',&quot;" office:value-type="string" office:string-value="'CERVICOBRAQUIALGIA - GIG4 GF3 GB23 GE3 GIG15 GTA5'," calcext:value-type="string">
            <text:p>'CERVICOBRAQUIALGIA - GIG4 GF3 GB23 GE3 GIG15 GTA5',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CLAUDICAÇÃO</text:p>
          </table:table-cell>
          <table:table-cell table:formula="of:=IF([.B360]=&quot;&quot;;&quot;&quot;;[.C360])">
            <text:p/>
          </table:table-cell>
          <table:table-cell table:style-name="ce3" table:formula="of:=IF([.B360]=&quot;&quot;;[.C360];&quot;&quot;)" office:value-type="string" office:string-value="CLAUDICAÇÃO" calcext:value-type="string">
            <text:p>CLAUDICAÇÃO</text:p>
          </table:table-cell>
          <table:table-cell table:number-columns-repeated="2"/>
          <table:table-cell office:value-type="string" calcext:value-type="string">
            <text:p>GVB39 GVB30 GE33 GVB31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60]=&quot;&quot;;0;1)" office:value-type="float" office:value="0" calcext:value-type="float">
            <text:p>0</text:p>
          </table:table-cell>
          <table:table-cell/>
          <table:table-cell table:formula="of:=&quot;'&quot;&amp;[.C360]&amp;&quot; - &quot;&amp;[.H360]&amp;&quot;',&quot;" office:value-type="string" office:string-value="'CLAUDICAÇÃO - GVB39 GVB30 GE33 GVB31'," calcext:value-type="string">
            <text:p>'CLAUDICAÇÃO - GVB39 GVB30 GE33 GVB31',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COMPRESSÃO MEDULAR</text:p>
          </table:table-cell>
          <table:table-cell table:formula="of:=IF([.B361]=&quot;&quot;;&quot;&quot;;[.C361])">
            <text:p/>
          </table:table-cell>
          <table:table-cell table:style-name="ce3" table:formula="of:=IF([.B361]=&quot;&quot;;[.C361];&quot;&quot;)" office:value-type="string" office:string-value="COMPRESSÃO MEDULAR" calcext:value-type="string">
            <text:p>COMPRESSÃO MEDULAR</text:p>
          </table:table-cell>
          <table:table-cell table:number-columns-repeated="2"/>
          <table:table-cell office:value-type="string" calcext:value-type="string">
            <text:p>GE28 GVG8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61]=&quot;&quot;;0;1)" office:value-type="float" office:value="0" calcext:value-type="float">
            <text:p>0</text:p>
          </table:table-cell>
          <table:table-cell/>
          <table:table-cell table:formula="of:=&quot;'&quot;&amp;[.C361]&amp;&quot; - &quot;&amp;[.H361]&amp;&quot;',&quot;" office:value-type="string" office:string-value="'COMPRESSÃO MEDULAR - GE28 GVG8'," calcext:value-type="string">
            <text:p>'COMPRESSÃO MEDULAR - GE28 GVG8',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COXARTROSE</text:p>
          </table:table-cell>
          <table:table-cell table:formula="of:=IF([.B362]=&quot;&quot;;&quot;&quot;;[.C362])">
            <text:p/>
          </table:table-cell>
          <table:table-cell table:style-name="ce3" table:formula="of:=IF([.B362]=&quot;&quot;;[.C362];&quot;&quot;)" office:value-type="string" office:string-value="COXARTROSE" calcext:value-type="string">
            <text:p>COXARTROSE</text:p>
          </table:table-cell>
          <table:table-cell table:number-columns-repeated="2"/>
          <table:table-cell office:value-type="string" calcext:value-type="string">
            <text:p>GE36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62]=&quot;&quot;;0;1)" office:value-type="float" office:value="0" calcext:value-type="float">
            <text:p>0</text:p>
          </table:table-cell>
          <table:table-cell/>
          <table:table-cell table:formula="of:=&quot;'&quot;&amp;[.C362]&amp;&quot; - &quot;&amp;[.H362]&amp;&quot;',&quot;" office:value-type="string" office:string-value="'COXARTROSE - GE36'," calcext:value-type="string">
            <text:p>'COXARTROSE - GE36',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DOR ADUTORES COXA</text:p>
          </table:table-cell>
          <table:table-cell table:formula="of:=IF([.B363]=&quot;&quot;;&quot;&quot;;[.C363])">
            <text:p/>
          </table:table-cell>
          <table:table-cell table:style-name="ce3" table:formula="of:=IF([.B363]=&quot;&quot;;[.C363];&quot;&quot;)" office:value-type="string" office:string-value="DOR ADUTORES COXA" calcext:value-type="string">
            <text:p>DOR ADUTORES COXA</text:p>
          </table:table-cell>
          <table:table-cell table:number-columns-repeated="2"/>
          <table:table-cell office:value-type="string" calcext:value-type="string">
            <text:p>WF1 GVC2 WF2 WF10 WF8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63]=&quot;&quot;;0;1)" office:value-type="float" office:value="0" calcext:value-type="float">
            <text:p>0</text:p>
          </table:table-cell>
          <table:table-cell/>
          <table:table-cell table:formula="of:=&quot;'&quot;&amp;[.C363]&amp;&quot; - &quot;&amp;[.H363]&amp;&quot;',&quot;" office:value-type="string" office:string-value="'DOR ADUTORES COXA - WF1 GVC2 WF2 WF10 WF8'," calcext:value-type="string">
            <text:p>'DOR ADUTORES COXA - WF1 GVC2 WF2 WF10 WF8',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DOR BRAQUIAL (LESÃO)</text:p>
          </table:table-cell>
          <table:table-cell table:formula="of:=IF([.B364]=&quot;&quot;;&quot;&quot;;[.C364])">
            <text:p/>
          </table:table-cell>
          <table:table-cell table:style-name="ce3" table:formula="of:=IF([.B364]=&quot;&quot;;[.C364];&quot;&quot;)" office:value-type="string" office:string-value="DOR BRAQUIAL (LESÃO)" calcext:value-type="string">
            <text:p>DOR BRAQUIAL (LESÃO)</text:p>
          </table:table-cell>
          <table:table-cell table:number-columns-repeated="2"/>
          <table:table-cell office:value-type="string" calcext:value-type="string">
            <text:p>GVB21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64]=&quot;&quot;;0;1)" office:value-type="float" office:value="0" calcext:value-type="float">
            <text:p>0</text:p>
          </table:table-cell>
          <table:table-cell/>
          <table:table-cell table:formula="of:=&quot;'&quot;&amp;[.C364]&amp;&quot; - &quot;&amp;[.H364]&amp;&quot;',&quot;" office:value-type="string" office:string-value="'DOR BRAQUIAL (LESÃO) - GVB21'," calcext:value-type="string">
            <text:p>'DOR BRAQUIAL (LESÃO) - GVB21',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DOR CALCÂNEA</text:p>
          </table:table-cell>
          <table:table-cell table:formula="of:=IF([.B365]=&quot;&quot;;&quot;&quot;;[.C365])">
            <text:p/>
          </table:table-cell>
          <table:table-cell table:style-name="ce3" table:formula="of:=IF([.B365]=&quot;&quot;;[.C365];&quot;&quot;)" office:value-type="string" office:string-value="DOR CALCÂNEA" calcext:value-type="string">
            <text:p>DOR CALCÂNEA</text:p>
          </table:table-cell>
          <table:table-cell table:number-columns-repeated="2"/>
          <table:table-cell office:value-type="string" calcext:value-type="string">
            <text:p>GE42 GR2 GR3 GE41 GE7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65]=&quot;&quot;;0;1)" office:value-type="float" office:value="0" calcext:value-type="float">
            <text:p>0</text:p>
          </table:table-cell>
          <table:table-cell/>
          <table:table-cell table:formula="of:=&quot;'&quot;&amp;[.C365]&amp;&quot; - &quot;&amp;[.H365]&amp;&quot;',&quot;" office:value-type="string" office:string-value="'DOR CALCÂNEA - GE42 GR2 GR3 GE41 GE7'," calcext:value-type="string">
            <text:p>'DOR CALCÂNEA - GE42 GR2 GR3 GE41 GE7',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DOR CERVICAL</text:p>
          </table:table-cell>
          <table:table-cell table:formula="of:=IF([.B366]=&quot;&quot;;&quot;&quot;;[.C366])">
            <text:p/>
          </table:table-cell>
          <table:table-cell table:style-name="ce3" table:formula="of:=IF([.B366]=&quot;&quot;;[.C366];&quot;&quot;)" office:value-type="string" office:string-value="DOR CERVICAL" calcext:value-type="string">
            <text:p>DOR CERVICAL</text:p>
          </table:table-cell>
          <table:table-cell table:number-columns-repeated="2"/>
          <table:table-cell office:value-type="string" calcext:value-type="string">
            <text:p>GB30 GB54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66]=&quot;&quot;;0;1)" office:value-type="float" office:value="0" calcext:value-type="float">
            <text:p>0</text:p>
          </table:table-cell>
          <table:table-cell/>
          <table:table-cell table:formula="of:=&quot;'&quot;&amp;[.C366]&amp;&quot; - &quot;&amp;[.H366]&amp;&quot;',&quot;" office:value-type="string" office:string-value="'DOR CERVICAL - GB30 GB54'," calcext:value-type="string">
            <text:p>'DOR CERVICAL - GB30 GB54',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OR CRÔNICA EM BRAÇO</text:p>
          </table:table-cell>
          <table:table-cell table:formula="of:=IF([.B367]=&quot;&quot;;&quot;&quot;;[.C367])">
            <text:p/>
          </table:table-cell>
          <table:table-cell table:style-name="ce3" table:formula="of:=IF([.B367]=&quot;&quot;;[.C367];&quot;&quot;)" office:value-type="string" office:string-value="DOR CRÔNICA EM BRAÇO" calcext:value-type="string">
            <text:p>DOR CRÔNICA EM BRAÇO</text:p>
          </table:table-cell>
          <table:table-cell table:number-columns-repeated="2"/>
          <table:table-cell office:value-type="string" calcext:value-type="string">
            <text:p>GVB21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67]=&quot;&quot;;0;1)" office:value-type="float" office:value="0" calcext:value-type="float">
            <text:p>0</text:p>
          </table:table-cell>
          <table:table-cell/>
          <table:table-cell table:formula="of:=&quot;'&quot;&amp;[.C367]&amp;&quot; - &quot;&amp;[.H367]&amp;&quot;',&quot;" office:value-type="string" office:string-value="'DOR CRÔNICA EM BRAÇO - GVB21'," calcext:value-type="string">
            <text:p>'DOR CRÔNICA EM BRAÇO - GVB21',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DOR EM TODA COLUNA</text:p>
          </table:table-cell>
          <table:table-cell table:formula="of:=IF([.B368]=&quot;&quot;;&quot;&quot;;[.C368])">
            <text:p/>
          </table:table-cell>
          <table:table-cell table:style-name="ce3" table:formula="of:=IF([.B368]=&quot;&quot;;[.C368];&quot;&quot;)" office:value-type="string" office:string-value="DOR EM TODA COLUNA" calcext:value-type="string">
            <text:p>DOR EM TODA COLUNA</text:p>
          </table:table-cell>
          <table:table-cell table:number-columns-repeated="2"/>
          <table:table-cell office:value-type="string" calcext:value-type="string">
            <text:p>GVG1 GVG16 GB10 GVB20 GR6 GID3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68]=&quot;&quot;;0;1)" office:value-type="float" office:value="0" calcext:value-type="float">
            <text:p>0</text:p>
          </table:table-cell>
          <table:table-cell/>
          <table:table-cell table:formula="of:=&quot;'&quot;&amp;[.C368]&amp;&quot; - &quot;&amp;[.H368]&amp;&quot;',&quot;" office:value-type="string" office:string-value="'DOR EM TODA COLUNA - GVG1 GVG16 GB10 GVB20 GR6 GID3'," calcext:value-type="string">
            <text:p>'DOR EM TODA COLUNA - GVG1 GVG16 GB10 GVB20 GR6 GID3',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DOR ESCAPULAR</text:p>
          </table:table-cell>
          <table:table-cell table:formula="of:=IF([.B369]=&quot;&quot;;&quot;&quot;;[.C369])">
            <text:p/>
          </table:table-cell>
          <table:table-cell table:style-name="ce3" table:formula="of:=IF([.B369]=&quot;&quot;;[.C369];&quot;&quot;)" office:value-type="string" office:string-value="DOR ESCAPULAR" calcext:value-type="string">
            <text:p>DOR ESCAPULAR</text:p>
          </table:table-cell>
          <table:table-cell table:number-columns-repeated="2"/>
          <table:table-cell office:value-type="string" calcext:value-type="string">
            <text:p>GVB27 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69]=&quot;&quot;;0;1)" office:value-type="float" office:value="0" calcext:value-type="float">
            <text:p>0</text:p>
          </table:table-cell>
          <table:table-cell/>
          <table:table-cell table:formula="of:=&quot;'&quot;&amp;[.C369]&amp;&quot; - &quot;&amp;[.H369]&amp;&quot;',&quot;" office:value-type="string" office:string-value="'DOR ESCAPULAR - GVB27 '," calcext:value-type="string">
            <text:p>'DOR ESCAPULAR - GVB27 ',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DOR GLENOUMERAL</text:p>
          </table:table-cell>
          <table:table-cell table:formula="of:=IF([.B370]=&quot;&quot;;&quot;&quot;;[.C370])">
            <text:p/>
          </table:table-cell>
          <table:table-cell table:style-name="ce3" table:formula="of:=IF([.B370]=&quot;&quot;;[.C370];&quot;&quot;)" office:value-type="string" office:string-value="DOR GLENOUMERAL" calcext:value-type="string">
            <text:p>DOR GLENOUMERAL</text:p>
          </table:table-cell>
          <table:table-cell table:number-columns-repeated="2"/>
          <table:table-cell office:value-type="string" calcext:value-type="string">
            <text:p>GVB27 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70]=&quot;&quot;;0;1)" office:value-type="float" office:value="0" calcext:value-type="float">
            <text:p>0</text:p>
          </table:table-cell>
          <table:table-cell/>
          <table:table-cell table:formula="of:=&quot;'&quot;&amp;[.C370]&amp;&quot; - &quot;&amp;[.H370]&amp;&quot;',&quot;" office:value-type="string" office:string-value="'DOR GLENOUMERAL - GVB27 '," calcext:value-type="string">
            <text:p>'DOR GLENOUMERAL - GVB27 ',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DOR LATERAL COXA</text:p>
          </table:table-cell>
          <table:table-cell table:formula="of:=IF([.B371]=&quot;&quot;;&quot;&quot;;[.C371])">
            <text:p/>
          </table:table-cell>
          <table:table-cell table:style-name="ce3" table:formula="of:=IF([.B371]=&quot;&quot;;[.C371];&quot;&quot;)" office:value-type="string" office:string-value="DOR LATERAL COXA" calcext:value-type="string">
            <text:p>DOR LATERAL COXA</text:p>
          </table:table-cell>
          <table:table-cell table:number-columns-repeated="2"/>
          <table:table-cell office:value-type="string" calcext:value-type="string">
            <text:p>GE36 GIG4 GVB34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71]=&quot;&quot;;0;1)" office:value-type="float" office:value="0" calcext:value-type="float">
            <text:p>0</text:p>
          </table:table-cell>
          <table:table-cell/>
          <table:table-cell table:formula="of:=&quot;'&quot;&amp;[.C371]&amp;&quot; - &quot;&amp;[.H371]&amp;&quot;',&quot;" office:value-type="string" office:string-value="'DOR LATERAL COXA - GE36 GIG4 GVB34'," calcext:value-type="string">
            <text:p>'DOR LATERAL COXA - GE36 GIG4 GVB34',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DOR MIOFASCIAL</text:p>
          </table:table-cell>
          <table:table-cell table:formula="of:=IF([.B372]=&quot;&quot;;&quot;&quot;;[.C372])">
            <text:p/>
          </table:table-cell>
          <table:table-cell table:style-name="ce3" table:formula="of:=IF([.B372]=&quot;&quot;;[.C372];&quot;&quot;)" office:value-type="string" office:string-value="DOR MIOFASCIAL" calcext:value-type="string">
            <text:p>DOR MIOFASCIAL</text:p>
          </table:table-cell>
          <table:table-cell table:number-columns-repeated="2"/>
          <table:table-cell office:value-type="string" calcext:value-type="string">
            <text:p>GB65 GB10 GB26 GVB34 GID3 GVG16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72]=&quot;&quot;;0;1)" office:value-type="float" office:value="0" calcext:value-type="float">
            <text:p>0</text:p>
          </table:table-cell>
          <table:table-cell/>
          <table:table-cell table:formula="of:=&quot;'&quot;&amp;[.C372]&amp;&quot; - &quot;&amp;[.H372]&amp;&quot;',&quot;" office:value-type="string" office:string-value="'DOR MIOFASCIAL - GB65 GB10 GB26 GVB34 GID3 GVG16'," calcext:value-type="string">
            <text:p>'DOR MIOFASCIAL - GB65 GB10 GB26 GVB34 GID3 GVG16',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DOR MMII</text:p>
          </table:table-cell>
          <table:table-cell table:formula="of:=IF([.B373]=&quot;&quot;;&quot;&quot;;[.C373])">
            <text:p/>
          </table:table-cell>
          <table:table-cell table:style-name="ce3" table:formula="of:=IF([.B373]=&quot;&quot;;[.C373];&quot;&quot;)" office:value-type="string" office:string-value="DOR MMII" calcext:value-type="string">
            <text:p>DOR MMII</text:p>
          </table:table-cell>
          <table:table-cell table:number-columns-repeated="2"/>
          <table:table-cell office:value-type="string" calcext:value-type="string">
            <text:p>GVB30 GVB34 GID3 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73]=&quot;&quot;;0;1)" office:value-type="float" office:value="0" calcext:value-type="float">
            <text:p>0</text:p>
          </table:table-cell>
          <table:table-cell/>
          <table:table-cell table:formula="of:=&quot;'&quot;&amp;[.C373]&amp;&quot; - &quot;&amp;[.H373]&amp;&quot;',&quot;" office:value-type="string" office:string-value="'DOR MMII - GVB30 GVB34 GID3 '," calcext:value-type="string">
            <text:p>'DOR MMII - GVB30 GVB34 GID3 ',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DOR OLECRANIANA</text:p>
          </table:table-cell>
          <table:table-cell table:formula="of:=IF([.B374]=&quot;&quot;;&quot;&quot;;[.C374])">
            <text:p/>
          </table:table-cell>
          <table:table-cell table:style-name="ce3" table:formula="of:=IF([.B374]=&quot;&quot;;[.C374];&quot;&quot;)" office:value-type="string" office:string-value="DOR OLECRANIANA" calcext:value-type="string">
            <text:p>DOR OLECRANIANA</text:p>
          </table:table-cell>
          <table:table-cell table:number-columns-repeated="2"/>
          <table:table-cell office:value-type="string" calcext:value-type="string">
            <text:p>GTA10 GIG11 WP5 GTA5 GTA7 GTA2 GTA3 GVB41 GVB43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74]=&quot;&quot;;0;1)" office:value-type="float" office:value="0" calcext:value-type="float">
            <text:p>0</text:p>
          </table:table-cell>
          <table:table-cell/>
          <table:table-cell table:formula="of:=&quot;'&quot;&amp;[.C374]&amp;&quot; - &quot;&amp;[.H374]&amp;&quot;',&quot;" office:value-type="string" office:string-value="'DOR OLECRANIANA - GTA10 GIG11 WP5 GTA5 GTA7 GTA2 GTA3 GVB41 GVB43'," calcext:value-type="string">
            <text:p>'DOR OLECRANIANA - GTA10 GIG11 WP5 GTA5 GTA7 GTA2 GTA3 GVB41 GVB43',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DOR OMBRO (ID)</text:p>
          </table:table-cell>
          <table:table-cell table:formula="of:=IF([.B375]=&quot;&quot;;&quot;&quot;;[.C375])">
            <text:p/>
          </table:table-cell>
          <table:table-cell table:style-name="ce3" table:formula="of:=IF([.B375]=&quot;&quot;;[.C375];&quot;&quot;)" office:value-type="string" office:string-value="DOR OMBRO (ID)" calcext:value-type="string">
            <text:p>DOR OMBRO (ID)</text:p>
          </table:table-cell>
          <table:table-cell table:number-columns-repeated="2"/>
          <table:table-cell office:value-type="string" calcext:value-type="string">
            <text:p>WVG20 WPC1 WTA16 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75]=&quot;&quot;;0;1)" office:value-type="float" office:value="0" calcext:value-type="float">
            <text:p>0</text:p>
          </table:table-cell>
          <table:table-cell/>
          <table:table-cell table:formula="of:=&quot;'&quot;&amp;[.C375]&amp;&quot; - &quot;&amp;[.H375]&amp;&quot;',&quot;" office:value-type="string" office:string-value="'DOR OMBRO (ID) - WVG20 WPC1 WTA16 '," calcext:value-type="string">
            <text:p>'DOR OMBRO (ID) - WVG20 WPC1 WTA16 ',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DOR OMBRO (IG)</text:p>
          </table:table-cell>
          <table:table-cell table:formula="of:=IF([.B376]=&quot;&quot;;&quot;&quot;;[.C376])">
            <text:p/>
          </table:table-cell>
          <table:table-cell table:style-name="ce3" table:formula="of:=IF([.B376]=&quot;&quot;;[.C376];&quot;&quot;)" office:value-type="string" office:string-value="DOR OMBRO (IG)" calcext:value-type="string">
            <text:p>DOR OMBRO (IG)</text:p>
          </table:table-cell>
          <table:table-cell table:style-name="ce20" table:number-columns-repeated="2"/>
          <table:table-cell office:value-type="string" calcext:value-type="string">
            <text:p>GB67 GID18 GIG1 GTA1 GVB13B GP11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76]=&quot;&quot;;0;1)" office:value-type="float" office:value="0" calcext:value-type="float">
            <text:p>0</text:p>
          </table:table-cell>
          <table:table-cell/>
          <table:table-cell table:formula="of:=&quot;'&quot;&amp;[.C376]&amp;&quot; - &quot;&amp;[.H376]&amp;&quot;',&quot;" office:value-type="string" office:string-value="'DOR OMBRO (IG) - GB67 GID18 GIG1 GTA1 GVB13B GP11'," calcext:value-type="string">
            <text:p>'DOR OMBRO (IG) - GB67 GID18 GIG1 GTA1 GVB13B GP11',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DOR ONCOLÓGICA</text:p>
          </table:table-cell>
          <table:table-cell table:formula="of:=IF([.B377]=&quot;&quot;;&quot;&quot;;[.C377])">
            <text:p/>
          </table:table-cell>
          <table:table-cell table:style-name="ce3" table:formula="of:=IF([.B377]=&quot;&quot;;[.C377];&quot;&quot;)" office:value-type="string" office:string-value="DOR ONCOLÓGICA" calcext:value-type="string">
            <text:p>DOR ONCOLÓGICA</text:p>
          </table:table-cell>
          <table:table-cell table:number-columns-repeated="2"/>
          <table:table-cell office:value-type="string" calcext:value-type="string">
            <text:p>XB43 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77]=&quot;&quot;;0;1)" office:value-type="float" office:value="0" calcext:value-type="float">
            <text:p>0</text:p>
          </table:table-cell>
          <table:table-cell/>
          <table:table-cell table:formula="of:=&quot;'&quot;&amp;[.C377]&amp;&quot; - &quot;&amp;[.H377]&amp;&quot;',&quot;" office:value-type="string" office:string-value="'DOR ONCOLÓGICA - XB43 '," calcext:value-type="string">
            <text:p>'DOR ONCOLÓGICA - XB43 ',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DOR REGIONAL COMPLEXA</text:p>
          </table:table-cell>
          <table:table-cell table:formula="of:=IF([.B378]=&quot;&quot;;&quot;&quot;;[.C378])">
            <text:p/>
          </table:table-cell>
          <table:table-cell table:style-name="ce3" table:formula="of:=IF([.B378]=&quot;&quot;;[.C378];&quot;&quot;)" office:value-type="string" office:string-value="DOR REGIONAL COMPLEXA" calcext:value-type="string">
            <text:p>DOR REGIONAL COMPLEXA</text:p>
          </table:table-cell>
          <table:table-cell table:number-columns-repeated="2"/>
          <table:table-cell office:value-type="string" calcext:value-type="string">
            <text:p>GB65 GB10 GVB34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78]=&quot;&quot;;0;1)" office:value-type="float" office:value="0" calcext:value-type="float">
            <text:p>0</text:p>
          </table:table-cell>
          <table:table-cell/>
          <table:table-cell table:formula="of:=&quot;'&quot;&amp;[.C378]&amp;&quot; - &quot;&amp;[.H378]&amp;&quot;',&quot;" office:value-type="string" office:string-value="'DOR REGIONAL COMPLEXA - GB65 GB10 GVB34'," calcext:value-type="string">
            <text:p>'DOR REGIONAL COMPLEXA - GB65 GB10 GVB34',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DOR TORNOZELO</text:p>
          </table:table-cell>
          <table:table-cell table:formula="of:=IF([.B379]=&quot;&quot;;&quot;&quot;;[.C379])">
            <text:p/>
          </table:table-cell>
          <table:table-cell table:style-name="ce3" table:formula="of:=IF([.B379]=&quot;&quot;;[.C379];&quot;&quot;)" office:value-type="string" office:string-value="DOR TORNOZELO" calcext:value-type="string">
            <text:p>DOR TORNOZELO</text:p>
          </table:table-cell>
          <table:table-cell table:number-columns-repeated="2"/>
          <table:table-cell office:value-type="string" calcext:value-type="string">
            <text:p>GE41 GE42 GVB39 GE44 GVB41 GB65 GB66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79]=&quot;&quot;;0;1)" office:value-type="float" office:value="0" calcext:value-type="float">
            <text:p>0</text:p>
          </table:table-cell>
          <table:table-cell/>
          <table:table-cell table:formula="of:=&quot;'&quot;&amp;[.C379]&amp;&quot; - &quot;&amp;[.H379]&amp;&quot;',&quot;" office:value-type="string" office:string-value="'DOR TORNOZELO - GE41 GE42 GVB39 GE44 GVB41 GB65 GB66'," calcext:value-type="string">
            <text:p>'DOR TORNOZELO - GE41 GE42 GVB39 GE44 GVB41 GB65 GB66',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EDEMA</text:p>
          </table:table-cell>
          <table:table-cell table:formula="of:=IF([.B380]=&quot;&quot;;&quot;&quot;;[.C380])">
            <text:p/>
          </table:table-cell>
          <table:table-cell table:style-name="ce3" table:formula="of:=IF([.B380]=&quot;&quot;;[.C380];&quot;&quot;)" office:value-type="string" office:string-value="EDEMA" calcext:value-type="string">
            <text:p>EDEMA</text:p>
          </table:table-cell>
          <table:table-cell table:number-columns-repeated="2"/>
          <table:table-cell office:value-type="string" calcext:value-type="string">
            <text:p>GVC9 GVC6 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80]=&quot;&quot;;0;1)" office:value-type="float" office:value="0" calcext:value-type="float">
            <text:p>0</text:p>
          </table:table-cell>
          <table:table-cell/>
          <table:table-cell table:formula="of:=&quot;'&quot;&amp;[.C380]&amp;&quot; - &quot;&amp;[.H380]&amp;&quot;',&quot;" office:value-type="string" office:string-value="'EDEMA - GVC9 GVC6 '," calcext:value-type="string">
            <text:p>'EDEMA - GVC9 GVC6 ',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EDEMA MMII</text:p>
          </table:table-cell>
          <table:table-cell table:formula="of:=IF([.B381]=&quot;&quot;;&quot;&quot;;[.C381])">
            <text:p/>
          </table:table-cell>
          <table:table-cell table:style-name="ce3" table:formula="of:=IF([.B381]=&quot;&quot;;[.C381];&quot;&quot;)" office:value-type="string" office:string-value="EDEMA MMII" calcext:value-type="string">
            <text:p>EDEMA MMII</text:p>
          </table:table-cell>
          <table:table-cell table:number-columns-repeated="2"/>
          <table:table-cell office:value-type="string" calcext:value-type="string">
            <text:p>GVB39 GBP6 GE36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81]=&quot;&quot;;0;1)" office:value-type="float" office:value="0" calcext:value-type="float">
            <text:p>0</text:p>
          </table:table-cell>
          <table:table-cell/>
          <table:table-cell table:formula="of:=&quot;'&quot;&amp;[.C381]&amp;&quot; - &quot;&amp;[.H381]&amp;&quot;',&quot;" office:value-type="string" office:string-value="'EDEMA MMII - GVB39 GBP6 GE36'," calcext:value-type="string">
            <text:p>'EDEMA MMII - GVB39 GBP6 GE36',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ENTORSE</text:p>
          </table:table-cell>
          <table:table-cell table:formula="of:=IF([.B382]=&quot;&quot;;&quot;&quot;;[.C382])">
            <text:p/>
          </table:table-cell>
          <table:table-cell table:style-name="ce3" table:formula="of:=IF([.B382]=&quot;&quot;;[.C382];&quot;&quot;)" office:value-type="string" office:string-value="ENTORSE" calcext:value-type="string">
            <text:p>ENTORSE</text:p>
          </table:table-cell>
          <table:table-cell table:number-columns-repeated="2"/>
          <table:table-cell office:value-type="string" calcext:value-type="string">
            <text:p>GB57 GB60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82]=&quot;&quot;;0;1)" office:value-type="float" office:value="0" calcext:value-type="float">
            <text:p>0</text:p>
          </table:table-cell>
          <table:table-cell/>
          <table:table-cell table:formula="of:=&quot;'&quot;&amp;[.C382]&amp;&quot; - &quot;&amp;[.H382]&amp;&quot;',&quot;" office:value-type="string" office:string-value="'ENTORSE - GB57 GB60'," calcext:value-type="string">
            <text:p>'ENTORSE - GB57 GB60',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ENTORSE TORNOZELO</text:p>
          </table:table-cell>
          <table:table-cell table:formula="of:=IF([.B383]=&quot;&quot;;&quot;&quot;;[.C383])">
            <text:p/>
          </table:table-cell>
          <table:table-cell table:style-name="ce3" table:formula="of:=IF([.B383]=&quot;&quot;;[.C383];&quot;&quot;)" office:value-type="string" office:string-value="ENTORSE TORNOZELO" calcext:value-type="string">
            <text:p>ENTORSE TORNOZELO</text:p>
          </table:table-cell>
          <table:table-cell table:number-columns-repeated="2"/>
          <table:table-cell office:value-type="string" calcext:value-type="string">
            <text:p>GB63 GVB40 GVB21 GE36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83]=&quot;&quot;;0;1)" office:value-type="float" office:value="0" calcext:value-type="float">
            <text:p>0</text:p>
          </table:table-cell>
          <table:table-cell/>
          <table:table-cell table:formula="of:=&quot;'&quot;&amp;[.C383]&amp;&quot; - &quot;&amp;[.H383]&amp;&quot;',&quot;" office:value-type="string" office:string-value="'ENTORSE TORNOZELO - GB63 GVB40 GVB21 GE36'," calcext:value-type="string">
            <text:p>'ENTORSE TORNOZELO - GB63 GVB40 GVB21 GE36',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EPICONDILITE LATERAL</text:p>
          </table:table-cell>
          <table:table-cell table:formula="of:=IF([.B384]=&quot;&quot;;&quot;&quot;;[.C384])">
            <text:p/>
          </table:table-cell>
          <table:table-cell table:style-name="ce3" table:formula="of:=IF([.B384]=&quot;&quot;;[.C384];&quot;&quot;)" office:value-type="string" office:string-value="EPICONDILITE LATERAL" calcext:value-type="string">
            <text:p>EPICONDILITE LATERAL</text:p>
          </table:table-cell>
          <table:table-cell table:number-columns-repeated="2"/>
          <table:table-cell office:value-type="string" calcext:value-type="string">
            <text:p>GIG11 GIG10 GIG12 GP5 GIG4 GP7 GR6 GIG2 GIG3 GE43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84]=&quot;&quot;;0;1)" office:value-type="float" office:value="0" calcext:value-type="float">
            <text:p>0</text:p>
          </table:table-cell>
          <table:table-cell/>
          <table:table-cell table:formula="of:=&quot;'&quot;&amp;[.C384]&amp;&quot; - &quot;&amp;[.H384]&amp;&quot;',&quot;" office:value-type="string" office:string-value="'EPICONDILITE LATERAL - GIG11 GIG10 GIG12 GP5 GIG4 GP7 GR6 GIG2 GIG3 GE43'," calcext:value-type="string">
            <text:p>'EPICONDILITE LATERAL - GIG11 GIG10 GIG12 GP5 GIG4 GP7 GR6 GIG2 GIG3 GE43',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EPICONDILITE MEDIAL</text:p>
          </table:table-cell>
          <table:table-cell table:formula="of:=IF([.B385]=&quot;&quot;;&quot;&quot;;[.C385])">
            <text:p/>
          </table:table-cell>
          <table:table-cell table:style-name="ce3" table:formula="of:=IF([.B385]=&quot;&quot;;[.C385];&quot;&quot;)" office:value-type="string" office:string-value="EPICONDILITE MEDIAL" calcext:value-type="string">
            <text:p>EPICONDILITE MEDIAL</text:p>
          </table:table-cell>
          <table:table-cell table:number-columns-repeated="2"/>
          <table:table-cell office:value-type="string" calcext:value-type="string">
            <text:p>GC3 GID8 GID3 GPC6 GC6 WP9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85]=&quot;&quot;;0;1)" office:value-type="float" office:value="0" calcext:value-type="float">
            <text:p>0</text:p>
          </table:table-cell>
          <table:table-cell/>
          <table:table-cell table:formula="of:=&quot;'&quot;&amp;[.C385]&amp;&quot; - &quot;&amp;[.H385]&amp;&quot;',&quot;" office:value-type="string" office:string-value="'EPICONDILITE MEDIAL - GC3 GID8 GID3 GPC6 GC6 WP9'," calcext:value-type="string">
            <text:p>'EPICONDILITE MEDIAL - GC3 GID8 GID3 GPC6 GC6 WP9',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FASCITE PLANTAR</text:p>
          </table:table-cell>
          <table:table-cell table:formula="of:=IF([.B386]=&quot;&quot;;&quot;&quot;;[.C386])">
            <text:p/>
          </table:table-cell>
          <table:table-cell table:style-name="ce3" table:formula="of:=IF([.B386]=&quot;&quot;;[.C386];&quot;&quot;)" office:value-type="string" office:string-value="FASCITE PLANTAR" calcext:value-type="string">
            <text:p>FASCITE PLANTAR</text:p>
          </table:table-cell>
          <table:table-cell table:number-columns-repeated="2"/>
          <table:table-cell office:value-type="string" calcext:value-type="string">
            <text:p>GVB30 GF7 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86]=&quot;&quot;;0;1)" office:value-type="float" office:value="0" calcext:value-type="float">
            <text:p>0</text:p>
          </table:table-cell>
          <table:table-cell/>
          <table:table-cell table:formula="of:=&quot;'&quot;&amp;[.C386]&amp;&quot; - &quot;&amp;[.H386]&amp;&quot;',&quot;" office:value-type="string" office:string-value="'FASCITE PLANTAR - GVB30 GF7 '," calcext:value-type="string">
            <text:p>'FASCITE PLANTAR - GVB30 GF7 '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FIBROMIALGIA</text:p>
          </table:table-cell>
          <table:table-cell table:formula="of:=IF([.B387]=&quot;&quot;;&quot;&quot;;[.C387])">
            <text:p/>
          </table:table-cell>
          <table:table-cell table:style-name="ce3" table:formula="of:=IF([.B387]=&quot;&quot;;[.C387];&quot;&quot;)" office:value-type="string" office:string-value="FIBROMIALGIA" calcext:value-type="string">
            <text:p>FIBROMIALGIA</text:p>
          </table:table-cell>
          <table:table-cell table:number-columns-repeated="2"/>
          <table:table-cell office:value-type="string" calcext:value-type="string">
            <text:p>GB65 GB10 GP7 GB9 GB10 GVB34 GF3 GID3 GVG16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87]=&quot;&quot;;0;1)" office:value-type="float" office:value="0" calcext:value-type="float">
            <text:p>0</text:p>
          </table:table-cell>
          <table:table-cell/>
          <table:table-cell table:formula="of:=&quot;'&quot;&amp;[.C387]&amp;&quot; - &quot;&amp;[.H387]&amp;&quot;',&quot;" office:value-type="string" office:string-value="'FIBROMIALGIA - GB65 GB10 GP7 GB9 GB10 GVB34 GF3 GID3 GVG16'," calcext:value-type="string">
            <text:p>'FIBROMIALGIA - GB65 GB10 GP7 GB9 GB10 GVB34 GF3 GID3 GVG16',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GOTA</text:p>
          </table:table-cell>
          <table:table-cell table:formula="of:=IF([.B388]=&quot;&quot;;&quot;&quot;;[.C388])">
            <text:p/>
          </table:table-cell>
          <table:table-cell table:style-name="ce3" table:formula="of:=IF([.B388]=&quot;&quot;;[.C388];&quot;&quot;)" office:value-type="string" office:string-value="GOTA" calcext:value-type="string">
            <text:p>GOTA</text:p>
          </table:table-cell>
          <table:table-cell table:number-columns-repeated="2"/>
          <table:table-cell office:value-type="string" calcext:value-type="string">
            <text:p>GB67 XVB34 GE36 GVB39 GBP9 GBP6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88]=&quot;&quot;;0;1)" office:value-type="float" office:value="0" calcext:value-type="float">
            <text:p>0</text:p>
          </table:table-cell>
          <table:table-cell/>
          <table:table-cell table:formula="of:=&quot;'&quot;&amp;[.C388]&amp;&quot; - &quot;&amp;[.H388]&amp;&quot;',&quot;" office:value-type="string" office:string-value="'GOTA - GB67 XVB34 GE36 GVB39 GBP9 GBP6'," calcext:value-type="string">
            <text:p>'GOTA - GB67 XVB34 GE36 GVB39 GBP9 GBP6',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GOTA (PODAGRA)</text:p>
          </table:table-cell>
          <table:table-cell table:formula="of:=IF([.B389]=&quot;&quot;;&quot;&quot;;[.C389])">
            <text:p/>
          </table:table-cell>
          <table:table-cell table:style-name="ce3" table:formula="of:=IF([.B389]=&quot;&quot;;[.C389];&quot;&quot;)" office:value-type="string" office:string-value="GOTA (PODAGRA)" calcext:value-type="string">
            <text:p>GOTA (PODAGRA)</text:p>
          </table:table-cell>
          <table:table-cell table:number-columns-repeated="2"/>
          <table:table-cell office:value-type="string" calcext:value-type="string">
            <text:p>GBP5 GE41 GVB40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389]=&quot;&quot;;0;1)" office:value-type="float" office:value="0" calcext:value-type="float">
            <text:p>0</text:p>
          </table:table-cell>
          <table:table-cell/>
          <table:table-cell table:formula="of:=&quot;'&quot;&amp;[.C389]&amp;&quot; - &quot;&amp;[.H389]&amp;&quot;',&quot;" office:value-type="string" office:string-value="'GOTA (PODAGRA) - GBP5 GE41 GVB40'," calcext:value-type="string">
            <text:p>'GOTA (PODAGRA) - GBP5 GE41 GVB40',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HEMIPLEGIA</text:p>
          </table:table-cell>
          <table:table-cell table:formula="of:=IF([.B390]=&quot;&quot;;&quot;&quot;;[.C390])">
            <text:p/>
          </table:table-cell>
          <table:table-cell table:style-name="ce3" table:formula="of:=IF([.B390]=&quot;&quot;;[.C390];&quot;&quot;)" office:value-type="string" office:string-value="HEMIPLEGIA" calcext:value-type="string">
            <text:p>HEMIPLEGIA</text:p>
          </table:table-cell>
          <table:table-cell table:number-columns-repeated="2"/>
          <table:table-cell office:value-type="string" calcext:value-type="string">
            <text:p>GVB30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390]=&quot;&quot;;0;1)" office:value-type="float" office:value="0" calcext:value-type="float">
            <text:p>0</text:p>
          </table:table-cell>
          <table:table-cell/>
          <table:table-cell table:formula="of:=&quot;'&quot;&amp;[.C390]&amp;&quot; - &quot;&amp;[.H390]&amp;&quot;',&quot;" office:value-type="string" office:string-value="'HEMIPLEGIA - GVB30'," calcext:value-type="string">
            <text:p>'HEMIPLEGIA - GVB30',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HÉRNIA LOMBAR</text:p>
          </table:table-cell>
          <table:table-cell table:formula="of:=IF([.B391]=&quot;&quot;;&quot;&quot;;[.C391])">
            <text:p/>
          </table:table-cell>
          <table:table-cell table:style-name="ce3" table:formula="of:=IF([.B391]=&quot;&quot;;[.C391];&quot;&quot;)" office:value-type="string" office:string-value="HÉRNIA LOMBAR" calcext:value-type="string">
            <text:p>HÉRNIA LOMBAR</text:p>
          </table:table-cell>
          <table:table-cell table:number-columns-repeated="2"/>
          <table:table-cell office:value-type="string" calcext:value-type="string">
            <text:p>GID3 GB62 WVG2 WVG3 WVG4 GVB30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391]=&quot;&quot;;0;1)" office:value-type="float" office:value="0" calcext:value-type="float">
            <text:p>0</text:p>
          </table:table-cell>
          <table:table-cell/>
          <table:table-cell table:formula="of:=&quot;'&quot;&amp;[.C391]&amp;&quot; - &quot;&amp;[.H391]&amp;&quot;',&quot;" office:value-type="string" office:string-value="'HÉRNIA LOMBAR - GID3 GB62 WVG2 WVG3 WVG4 GVB30'," calcext:value-type="string">
            <text:p>'HÉRNIA LOMBAR - GID3 GB62 WVG2 WVG3 WVG4 GVB30',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LINFANGITE</text:p>
          </table:table-cell>
          <table:table-cell table:formula="of:=IF([.B392]=&quot;&quot;;&quot;&quot;;[.C392])">
            <text:p/>
          </table:table-cell>
          <table:table-cell table:style-name="ce3" table:formula="of:=IF([.B392]=&quot;&quot;;[.C392];&quot;&quot;)" office:value-type="string" office:string-value="LINFANGITE" calcext:value-type="string">
            <text:p>LINFANGITE</text:p>
          </table:table-cell>
          <table:table-cell table:number-columns-repeated="2"/>
          <table:table-cell office:value-type="string" calcext:value-type="string">
            <text:p>GB67 XVB34 GE36 GVB39 GBP9 GBP6</text:p>
          </table:table-cell>
          <table:table-cell office:value-type="string" calcext:value-type="string">
            <text:p>EX70</text:p>
          </table:table-cell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392]=&quot;&quot;;0;1)" office:value-type="float" office:value="0" calcext:value-type="float">
            <text:p>0</text:p>
          </table:table-cell>
          <table:table-cell/>
          <table:table-cell table:formula="of:=&quot;'&quot;&amp;[.C392]&amp;&quot; - &quot;&amp;[.H392]&amp;&quot;',&quot;" office:value-type="string" office:string-value="'LINFANGITE - GB67 XVB34 GE36 GVB39 GBP9 GBP6'," calcext:value-type="string">
            <text:p>'LINFANGITE - GB67 XVB34 GE36 GVB39 GBP9 GBP6',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LOMBALGIA</text:p>
          </table:table-cell>
          <table:table-cell table:formula="of:=IF([.B393]=&quot;&quot;;&quot;&quot;;[.C393])">
            <text:p/>
          </table:table-cell>
          <table:table-cell table:style-name="ce3" table:formula="of:=IF([.B393]=&quot;&quot;;[.C393];&quot;&quot;)" office:value-type="string" office:string-value="LOMBALGIA" calcext:value-type="string">
            <text:p>LOMBALGIA</text:p>
          </table:table-cell>
          <table:table-cell table:number-columns-repeated="2"/>
          <table:table-cell office:value-type="string" calcext:value-type="string">
            <text:p>GVG26 GB40</text:p>
          </table:table-cell>
          <table:table-cell office:value-type="string" calcext:value-type="string">
            <text:p>EX70</text:p>
          </table:table-cell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393]=&quot;&quot;;0;1)" office:value-type="float" office:value="0" calcext:value-type="float">
            <text:p>0</text:p>
          </table:table-cell>
          <table:table-cell/>
          <table:table-cell table:formula="of:=&quot;'&quot;&amp;[.C393]&amp;&quot; - &quot;&amp;[.H393]&amp;&quot;',&quot;" office:value-type="string" office:string-value="'LOMBALGIA - GVG26 GB40'," calcext:value-type="string">
            <text:p>'LOMBALGIA - GVG26 GB40',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LOMBALGIA COM BAIXO QI DE RIM</text:p>
          </table:table-cell>
          <table:table-cell table:formula="of:=IF([.B394]=&quot;&quot;;&quot;&quot;;[.C394])">
            <text:p/>
          </table:table-cell>
          <table:table-cell table:style-name="ce3" table:formula="of:=IF([.B394]=&quot;&quot;;[.C394];&quot;&quot;)" office:value-type="string" office:string-value="LOMBALGIA COM BAIXO QI DE RIM" calcext:value-type="string">
            <text:p>LOMBALGIA COM BAIXO QI DE RIM</text:p>
          </table:table-cell>
          <table:table-cell table:number-columns-repeated="2"/>
          <table:table-cell office:value-type="string" calcext:value-type="string">
            <text:p>GB15 GB23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394]=&quot;&quot;;0;1)" office:value-type="float" office:value="0" calcext:value-type="float">
            <text:p>0</text:p>
          </table:table-cell>
          <table:table-cell/>
          <table:table-cell table:formula="of:=&quot;'&quot;&amp;[.C394]&amp;&quot; - &quot;&amp;[.H394]&amp;&quot;',&quot;" office:value-type="string" office:string-value="'LOMBALGIA COM BAIXO QI DE RIM - GB15 GB23'," calcext:value-type="string">
            <text:p>'LOMBALGIA COM BAIXO QI DE RIM - GB15 GB23',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MANGUITO ROTADOR</text:p>
          </table:table-cell>
          <table:table-cell table:formula="of:=IF([.B395]=&quot;&quot;;&quot;&quot;;[.C395])">
            <text:p/>
          </table:table-cell>
          <table:table-cell table:style-name="ce3" table:formula="of:=IF([.B395]=&quot;&quot;;[.C395];&quot;&quot;)" office:value-type="string" office:string-value="MANGUITO ROTADOR" calcext:value-type="string">
            <text:p>MANGUITO ROTADOR</text:p>
          </table:table-cell>
          <table:table-cell table:number-columns-repeated="2"/>
          <table:table-cell office:value-type="string" calcext:value-type="string">
            <text:p>GE36 GIG15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395]=&quot;&quot;;0;1)" office:value-type="float" office:value="0" calcext:value-type="float">
            <text:p>0</text:p>
          </table:table-cell>
          <table:table-cell/>
          <table:table-cell table:formula="of:=&quot;'&quot;&amp;[.C395]&amp;&quot; - &quot;&amp;[.H395]&amp;&quot;',&quot;" office:value-type="string" office:string-value="'MANGUITO ROTADOR - GE36 GIG15'," calcext:value-type="string">
            <text:p>'MANGUITO ROTADOR - GE36 GIG15',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METATARSALGIA</text:p>
          </table:table-cell>
          <table:table-cell table:formula="of:=IF([.B396]=&quot;&quot;;&quot;&quot;;[.C396])">
            <text:p/>
          </table:table-cell>
          <table:table-cell table:style-name="ce3" table:formula="of:=IF([.B396]=&quot;&quot;;[.C396];&quot;&quot;)" office:value-type="string" office:string-value="METATARSALGIA" calcext:value-type="string">
            <text:p>METATARSALGIA</text:p>
          </table:table-cell>
          <table:table-cell table:number-columns-repeated="2"/>
          <table:table-cell office:value-type="string" calcext:value-type="string">
            <text:p>GE36 GF4 GF3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396]=&quot;&quot;;0;1)" office:value-type="float" office:value="0" calcext:value-type="float">
            <text:p>0</text:p>
          </table:table-cell>
          <table:table-cell/>
          <table:table-cell table:formula="of:=&quot;'&quot;&amp;[.C396]&amp;&quot; - &quot;&amp;[.H396]&amp;&quot;',&quot;" office:value-type="string" office:string-value="'METATARSALGIA - GE36 GF4 GF3'," calcext:value-type="string">
            <text:p>'METATARSALGIA - GE36 GF4 GF3',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NEUROPATIAS</text:p>
          </table:table-cell>
          <table:table-cell table:formula="of:=IF([.B397]=&quot;&quot;;&quot;&quot;;[.C397])">
            <text:p/>
          </table:table-cell>
          <table:table-cell table:style-name="ce3" table:formula="of:=IF([.B397]=&quot;&quot;;[.C397];&quot;&quot;)" office:value-type="string" office:string-value="NEUROPATIAS" calcext:value-type="string">
            <text:p>NEUROPATIAS</text:p>
          </table:table-cell>
          <table:table-cell table:number-columns-repeated="2"/>
          <table:table-cell office:value-type="string" calcext:value-type="string">
            <text:p>GB10 GB17 GF3 GID3 GVG16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397]=&quot;&quot;;0;1)" office:value-type="float" office:value="0" calcext:value-type="float">
            <text:p>0</text:p>
          </table:table-cell>
          <table:table-cell/>
          <table:table-cell table:formula="of:=&quot;'&quot;&amp;[.C397]&amp;&quot; - &quot;&amp;[.H397]&amp;&quot;',&quot;" office:value-type="string" office:string-value="'NEUROPATIAS - GB10 GB17 GF3 GID3 GVG16'," calcext:value-type="string">
            <text:p>'NEUROPATIAS - GB10 GB17 GF3 GID3 GVG16',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OA JOELHO</text:p>
          </table:table-cell>
          <table:table-cell table:formula="of:=IF([.B398]=&quot;&quot;;&quot;&quot;;[.C398])">
            <text:p/>
          </table:table-cell>
          <table:table-cell table:style-name="ce3" table:formula="of:=IF([.B398]=&quot;&quot;;[.C398];&quot;&quot;)" office:value-type="string" office:string-value="OA JOELHO" calcext:value-type="string">
            <text:p>OA JOELHO</text:p>
          </table:table-cell>
          <table:table-cell table:number-columns-repeated="2"/>
          <table:table-cell office:value-type="string" calcext:value-type="string">
            <text:p>GB67 XVB34 GE36 GVB39 GBP9 GBP6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398]=&quot;&quot;;0;1)" office:value-type="float" office:value="0" calcext:value-type="float">
            <text:p>0</text:p>
          </table:table-cell>
          <table:table-cell/>
          <table:table-cell table:formula="of:=&quot;'&quot;&amp;[.C398]&amp;&quot; - &quot;&amp;[.H398]&amp;&quot;',&quot;" office:value-type="string" office:string-value="'OA JOELHO - GB67 XVB34 GE36 GVB39 GBP9 GBP6'," calcext:value-type="string">
            <text:p>'OA JOELHO - GB67 XVB34 GE36 GVB39 GBP9 GBP6',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OA PÉ</text:p>
          </table:table-cell>
          <table:table-cell table:formula="of:=IF([.B399]=&quot;&quot;;&quot;&quot;;[.C399])">
            <text:p/>
          </table:table-cell>
          <table:table-cell table:style-name="ce3" table:formula="of:=IF([.B399]=&quot;&quot;;[.C399];&quot;&quot;)" office:value-type="string" office:string-value="OA PÉ" calcext:value-type="string">
            <text:p>OA PÉ</text:p>
          </table:table-cell>
          <table:table-cell table:number-columns-repeated="2"/>
          <table:table-cell office:value-type="string" calcext:value-type="string">
            <text:p>GE36 GVB39 GBP9 GBP6</text:p>
          </table:table-cell>
          <table:table-cell office:value-type="string" calcext:value-type="string">
            <text:p>EX101</text:p>
          </table:table-cell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399]=&quot;&quot;;0;1)" office:value-type="float" office:value="0" calcext:value-type="float">
            <text:p>0</text:p>
          </table:table-cell>
          <table:table-cell/>
          <table:table-cell table:formula="of:=&quot;'&quot;&amp;[.C399]&amp;&quot; - &quot;&amp;[.H399]&amp;&quot;',&quot;" office:value-type="string" office:string-value="'OA PÉ - GE36 GVB39 GBP9 GBP6'," calcext:value-type="string">
            <text:p>'OA PÉ - GE36 GVB39 GBP9 GBP6',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OA PUNHO</text:p>
          </table:table-cell>
          <table:table-cell table:formula="of:=IF([.B400]=&quot;&quot;;&quot;&quot;;[.C400])">
            <text:p/>
          </table:table-cell>
          <table:table-cell table:style-name="ce3" table:formula="of:=IF([.B400]=&quot;&quot;;[.C400];&quot;&quot;)" office:value-type="string" office:string-value="OA PUNHO" calcext:value-type="string">
            <text:p>OA PUNHO</text:p>
          </table:table-cell>
          <table:table-cell table:number-columns-repeated="2"/>
          <table:table-cell office:value-type="string" calcext:value-type="string">
            <text:p>GID4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400]=&quot;&quot;;0;1)" office:value-type="float" office:value="0" calcext:value-type="float">
            <text:p>0</text:p>
          </table:table-cell>
          <table:table-cell/>
          <table:table-cell table:formula="of:=&quot;'&quot;&amp;[.C400]&amp;&quot; - &quot;&amp;[.H400]&amp;&quot;',&quot;" office:value-type="string" office:string-value="'OA PUNHO - GID4'," calcext:value-type="string">
            <text:p>'OA PUNHO - GID4',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OMBRO CONGELADO</text:p>
          </table:table-cell>
          <table:table-cell table:formula="of:=IF([.B401]=&quot;&quot;;&quot;&quot;;[.C401])">
            <text:p/>
          </table:table-cell>
          <table:table-cell table:style-name="ce3" table:formula="of:=IF([.B401]=&quot;&quot;;[.C401];&quot;&quot;)" office:value-type="string" office:string-value="OMBRO CONGELADO" calcext:value-type="string">
            <text:p>OMBRO CONGELADO</text:p>
          </table:table-cell>
          <table:table-cell table:number-columns-repeated="2"/>
          <table:table-cell office:value-type="string" calcext:value-type="string">
            <text:p>GIG5 GTA14 GID9 GID10 EXT-JOIANNELING GID11 GID15 GID16 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401]=&quot;&quot;;0;1)" office:value-type="float" office:value="0" calcext:value-type="float">
            <text:p>0</text:p>
          </table:table-cell>
          <table:table-cell/>
          <table:table-cell table:formula="of:=&quot;'&quot;&amp;[.C401]&amp;&quot; - &quot;&amp;[.H401]&amp;&quot;',&quot;" office:value-type="string" office:string-value="'OMBRO CONGELADO - GIG5 GTA14 GID9 GID10 EXT-JOIANNELING GID11 GID15 GID16 '," calcext:value-type="string">
            <text:p>'OMBRO CONGELADO - GIG5 GTA14 GID9 GID10 EXT-JOIANNELING GID11 GID15 GID16 ',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PARESIA COTOVELO</text:p>
          </table:table-cell>
          <table:table-cell table:formula="of:=IF([.B402]=&quot;&quot;;&quot;&quot;;[.C402])">
            <text:p/>
          </table:table-cell>
          <table:table-cell table:style-name="ce3" table:formula="of:=IF([.B402]=&quot;&quot;;[.C402];&quot;&quot;)" office:value-type="string" office:string-value="PARESIA COTOVELO" calcext:value-type="string">
            <text:p>PARESIA COTOVELO</text:p>
          </table:table-cell>
          <table:table-cell table:number-columns-repeated="2"/>
          <table:table-cell office:value-type="string" calcext:value-type="string">
            <text:p>GTA10 GIG11 WPC5 WIG5 WP9 WTA3 WP7</text:p>
          </table:table-cell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402]=&quot;&quot;;0;1)" office:value-type="float" office:value="0" calcext:value-type="float">
            <text:p>0</text:p>
          </table:table-cell>
          <table:table-cell/>
          <table:table-cell table:formula="of:=&quot;'&quot;&amp;[.C402]&amp;&quot; - &quot;&amp;[.H402]&amp;&quot;',&quot;" office:value-type="string" office:string-value="'PARESIA COTOVELO - GTA10 GIG11 WPC5 WIG5 WP9 WTA3 WP7'," calcext:value-type="string">
            <text:p>'PARESIA COTOVELO - GTA10 GIG11 WPC5 WIG5 WP9 WTA3 WP7',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PARESTESIA COMPRESSIVA</text:p>
          </table:table-cell>
          <table:table-cell table:formula="of:=IF([.B403]=&quot;&quot;;&quot;&quot;;[.C403])">
            <text:p/>
          </table:table-cell>
          <table:table-cell table:style-name="ce3" table:formula="of:=IF([.B403]=&quot;&quot;;[.C403];&quot;&quot;)" office:value-type="string" office:string-value="PARESTESIA COMPRESSIVA" calcext:value-type="string">
            <text:p>PARESTESIA COMPRESSIVA</text:p>
          </table:table-cell>
          <table:table-cell table:number-columns-repeated="2"/>
          <table:table-cell office:value-type="string" calcext:value-type="string">
            <text:p>GIG11 GIG4 GF3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403]=&quot;&quot;;0;1)" office:value-type="float" office:value="0" calcext:value-type="float">
            <text:p>0</text:p>
          </table:table-cell>
          <table:table-cell/>
          <table:table-cell table:formula="of:=&quot;'&quot;&amp;[.C403]&amp;&quot; - &quot;&amp;[.H403]&amp;&quot;',&quot;" office:value-type="string" office:string-value="'PARESTESIA COMPRESSIVA - GIG11 GIG4 GF3'," calcext:value-type="string">
            <text:p>'PARESTESIA COMPRESSIVA - GIG11 GIG4 GF3',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PARESTESIA MMSS</text:p>
          </table:table-cell>
          <table:table-cell table:formula="of:=IF([.B404]=&quot;&quot;;&quot;&quot;;[.C404])">
            <text:p/>
          </table:table-cell>
          <table:table-cell table:style-name="ce3" table:formula="of:=IF([.B404]=&quot;&quot;;[.C404];&quot;&quot;)" office:value-type="string" office:string-value="PARESTESIA MMSS" calcext:value-type="string">
            <text:p>PARESTESIA MMSS</text:p>
          </table:table-cell>
          <table:table-cell table:number-columns-repeated="2"/>
          <table:table-cell office:value-type="string" calcext:value-type="string">
            <text:p>GC3 GIG10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404]=&quot;&quot;;0;1)" office:value-type="float" office:value="0" calcext:value-type="float">
            <text:p>0</text:p>
          </table:table-cell>
          <table:table-cell/>
          <table:table-cell table:formula="of:=&quot;'&quot;&amp;[.C404]&amp;&quot; - &quot;&amp;[.H404]&amp;&quot;',&quot;" office:value-type="string" office:string-value="'PARESTESIA MMSS - GC3 GIG10'," calcext:value-type="string">
            <text:p>'PARESTESIA MMSS - GC3 GIG10',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SÍNDROME FACETÁRIA</text:p>
          </table:table-cell>
          <table:table-cell table:formula="of:=IF([.B405]=&quot;&quot;;&quot;&quot;;[.C405])">
            <text:p/>
          </table:table-cell>
          <table:table-cell table:style-name="ce3" table:formula="of:=IF([.B405]=&quot;&quot;;[.C405];&quot;&quot;)" office:value-type="string" office:string-value="SÍNDROME FACETÁRIA" calcext:value-type="string">
            <text:p>SÍNDROME FACETÁRIA</text:p>
          </table:table-cell>
          <table:table-cell table:number-columns-repeated="2"/>
          <table:table-cell office:value-type="string" calcext:value-type="string">
            <text:p>GID3 GB62 GB10 GB60 WR3 WR2 GTA5 GVB41 GVG4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405]=&quot;&quot;;0;1)" office:value-type="float" office:value="0" calcext:value-type="float">
            <text:p>0</text:p>
          </table:table-cell>
          <table:table-cell/>
          <table:table-cell table:formula="of:=&quot;'&quot;&amp;[.C405]&amp;&quot; - &quot;&amp;[.H405]&amp;&quot;',&quot;" office:value-type="string" office:string-value="'SÍNDROME FACETÁRIA - GID3 GB62 GB10 GB60 WR3 WR2 GTA5 GVB41 GVG4'," calcext:value-type="string">
            <text:p>'SÍNDROME FACETÁRIA - GID3 GB62 GB10 GB60 WR3 WR2 GTA5 GVB41 GVG4',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TENDINITE (QUALQUER)</text:p>
          </table:table-cell>
          <table:table-cell table:formula="of:=IF([.B406]=&quot;&quot;;&quot;&quot;;[.C406])">
            <text:p/>
          </table:table-cell>
          <table:table-cell table:style-name="ce3" table:formula="of:=IF([.B406]=&quot;&quot;;[.C406];&quot;&quot;)" office:value-type="string" office:string-value="TENDINITE (QUALQUER)" calcext:value-type="string">
            <text:p>TENDINITE (QUALQUER)</text:p>
          </table:table-cell>
          <table:table-cell table:number-columns-repeated="2"/>
          <table:table-cell office:value-type="string" calcext:value-type="string">
            <text:p>GB47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406]=&quot;&quot;;0;1)" office:value-type="float" office:value="0" calcext:value-type="float">
            <text:p>0</text:p>
          </table:table-cell>
          <table:table-cell/>
          <table:table-cell table:formula="of:=&quot;'&quot;&amp;[.C406]&amp;&quot; - &quot;&amp;[.H406]&amp;&quot;',&quot;" office:value-type="string" office:string-value="'TENDINITE (QUALQUER) - GB47'," calcext:value-type="string">
            <text:p>'TENDINITE (QUALQUER) - GB47',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TENOSSINOVITE FLEXOR ULNAR</text:p>
          </table:table-cell>
          <table:table-cell table:formula="of:=IF([.B407]=&quot;&quot;;&quot;&quot;;[.C407])">
            <text:p/>
          </table:table-cell>
          <table:table-cell table:style-name="ce3" table:formula="of:=IF([.B407]=&quot;&quot;;[.C407];&quot;&quot;)" office:value-type="string" office:string-value="TENOSSINOVITE FLEXOR ULNAR" calcext:value-type="string">
            <text:p>TENOSSINOVITE FLEXOR ULNAR</text:p>
          </table:table-cell>
          <table:table-cell table:number-columns-repeated="2"/>
          <table:table-cell office:value-type="string" calcext:value-type="string">
            <text:p>GC7 GID4 GID3 GPC7 GR2 GR3 WC9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407]=&quot;&quot;;0;1)" office:value-type="float" office:value="0" calcext:value-type="float">
            <text:p>0</text:p>
          </table:table-cell>
          <table:table-cell/>
          <table:table-cell table:formula="of:=&quot;'&quot;&amp;[.C407]&amp;&quot; - &quot;&amp;[.H407]&amp;&quot;',&quot;" office:value-type="string" office:string-value="'TENOSSINOVITE FLEXOR ULNAR - GC7 GID4 GID3 GPC7 GR2 GR3 WC9'," calcext:value-type="string">
            <text:p>'TENOSSINOVITE FLEXOR ULNAR - GC7 GID4 GID3 GPC7 GR2 GR3 WC9',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ENOSSINOVITE RADIOCARPINA</text:p>
          </table:table-cell>
          <table:table-cell table:formula="of:=IF([.B408]=&quot;&quot;;&quot;&quot;;[.C408])">
            <text:p/>
          </table:table-cell>
          <table:table-cell table:style-name="ce3" table:formula="of:=IF([.B408]=&quot;&quot;;[.C408];&quot;&quot;)" office:value-type="string" office:string-value="TENOSSINOVITE RADIOCARPINA" calcext:value-type="string">
            <text:p>TENOSSINOVITE RADIOCARPINA</text:p>
          </table:table-cell>
          <table:table-cell table:number-columns-repeated="2"/>
          <table:table-cell office:value-type="string" calcext:value-type="string">
            <text:p>GP7 GP8 GIG4 GBP2 GP10 GP9 WC9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408]=&quot;&quot;;0;1)" office:value-type="float" office:value="0" calcext:value-type="float">
            <text:p>0</text:p>
          </table:table-cell>
          <table:table-cell/>
          <table:table-cell table:formula="of:=&quot;'&quot;&amp;[.C408]&amp;&quot; - &quot;&amp;[.H408]&amp;&quot;',&quot;" office:value-type="string" office:string-value="'TENOSSINOVITE RADIOCARPINA - GP7 GP8 GIG4 GBP2 GP10 GP9 WC9'," calcext:value-type="string">
            <text:p>'TENOSSINOVITE RADIOCARPINA - GP7 GP8 GIG4 GBP2 GP10 GP9 WC9',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TRAPARESIA (SÍND. WEI)</text:p>
          </table:table-cell>
          <table:table-cell table:formula="of:=IF([.B409]=&quot;&quot;;&quot;&quot;;[.C409])">
            <text:p/>
          </table:table-cell>
          <table:table-cell table:style-name="ce3" table:formula="of:=IF([.B409]=&quot;&quot;;[.C409];&quot;&quot;)" office:value-type="string" office:string-value="TETRAPARESIA (SÍND. WEI)" calcext:value-type="string">
            <text:p>TETRAPARESIA (SÍND. WEI)</text:p>
          </table:table-cell>
          <table:table-cell table:number-columns-repeated="2"/>
          <table:table-cell office:value-type="string" calcext:value-type="string">
            <text:p>GB13 GP5 GE44 GVC12 GIG11 WR3 WB18 SIG15 GVB39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409]=&quot;&quot;;0;1)" office:value-type="float" office:value="0" calcext:value-type="float">
            <text:p>0</text:p>
          </table:table-cell>
          <table:table-cell/>
          <table:table-cell table:formula="of:=&quot;'&quot;&amp;[.C409]&amp;&quot; - &quot;&amp;[.H409]&amp;&quot;',&quot;" office:value-type="string" office:string-value="'TETRAPARESIA (SÍND. WEI) - GB13 GP5 GE44 GVC12 GIG11 WR3 WB18 SIG15 GVB39'," calcext:value-type="string">
            <text:p>'TETRAPARESIA (SÍND. WEI) - GB13 GP5 GE44 GVC12 GIG11 WR3 WB18 SIG15 GVB39',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TORCICOLO</text:p>
          </table:table-cell>
          <table:table-cell table:formula="of:=IF([.B410]=&quot;&quot;;&quot;&quot;;[.C410])">
            <text:p/>
          </table:table-cell>
          <table:table-cell table:style-name="ce3" table:formula="of:=IF([.B410]=&quot;&quot;;[.C410];&quot;&quot;)" office:value-type="string" office:string-value="TORCICOLO" calcext:value-type="string">
            <text:p>TORCICOLO</text:p>
          </table:table-cell>
          <table:table-cell table:number-columns-repeated="2"/>
          <table:table-cell office:value-type="string" calcext:value-type="string">
            <text:p>GIG7 GF14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410]=&quot;&quot;;0;1)" office:value-type="float" office:value="0" calcext:value-type="float">
            <text:p>0</text:p>
          </table:table-cell>
          <table:table-cell/>
          <table:table-cell table:formula="of:=&quot;'&quot;&amp;[.C410]&amp;&quot; - &quot;&amp;[.H410]&amp;&quot;',&quot;" office:value-type="string" office:string-value="'TORCICOLO - GIG7 GF14'," calcext:value-type="string">
            <text:p>'TORCICOLO - GIG7 GF14',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TREMORES MMSS</text:p>
          </table:table-cell>
          <table:table-cell table:formula="of:=IF([.B411]=&quot;&quot;;&quot;&quot;;[.C411])">
            <text:p/>
          </table:table-cell>
          <table:table-cell table:style-name="ce3" table:formula="of:=IF([.B411]=&quot;&quot;;[.C411];&quot;&quot;)" office:value-type="string" office:string-value="TREMORES MMSS" calcext:value-type="string">
            <text:p>TREMORES MMSS</text:p>
          </table:table-cell>
          <table:table-cell table:number-columns-repeated="2"/>
          <table:table-cell office:value-type="string" calcext:value-type="string">
            <text:p>EXT-JINGBI EXT-BIZHONG GIG11 GPC6 GTA5 GIG4 WF8 GIG16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411]=&quot;&quot;;0;1)" office:value-type="float" office:value="0" calcext:value-type="float">
            <text:p>0</text:p>
          </table:table-cell>
          <table:table-cell/>
          <table:table-cell table:formula="of:=&quot;'&quot;&amp;[.C411]&amp;&quot; - &quot;&amp;[.H411]&amp;&quot;',&quot;" office:value-type="string" office:string-value="'TREMORES MMSS - EXT-JINGBI EXT-BIZHONG GIG11 GPC6 GTA5 GIG4 WF8 GIG16'," calcext:value-type="string">
            <text:p>'TREMORES MMSS - EXT-JINGBI EXT-BIZHONG GIG11 GPC6 GTA5 GIG4 WF8 GIG16',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TÚNEL DO CARPO</text:p>
          </table:table-cell>
          <table:table-cell table:formula="of:=IF([.B412]=&quot;&quot;;&quot;&quot;;[.C412])">
            <text:p/>
          </table:table-cell>
          <table:table-cell table:style-name="ce3" table:formula="of:=IF([.B412]=&quot;&quot;;[.C412];&quot;&quot;)" office:value-type="string" office:string-value="TÚNEL DO CARPO" calcext:value-type="string">
            <text:p>TÚNEL DO CARPO</text:p>
          </table:table-cell>
          <table:table-cell table:number-columns-repeated="2"/>
          <table:table-cell office:value-type="string" calcext:value-type="string">
            <text:p>GPC7 GPC6 GPC7 GF2 GF3 GP11 GTA5 WC9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412]=&quot;&quot;;0;1)" office:value-type="float" office:value="0" calcext:value-type="float">
            <text:p>0</text:p>
          </table:table-cell>
          <table:table-cell/>
          <table:table-cell table:formula="of:=&quot;'&quot;&amp;[.C412]&amp;&quot; - &quot;&amp;[.H412]&amp;&quot;',&quot;" office:value-type="string" office:string-value="'TÚNEL DO CARPO - GPC7 GPC6 GPC7 GF2 GF3 GP11 GTA5 WC9'," calcext:value-type="string">
            <text:p>'TÚNEL DO CARPO - GPC7 GPC6 GPC7 GF2 GF3 GP11 GTA5 WC9',</text:p>
          </table:table-cell>
        </table:table-row>
        <table:table-row table:style-name="ro1">
          <table:table-cell table:style-name="ce12" office:value-type="string" calcext:value-type="string" table:number-columns-spanned="8" table:number-rows-spanned="1">
            <text:p>GINECOLOGIA / OBSTETRÍCIA</text:p>
          </table:table-cell>
          <table:covered-table-cell table:number-columns-repeated="2" table:style-name="ce14"/>
          <table:covered-table-cell table:formula="of:=IF([.B413]=&quot;&quot;;&quot;&quot;;[.C413])">
            <text:p/>
          </table:covered-table-cell>
          <table:covered-table-cell table:style-name="ce3" table:formula="of:=IF([.B413]=&quot;&quot;;[.C413];&quot;&quot;)" office:value-type="float" office:value="0" calcext:value-type="float">
            <text:p>0</text:p>
          </table:covered-table-cell>
          <table:covered-table-cell table:number-columns-repeated="3" table:style-name="ce14"/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413]=&quot;&quot;;0;1)" office:value-type="float" office:value="0" calcext:value-type="float">
            <text:p>0</text:p>
          </table:table-cell>
          <table:table-cell/>
          <table:table-cell table:formula="of:=&quot;'&quot;&amp;[.C413]&amp;&quot; - &quot;&amp;[.H413]&amp;&quot;',&quot;" office:value-type="string" office:string-value="' - '," calcext:value-type="string">
            <text:p>' - ',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HEMORRAGIA</text:p>
          </table:table-cell>
          <table:table-cell table:formula="of:=IF([.B414]=&quot;&quot;;&quot;&quot;;[.C414])">
            <text:p/>
          </table:table-cell>
          <table:table-cell table:style-name="ce3" table:formula="of:=IF([.B414]=&quot;&quot;;[.C414];&quot;&quot;)" office:value-type="string" office:string-value="HEMORRAGIA" calcext:value-type="string">
            <text:p>HEMORRAGIA</text:p>
          </table:table-cell>
          <table:table-cell table:number-columns-repeated="2"/>
          <table:table-cell office:value-type="string" calcext:value-type="string">
            <text:p>GBP6 GTA4</text:p>
          </table:table-cell>
          <table:table-cell/>
          <table:table-cell office:value-type="string" calcext:value-type="string">
            <text:p>Z: NEUTRO</text:p>
          </table:table-cell>
          <table:table-cell table:number-columns-repeated="4"/>
          <table:table-cell table:style-name="ce2" table:formula="of:=IF([.B414]=&quot;&quot;;0;1)" office:value-type="float" office:value="0" calcext:value-type="float">
            <text:p>0</text:p>
          </table:table-cell>
          <table:table-cell/>
          <table:table-cell table:formula="of:=&quot;'&quot;&amp;[.C414]&amp;&quot; - &quot;&amp;[.H414]&amp;&quot;',&quot;" office:value-type="string" office:string-value="'HEMORRAGIA - GBP6 GTA4'," calcext:value-type="string">
            <text:p>'HEMORRAGIA - GBP6 GTA4',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SÍNDROME HELLP</text:p>
          </table:table-cell>
          <table:table-cell table:formula="of:=IF([.B415]=&quot;&quot;;&quot;&quot;;[.C415])">
            <text:p/>
          </table:table-cell>
          <table:table-cell table:style-name="ce3" table:formula="of:=IF([.B415]=&quot;&quot;;[.C415];&quot;&quot;)" office:value-type="string" office:string-value="SÍNDROME HELLP" calcext:value-type="string">
            <text:p>SÍNDROME HELLP</text:p>
          </table:table-cell>
          <table:table-cell table:number-columns-repeated="2"/>
          <table:table-cell office:value-type="string" calcext:value-type="string">
            <text:p>GR8 GB55</text:p>
          </table:table-cell>
          <table:table-cell/>
          <table:table-cell office:value-type="string" calcext:value-type="string">
            <text:p>Y: VENTOSA</text:p>
          </table:table-cell>
          <table:table-cell table:number-columns-repeated="4"/>
          <table:table-cell table:style-name="ce2" table:formula="of:=IF([.B415]=&quot;&quot;;0;1)" office:value-type="float" office:value="0" calcext:value-type="float">
            <text:p>0</text:p>
          </table:table-cell>
          <table:table-cell/>
          <table:table-cell table:formula="of:=&quot;'&quot;&amp;[.C415]&amp;&quot; - &quot;&amp;[.H415]&amp;&quot;',&quot;" office:value-type="string" office:string-value="'SÍNDROME HELLP - GR8 GB55'," calcext:value-type="string">
            <text:p>'SÍNDROME HELLP - GR8 GB55',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ACREÇÃO PLACENTÁRIA</text:p>
          </table:table-cell>
          <table:table-cell table:formula="of:=IF([.B416]=&quot;&quot;;&quot;&quot;;[.C416])">
            <text:p/>
          </table:table-cell>
          <table:table-cell table:style-name="ce3" table:formula="of:=IF([.B416]=&quot;&quot;;[.C416];&quot;&quot;)" office:value-type="string" office:string-value="ACREÇÃO PLACENTÁRIA" calcext:value-type="string">
            <text:p>ACREÇÃO PLACENTÁRIA</text:p>
          </table:table-cell>
          <table:table-cell table:number-columns-repeated="2"/>
          <table:table-cell office:value-type="string" calcext:value-type="string">
            <text:p>GBP12 GE30</text:p>
          </table:table-cell>
          <table:table-cell/>
          <table:table-cell office:value-type="string" calcext:value-type="string">
            <text:p>K: SANGRIA</text:p>
          </table:table-cell>
          <table:table-cell table:number-columns-repeated="4"/>
          <table:table-cell table:style-name="ce2" table:formula="of:=IF([.B416]=&quot;&quot;;0;1)" office:value-type="float" office:value="0" calcext:value-type="float">
            <text:p>0</text:p>
          </table:table-cell>
          <table:table-cell/>
          <table:table-cell table:formula="of:=&quot;'&quot;&amp;[.C416]&amp;&quot; - &quot;&amp;[.H416]&amp;&quot;',&quot;" office:value-type="string" office:string-value="'ACREÇÃO PLACENTÁRIA - GBP12 GE30'," calcext:value-type="string">
            <text:p>'ACREÇÃO PLACENTÁRIA - GBP12 GE30',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AMENORRÉIA SECUNDÁRIA</text:p>
          </table:table-cell>
          <table:table-cell table:formula="of:=IF([.B417]=&quot;&quot;;&quot;&quot;;[.C417])">
            <text:p/>
          </table:table-cell>
          <table:table-cell table:style-name="ce3" table:formula="of:=IF([.B417]=&quot;&quot;;[.C417];&quot;&quot;)" office:value-type="string" office:string-value="AMENORRÉIA SECUNDÁRIA" calcext:value-type="string">
            <text:p>AMENORRÉIA SECUNDÁRIA</text:p>
          </table:table-cell>
          <table:table-cell table:number-columns-repeated="2"/>
          <table:table-cell office:value-type="string" calcext:value-type="string">
            <text:p>GE25 GR5</text:p>
          </table:table-cell>
          <table:table-cell/>
          <table:table-cell office:value-type="string" calcext:value-type="string">
            <text:p>M: UNILATERAL DIREITA - SEDADO</text:p>
          </table:table-cell>
          <table:table-cell table:number-columns-repeated="4"/>
          <table:table-cell table:style-name="ce2" table:formula="of:=IF([.B417]=&quot;&quot;;0;1)" office:value-type="float" office:value="0" calcext:value-type="float">
            <text:p>0</text:p>
          </table:table-cell>
          <table:table-cell/>
          <table:table-cell table:formula="of:=&quot;'&quot;&amp;[.C417]&amp;&quot; - &quot;&amp;[.H417]&amp;&quot;',&quot;" office:value-type="string" office:string-value="'AMENORRÉIA SECUNDÁRIA - GE25 GR5'," calcext:value-type="string">
            <text:p>'AMENORRÉIA SECUNDÁRIA - GE25 GR5',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INFERTILIDADE</text:p>
          </table:table-cell>
          <table:table-cell table:formula="of:=IF([.B418]=&quot;&quot;;&quot;&quot;;[.C418])">
            <text:p/>
          </table:table-cell>
          <table:table-cell table:style-name="ce3" table:formula="of:=IF([.B418]=&quot;&quot;;[.C418];&quot;&quot;)" office:value-type="string" office:string-value="INFERTILIDADE" calcext:value-type="string">
            <text:p>INFERTILIDADE</text:p>
          </table:table-cell>
          <table:table-cell table:number-columns-repeated="2"/>
          <table:table-cell office:value-type="string" calcext:value-type="string">
            <text:p>GBP6 GR18</text:p>
          </table:table-cell>
          <table:table-cell/>
          <table:table-cell office:value-type="string" calcext:value-type="string">
            <text:p>N: UNILATERAL ESQUERDA - SEDADO</text:p>
          </table:table-cell>
          <table:table-cell table:number-columns-repeated="4"/>
          <table:table-cell table:style-name="ce2" table:formula="of:=IF([.B418]=&quot;&quot;;0;1)" office:value-type="float" office:value="0" calcext:value-type="float">
            <text:p>0</text:p>
          </table:table-cell>
          <table:table-cell/>
          <table:table-cell table:formula="of:=&quot;'&quot;&amp;[.C418]&amp;&quot; - &quot;&amp;[.H418]&amp;&quot;',&quot;" office:value-type="string" office:string-value="'INFERTILIDADE - GBP6 GR18'," calcext:value-type="string">
            <text:p>'INFERTILIDADE - GBP6 GR18',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OLIGODRAMNIA</text:p>
          </table:table-cell>
          <table:table-cell table:formula="of:=IF([.B419]=&quot;&quot;;&quot;&quot;;[.C419])">
            <text:p/>
          </table:table-cell>
          <table:table-cell table:style-name="ce3" table:formula="of:=IF([.B419]=&quot;&quot;;[.C419];&quot;&quot;)" office:value-type="string" office:string-value="OLIGODRAMNIA" calcext:value-type="string">
            <text:p>OLIGODRAMNIA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: UNILATERAL DIREITA - TONIFICADO</text:p>
          </table:table-cell>
          <table:table-cell table:number-columns-repeated="4"/>
          <table:table-cell table:style-name="ce2" table:formula="of:=IF([.B419]=&quot;&quot;;0;1)" office:value-type="float" office:value="0" calcext:value-type="float">
            <text:p>0</text:p>
          </table:table-cell>
          <table:table-cell/>
          <table:table-cell table:formula="of:=&quot;'&quot;&amp;[.C419]&amp;&quot; - &quot;&amp;[.H419]&amp;&quot;',&quot;" office:value-type="string" office:string-value="'OLIGODRAMNIA - R1'," calcext:value-type="string">
            <text:p>'OLIGODRAMNIA - R1',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DISMENORRÉIA</text:p>
          </table:table-cell>
          <table:table-cell table:formula="of:=IF([.B420]=&quot;&quot;;&quot;&quot;;[.C420])">
            <text:p/>
          </table:table-cell>
          <table:table-cell table:style-name="ce3" table:formula="of:=IF([.B420]=&quot;&quot;;[.C420];&quot;&quot;)" office:value-type="string" office:string-value="DISMENORRÉIA" calcext:value-type="string">
            <text:p>DISMENORRÉIA</text:p>
          </table:table-cell>
          <table:table-cell table:number-columns-repeated="2"/>
          <table:table-cell office:value-type="string" calcext:value-type="string">
            <text:p>GVC6 GVC4</text:p>
          </table:table-cell>
          <table:table-cell/>
          <table:table-cell office:value-type="string" calcext:value-type="string">
            <text:p>D: UNILATERAL ESQUERDA - TONIFICADO</text:p>
          </table:table-cell>
          <table:table-cell table:number-columns-repeated="4"/>
          <table:table-cell table:style-name="ce2" table:formula="of:=IF([.B420]=&quot;&quot;;0;1)" office:value-type="float" office:value="0" calcext:value-type="float">
            <text:p>0</text:p>
          </table:table-cell>
          <table:table-cell/>
          <table:table-cell table:formula="of:=&quot;'&quot;&amp;[.C420]&amp;&quot; - &quot;&amp;[.H420]&amp;&quot;',&quot;" office:value-type="string" office:string-value="'DISMENORRÉIA - GVC6 GVC4'," calcext:value-type="string">
            <text:p>'DISMENORRÉIA - GVC6 GVC4',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DISTÓCIA</text:p>
          </table:table-cell>
          <table:table-cell table:formula="of:=IF([.B421]=&quot;&quot;;&quot;&quot;;[.C421])">
            <text:p/>
          </table:table-cell>
          <table:table-cell table:style-name="ce3" table:formula="of:=IF([.B421]=&quot;&quot;;[.C421];&quot;&quot;)" office:value-type="string" office:string-value="DISTÓCIA" calcext:value-type="string">
            <text:p>DISTÓCIA</text:p>
          </table:table-cell>
          <table:table-cell table:number-columns-repeated="2"/>
          <table:table-cell office:value-type="string" calcext:value-type="string">
            <text:p>GE28</text:p>
          </table:table-cell>
          <table:table-cell/>
          <table:table-cell office:value-type="string" calcext:value-type="string">
            <text:p>G: SEDAÇÃO FRIA </text:p>
          </table:table-cell>
          <table:table-cell table:number-columns-repeated="4"/>
          <table:table-cell table:style-name="ce2" table:formula="of:=IF([.B421]=&quot;&quot;;0;1)" office:value-type="float" office:value="0" calcext:value-type="float">
            <text:p>0</text:p>
          </table:table-cell>
          <table:table-cell/>
          <table:table-cell table:formula="of:=&quot;'&quot;&amp;[.C421]&amp;&quot; - &quot;&amp;[.H421]&amp;&quot;',&quot;" office:value-type="string" office:string-value="'DISTÓCIA - GE28'," calcext:value-type="string">
            <text:p>'DISTÓCIA - GE28',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LEUCORRÉIA</text:p>
          </table:table-cell>
          <table:table-cell table:formula="of:=IF([.B422]=&quot;&quot;;&quot;&quot;;[.C422])">
            <text:p/>
          </table:table-cell>
          <table:table-cell table:style-name="ce3" table:formula="of:=IF([.B422]=&quot;&quot;;[.C422];&quot;&quot;)" office:value-type="string" office:string-value="LEUCORRÉIA" calcext:value-type="string">
            <text:p>LEUCORRÉIA</text:p>
          </table:table-cell>
          <table:table-cell table:number-columns-repeated="2"/>
          <table:table-cell office:value-type="string" calcext:value-type="string">
            <text:p>GVG7</text:p>
          </table:table-cell>
          <table:table-cell/>
          <table:table-cell office:value-type="string" calcext:value-type="string">
            <text:p>H: SEDAÇÃO COM MOXA</text:p>
          </table:table-cell>
          <table:table-cell table:number-columns-repeated="4"/>
          <table:table-cell table:style-name="ce2" table:formula="of:=IF([.B422]=&quot;&quot;;0;1)" office:value-type="float" office:value="0" calcext:value-type="float">
            <text:p>0</text:p>
          </table:table-cell>
          <table:table-cell/>
          <table:table-cell table:formula="of:=&quot;'&quot;&amp;[.C422]&amp;&quot; - &quot;&amp;[.H422]&amp;&quot;',&quot;" office:value-type="string" office:string-value="'LEUCORRÉIA - GVG7'," calcext:value-type="string">
            <text:p>'LEUCORRÉIA - GVG7',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MASTITE</text:p>
          </table:table-cell>
          <table:table-cell table:formula="of:=IF([.B423]=&quot;&quot;;&quot;&quot;;[.C423])">
            <text:p/>
          </table:table-cell>
          <table:table-cell table:style-name="ce3" table:formula="of:=IF([.B423]=&quot;&quot;;[.C423];&quot;&quot;)" office:value-type="string" office:string-value="MASTITE" calcext:value-type="string">
            <text:p>MASTITE</text:p>
          </table:table-cell>
          <table:table-cell table:number-columns-repeated="2"/>
          <table:table-cell office:value-type="string" calcext:value-type="string">
            <text:p>GVB21</text:p>
          </table:table-cell>
          <table:table-cell/>
          <table:table-cell office:value-type="string" calcext:value-type="string">
            <text:p>W: TONIFICAÇÃO FRIA</text:p>
          </table:table-cell>
          <table:table-cell table:number-columns-repeated="4"/>
          <table:table-cell table:style-name="ce2" table:formula="of:=IF([.B423]=&quot;&quot;;0;1)" office:value-type="float" office:value="0" calcext:value-type="float">
            <text:p>0</text:p>
          </table:table-cell>
          <table:table-cell/>
          <table:table-cell table:formula="of:=&quot;'&quot;&amp;[.C423]&amp;&quot; - &quot;&amp;[.H423]&amp;&quot;',&quot;" office:value-type="string" office:string-value="'MASTITE - GVB21'," calcext:value-type="string">
            <text:p>'MASTITE - GVB21',</text:p>
          </table:table-cell>
        </table:table-row>
        <table:table-row table:style-name="ro1">
          <table:table-cell table:style-name="ce12" office:value-type="string" calcext:value-type="string" table:number-columns-spanned="8" table:number-rows-spanned="1">
            <text:p>NEUROPSIQUIATRIA E GERIATRIA</text:p>
          </table:table-cell>
          <table:covered-table-cell table:number-columns-repeated="2" table:style-name="ce14"/>
          <table:covered-table-cell table:formula="of:=IF([.B424]=&quot;&quot;;&quot;&quot;;[.C424])">
            <text:p/>
          </table:covered-table-cell>
          <table:covered-table-cell table:style-name="ce3" table:formula="of:=IF([.B424]=&quot;&quot;;[.C424];&quot;&quot;)" office:value-type="float" office:value="0" calcext:value-type="float">
            <text:p>0</text:p>
          </table:covered-table-cell>
          <table:covered-table-cell table:number-columns-repeated="3" table:style-name="ce14"/>
          <table:table-cell/>
          <table:table-cell office:value-type="string" calcext:value-type="string">
            <text:p>X: TONIFICAÇÃO COM MOXA</text:p>
          </table:table-cell>
          <table:table-cell table:number-columns-repeated="4"/>
          <table:table-cell table:style-name="ce2" table:formula="of:=IF([.B424]=&quot;&quot;;0;1)" office:value-type="float" office:value="0" calcext:value-type="float">
            <text:p>0</text:p>
          </table:table-cell>
          <table:table-cell/>
          <table:table-cell table:formula="of:=&quot;'&quot;&amp;[.C424]&amp;&quot; - &quot;&amp;[.H424]&amp;&quot;',&quot;" office:value-type="string" office:string-value="' - '," calcext:value-type="string">
            <text:p>' - ',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AGITAÇÃO PSÍQUICA</text:p>
          </table:table-cell>
          <table:table-cell table:formula="of:=IF([.B425]=&quot;&quot;;&quot;&quot;;[.C425])">
            <text:p/>
          </table:table-cell>
          <table:table-cell table:style-name="ce3" table:formula="of:=IF([.B425]=&quot;&quot;;[.C425];&quot;&quot;)" office:value-type="string" office:string-value="AGITAÇÃO PSÍQUICA" calcext:value-type="string">
            <text:p>AGITAÇÃO PSÍQUICA</text:p>
          </table:table-cell>
          <table:table-cell table:number-columns-repeated="2"/>
          <table:table-cell office:value-type="string" calcext:value-type="string">
            <text:p>GC7 GPC6 EXT-ANMIAN</text:p>
          </table:table-cell>
          <table:table-cell table:number-columns-repeated="8"/>
          <table:table-cell table:formula="of:=&quot;'&quot;&amp;[.C425]&amp;&quot; - &quot;&amp;[.H425]&amp;&quot;',&quot;" office:value-type="string" office:string-value="'AGITAÇÃO PSÍQUICA - GC7 GPC6 EXT-ANMIAN'," calcext:value-type="string">
            <text:p>'AGITAÇÃO PSÍQUICA - GC7 GPC6 EXT-ANMIAN',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ASTENIA</text:p>
          </table:table-cell>
          <table:table-cell table:formula="of:=IF([.B426]=&quot;&quot;;&quot;&quot;;[.C426])">
            <text:p/>
          </table:table-cell>
          <table:table-cell table:style-name="ce3" table:formula="of:=IF([.B426]=&quot;&quot;;[.C426];&quot;&quot;)" office:value-type="string" office:string-value="ASTENIA" calcext:value-type="string">
            <text:p>ASTENIA</text:p>
          </table:table-cell>
          <table:table-cell table:number-columns-repeated="2"/>
          <table:table-cell office:value-type="string" calcext:value-type="string">
            <text:p>GVC4 GE36 GB43</text:p>
          </table:table-cell>
          <table:table-cell table:number-columns-repeated="8"/>
          <table:table-cell table:formula="of:=&quot;'&quot;&amp;[.C426]&amp;&quot; - &quot;&amp;[.H426]&amp;&quot;',&quot;" office:value-type="string" office:string-value="'ASTENIA - GVC4 GE36 GB43'," calcext:value-type="string">
            <text:p>'ASTENIA - GVC4 GE36 GB43',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SÍNCOPE</text:p>
          </table:table-cell>
          <table:table-cell table:formula="of:=IF([.B427]=&quot;&quot;;&quot;&quot;;[.C427])">
            <text:p/>
          </table:table-cell>
          <table:table-cell table:style-name="ce3" table:formula="of:=IF([.B427]=&quot;&quot;;[.C427];&quot;&quot;)" office:value-type="string" office:string-value="SÍNCOPE" calcext:value-type="string">
            <text:p>SÍNCOPE</text:p>
          </table:table-cell>
          <table:table-cell table:number-columns-repeated="2"/>
          <table:table-cell office:value-type="string" calcext:value-type="string">
            <text:p>GVG26 EXT-SHIXUAN</text:p>
          </table:table-cell>
          <table:table-cell table:number-columns-repeated="8"/>
          <table:table-cell table:formula="of:=&quot;'&quot;&amp;[.C427]&amp;&quot; - &quot;&amp;[.H427]&amp;&quot;',&quot;" office:value-type="string" office:string-value="'SÍNCOPE - GVG26 EXT-SHIXUAN'," calcext:value-type="string">
            <text:p>'SÍNCOPE - GVG26 EXT-SHIXUAN',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FEBRE</text:p>
          </table:table-cell>
          <table:table-cell table:formula="of:=IF([.B428]=&quot;&quot;;&quot;&quot;;[.C428])">
            <text:p/>
          </table:table-cell>
          <table:table-cell table:style-name="ce3" table:formula="of:=IF([.B428]=&quot;&quot;;[.C428];&quot;&quot;)" office:value-type="string" office:string-value="FEBRE" calcext:value-type="string">
            <text:p>FEBRE</text:p>
          </table:table-cell>
          <table:table-cell table:number-columns-repeated="2"/>
          <table:table-cell office:value-type="string" calcext:value-type="string">
            <text:p>GVG14 GIG11 GIG4</text:p>
          </table:table-cell>
          <table:table-cell table:number-columns-repeated="8"/>
          <table:table-cell table:formula="of:=&quot;'&quot;&amp;[.C428]&amp;&quot; - &quot;&amp;[.H428]&amp;&quot;',&quot;" office:value-type="string" office:string-value="'FEBRE - GVG14 GIG11 GIG4'," calcext:value-type="string">
            <text:p>'FEBRE - GVG14 GIG11 GIG4',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NSÔNIA</text:p>
          </table:table-cell>
          <table:table-cell table:formula="of:=IF([.B429]=&quot;&quot;;&quot;&quot;;[.C429])">
            <text:p/>
          </table:table-cell>
          <table:table-cell table:style-name="ce3" table:formula="of:=IF([.B429]=&quot;&quot;;[.C429];&quot;&quot;)" office:value-type="string" office:string-value="INSÔNIA" calcext:value-type="string">
            <text:p>INSÔNIA</text:p>
          </table:table-cell>
          <table:table-cell table:number-columns-repeated="2"/>
          <table:table-cell office:value-type="string" calcext:value-type="string">
            <text:p>GC7 GBP6 GR3</text:p>
          </table:table-cell>
          <table:table-cell table:number-columns-repeated="8"/>
          <table:table-cell table:formula="of:=&quot;'&quot;&amp;[.C429]&amp;&quot; - &quot;&amp;[.H429]&amp;&quot;',&quot;" office:value-type="string" office:string-value="'INSÔNIA - GC7 GBP6 GR3'," calcext:value-type="string">
            <text:p>'INSÔNIA - GC7 GBP6 GR3',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DÉFICIT COGNITIVO</text:p>
          </table:table-cell>
          <table:table-cell table:formula="of:=IF([.B430]=&quot;&quot;;&quot;&quot;;[.C430])">
            <text:p/>
          </table:table-cell>
          <table:table-cell table:style-name="ce3" table:formula="of:=IF([.B430]=&quot;&quot;;[.C430];&quot;&quot;)" office:value-type="string" office:string-value="DÉFICIT COGNITIVO" calcext:value-type="string">
            <text:p>DÉFICIT COGNITIVO</text:p>
          </table:table-cell>
          <table:table-cell table:number-columns-repeated="2"/>
          <table:table-cell office:value-type="string" calcext:value-type="string">
            <text:p>GR4 GC7</text:p>
          </table:table-cell>
          <table:table-cell table:number-columns-repeated="8"/>
          <table:table-cell table:formula="of:=&quot;'&quot;&amp;[.C430]&amp;&quot; - &quot;&amp;[.H430]&amp;&quot;',&quot;" office:value-type="string" office:string-value="'DÉFICIT COGNITIVO - GR4 GC7'," calcext:value-type="string">
            <text:p>'DÉFICIT COGNITIVO - GR4 GC7',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ROSTRAÇÃO</text:p>
          </table:table-cell>
          <table:table-cell table:formula="of:=IF([.B431]=&quot;&quot;;&quot;&quot;;[.C431])">
            <text:p/>
          </table:table-cell>
          <table:table-cell table:style-name="ce3" table:formula="of:=IF([.B431]=&quot;&quot;;[.C431];&quot;&quot;)" office:value-type="string" office:string-value="PROSTRAÇÃO" calcext:value-type="string">
            <text:p>PROSTRAÇÃO</text:p>
          </table:table-cell>
          <table:table-cell table:number-columns-repeated="2"/>
          <table:table-cell office:value-type="string" calcext:value-type="string">
            <text:p>GE25</text:p>
          </table:table-cell>
          <table:table-cell table:number-columns-repeated="8"/>
          <table:table-cell table:formula="of:=&quot;'&quot;&amp;[.C431]&amp;&quot; - &quot;&amp;[.H431]&amp;&quot;',&quot;" office:value-type="string" office:string-value="'PROSTRAÇÃO - GE25'," calcext:value-type="string">
            <text:p>'PROSTRAÇÃO - GE25',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EPILEPSIA</text:p>
          </table:table-cell>
          <table:table-cell table:formula="of:=IF([.B432]=&quot;&quot;;&quot;&quot;;[.C432])">
            <text:p/>
          </table:table-cell>
          <table:table-cell table:style-name="ce3" table:formula="of:=IF([.B432]=&quot;&quot;;[.C432];&quot;&quot;)" office:value-type="string" office:string-value="EPILEPSIA" calcext:value-type="string">
            <text:p>EPILEPSIA</text:p>
          </table:table-cell>
          <table:table-cell table:number-columns-repeated="2"/>
          <table:table-cell office:value-type="string" calcext:value-type="string">
            <text:p>GR1 GVC15</text:p>
          </table:table-cell>
          <table:table-cell table:number-columns-repeated="8"/>
          <table:table-cell table:formula="of:=&quot;'&quot;&amp;[.C432]&amp;&quot; - &quot;&amp;[.H432]&amp;&quot;',&quot;" office:value-type="string" office:string-value="'EPILEPSIA - GR1 GVC15'," calcext:value-type="string">
            <text:p>'EPILEPSIA - GR1 GVC15',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NCONTINÊNCIA URINÁRIA</text:p>
          </table:table-cell>
          <table:table-cell table:formula="of:=IF([.B433]=&quot;&quot;;&quot;&quot;;[.C433])">
            <text:p/>
          </table:table-cell>
          <table:table-cell table:style-name="ce3" table:formula="of:=IF([.B433]=&quot;&quot;;[.C433];&quot;&quot;)" office:value-type="string" office:string-value="INCONTINÊNCIA URINÁRIA" calcext:value-type="string">
            <text:p>INCONTINÊNCIA URINÁRIA</text:p>
          </table:table-cell>
          <table:table-cell table:number-columns-repeated="2"/>
          <table:table-cell office:value-type="string" calcext:value-type="string">
            <text:p>GVC4</text:p>
          </table:table-cell>
          <table:table-cell table:number-columns-repeated="8"/>
          <table:table-cell table:formula="of:=&quot;'&quot;&amp;[.C433]&amp;&quot; - &quot;&amp;[.H433]&amp;&quot;',&quot;" office:value-type="string" office:string-value="'INCONTINÊNCIA URINÁRIA - GVC4'," calcext:value-type="string">
            <text:p>'INCONTINÊNCIA URINÁRIA - GVC4',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RAQUITISMO</text:p>
          </table:table-cell>
          <table:table-cell table:formula="of:=IF([.B434]=&quot;&quot;;&quot;&quot;;[.C434])">
            <text:p/>
          </table:table-cell>
          <table:table-cell table:style-name="ce3" table:formula="of:=IF([.B434]=&quot;&quot;;[.C434];&quot;&quot;)" office:value-type="string" office:string-value="RAQUITISMO" calcext:value-type="string">
            <text:p>RAQUITISMO</text:p>
          </table:table-cell>
          <table:table-cell table:number-columns-repeated="2"/>
          <table:table-cell office:value-type="string" calcext:value-type="string">
            <text:p>GVG26 GGB40 XVC4</text:p>
          </table:table-cell>
          <table:table-cell table:number-columns-repeated="8"/>
          <table:table-cell table:formula="of:=&quot;'&quot;&amp;[.C434]&amp;&quot; - &quot;&amp;[.H434]&amp;&quot;',&quot;" office:value-type="string" office:string-value="'RAQUITISMO - GVG26 GGB40 XVC4'," calcext:value-type="string">
            <text:p>'RAQUITISMO - GVG26 GGB40 XVC4',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CAQUEXIA</text:p>
          </table:table-cell>
          <table:table-cell table:formula="of:=IF([.B435]=&quot;&quot;;&quot;&quot;;[.C435])">
            <text:p/>
          </table:table-cell>
          <table:table-cell table:style-name="ce3" table:formula="of:=IF([.B435]=&quot;&quot;;[.C435];&quot;&quot;)" office:value-type="string" office:string-value="CAQUEXIA" calcext:value-type="string">
            <text:p>CAQUEXIA</text:p>
          </table:table-cell>
          <table:table-cell table:number-columns-repeated="2"/>
          <table:table-cell office:value-type="string" calcext:value-type="string">
            <text:p>GVG26 GGB40 XVC4</text:p>
          </table:table-cell>
          <table:table-cell table:number-columns-repeated="8"/>
          <table:table-cell table:formula="of:=&quot;'&quot;&amp;[.C435]&amp;&quot; - &quot;&amp;[.H435]&amp;&quot;',&quot;" office:value-type="string" office:string-value="'CAQUEXIA - GVG26 GGB40 XVC4'," calcext:value-type="string">
            <text:p>'CAQUEXIA - GVG26 GGB40 XVC4',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IMPOTÊNCIA SEXUAL</text:p>
          </table:table-cell>
          <table:table-cell table:formula="of:=IF([.B436]=&quot;&quot;;&quot;&quot;;[.C436])">
            <text:p/>
          </table:table-cell>
          <table:table-cell table:style-name="ce3" table:formula="of:=IF([.B436]=&quot;&quot;;[.C436];&quot;&quot;)" office:value-type="string" office:string-value="IMPOTÊNCIA SEXUAL" calcext:value-type="string">
            <text:p>IMPOTÊNCIA SEXUAL</text:p>
          </table:table-cell>
          <table:table-cell table:number-columns-repeated="2"/>
          <table:table-cell office:value-type="string" calcext:value-type="string">
            <text:p>GVC4 GBP6</text:p>
          </table:table-cell>
          <table:table-cell table:number-columns-repeated="8"/>
          <table:table-cell table:formula="of:=&quot;'&quot;&amp;[.C436]&amp;&quot; - &quot;&amp;[.H436]&amp;&quot;',&quot;" office:value-type="string" office:string-value="'IMPOTÊNCIA SEXUAL - GVC4 GBP6'," calcext:value-type="string">
            <text:p>'IMPOTÊNCIA SEXUAL - GVC4 GBP6',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ARTROSE SISTÊMICA</text:p>
          </table:table-cell>
          <table:table-cell table:formula="of:=IF([.B437]=&quot;&quot;;&quot;&quot;;[.C437])">
            <text:p/>
          </table:table-cell>
          <table:table-cell table:style-name="ce3" table:formula="of:=IF([.B437]=&quot;&quot;;[.C437];&quot;&quot;)" office:value-type="string" office:string-value="ARTROSE SISTÊMICA" calcext:value-type="string">
            <text:p>ARTROSE SISTÊMICA</text:p>
          </table:table-cell>
          <table:table-cell table:number-columns-repeated="2"/>
          <table:table-cell office:value-type="string" calcext:value-type="string">
            <text:p>GVB30 GVB29 GB54</text:p>
          </table:table-cell>
          <table:table-cell table:number-columns-repeated="8"/>
          <table:table-cell table:formula="of:=&quot;'&quot;&amp;[.C437]&amp;&quot; - &quot;&amp;[.H437]&amp;&quot;',&quot;" office:value-type="string" office:string-value="'ARTROSE SISTÊMICA - GVB30 GVB29 GB54'," calcext:value-type="string">
            <text:p>'ARTROSE SISTÊMICA - GVB30 GVB29 GB54',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BURNOUT</text:p>
          </table:table-cell>
          <table:table-cell table:formula="of:=IF([.B438]=&quot;&quot;;&quot;&quot;;[.C438])">
            <text:p/>
          </table:table-cell>
          <table:table-cell table:style-name="ce3" table:formula="of:=IF([.B438]=&quot;&quot;;[.C438];&quot;&quot;)" office:value-type="string" office:string-value="BURNOUT" calcext:value-type="string">
            <text:p>BURNOUT</text:p>
          </table:table-cell>
          <table:table-cell table:number-columns-repeated="2"/>
          <table:table-cell office:value-type="string" calcext:value-type="string">
            <text:p>GVG9</text:p>
          </table:table-cell>
          <table:table-cell table:number-columns-repeated="8"/>
          <table:table-cell table:formula="of:=&quot;'&quot;&amp;[.C438]&amp;&quot; - &quot;&amp;[.H438]&amp;&quot;',&quot;" office:value-type="string" office:string-value="'BURNOUT - GVG9'," calcext:value-type="string">
            <text:p>'BURNOUT - GVG9',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SÍNDROME DO PÂNICO</text:p>
          </table:table-cell>
          <table:table-cell table:formula="of:=IF([.B439]=&quot;&quot;;&quot;&quot;;[.C439])">
            <text:p/>
          </table:table-cell>
          <table:table-cell table:style-name="ce3" table:formula="of:=IF([.B439]=&quot;&quot;;[.C439];&quot;&quot;)" office:value-type="string" office:string-value="SÍNDROME DO PÂNICO" calcext:value-type="string">
            <text:p>SÍNDROME DO PÂNICO</text:p>
          </table:table-cell>
          <table:table-cell table:number-columns-repeated="2"/>
          <table:table-cell office:value-type="string" calcext:value-type="string">
            <text:p>GC3 GE33</text:p>
          </table:table-cell>
          <table:table-cell table:number-columns-repeated="8"/>
          <table:table-cell table:formula="of:=&quot;'&quot;&amp;[.C439]&amp;&quot; - &quot;&amp;[.H439]&amp;&quot;',&quot;" office:value-type="string" office:string-value="'SÍNDROME DO PÂNICO - GC3 GE33'," calcext:value-type="string">
            <text:p>'SÍNDROME DO PÂNICO - GC3 GE33',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TEPT</text:p>
          </table:table-cell>
          <table:table-cell table:formula="of:=IF([.B440]=&quot;&quot;;&quot;&quot;;[.C440])">
            <text:p/>
          </table:table-cell>
          <table:table-cell table:style-name="ce3" table:formula="of:=IF([.B440]=&quot;&quot;;[.C440];&quot;&quot;)" office:value-type="string" office:string-value="TEPT" calcext:value-type="string">
            <text:p>TEPT</text:p>
          </table:table-cell>
          <table:table-cell table:number-columns-repeated="2"/>
          <table:table-cell office:value-type="string" calcext:value-type="string">
            <text:p>GC5</text:p>
          </table:table-cell>
          <table:table-cell table:number-columns-repeated="8"/>
          <table:table-cell table:formula="of:=&quot;'&quot;&amp;[.C440]&amp;&quot; - &quot;&amp;[.H440]&amp;&quot;',&quot;" office:value-type="string" office:string-value="'TEPT - GC5'," calcext:value-type="string">
            <text:p>'TEPT - GC5',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MEDO PATOLÓGICO</text:p>
          </table:table-cell>
          <table:table-cell table:formula="of:=IF([.B441]=&quot;&quot;;&quot;&quot;;[.C441])">
            <text:p/>
          </table:table-cell>
          <table:table-cell table:style-name="ce3" table:formula="of:=IF([.B441]=&quot;&quot;;[.C441];&quot;&quot;)" office:value-type="string" office:string-value="MEDO PATOLÓGICO" calcext:value-type="string">
            <text:p>MEDO PATOLÓGICO</text:p>
          </table:table-cell>
          <table:table-cell table:number-columns-repeated="2"/>
          <table:table-cell office:value-type="string" calcext:value-type="string">
            <text:p>GE36</text:p>
          </table:table-cell>
          <table:table-cell table:number-columns-repeated="8"/>
          <table:table-cell table:formula="of:=&quot;'&quot;&amp;[.C441]&amp;&quot; - &quot;&amp;[.H441]&amp;&quot;',&quot;" office:value-type="string" office:string-value="'MEDO PATOLÓGICO - GE36'," calcext:value-type="string">
            <text:p>'MEDO PATOLÓGICO - GE36',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PARASSONIAS</text:p>
          </table:table-cell>
          <table:table-cell table:formula="of:=IF([.B442]=&quot;&quot;;&quot;&quot;;[.C442])">
            <text:p/>
          </table:table-cell>
          <table:table-cell table:style-name="ce3" table:formula="of:=IF([.B442]=&quot;&quot;;[.C442];&quot;&quot;)" office:value-type="string" office:string-value="PARASSONIAS" calcext:value-type="string">
            <text:p>PARASSONIAS</text:p>
          </table:table-cell>
          <table:table-cell table:number-columns-repeated="2"/>
          <table:table-cell office:value-type="string" calcext:value-type="string">
            <text:p>GB15 GB23</text:p>
          </table:table-cell>
          <table:table-cell table:number-columns-repeated="8"/>
          <table:table-cell table:formula="of:=&quot;'&quot;&amp;[.C442]&amp;&quot; - &quot;&amp;[.H442]&amp;&quot;',&quot;" office:value-type="string" office:string-value="'PARASSONIAS - GB15 GB23'," calcext:value-type="string">
            <text:p>'PARASSONIAS - GB15 GB23',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VERTIGEM</text:p>
          </table:table-cell>
          <table:table-cell table:formula="of:=IF([.B443]=&quot;&quot;;&quot;&quot;;[.C443])">
            <text:p/>
          </table:table-cell>
          <table:table-cell table:style-name="ce3" table:formula="of:=IF([.B443]=&quot;&quot;;[.C443];&quot;&quot;)" office:value-type="string" office:string-value="VERTIGEM" calcext:value-type="string">
            <text:p>VERTIGEM</text:p>
          </table:table-cell>
          <table:table-cell table:number-columns-repeated="2"/>
          <table:table-cell office:value-type="string" calcext:value-type="string">
            <text:p>GID7 GB58</text:p>
          </table:table-cell>
          <table:table-cell table:number-columns-repeated="8"/>
          <table:table-cell table:formula="of:=&quot;'&quot;&amp;[.C443]&amp;&quot; - &quot;&amp;[.H443]&amp;&quot;',&quot;" office:value-type="string" office:string-value="'VERTIGEM - GID7 GB58'," calcext:value-type="string">
            <text:p>'VERTIGEM - GID7 GB58',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PARALISIA FACIAL</text:p>
          </table:table-cell>
          <table:table-cell table:formula="of:=IF([.B444]=&quot;&quot;;&quot;&quot;;[.C444])">
            <text:p/>
          </table:table-cell>
          <table:table-cell table:style-name="ce3" table:formula="of:=IF([.B444]=&quot;&quot;;[.C444];&quot;&quot;)" office:value-type="string" office:string-value="PARALISIA FACIAL" calcext:value-type="string">
            <text:p>PARALISIA FACIAL</text:p>
          </table:table-cell>
          <table:table-cell table:number-columns-repeated="2"/>
          <table:table-cell office:value-type="string" calcext:value-type="string">
            <text:p>GE6 GE4 GF3</text:p>
          </table:table-cell>
          <table:table-cell table:number-columns-repeated="8"/>
          <table:table-cell table:formula="of:=&quot;'&quot;&amp;[.C444]&amp;&quot; - &quot;&amp;[.H444]&amp;&quot;',&quot;" office:value-type="string" office:string-value="'PARALISIA FACIAL - GE6 GE4 GF3'," calcext:value-type="string">
            <text:p>'PARALISIA FACIAL - GE6 GE4 GF3',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AFASIA (QUALQUER)</text:p>
          </table:table-cell>
          <table:table-cell table:formula="of:=IF([.B445]=&quot;&quot;;&quot;&quot;;[.C445])">
            <text:p/>
          </table:table-cell>
          <table:table-cell table:style-name="ce3" table:formula="of:=IF([.B445]=&quot;&quot;;[.C445];&quot;&quot;)" office:value-type="string" office:string-value="AFASIA (QUALQUER)" calcext:value-type="string">
            <text:p>AFASIA (QUALQUER)</text:p>
          </table:table-cell>
          <table:table-cell table:number-columns-repeated="2"/>
          <table:table-cell office:value-type="string" calcext:value-type="string">
            <text:p>GVG15 GTA1</text:p>
          </table:table-cell>
          <table:table-cell table:number-columns-repeated="8"/>
          <table:table-cell table:formula="of:=&quot;'&quot;&amp;[.C445]&amp;&quot; - &quot;&amp;[.H445]&amp;&quot;',&quot;" office:value-type="string" office:string-value="'AFASIA (QUALQUER) - GVG15 GTA1'," calcext:value-type="string">
            <text:p>'AFASIA (QUALQUER) - GVG15 GTA1',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AFONIA</text:p>
          </table:table-cell>
          <table:table-cell table:formula="of:=IF([.B446]=&quot;&quot;;&quot;&quot;;[.C446])">
            <text:p/>
          </table:table-cell>
          <table:table-cell table:style-name="ce3" table:formula="of:=IF([.B446]=&quot;&quot;;[.C446];&quot;&quot;)" office:value-type="string" office:string-value="AFONIA" calcext:value-type="string">
            <text:p>AFONIA</text:p>
          </table:table-cell>
          <table:table-cell table:number-columns-repeated="2"/>
          <table:table-cell office:value-type="string" calcext:value-type="string">
            <text:p>GIG17 GPC5</text:p>
          </table:table-cell>
          <table:table-cell table:number-columns-repeated="8"/>
          <table:table-cell table:formula="of:=&quot;'&quot;&amp;[.C446]&amp;&quot; - &quot;&amp;[.H446]&amp;&quot;',&quot;" office:value-type="string" office:string-value="'AFONIA - GIG17 GPC5'," calcext:value-type="string">
            <text:p>'AFONIA - GIG17 GPC5',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MUTISMO</text:p>
          </table:table-cell>
          <table:table-cell table:formula="of:=IF([.B447]=&quot;&quot;;&quot;&quot;;[.C447])">
            <text:p/>
          </table:table-cell>
          <table:table-cell table:style-name="ce3" table:formula="of:=IF([.B447]=&quot;&quot;;[.C447];&quot;&quot;)" office:value-type="string" office:string-value="MUTISMO" calcext:value-type="string">
            <text:p>MUTISMO</text:p>
          </table:table-cell>
          <table:table-cell table:number-columns-repeated="2"/>
          <table:table-cell office:value-type="string" calcext:value-type="string">
            <text:p>GVG15</text:p>
          </table:table-cell>
          <table:table-cell table:number-columns-repeated="8"/>
          <table:table-cell table:formula="of:=&quot;'&quot;&amp;[.C447]&amp;&quot; - &quot;&amp;[.H447]&amp;&quot;',&quot;" office:value-type="string" office:string-value="'MUTISMO - GVG15'," calcext:value-type="string">
            <text:p>'MUTISMO - GVG15',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DEPRESSÃO</text:p>
          </table:table-cell>
          <table:table-cell table:formula="of:=IF([.B448]=&quot;&quot;;&quot;&quot;;[.C448])">
            <text:p/>
          </table:table-cell>
          <table:table-cell table:style-name="ce3" table:formula="of:=IF([.B448]=&quot;&quot;;[.C448];&quot;&quot;)" office:value-type="string" office:string-value="DEPRESSÃO" calcext:value-type="string">
            <text:p>DEPRESSÃO</text:p>
          </table:table-cell>
          <table:table-cell table:number-columns-repeated="2"/>
          <table:table-cell office:value-type="string" calcext:value-type="string">
            <text:p>GID19 GB20</text:p>
          </table:table-cell>
          <table:table-cell table:number-columns-repeated="8"/>
          <table:table-cell table:formula="of:=&quot;'&quot;&amp;[.C448]&amp;&quot; - &quot;&amp;[.H448]&amp;&quot;',&quot;" office:value-type="string" office:string-value="'DEPRESSÃO - GID19 GB20'," calcext:value-type="string">
            <text:p>'DEPRESSÃO - GID19 GB20',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NEVRALGIA HERPÉTICA</text:p>
          </table:table-cell>
          <table:table-cell table:formula="of:=IF([.B449]=&quot;&quot;;&quot;&quot;;[.C449])">
            <text:p/>
          </table:table-cell>
          <table:table-cell table:style-name="ce3" table:formula="of:=IF([.B449]=&quot;&quot;;[.C449];&quot;&quot;)" office:value-type="string" office:string-value="NEVRALGIA HERPÉTICA" calcext:value-type="string">
            <text:p>NEVRALGIA HERPÉTICA</text:p>
          </table:table-cell>
          <table:table-cell table:number-columns-repeated="2"/>
          <table:table-cell office:value-type="string" calcext:value-type="string">
            <text:p>GE13 GVC20</text:p>
          </table:table-cell>
          <table:table-cell table:number-columns-repeated="8"/>
          <table:table-cell table:formula="of:=&quot;'&quot;&amp;[.C449]&amp;&quot; - &quot;&amp;[.H449]&amp;&quot;',&quot;" office:value-type="string" office:string-value="'NEVRALGIA HERPÉTICA - GE13 GVC20'," calcext:value-type="string">
            <text:p>'NEVRALGIA HERPÉTICA - GE13 GVC20',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HEMIPLEGIA</text:p>
          </table:table-cell>
          <table:table-cell table:formula="of:=IF([.B450]=&quot;&quot;;&quot;&quot;;[.C450])">
            <text:p/>
          </table:table-cell>
          <table:table-cell table:style-name="ce3" table:formula="of:=IF([.B450]=&quot;&quot;;[.C450];&quot;&quot;)" office:value-type="string" office:string-value="HEMIPLEGIA" calcext:value-type="string">
            <text:p>HEMIPLEGIA</text:p>
          </table:table-cell>
          <table:table-cell table:number-columns-repeated="2"/>
          <table:table-cell office:value-type="string" calcext:value-type="string">
            <text:p>GVB34 GIG11</text:p>
          </table:table-cell>
          <table:table-cell table:number-columns-repeated="8"/>
          <table:table-cell table:formula="of:=&quot;'&quot;&amp;[.C450]&amp;&quot; - &quot;&amp;[.H450]&amp;&quot;',&quot;" office:value-type="string" office:string-value="'HEMIPLEGIA - GVB34 GIG11'," calcext:value-type="string">
            <text:p>'HEMIPLEGIA - GVB34 GIG11',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TREMOR E FRIO (IDOSO)</text:p>
          </table:table-cell>
          <table:table-cell table:formula="of:=IF([.B451]=&quot;&quot;;&quot;&quot;;[.C451])">
            <text:p/>
          </table:table-cell>
          <table:table-cell table:style-name="ce3" table:formula="of:=IF([.B451]=&quot;&quot;;[.C451];&quot;&quot;)" office:value-type="string" office:string-value="TREMOR E FRIO (IDOSO)" calcext:value-type="string">
            <text:p>TREMOR E FRIO (IDOSO)</text:p>
          </table:table-cell>
          <table:table-cell table:number-columns-repeated="2"/>
          <table:table-cell office:value-type="string" calcext:value-type="string">
            <text:p>GIG2 GC6</text:p>
          </table:table-cell>
          <table:table-cell table:number-columns-repeated="8"/>
          <table:table-cell table:formula="of:=&quot;'&quot;&amp;[.C451]&amp;&quot; - &quot;&amp;[.H451]&amp;&quot;',&quot;" office:value-type="string" office:string-value="'TREMOR E FRIO (IDOSO) - GIG2 GC6'," calcext:value-type="string">
            <text:p>'TREMOR E FRIO (IDOSO) - GIG2 GC6',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HIPERSSONIA</text:p>
          </table:table-cell>
          <table:table-cell table:formula="of:=IF([.B452]=&quot;&quot;;&quot;&quot;;[.C452])">
            <text:p/>
          </table:table-cell>
          <table:table-cell table:style-name="ce3" table:formula="of:=IF([.B452]=&quot;&quot;;[.C452];&quot;&quot;)" office:value-type="string" office:string-value="HIPERSSONIA" calcext:value-type="string">
            <text:p>HIPERSSONIA</text:p>
          </table:table-cell>
          <table:table-cell table:number-columns-repeated="2"/>
          <table:table-cell office:value-type="string" calcext:value-type="string">
            <text:p>GC5 GR4</text:p>
          </table:table-cell>
          <table:table-cell table:number-columns-repeated="8"/>
          <table:table-cell table:formula="of:=&quot;'&quot;&amp;[.C452]&amp;&quot; - &quot;&amp;[.H452]&amp;&quot;',&quot;" office:value-type="string" office:string-value="'HIPERSSONIA - GC5 GR4'," calcext:value-type="string">
            <text:p>'HIPERSSONIA - GC5 GR4',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ESPERMATORRÉIA</text:p>
          </table:table-cell>
          <table:table-cell table:formula="of:=IF([.B453]=&quot;&quot;;&quot;&quot;;[.C453])">
            <text:p/>
          </table:table-cell>
          <table:table-cell table:style-name="ce3" table:formula="of:=IF([.B453]=&quot;&quot;;[.C453];&quot;&quot;)" office:value-type="string" office:string-value="ESPERMATORRÉIA" calcext:value-type="string">
            <text:p>ESPERMATORRÉIA</text:p>
          </table:table-cell>
          <table:table-cell table:number-columns-repeated="2"/>
          <table:table-cell office:value-type="string" calcext:value-type="string">
            <text:p>GBP6 GVC6</text:p>
          </table:table-cell>
          <table:table-cell table:number-columns-repeated="8"/>
          <table:table-cell table:formula="of:=&quot;'&quot;&amp;[.C453]&amp;&quot; - &quot;&amp;[.H453]&amp;&quot;',&quot;" office:value-type="string" office:string-value="'ESPERMATORRÉIA - GBP6 GVC6'," calcext:value-type="string">
            <text:p>'ESPERMATORRÉIA - GBP6 GVC6',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MANIA</text:p>
          </table:table-cell>
          <table:table-cell table:formula="of:=IF([.B454]=&quot;&quot;;&quot;&quot;;[.C454])">
            <text:p/>
          </table:table-cell>
          <table:table-cell table:style-name="ce3" table:formula="of:=IF([.B454]=&quot;&quot;;[.C454];&quot;&quot;)" office:value-type="string" office:string-value="MANIA" calcext:value-type="string">
            <text:p>MANIA</text:p>
          </table:table-cell>
          <table:table-cell table:number-columns-repeated="2"/>
          <table:table-cell office:value-type="string" calcext:value-type="string">
            <text:p>GID3 GVC13 GC7 GVG12 GVB13 GPC5</text:p>
          </table:table-cell>
          <table:table-cell table:number-columns-repeated="8"/>
          <table:table-cell table:formula="of:=&quot;'&quot;&amp;[.C454]&amp;&quot; - &quot;&amp;[.H454]&amp;&quot;',&quot;" office:value-type="string" office:string-value="'MANIA - GID3 GVC13 GC7 GVG12 GVB13 GPC5'," calcext:value-type="string">
            <text:p>'MANIA - GID3 GVC13 GC7 GVG12 GVB13 GPC5',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NSIEDADE AO SONHAR</text:p>
          </table:table-cell>
          <table:table-cell table:formula="of:=IF([.B455]=&quot;&quot;;&quot;&quot;;[.C455])">
            <text:p/>
          </table:table-cell>
          <table:table-cell table:style-name="ce3" table:formula="of:=IF([.B455]=&quot;&quot;;[.C455];&quot;&quot;)" office:value-type="string" office:string-value="ANSIEDADE AO SONHAR" calcext:value-type="string">
            <text:p>ANSIEDADE AO SONHAR</text:p>
          </table:table-cell>
          <table:table-cell table:number-columns-repeated="2"/>
          <table:table-cell office:value-type="string" calcext:value-type="string">
            <text:p>GE45 GBP1</text:p>
          </table:table-cell>
          <table:table-cell table:number-columns-repeated="8"/>
          <table:table-cell table:formula="of:=&quot;'&quot;&amp;[.C455]&amp;&quot; - &quot;&amp;[.H455]&amp;&quot;',&quot;" office:value-type="string" office:string-value="'ANSIEDADE AO SONHAR - GE45 GBP1'," calcext:value-type="string">
            <text:p>'ANSIEDADE AO SONHAR - GE45 GBP1',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PARALISIA ESPÁSTICA</text:p>
          </table:table-cell>
          <table:table-cell table:formula="of:=IF([.B456]=&quot;&quot;;&quot;&quot;;[.C456])">
            <text:p/>
          </table:table-cell>
          <table:table-cell table:style-name="ce3" table:formula="of:=IF([.B456]=&quot;&quot;;[.C456];&quot;&quot;)" office:value-type="string" office:string-value="PARALISIA ESPÁSTICA" calcext:value-type="string">
            <text:p>PARALISIA ESPÁSTICA</text:p>
          </table:table-cell>
          <table:table-cell table:number-columns-repeated="2"/>
          <table:table-cell office:value-type="string" calcext:value-type="string">
            <text:p>GVB39 GE38 GE42</text:p>
          </table:table-cell>
          <table:table-cell table:number-columns-repeated="8"/>
          <table:table-cell table:formula="of:=&quot;'&quot;&amp;[.C456]&amp;&quot; - &quot;&amp;[.H456]&amp;&quot;',&quot;" office:value-type="string" office:string-value="'PARALISIA ESPÁSTICA - GVB39 GE38 GE42'," calcext:value-type="string">
            <text:p>'PARALISIA ESPÁSTICA - GVB39 GE38 GE42',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DISPNÉIA E BAIXO YUAN</text:p>
          </table:table-cell>
          <table:table-cell table:formula="of:=IF([.B457]=&quot;&quot;;&quot;&quot;;[.C457])">
            <text:p/>
          </table:table-cell>
          <table:table-cell table:style-name="ce3" table:formula="of:=IF([.B457]=&quot;&quot;;[.C457];&quot;&quot;)" office:value-type="string" office:string-value="DISPNÉIA E BAIXO YUAN" calcext:value-type="string">
            <text:p>DISPNÉIA E BAIXO YUAN</text:p>
          </table:table-cell>
          <table:table-cell table:number-columns-repeated="2"/>
          <table:table-cell office:value-type="string" calcext:value-type="string">
            <text:p>GE36</text:p>
          </table:table-cell>
          <table:table-cell table:number-columns-repeated="8"/>
          <table:table-cell table:formula="of:=&quot;'&quot;&amp;[.C457]&amp;&quot; - &quot;&amp;[.H457]&amp;&quot;',&quot;" office:value-type="string" office:string-value="'DISPNÉIA E BAIXO YUAN - GE36'," calcext:value-type="string">
            <text:p>'DISPNÉIA E BAIXO YUAN - GE36',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MANIA GRAVE (TRATAMENTO SUN SI MIAO)</text:p>
          </table:table-cell>
          <table:table-cell office:value-type="string" calcext:value-type="string">
            <text:p>DIFERENCIA HOMEM MULHER H=N M=M</text:p>
          </table:table-cell>
          <table:table-cell table:style-name="ce3" table:formula="of:=IF([.B458]=&quot;&quot;;[.C458];&quot;&quot;)" office:value-type="string" office:string-value="MANIA GRAVE (TRATAMENTO SUN SI MIAO)" calcext:value-type="string">
            <text:p>MANIA GRAVE (TRATAMENTO SUN SI MIAO)</text:p>
          </table:table-cell>
          <table:table-cell table:number-columns-repeated="2"/>
          <table:table-cell office:value-type="string" calcext:value-type="string">
            <text:p>GVG26 GP11 GBP1 GPC7 GB62 GVG16 GE6 GVC24 GPC8 GVG23 GVC1 GIG11 HAIQUAN</text:p>
          </table:table-cell>
          <table:table-cell office:value-type="string" calcext:value-type="string">
            <text:p>HAIQUAN</text:p>
          </table:table-cell>
          <table:table-cell table:number-columns-repeated="7"/>
          <table:table-cell table:formula="of:=&quot;'&quot;&amp;[.C458]&amp;&quot; - &quot;&amp;[.H458]&amp;&quot;',&quot;" office:value-type="string" office:string-value="'MANIA GRAVE (TRATAMENTO SUN SI MIAO) - GVG26 GP11 GBP1 GPC7 GB62 GVG16 GE6 GVC24 GPC8 GVG23 GVC1 GIG11 HAIQUAN'," calcext:value-type="string">
            <text:p>'MANIA GRAVE (TRATAMENTO SUN SI MIAO) - GVG26 GP11 GBP1 GPC7 GB62 GVG16 GE6 GVC24 GPC8 GVG23 GVC1 GIG11 HAIQUAN',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table:formula="of:=IF([.B459]=&quot;&quot;;&quot;&quot;;[.C459])">
            <text:p/>
          </table:table-cell>
          <table:table-cell table:style-name="ce3" table:formula="of:=IF([.B459]=&quot;&quot;;[.C45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table:formula="of:=IF([.B460]=&quot;&quot;;&quot;&quot;;[.C460])">
            <text:p/>
          </table:table-cell>
          <table:table-cell table:style-name="ce3" table:formula="of:=IF([.B460]=&quot;&quot;;[.C46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table:formula="of:=IF([.B461]=&quot;&quot;;&quot;&quot;;[.C461])">
            <text:p/>
          </table:table-cell>
          <table:table-cell table:style-name="ce3" table:formula="of:=IF([.B461]=&quot;&quot;;[.C46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table:formula="of:=IF([.B462]=&quot;&quot;;&quot;&quot;;[.C462])">
            <text:p/>
          </table:table-cell>
          <table:table-cell table:style-name="ce3" table:formula="of:=IF([.B462]=&quot;&quot;;[.C46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table:formula="of:=IF([.B463]=&quot;&quot;;&quot;&quot;;[.C463])">
            <text:p/>
          </table:table-cell>
          <table:table-cell table:style-name="ce3" table:formula="of:=IF([.B463]=&quot;&quot;;[.C46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table:formula="of:=IF([.B464]=&quot;&quot;;&quot;&quot;;[.C464])">
            <text:p/>
          </table:table-cell>
          <table:table-cell table:style-name="ce3" table:formula="of:=IF([.B464]=&quot;&quot;;[.C46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table:formula="of:=IF([.B465]=&quot;&quot;;&quot;&quot;;[.C465])">
            <text:p/>
          </table:table-cell>
          <table:table-cell table:style-name="ce3" table:formula="of:=IF([.B465]=&quot;&quot;;[.C46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table:formula="of:=IF([.B466]=&quot;&quot;;&quot;&quot;;[.C466])">
            <text:p/>
          </table:table-cell>
          <table:table-cell table:style-name="ce3" table:formula="of:=IF([.B466]=&quot;&quot;;[.C46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table:formula="of:=IF([.B467]=&quot;&quot;;&quot;&quot;;[.C467])">
            <text:p/>
          </table:table-cell>
          <table:table-cell table:style-name="ce3" table:formula="of:=IF([.B467]=&quot;&quot;;[.C46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table:formula="of:=IF([.B468]=&quot;&quot;;&quot;&quot;;[.C468])">
            <text:p/>
          </table:table-cell>
          <table:table-cell table:style-name="ce3" table:formula="of:=IF([.B468]=&quot;&quot;;[.C46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formula="of:=IF([.B469]=&quot;&quot;;&quot;&quot;;[.C469])">
            <text:p/>
          </table:table-cell>
          <table:table-cell table:style-name="ce3" table:formula="of:=IF([.B469]=&quot;&quot;;[.C46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table:formula="of:=IF([.B470]=&quot;&quot;;&quot;&quot;;[.C470])">
            <text:p/>
          </table:table-cell>
          <table:table-cell table:style-name="ce3" table:formula="of:=IF([.B470]=&quot;&quot;;[.C47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table:formula="of:=IF([.B471]=&quot;&quot;;&quot;&quot;;[.C471])">
            <text:p/>
          </table:table-cell>
          <table:table-cell table:style-name="ce3" table:formula="of:=IF([.B471]=&quot;&quot;;[.C47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table:formula="of:=IF([.B472]=&quot;&quot;;&quot;&quot;;[.C472])">
            <text:p/>
          </table:table-cell>
          <table:table-cell table:style-name="ce3" table:formula="of:=IF([.B472]=&quot;&quot;;[.C47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table:formula="of:=IF([.B473]=&quot;&quot;;&quot;&quot;;[.C473])">
            <text:p/>
          </table:table-cell>
          <table:table-cell table:style-name="ce3" table:formula="of:=IF([.B473]=&quot;&quot;;[.C47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table:formula="of:=IF([.B474]=&quot;&quot;;&quot;&quot;;[.C474])">
            <text:p/>
          </table:table-cell>
          <table:table-cell table:style-name="ce3" table:formula="of:=IF([.B474]=&quot;&quot;;[.C47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table:formula="of:=IF([.B475]=&quot;&quot;;&quot;&quot;;[.C475])">
            <text:p/>
          </table:table-cell>
          <table:table-cell table:style-name="ce3" table:formula="of:=IF([.B475]=&quot;&quot;;[.C47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table:formula="of:=IF([.B476]=&quot;&quot;;&quot;&quot;;[.C476])">
            <text:p/>
          </table:table-cell>
          <table:table-cell table:style-name="ce3" table:formula="of:=IF([.B476]=&quot;&quot;;[.C47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table:formula="of:=IF([.B477]=&quot;&quot;;&quot;&quot;;[.C477])">
            <text:p/>
          </table:table-cell>
          <table:table-cell table:style-name="ce3" table:formula="of:=IF([.B477]=&quot;&quot;;[.C47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table:formula="of:=IF([.B478]=&quot;&quot;;&quot;&quot;;[.C478])">
            <text:p/>
          </table:table-cell>
          <table:table-cell table:style-name="ce3" table:formula="of:=IF([.B478]=&quot;&quot;;[.C47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table:formula="of:=IF([.B479]=&quot;&quot;;&quot;&quot;;[.C479])">
            <text:p/>
          </table:table-cell>
          <table:table-cell table:style-name="ce3" table:formula="of:=IF([.B479]=&quot;&quot;;[.C47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table:formula="of:=IF([.B480]=&quot;&quot;;&quot;&quot;;[.C480])">
            <text:p/>
          </table:table-cell>
          <table:table-cell table:style-name="ce3" table:formula="of:=IF([.B480]=&quot;&quot;;[.C48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table:formula="of:=IF([.B481]=&quot;&quot;;&quot;&quot;;[.C481])">
            <text:p/>
          </table:table-cell>
          <table:table-cell table:style-name="ce3" table:formula="of:=IF([.B481]=&quot;&quot;;[.C48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table:formula="of:=IF([.B482]=&quot;&quot;;&quot;&quot;;[.C482])">
            <text:p/>
          </table:table-cell>
          <table:table-cell table:style-name="ce3" table:formula="of:=IF([.B482]=&quot;&quot;;[.C48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table:formula="of:=IF([.B483]=&quot;&quot;;&quot;&quot;;[.C483])">
            <text:p/>
          </table:table-cell>
          <table:table-cell table:style-name="ce3" table:formula="of:=IF([.B483]=&quot;&quot;;[.C48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table:formula="of:=IF([.B484]=&quot;&quot;;&quot;&quot;;[.C484])">
            <text:p/>
          </table:table-cell>
          <table:table-cell table:style-name="ce3" table:formula="of:=IF([.B484]=&quot;&quot;;[.C48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table:formula="of:=IF([.B485]=&quot;&quot;;&quot;&quot;;[.C485])">
            <text:p/>
          </table:table-cell>
          <table:table-cell table:style-name="ce3" table:formula="of:=IF([.B485]=&quot;&quot;;[.C48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table:formula="of:=IF([.B486]=&quot;&quot;;&quot;&quot;;[.C486])">
            <text:p/>
          </table:table-cell>
          <table:table-cell table:style-name="ce3" table:formula="of:=IF([.B486]=&quot;&quot;;[.C48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table:formula="of:=IF([.B487]=&quot;&quot;;&quot;&quot;;[.C487])">
            <text:p/>
          </table:table-cell>
          <table:table-cell table:style-name="ce3" table:formula="of:=IF([.B487]=&quot;&quot;;[.C48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table:formula="of:=IF([.B488]=&quot;&quot;;&quot;&quot;;[.C488])">
            <text:p/>
          </table:table-cell>
          <table:table-cell table:style-name="ce3" table:formula="of:=IF([.B488]=&quot;&quot;;[.C48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formula="of:=IF([.B489]=&quot;&quot;;&quot;&quot;;[.C489])">
            <text:p/>
          </table:table-cell>
          <table:table-cell table:style-name="ce3" table:formula="of:=IF([.B489]=&quot;&quot;;[.C48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table:formula="of:=IF([.B490]=&quot;&quot;;&quot;&quot;;[.C490])">
            <text:p/>
          </table:table-cell>
          <table:table-cell table:style-name="ce3" table:formula="of:=IF([.B490]=&quot;&quot;;[.C49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table:formula="of:=IF([.B491]=&quot;&quot;;&quot;&quot;;[.C491])">
            <text:p/>
          </table:table-cell>
          <table:table-cell table:style-name="ce3" table:formula="of:=IF([.B491]=&quot;&quot;;[.C49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table:formula="of:=IF([.B492]=&quot;&quot;;&quot;&quot;;[.C492])">
            <text:p/>
          </table:table-cell>
          <table:table-cell table:style-name="ce3" table:formula="of:=IF([.B492]=&quot;&quot;;[.C49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table:formula="of:=IF([.B493]=&quot;&quot;;&quot;&quot;;[.C493])">
            <text:p/>
          </table:table-cell>
          <table:table-cell table:style-name="ce3" table:formula="of:=IF([.B493]=&quot;&quot;;[.C49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table:formula="of:=IF([.B494]=&quot;&quot;;&quot;&quot;;[.C494])">
            <text:p/>
          </table:table-cell>
          <table:table-cell table:style-name="ce3" table:formula="of:=IF([.B494]=&quot;&quot;;[.C49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table:formula="of:=IF([.B495]=&quot;&quot;;&quot;&quot;;[.C495])">
            <text:p/>
          </table:table-cell>
          <table:table-cell table:style-name="ce3" table:formula="of:=IF([.B495]=&quot;&quot;;[.C49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table:formula="of:=IF([.B496]=&quot;&quot;;&quot;&quot;;[.C496])">
            <text:p/>
          </table:table-cell>
          <table:table-cell table:style-name="ce3" table:formula="of:=IF([.B496]=&quot;&quot;;[.C49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table:formula="of:=IF([.B497]=&quot;&quot;;&quot;&quot;;[.C497])">
            <text:p/>
          </table:table-cell>
          <table:table-cell table:style-name="ce3" table:formula="of:=IF([.B497]=&quot;&quot;;[.C49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table:formula="of:=IF([.B498]=&quot;&quot;;&quot;&quot;;[.C498])">
            <text:p/>
          </table:table-cell>
          <table:table-cell table:style-name="ce3" table:formula="of:=IF([.B498]=&quot;&quot;;[.C49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table:formula="of:=IF([.B499]=&quot;&quot;;&quot;&quot;;[.C499])">
            <text:p/>
          </table:table-cell>
          <table:table-cell table:style-name="ce3" table:formula="of:=IF([.B499]=&quot;&quot;;[.C49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table:formula="of:=IF([.B500]=&quot;&quot;;&quot;&quot;;[.C500])">
            <text:p/>
          </table:table-cell>
          <table:table-cell table:style-name="ce3" table:formula="of:=IF([.B500]=&quot;&quot;;[.C50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table:formula="of:=IF([.B501]=&quot;&quot;;&quot;&quot;;[.C501])">
            <text:p/>
          </table:table-cell>
          <table:table-cell table:style-name="ce3" table:formula="of:=IF([.B501]=&quot;&quot;;[.C50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table:formula="of:=IF([.B502]=&quot;&quot;;&quot;&quot;;[.C502])">
            <text:p/>
          </table:table-cell>
          <table:table-cell table:style-name="ce3" table:formula="of:=IF([.B502]=&quot;&quot;;[.C50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table:formula="of:=IF([.B503]=&quot;&quot;;&quot;&quot;;[.C503])">
            <text:p/>
          </table:table-cell>
          <table:table-cell table:style-name="ce3" table:formula="of:=IF([.B503]=&quot;&quot;;[.C50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table:formula="of:=IF([.B504]=&quot;&quot;;&quot;&quot;;[.C504])">
            <text:p/>
          </table:table-cell>
          <table:table-cell table:style-name="ce3" table:formula="of:=IF([.B504]=&quot;&quot;;[.C50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table:formula="of:=IF([.B505]=&quot;&quot;;&quot;&quot;;[.C505])">
            <text:p/>
          </table:table-cell>
          <table:table-cell table:style-name="ce3" table:formula="of:=IF([.B505]=&quot;&quot;;[.C50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table:formula="of:=IF([.B506]=&quot;&quot;;&quot;&quot;;[.C506])">
            <text:p/>
          </table:table-cell>
          <table:table-cell table:style-name="ce3" table:formula="of:=IF([.B506]=&quot;&quot;;[.C50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table:formula="of:=IF([.B507]=&quot;&quot;;&quot;&quot;;[.C507])">
            <text:p/>
          </table:table-cell>
          <table:table-cell table:style-name="ce3" table:formula="of:=IF([.B507]=&quot;&quot;;[.C50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table:formula="of:=IF([.B508]=&quot;&quot;;&quot;&quot;;[.C508])">
            <text:p/>
          </table:table-cell>
          <table:table-cell table:style-name="ce3" table:formula="of:=IF([.B508]=&quot;&quot;;[.C50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table:formula="of:=IF([.B509]=&quot;&quot;;&quot;&quot;;[.C509])">
            <text:p/>
          </table:table-cell>
          <table:table-cell table:style-name="ce3" table:formula="of:=IF([.B509]=&quot;&quot;;[.C50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table:formula="of:=IF([.B510]=&quot;&quot;;&quot;&quot;;[.C510])">
            <text:p/>
          </table:table-cell>
          <table:table-cell table:style-name="ce3" table:formula="of:=IF([.B510]=&quot;&quot;;[.C51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table:formula="of:=IF([.B511]=&quot;&quot;;&quot;&quot;;[.C511])">
            <text:p/>
          </table:table-cell>
          <table:table-cell table:style-name="ce3" table:formula="of:=IF([.B511]=&quot;&quot;;[.C51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table:formula="of:=IF([.B512]=&quot;&quot;;&quot;&quot;;[.C512])">
            <text:p/>
          </table:table-cell>
          <table:table-cell table:style-name="ce3" table:formula="of:=IF([.B512]=&quot;&quot;;[.C51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table:formula="of:=IF([.B513]=&quot;&quot;;&quot;&quot;;[.C513])">
            <text:p/>
          </table:table-cell>
          <table:table-cell table:style-name="ce3" table:formula="of:=IF([.B513]=&quot;&quot;;[.C51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table:formula="of:=IF([.B514]=&quot;&quot;;&quot;&quot;;[.C514])">
            <text:p/>
          </table:table-cell>
          <table:table-cell table:style-name="ce3" table:formula="of:=IF([.B514]=&quot;&quot;;[.C51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table:formula="of:=IF([.B515]=&quot;&quot;;&quot;&quot;;[.C515])">
            <text:p/>
          </table:table-cell>
          <table:table-cell table:style-name="ce3" table:formula="of:=IF([.B515]=&quot;&quot;;[.C51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table:formula="of:=IF([.B516]=&quot;&quot;;&quot;&quot;;[.C516])">
            <text:p/>
          </table:table-cell>
          <table:table-cell table:style-name="ce3" table:formula="of:=IF([.B516]=&quot;&quot;;[.C51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table:formula="of:=IF([.B517]=&quot;&quot;;&quot;&quot;;[.C517])">
            <text:p/>
          </table:table-cell>
          <table:table-cell table:style-name="ce3" table:formula="of:=IF([.B517]=&quot;&quot;;[.C51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table:formula="of:=IF([.B518]=&quot;&quot;;&quot;&quot;;[.C518])">
            <text:p/>
          </table:table-cell>
          <table:table-cell table:style-name="ce3" table:formula="of:=IF([.B518]=&quot;&quot;;[.C51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table:formula="of:=IF([.B519]=&quot;&quot;;&quot;&quot;;[.C519])">
            <text:p/>
          </table:table-cell>
          <table:table-cell table:style-name="ce3" table:formula="of:=IF([.B519]=&quot;&quot;;[.C51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table:formula="of:=IF([.B520]=&quot;&quot;;&quot;&quot;;[.C520])">
            <text:p/>
          </table:table-cell>
          <table:table-cell table:style-name="ce3" table:formula="of:=IF([.B520]=&quot;&quot;;[.C52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table:formula="of:=IF([.B521]=&quot;&quot;;&quot;&quot;;[.C521])">
            <text:p/>
          </table:table-cell>
          <table:table-cell table:style-name="ce3" table:formula="of:=IF([.B521]=&quot;&quot;;[.C52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table:formula="of:=IF([.B522]=&quot;&quot;;&quot;&quot;;[.C522])">
            <text:p/>
          </table:table-cell>
          <table:table-cell table:style-name="ce3" table:formula="of:=IF([.B522]=&quot;&quot;;[.C52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table:formula="of:=IF([.B523]=&quot;&quot;;&quot;&quot;;[.C523])">
            <text:p/>
          </table:table-cell>
          <table:table-cell table:style-name="ce3" table:formula="of:=IF([.B523]=&quot;&quot;;[.C52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table:formula="of:=IF([.B524]=&quot;&quot;;&quot;&quot;;[.C524])">
            <text:p/>
          </table:table-cell>
          <table:table-cell table:style-name="ce3" table:formula="of:=IF([.B524]=&quot;&quot;;[.C52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table:formula="of:=IF([.B525]=&quot;&quot;;&quot;&quot;;[.C525])">
            <text:p/>
          </table:table-cell>
          <table:table-cell table:style-name="ce3" table:formula="of:=IF([.B525]=&quot;&quot;;[.C52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table:formula="of:=IF([.B526]=&quot;&quot;;&quot;&quot;;[.C526])">
            <text:p/>
          </table:table-cell>
          <table:table-cell table:style-name="ce3" table:formula="of:=IF([.B526]=&quot;&quot;;[.C52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  <table:table-cell table:formula="of:=IF([.B527]=&quot;&quot;;&quot;&quot;;[.C527])">
            <text:p/>
          </table:table-cell>
          <table:table-cell table:style-name="ce3" table:formula="of:=IF([.B527]=&quot;&quot;;[.C52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table:formula="of:=IF([.B528]=&quot;&quot;;&quot;&quot;;[.C528])">
            <text:p/>
          </table:table-cell>
          <table:table-cell table:style-name="ce3" table:formula="of:=IF([.B528]=&quot;&quot;;[.C52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table:formula="of:=IF([.B529]=&quot;&quot;;&quot;&quot;;[.C529])">
            <text:p/>
          </table:table-cell>
          <table:table-cell table:style-name="ce3" table:formula="of:=IF([.B529]=&quot;&quot;;[.C52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table:formula="of:=IF([.B530]=&quot;&quot;;&quot;&quot;;[.C530])">
            <text:p/>
          </table:table-cell>
          <table:table-cell table:style-name="ce3" table:formula="of:=IF([.B530]=&quot;&quot;;[.C53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  <table:table-cell table:formula="of:=IF([.B531]=&quot;&quot;;&quot;&quot;;[.C531])">
            <text:p/>
          </table:table-cell>
          <table:table-cell table:style-name="ce3" table:formula="of:=IF([.B531]=&quot;&quot;;[.C53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  <table:table-cell table:formula="of:=IF([.B532]=&quot;&quot;;&quot;&quot;;[.C532])">
            <text:p/>
          </table:table-cell>
          <table:table-cell table:style-name="ce3" table:formula="of:=IF([.B532]=&quot;&quot;;[.C53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table:formula="of:=IF([.B533]=&quot;&quot;;&quot;&quot;;[.C533])">
            <text:p/>
          </table:table-cell>
          <table:table-cell table:style-name="ce3" table:formula="of:=IF([.B533]=&quot;&quot;;[.C53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table:formula="of:=IF([.B534]=&quot;&quot;;&quot;&quot;;[.C534])">
            <text:p/>
          </table:table-cell>
          <table:table-cell table:style-name="ce3" table:formula="of:=IF([.B534]=&quot;&quot;;[.C53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table:formula="of:=IF([.B535]=&quot;&quot;;&quot;&quot;;[.C535])">
            <text:p/>
          </table:table-cell>
          <table:table-cell table:style-name="ce3" table:formula="of:=IF([.B535]=&quot;&quot;;[.C53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table:formula="of:=IF([.B536]=&quot;&quot;;&quot;&quot;;[.C536])">
            <text:p/>
          </table:table-cell>
          <table:table-cell table:style-name="ce3" table:formula="of:=IF([.B536]=&quot;&quot;;[.C53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table:formula="of:=IF([.B537]=&quot;&quot;;&quot;&quot;;[.C537])">
            <text:p/>
          </table:table-cell>
          <table:table-cell table:style-name="ce3" table:formula="of:=IF([.B537]=&quot;&quot;;[.C53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table:formula="of:=IF([.B538]=&quot;&quot;;&quot;&quot;;[.C538])">
            <text:p/>
          </table:table-cell>
          <table:table-cell table:style-name="ce3" table:formula="of:=IF([.B538]=&quot;&quot;;[.C53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table:formula="of:=IF([.B539]=&quot;&quot;;&quot;&quot;;[.C539])">
            <text:p/>
          </table:table-cell>
          <table:table-cell table:style-name="ce3" table:formula="of:=IF([.B539]=&quot;&quot;;[.C53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table:formula="of:=IF([.B540]=&quot;&quot;;&quot;&quot;;[.C540])">
            <text:p/>
          </table:table-cell>
          <table:table-cell table:style-name="ce3" table:formula="of:=IF([.B540]=&quot;&quot;;[.C54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table:formula="of:=IF([.B541]=&quot;&quot;;&quot;&quot;;[.C541])">
            <text:p/>
          </table:table-cell>
          <table:table-cell table:style-name="ce3" table:formula="of:=IF([.B541]=&quot;&quot;;[.C54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  <table:table-cell table:formula="of:=IF([.B542]=&quot;&quot;;&quot;&quot;;[.C542])">
            <text:p/>
          </table:table-cell>
          <table:table-cell table:style-name="ce3" table:formula="of:=IF([.B542]=&quot;&quot;;[.C54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table:formula="of:=IF([.B543]=&quot;&quot;;&quot;&quot;;[.C543])">
            <text:p/>
          </table:table-cell>
          <table:table-cell table:style-name="ce3" table:formula="of:=IF([.B543]=&quot;&quot;;[.C54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table:formula="of:=IF([.B544]=&quot;&quot;;&quot;&quot;;[.C544])">
            <text:p/>
          </table:table-cell>
          <table:table-cell table:style-name="ce3" table:formula="of:=IF([.B544]=&quot;&quot;;[.C54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table:formula="of:=IF([.B545]=&quot;&quot;;&quot;&quot;;[.C545])">
            <text:p/>
          </table:table-cell>
          <table:table-cell table:style-name="ce3" table:formula="of:=IF([.B545]=&quot;&quot;;[.C54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table:formula="of:=IF([.B546]=&quot;&quot;;&quot;&quot;;[.C546])">
            <text:p/>
          </table:table-cell>
          <table:table-cell table:style-name="ce3" table:formula="of:=IF([.B546]=&quot;&quot;;[.C54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table:formula="of:=IF([.B547]=&quot;&quot;;&quot;&quot;;[.C547])">
            <text:p/>
          </table:table-cell>
          <table:table-cell table:style-name="ce3" table:formula="of:=IF([.B547]=&quot;&quot;;[.C54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  <table:table-cell table:formula="of:=IF([.B548]=&quot;&quot;;&quot;&quot;;[.C548])">
            <text:p/>
          </table:table-cell>
          <table:table-cell table:style-name="ce3" table:formula="of:=IF([.B548]=&quot;&quot;;[.C54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  <table:table-cell table:formula="of:=IF([.B549]=&quot;&quot;;&quot;&quot;;[.C549])">
            <text:p/>
          </table:table-cell>
          <table:table-cell table:style-name="ce3" table:formula="of:=IF([.B549]=&quot;&quot;;[.C54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  <table:table-cell table:formula="of:=IF([.B550]=&quot;&quot;;&quot;&quot;;[.C550])">
            <text:p/>
          </table:table-cell>
          <table:table-cell table:style-name="ce3" table:formula="of:=IF([.B550]=&quot;&quot;;[.C55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table:formula="of:=IF([.B551]=&quot;&quot;;&quot;&quot;;[.C551])">
            <text:p/>
          </table:table-cell>
          <table:table-cell table:style-name="ce3" table:formula="of:=IF([.B551]=&quot;&quot;;[.C55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  <table:table-cell table:formula="of:=IF([.B552]=&quot;&quot;;&quot;&quot;;[.C552])">
            <text:p/>
          </table:table-cell>
          <table:table-cell table:style-name="ce3" table:formula="of:=IF([.B552]=&quot;&quot;;[.C55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table:formula="of:=IF([.B553]=&quot;&quot;;&quot;&quot;;[.C553])">
            <text:p/>
          </table:table-cell>
          <table:table-cell table:style-name="ce3" table:formula="of:=IF([.B553]=&quot;&quot;;[.C55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table:formula="of:=IF([.B554]=&quot;&quot;;&quot;&quot;;[.C554])">
            <text:p/>
          </table:table-cell>
          <table:table-cell table:style-name="ce3" table:formula="of:=IF([.B554]=&quot;&quot;;[.C55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table:formula="of:=IF([.B555]=&quot;&quot;;&quot;&quot;;[.C555])">
            <text:p/>
          </table:table-cell>
          <table:table-cell table:style-name="ce3" table:formula="of:=IF([.B555]=&quot;&quot;;[.C55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  <table:table-cell table:formula="of:=IF([.B556]=&quot;&quot;;&quot;&quot;;[.C556])">
            <text:p/>
          </table:table-cell>
          <table:table-cell table:style-name="ce3" table:formula="of:=IF([.B556]=&quot;&quot;;[.C55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table:formula="of:=IF([.B557]=&quot;&quot;;&quot;&quot;;[.C557])">
            <text:p/>
          </table:table-cell>
          <table:table-cell table:style-name="ce3" table:formula="of:=IF([.B557]=&quot;&quot;;[.C55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table:formula="of:=IF([.B558]=&quot;&quot;;&quot;&quot;;[.C558])">
            <text:p/>
          </table:table-cell>
          <table:table-cell table:style-name="ce3" table:formula="of:=IF([.B558]=&quot;&quot;;[.C55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table:formula="of:=IF([.B559]=&quot;&quot;;&quot;&quot;;[.C559])">
            <text:p/>
          </table:table-cell>
          <table:table-cell table:style-name="ce3" table:formula="of:=IF([.B559]=&quot;&quot;;[.C55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table:formula="of:=IF([.B560]=&quot;&quot;;&quot;&quot;;[.C560])">
            <text:p/>
          </table:table-cell>
          <table:table-cell table:style-name="ce3" table:formula="of:=IF([.B560]=&quot;&quot;;[.C56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table:formula="of:=IF([.B561]=&quot;&quot;;&quot;&quot;;[.C561])">
            <text:p/>
          </table:table-cell>
          <table:table-cell table:style-name="ce3" table:formula="of:=IF([.B561]=&quot;&quot;;[.C56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table:formula="of:=IF([.B562]=&quot;&quot;;&quot;&quot;;[.C562])">
            <text:p/>
          </table:table-cell>
          <table:table-cell table:style-name="ce3" table:formula="of:=IF([.B562]=&quot;&quot;;[.C56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table:formula="of:=IF([.B563]=&quot;&quot;;&quot;&quot;;[.C563])">
            <text:p/>
          </table:table-cell>
          <table:table-cell table:style-name="ce3" table:formula="of:=IF([.B563]=&quot;&quot;;[.C56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table:formula="of:=IF([.B564]=&quot;&quot;;&quot;&quot;;[.C564])">
            <text:p/>
          </table:table-cell>
          <table:table-cell table:style-name="ce3" table:formula="of:=IF([.B564]=&quot;&quot;;[.C56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  <table:table-cell table:formula="of:=IF([.B565]=&quot;&quot;;&quot;&quot;;[.C565])">
            <text:p/>
          </table:table-cell>
          <table:table-cell table:style-name="ce3" table:formula="of:=IF([.B565]=&quot;&quot;;[.C56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table:formula="of:=IF([.B566]=&quot;&quot;;&quot;&quot;;[.C566])">
            <text:p/>
          </table:table-cell>
          <table:table-cell table:style-name="ce3" table:formula="of:=IF([.B566]=&quot;&quot;;[.C56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table:formula="of:=IF([.B567]=&quot;&quot;;&quot;&quot;;[.C567])">
            <text:p/>
          </table:table-cell>
          <table:table-cell table:style-name="ce3" table:formula="of:=IF([.B567]=&quot;&quot;;[.C56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table:formula="of:=IF([.B568]=&quot;&quot;;&quot;&quot;;[.C568])">
            <text:p/>
          </table:table-cell>
          <table:table-cell table:style-name="ce3" table:formula="of:=IF([.B568]=&quot;&quot;;[.C56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table:formula="of:=IF([.B569]=&quot;&quot;;&quot;&quot;;[.C569])">
            <text:p/>
          </table:table-cell>
          <table:table-cell table:style-name="ce3" table:formula="of:=IF([.B569]=&quot;&quot;;[.C56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  <table:table-cell table:formula="of:=IF([.B570]=&quot;&quot;;&quot;&quot;;[.C570])">
            <text:p/>
          </table:table-cell>
          <table:table-cell table:style-name="ce3" table:formula="of:=IF([.B570]=&quot;&quot;;[.C57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  <table:table-cell table:formula="of:=IF([.B571]=&quot;&quot;;&quot;&quot;;[.C571])">
            <text:p/>
          </table:table-cell>
          <table:table-cell table:style-name="ce3" table:formula="of:=IF([.B571]=&quot;&quot;;[.C57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  <table:table-cell table:formula="of:=IF([.B572]=&quot;&quot;;&quot;&quot;;[.C572])">
            <text:p/>
          </table:table-cell>
          <table:table-cell table:style-name="ce3" table:formula="of:=IF([.B572]=&quot;&quot;;[.C57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  <table:table-cell table:formula="of:=IF([.B573]=&quot;&quot;;&quot;&quot;;[.C573])">
            <text:p/>
          </table:table-cell>
          <table:table-cell table:style-name="ce3" table:formula="of:=IF([.B573]=&quot;&quot;;[.C57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  <table:table-cell table:formula="of:=IF([.B574]=&quot;&quot;;&quot;&quot;;[.C574])">
            <text:p/>
          </table:table-cell>
          <table:table-cell table:style-name="ce3" table:formula="of:=IF([.B574]=&quot;&quot;;[.C57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  <table:table-cell table:formula="of:=IF([.B575]=&quot;&quot;;&quot;&quot;;[.C575])">
            <text:p/>
          </table:table-cell>
          <table:table-cell table:style-name="ce3" table:formula="of:=IF([.B575]=&quot;&quot;;[.C57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  <table:table-cell table:formula="of:=IF([.B576]=&quot;&quot;;&quot;&quot;;[.C576])">
            <text:p/>
          </table:table-cell>
          <table:table-cell table:style-name="ce3" table:formula="of:=IF([.B576]=&quot;&quot;;[.C57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  <table:table-cell table:formula="of:=IF([.B577]=&quot;&quot;;&quot;&quot;;[.C577])">
            <text:p/>
          </table:table-cell>
          <table:table-cell table:style-name="ce3" table:formula="of:=IF([.B577]=&quot;&quot;;[.C57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  <table:table-cell table:formula="of:=IF([.B578]=&quot;&quot;;&quot;&quot;;[.C578])">
            <text:p/>
          </table:table-cell>
          <table:table-cell table:style-name="ce3" table:formula="of:=IF([.B578]=&quot;&quot;;[.C57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  <table:table-cell table:formula="of:=IF([.B579]=&quot;&quot;;&quot;&quot;;[.C579])">
            <text:p/>
          </table:table-cell>
          <table:table-cell table:style-name="ce3" table:formula="of:=IF([.B579]=&quot;&quot;;[.C57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  <table:table-cell table:formula="of:=IF([.B580]=&quot;&quot;;&quot;&quot;;[.C580])">
            <text:p/>
          </table:table-cell>
          <table:table-cell table:style-name="ce3" table:formula="of:=IF([.B580]=&quot;&quot;;[.C58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  <table:table-cell table:formula="of:=IF([.B581]=&quot;&quot;;&quot;&quot;;[.C581])">
            <text:p/>
          </table:table-cell>
          <table:table-cell table:style-name="ce3" table:formula="of:=IF([.B581]=&quot;&quot;;[.C58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  <table:table-cell table:formula="of:=IF([.B582]=&quot;&quot;;&quot;&quot;;[.C582])">
            <text:p/>
          </table:table-cell>
          <table:table-cell table:style-name="ce3" table:formula="of:=IF([.B582]=&quot;&quot;;[.C58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  <table:table-cell table:formula="of:=IF([.B583]=&quot;&quot;;&quot;&quot;;[.C583])">
            <text:p/>
          </table:table-cell>
          <table:table-cell table:style-name="ce3" table:formula="of:=IF([.B583]=&quot;&quot;;[.C58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  <table:table-cell table:formula="of:=IF([.B584]=&quot;&quot;;&quot;&quot;;[.C584])">
            <text:p/>
          </table:table-cell>
          <table:table-cell table:style-name="ce3" table:formula="of:=IF([.B584]=&quot;&quot;;[.C58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  <table:table-cell table:formula="of:=IF([.B585]=&quot;&quot;;&quot;&quot;;[.C585])">
            <text:p/>
          </table:table-cell>
          <table:table-cell table:style-name="ce3" table:formula="of:=IF([.B585]=&quot;&quot;;[.C58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  <table:table-cell table:formula="of:=IF([.B586]=&quot;&quot;;&quot;&quot;;[.C586])">
            <text:p/>
          </table:table-cell>
          <table:table-cell table:style-name="ce3" table:formula="of:=IF([.B586]=&quot;&quot;;[.C58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  <table:table-cell table:formula="of:=IF([.B587]=&quot;&quot;;&quot;&quot;;[.C587])">
            <text:p/>
          </table:table-cell>
          <table:table-cell table:style-name="ce3" table:formula="of:=IF([.B587]=&quot;&quot;;[.C58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table:formula="of:=IF([.B588]=&quot;&quot;;&quot;&quot;;[.C588])">
            <text:p/>
          </table:table-cell>
          <table:table-cell table:style-name="ce3" table:formula="of:=IF([.B588]=&quot;&quot;;[.C58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table:formula="of:=IF([.B589]=&quot;&quot;;&quot;&quot;;[.C589])">
            <text:p/>
          </table:table-cell>
          <table:table-cell table:style-name="ce3" table:formula="of:=IF([.B589]=&quot;&quot;;[.C58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table:formula="of:=IF([.B590]=&quot;&quot;;&quot;&quot;;[.C590])">
            <text:p/>
          </table:table-cell>
          <table:table-cell table:style-name="ce3" table:formula="of:=IF([.B590]=&quot;&quot;;[.C59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table:formula="of:=IF([.B591]=&quot;&quot;;&quot;&quot;;[.C591])">
            <text:p/>
          </table:table-cell>
          <table:table-cell table:style-name="ce3" table:formula="of:=IF([.B591]=&quot;&quot;;[.C59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table:formula="of:=IF([.B592]=&quot;&quot;;&quot;&quot;;[.C592])">
            <text:p/>
          </table:table-cell>
          <table:table-cell table:style-name="ce3" table:formula="of:=IF([.B592]=&quot;&quot;;[.C59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table:formula="of:=IF([.B593]=&quot;&quot;;&quot;&quot;;[.C593])">
            <text:p/>
          </table:table-cell>
          <table:table-cell table:style-name="ce3" table:formula="of:=IF([.B593]=&quot;&quot;;[.C59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table:formula="of:=IF([.B594]=&quot;&quot;;&quot;&quot;;[.C594])">
            <text:p/>
          </table:table-cell>
          <table:table-cell table:style-name="ce3" table:formula="of:=IF([.B594]=&quot;&quot;;[.C59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table:formula="of:=IF([.B595]=&quot;&quot;;&quot;&quot;;[.C595])">
            <text:p/>
          </table:table-cell>
          <table:table-cell table:style-name="ce3" table:formula="of:=IF([.B595]=&quot;&quot;;[.C59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table:formula="of:=IF([.B596]=&quot;&quot;;&quot;&quot;;[.C596])">
            <text:p/>
          </table:table-cell>
          <table:table-cell table:style-name="ce3" table:formula="of:=IF([.B596]=&quot;&quot;;[.C59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table:formula="of:=IF([.B597]=&quot;&quot;;&quot;&quot;;[.C597])">
            <text:p/>
          </table:table-cell>
          <table:table-cell table:style-name="ce3" table:formula="of:=IF([.B597]=&quot;&quot;;[.C59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table:formula="of:=IF([.B598]=&quot;&quot;;&quot;&quot;;[.C598])">
            <text:p/>
          </table:table-cell>
          <table:table-cell table:style-name="ce3" table:formula="of:=IF([.B598]=&quot;&quot;;[.C59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table:formula="of:=IF([.B599]=&quot;&quot;;&quot;&quot;;[.C599])">
            <text:p/>
          </table:table-cell>
          <table:table-cell table:style-name="ce3" table:formula="of:=IF([.B599]=&quot;&quot;;[.C59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table:formula="of:=IF([.B600]=&quot;&quot;;&quot;&quot;;[.C600])">
            <text:p/>
          </table:table-cell>
          <table:table-cell table:style-name="ce3" table:formula="of:=IF([.B600]=&quot;&quot;;[.C60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table:formula="of:=IF([.B601]=&quot;&quot;;&quot;&quot;;[.C601])">
            <text:p/>
          </table:table-cell>
          <table:table-cell table:style-name="ce3" table:formula="of:=IF([.B601]=&quot;&quot;;[.C60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table:formula="of:=IF([.B602]=&quot;&quot;;&quot;&quot;;[.C602])">
            <text:p/>
          </table:table-cell>
          <table:table-cell table:style-name="ce3" table:formula="of:=IF([.B602]=&quot;&quot;;[.C60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table:formula="of:=IF([.B603]=&quot;&quot;;&quot;&quot;;[.C603])">
            <text:p/>
          </table:table-cell>
          <table:table-cell table:style-name="ce3" table:formula="of:=IF([.B603]=&quot;&quot;;[.C60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table:formula="of:=IF([.B604]=&quot;&quot;;&quot;&quot;;[.C604])">
            <text:p/>
          </table:table-cell>
          <table:table-cell table:style-name="ce3" table:formula="of:=IF([.B604]=&quot;&quot;;[.C60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table:formula="of:=IF([.B605]=&quot;&quot;;&quot;&quot;;[.C605])">
            <text:p/>
          </table:table-cell>
          <table:table-cell table:style-name="ce3" table:formula="of:=IF([.B605]=&quot;&quot;;[.C60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  <table:table-cell table:formula="of:=IF([.B606]=&quot;&quot;;&quot;&quot;;[.C606])">
            <text:p/>
          </table:table-cell>
          <table:table-cell table:style-name="ce3" table:formula="of:=IF([.B606]=&quot;&quot;;[.C60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table:formula="of:=IF([.B607]=&quot;&quot;;&quot;&quot;;[.C607])">
            <text:p/>
          </table:table-cell>
          <table:table-cell table:style-name="ce3" table:formula="of:=IF([.B607]=&quot;&quot;;[.C60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table:formula="of:=IF([.B608]=&quot;&quot;;&quot;&quot;;[.C608])">
            <text:p/>
          </table:table-cell>
          <table:table-cell table:style-name="ce3" table:formula="of:=IF([.B608]=&quot;&quot;;[.C60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table:formula="of:=IF([.B609]=&quot;&quot;;&quot;&quot;;[.C609])">
            <text:p/>
          </table:table-cell>
          <table:table-cell table:style-name="ce3" table:formula="of:=IF([.B609]=&quot;&quot;;[.C60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  <table:table-cell table:formula="of:=IF([.B610]=&quot;&quot;;&quot;&quot;;[.C610])">
            <text:p/>
          </table:table-cell>
          <table:table-cell table:style-name="ce3" table:formula="of:=IF([.B610]=&quot;&quot;;[.C61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  <table:table-cell table:formula="of:=IF([.B611]=&quot;&quot;;&quot;&quot;;[.C611])">
            <text:p/>
          </table:table-cell>
          <table:table-cell table:style-name="ce3" table:formula="of:=IF([.B611]=&quot;&quot;;[.C61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table:formula="of:=IF([.B612]=&quot;&quot;;&quot;&quot;;[.C612])">
            <text:p/>
          </table:table-cell>
          <table:table-cell table:style-name="ce3" table:formula="of:=IF([.B612]=&quot;&quot;;[.C61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  <table:table-cell table:formula="of:=IF([.B613]=&quot;&quot;;&quot;&quot;;[.C613])">
            <text:p/>
          </table:table-cell>
          <table:table-cell table:style-name="ce3" table:formula="of:=IF([.B613]=&quot;&quot;;[.C61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table:formula="of:=IF([.B614]=&quot;&quot;;&quot;&quot;;[.C614])">
            <text:p/>
          </table:table-cell>
          <table:table-cell table:style-name="ce3" table:formula="of:=IF([.B614]=&quot;&quot;;[.C61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  <table:table-cell table:formula="of:=IF([.B615]=&quot;&quot;;&quot;&quot;;[.C615])">
            <text:p/>
          </table:table-cell>
          <table:table-cell table:style-name="ce3" table:formula="of:=IF([.B615]=&quot;&quot;;[.C61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  <table:table-cell table:formula="of:=IF([.B616]=&quot;&quot;;&quot;&quot;;[.C616])">
            <text:p/>
          </table:table-cell>
          <table:table-cell table:style-name="ce3" table:formula="of:=IF([.B616]=&quot;&quot;;[.C61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  <table:table-cell table:formula="of:=IF([.B617]=&quot;&quot;;&quot;&quot;;[.C617])">
            <text:p/>
          </table:table-cell>
          <table:table-cell table:style-name="ce3" table:formula="of:=IF([.B617]=&quot;&quot;;[.C61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  <table:table-cell table:formula="of:=IF([.B618]=&quot;&quot;;&quot;&quot;;[.C618])">
            <text:p/>
          </table:table-cell>
          <table:table-cell table:style-name="ce3" table:formula="of:=IF([.B618]=&quot;&quot;;[.C61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table:formula="of:=IF([.B619]=&quot;&quot;;&quot;&quot;;[.C619])">
            <text:p/>
          </table:table-cell>
          <table:table-cell table:style-name="ce3" table:formula="of:=IF([.B619]=&quot;&quot;;[.C619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table:formula="of:=IF([.B620]=&quot;&quot;;&quot;&quot;;[.C620])">
            <text:p/>
          </table:table-cell>
          <table:table-cell table:style-name="ce3" table:formula="of:=IF([.B620]=&quot;&quot;;[.C620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table:formula="of:=IF([.B621]=&quot;&quot;;&quot;&quot;;[.C621])">
            <text:p/>
          </table:table-cell>
          <table:table-cell table:style-name="ce3" table:formula="of:=IF([.B621]=&quot;&quot;;[.C621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table:formula="of:=IF([.B622]=&quot;&quot;;&quot;&quot;;[.C622])">
            <text:p/>
          </table:table-cell>
          <table:table-cell table:style-name="ce3" table:formula="of:=IF([.B622]=&quot;&quot;;[.C622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table:formula="of:=IF([.B623]=&quot;&quot;;&quot;&quot;;[.C623])">
            <text:p/>
          </table:table-cell>
          <table:table-cell table:style-name="ce3" table:formula="of:=IF([.B623]=&quot;&quot;;[.C623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table:formula="of:=IF([.B624]=&quot;&quot;;&quot;&quot;;[.C624])">
            <text:p/>
          </table:table-cell>
          <table:table-cell table:style-name="ce3" table:formula="of:=IF([.B624]=&quot;&quot;;[.C624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  <table:table-cell table:formula="of:=IF([.B625]=&quot;&quot;;&quot;&quot;;[.C625])">
            <text:p/>
          </table:table-cell>
          <table:table-cell table:style-name="ce3" table:formula="of:=IF([.B625]=&quot;&quot;;[.C625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table:formula="of:=IF([.B626]=&quot;&quot;;&quot;&quot;;[.C626])">
            <text:p/>
          </table:table-cell>
          <table:table-cell table:style-name="ce3" table:formula="of:=IF([.B626]=&quot;&quot;;[.C626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table:formula="of:=IF([.B627]=&quot;&quot;;&quot;&quot;;[.C627])">
            <text:p/>
          </table:table-cell>
          <table:table-cell table:style-name="ce3" table:formula="of:=IF([.B627]=&quot;&quot;;[.C627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table:formula="of:=IF([.B628]=&quot;&quot;;&quot;&quot;;[.C628])">
            <text:p/>
          </table:table-cell>
          <table:table-cell table:style-name="ce3" table:formula="of:=IF([.B628]=&quot;&quot;;[.C628];&quot;&quot;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79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Planilha1.C354:Planilha1.H4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1:06:02.988000000</meta:creation-date>
    <dc:date>2023-05-27T18:34:01.138000000</dc:date>
    <meta:editing-duration>PT11H12M12S</meta:editing-duration>
    <meta:editing-cycles>15</meta:editing-cycles>
    <meta:generator>LibreOffice/7.5.2.2$Windows_X86_64 LibreOffice_project/53bb9681a964705cf672590721dbc85eb4d0c3a2</meta:generator>
    <meta:document-statistic meta:table-count="1" meta:cell-count="3696" meta:object-count="0"/>
  </office:meta>
</office:document-meta>
</file>